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9575in"/>
    </style:style>
    <style:style style:name="co3" style:family="table-column">
      <style:table-column-properties fo:break-before="auto" style:column-width="1.0862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1.364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[6]_0.5" table:style-name="ta1">
        <table:shapes>
          <draw:frame draw:z-index="0" draw:style-name="gr1" draw:text-style-name="P1" svg:width="6.3016in" svg:height="3.5453in" svg:x="9.7815in" svg:y="83.8795in">
            <draw:object draw:notify-on-update-of-ranges="'[6]_0.5'.A1:'[6]_0.5'.A1 '[6]_0.5'.A2:'[6]_0.5'.A501 '[6]_0.5'.D1:'[6]_0.5'.D1 '[6]_0.5'.D2:'[6]_0.5'.D501 '[6]_0.5'.A1:'[6]_0.5'.A1 '[6]_0.5'.A2:'[6]_0.5'.A501 '[6]_0.5'.E1:'[6]_0.5'.E1 '[6]_0.5'.E2:'[6]_0.5'.E501 '[6]_0.5'.A1:'[6]_0.5'.A1 '[6]_0.5'.A2:'[6]_0.5'.A501 '[6]_0.5'.F1:'[6]_0.5'.F1 '[6]_0.5'.F2:'[6]_0.5'.F5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Game</text:p>
          </table:table-cell>
          <table:table-cell office:value-type="string" calcext:value-type="string">
            <text:p><text:s/>Training Size</text:p>
          </table:table-cell>
          <table:table-cell office:value-type="string" calcext:value-type="string">
            <text:p><text:s/>Validation Size</text:p>
          </table:table-cell>
          <table:table-cell office:value-type="string" calcext:value-type="string">
            <text:p><text:s/>Min Error</text:p>
          </table:table-cell>
          <table:table-cell office:value-type="string" calcext:value-type="string">
            <text:p><text:s/>Mean Error</text:p>
          </table:table-cell>
          <table:table-cell office:value-type="string" calcext:value-type="string">
            <text:p><text:s/>Max 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0.0817897211032982" calcext:value-type="float">
            <text:p>0.081789721103298</text:p>
          </table:table-cell>
          <table:table-cell office:value-type="float" office:value="0.248316466678983" calcext:value-type="float">
            <text:p>0.248316466678983</text:p>
          </table:table-cell>
          <table:table-cell office:value-type="float" office:value="0.587346410829249" calcext:value-type="float">
            <text:p>0.5873464108292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0.0897732282009683" calcext:value-type="float">
            <text:p>0.089773228200968</text:p>
          </table:table-cell>
          <table:table-cell office:value-type="float" office:value="0.227447093299933" calcext:value-type="float">
            <text:p>0.227447093299933</text:p>
          </table:table-cell>
          <table:table-cell office:value-type="float" office:value="0.656766585016147" calcext:value-type="float">
            <text:p>0.6567665850161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0.220606859606078" calcext:value-type="float">
            <text:p>0.220606859606078</text:p>
          </table:table-cell>
          <table:table-cell office:value-type="float" office:value="0.318421311054314" calcext:value-type="float">
            <text:p>0.318421311054314</text:p>
          </table:table-cell>
          <table:table-cell office:value-type="float" office:value="0.370450639136713" calcext:value-type="float">
            <text:p>0.3704506391367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float" office:value="0.172695119737511" calcext:value-type="float">
            <text:p>0.172695119737511</text:p>
          </table:table-cell>
          <table:table-cell office:value-type="float" office:value="0.254111150794196" calcext:value-type="float">
            <text:p>0.254111150794196</text:p>
          </table:table-cell>
          <table:table-cell office:value-type="float" office:value="0.490633102890418" calcext:value-type="float">
            <text:p>0.4906331028904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office:value-type="float" office:value="27" calcext:value-type="float">
            <text:p>27</text:p>
          </table:table-cell>
          <table:table-cell office:value-type="float" office:value="0.150996986275925" calcext:value-type="float">
            <text:p>0.150996986275925</text:p>
          </table:table-cell>
          <table:table-cell office:value-type="float" office:value="0.253627930051149" calcext:value-type="float">
            <text:p>0.253627930051149</text:p>
          </table:table-cell>
          <table:table-cell office:value-type="float" office:value="0.510013493750402" calcext:value-type="float">
            <text:p>0.5100134937504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float" office:value="0.0485206222283562" calcext:value-type="float">
            <text:p>0.048520622228356</text:p>
          </table:table-cell>
          <table:table-cell office:value-type="float" office:value="0.198836346964921" calcext:value-type="float">
            <text:p>0.198836346964921</text:p>
          </table:table-cell>
          <table:table-cell office:value-type="float" office:value="0.511569632313972" calcext:value-type="float">
            <text:p>0.5115696323139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office:value-type="float" office:value="0.103553798574993" calcext:value-type="float">
            <text:p>0.103553798574993</text:p>
          </table:table-cell>
          <table:table-cell office:value-type="float" office:value="0.317216194486617" calcext:value-type="float">
            <text:p>0.317216194486617</text:p>
          </table:table-cell>
          <table:table-cell office:value-type="float" office:value="0.460538976170873" calcext:value-type="float">
            <text:p>0.4605389761708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float" office:value="0.104696714413704" calcext:value-type="float">
            <text:p>0.104696714413704</text:p>
          </table:table-cell>
          <table:table-cell office:value-type="float" office:value="0.214158936004438" calcext:value-type="float">
            <text:p>0.214158936004438</text:p>
          </table:table-cell>
          <table:table-cell office:value-type="float" office:value="0.541616367600064" calcext:value-type="float">
            <text:p>0.5416163676000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4" calcext:value-type="float">
            <text:p>124</text:p>
          </table:table-cell>
          <table:table-cell office:value-type="float" office:value="32" calcext:value-type="float">
            <text:p>32</text:p>
          </table:table-cell>
          <table:table-cell office:value-type="float" office:value="0.132055704081471" calcext:value-type="float">
            <text:p>0.132055704081471</text:p>
          </table:table-cell>
          <table:table-cell office:value-type="float" office:value="0.240284383022932" calcext:value-type="float">
            <text:p>0.240284383022932</text:p>
          </table:table-cell>
          <table:table-cell office:value-type="float" office:value="0.368580928531421" calcext:value-type="float">
            <text:p>0.3685809285314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office:value-type="float" office:value="0.0521060100493734" calcext:value-type="float">
            <text:p>0.052106010049374</text:p>
          </table:table-cell>
          <table:table-cell office:value-type="float" office:value="0.209694020857613" calcext:value-type="float">
            <text:p>0.209694020857613</text:p>
          </table:table-cell>
          <table:table-cell office:value-type="float" office:value="0.414558488279599" calcext:value-type="float">
            <text:p>0.4145584882795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0.0940967833221323" calcext:value-type="float">
            <text:p>0.094096783322132</text:p>
          </table:table-cell>
          <table:table-cell office:value-type="float" office:value="0.191346300552071" calcext:value-type="float">
            <text:p>0.191346300552071</text:p>
          </table:table-cell>
          <table:table-cell office:value-type="float" office:value="0.385029714531993" calcext:value-type="float">
            <text:p>0.38502971453199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0.0988379929250729" calcext:value-type="float">
            <text:p>0.098837992925073</text:p>
          </table:table-cell>
          <table:table-cell office:value-type="float" office:value="0.170785005180435" calcext:value-type="float">
            <text:p>0.170785005180435</text:p>
          </table:table-cell>
          <table:table-cell office:value-type="float" office:value="0.279726608816104" calcext:value-type="float">
            <text:p>0.2797266088161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float" office:value="0.0542260735411178" calcext:value-type="float">
            <text:p>0.054226073541118</text:p>
          </table:table-cell>
          <table:table-cell office:value-type="float" office:value="0.160885353665487" calcext:value-type="float">
            <text:p>0.160885353665487</text:p>
          </table:table-cell>
          <table:table-cell office:value-type="float" office:value="0.381739327520472" calcext:value-type="float">
            <text:p>0.3817393275204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0.0386999228323123" calcext:value-type="float">
            <text:p>0.038699922832312</text:p>
          </table:table-cell>
          <table:table-cell office:value-type="float" office:value="0.165020444422632" calcext:value-type="float">
            <text:p>0.165020444422632</text:p>
          </table:table-cell>
          <table:table-cell office:value-type="float" office:value="0.331787255524437" calcext:value-type="float">
            <text:p>0.3317872555244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2" calcext:value-type="float">
            <text:p>92</text:p>
          </table:table-cell>
          <table:table-cell office:value-type="float" office:value="23" calcext:value-type="float">
            <text:p>23</text:p>
          </table:table-cell>
          <table:table-cell office:value-type="float" office:value="0.00158149433174615" calcext:value-type="float">
            <text:p>0.001581494331746</text:p>
          </table:table-cell>
          <table:table-cell office:value-type="float" office:value="0.125678266905087" calcext:value-type="float">
            <text:p>0.125678266905087</text:p>
          </table:table-cell>
          <table:table-cell office:value-type="float" office:value="0.456955581242534" calcext:value-type="float">
            <text:p>0.4569555812425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  <table:table-cell office:value-type="float" office:value="0.0385156452184909" calcext:value-type="float">
            <text:p>0.038515645218491</text:p>
          </table:table-cell>
          <table:table-cell office:value-type="float" office:value="0.114685919833481" calcext:value-type="float">
            <text:p>0.114685919833481</text:p>
          </table:table-cell>
          <table:table-cell office:value-type="float" office:value="0.335173179457323" calcext:value-type="float">
            <text:p>0.33517317945732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0.0119851557775007" calcext:value-type="float">
            <text:p>0.011985155777501</text:p>
          </table:table-cell>
          <table:table-cell office:value-type="float" office:value="0.101661825617247" calcext:value-type="float">
            <text:p>0.101661825617247</text:p>
          </table:table-cell>
          <table:table-cell office:value-type="float" office:value="0.339587674207917" calcext:value-type="float">
            <text:p>0.3395876742079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9" calcext:value-type="float">
            <text:p>119</text:p>
          </table:table-cell>
          <table:table-cell office:value-type="float" office:value="30" calcext:value-type="float">
            <text:p>30</text:p>
          </table:table-cell>
          <table:table-cell office:value-type="float" office:value="0.00527114276968299" calcext:value-type="float">
            <text:p>0.005271142769683</text:p>
          </table:table-cell>
          <table:table-cell office:value-type="float" office:value="0.108808577694417" calcext:value-type="float">
            <text:p>0.108808577694417</text:p>
          </table:table-cell>
          <table:table-cell office:value-type="float" office:value="0.3896844463202" calcext:value-type="float">
            <text:p>0.389684446320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  <table:table-cell office:value-type="float" office:value="0.0303844626889865" calcext:value-type="float">
            <text:p>0.030384462688987</text:p>
          </table:table-cell>
          <table:table-cell office:value-type="float" office:value="0.0779546862680178" calcext:value-type="float">
            <text:p>0.077954686268018</text:p>
          </table:table-cell>
          <table:table-cell office:value-type="float" office:value="0.387938382390211" calcext:value-type="float">
            <text:p>0.3879383823902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9" calcext:value-type="float">
            <text:p>109</text:p>
          </table:table-cell>
          <table:table-cell office:value-type="float" office:value="28" calcext:value-type="float">
            <text:p>28</text:p>
          </table:table-cell>
          <table:table-cell office:value-type="float" office:value="0.0122956038487066" calcext:value-type="float">
            <text:p>0.012295603848707</text:p>
          </table:table-cell>
          <table:table-cell office:value-type="float" office:value="0.0744269488372321" calcext:value-type="float">
            <text:p>0.074426948837232</text:p>
          </table:table-cell>
          <table:table-cell office:value-type="float" office:value="0.282365463285941" calcext:value-type="float">
            <text:p>0.28236546328594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office:value-type="float" office:value="0.00251365155546522" calcext:value-type="float">
            <text:p>0.002513651555465</text:p>
          </table:table-cell>
          <table:table-cell office:value-type="float" office:value="0.084548381277678" calcext:value-type="float">
            <text:p>0.084548381277678</text:p>
          </table:table-cell>
          <table:table-cell office:value-type="float" office:value="0.300600933024813" calcext:value-type="float">
            <text:p>0.30060093302481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0.0177978497313131" calcext:value-type="float">
            <text:p>0.017797849731313</text:p>
          </table:table-cell>
          <table:table-cell office:value-type="float" office:value="0.118203519715336" calcext:value-type="float">
            <text:p>0.118203519715336</text:p>
          </table:table-cell>
          <table:table-cell office:value-type="float" office:value="0.397464392102936" calcext:value-type="float">
            <text:p>0.39746439210293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1" calcext:value-type="float">
            <text:p>111</text:p>
          </table:table-cell>
          <table:table-cell office:value-type="float" office:value="28" calcext:value-type="float">
            <text:p>28</text:p>
          </table:table-cell>
          <table:table-cell office:value-type="float" office:value="0.00328241772206383" calcext:value-type="float">
            <text:p>0.003282417722064</text:p>
          </table:table-cell>
          <table:table-cell office:value-type="float" office:value="0.108984904007897" calcext:value-type="float">
            <text:p>0.108984904007897</text:p>
          </table:table-cell>
          <table:table-cell office:value-type="float" office:value="0.444604799703848" calcext:value-type="float">
            <text:p>0.44460479970384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2" calcext:value-type="float">
            <text:p>92</text:p>
          </table:table-cell>
          <table:table-cell office:value-type="float" office:value="24" calcext:value-type="float">
            <text:p>24</text:p>
          </table:table-cell>
          <table:table-cell office:value-type="float" office:value="0.001504064347156" calcext:value-type="float">
            <text:p>0.001504064347156</text:p>
          </table:table-cell>
          <table:table-cell office:value-type="float" office:value="0.0967868700976877" calcext:value-type="float">
            <text:p>0.096786870097688</text:p>
          </table:table-cell>
          <table:table-cell office:value-type="float" office:value="0.301367367303607" calcext:value-type="float">
            <text:p>0.30136736730360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0.0341431732774133" calcext:value-type="float">
            <text:p>0.034143173277413</text:p>
          </table:table-cell>
          <table:table-cell office:value-type="float" office:value="0.0914343549565631" calcext:value-type="float">
            <text:p>0.091434354956563</text:p>
          </table:table-cell>
          <table:table-cell office:value-type="float" office:value="0.503809816001672" calcext:value-type="float">
            <text:p>0.50380981600167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5" calcext:value-type="float">
            <text:p>85</text:p>
          </table:table-cell>
          <table:table-cell office:value-type="float" office:value="22" calcext:value-type="float">
            <text:p>22</text:p>
          </table:table-cell>
          <table:table-cell office:value-type="float" office:value="0.00120647487784145" calcext:value-type="float">
            <text:p>0.001206474877841</text:p>
          </table:table-cell>
          <table:table-cell office:value-type="float" office:value="0.112680351081526" calcext:value-type="float">
            <text:p>0.112680351081526</text:p>
          </table:table-cell>
          <table:table-cell office:value-type="float" office:value="0.25565327878388" calcext:value-type="float">
            <text:p>0.2556532787838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3" calcext:value-type="float">
            <text:p>93</text:p>
          </table:table-cell>
          <table:table-cell office:value-type="float" office:value="24" calcext:value-type="float">
            <text:p>24</text:p>
          </table:table-cell>
          <table:table-cell office:value-type="float" office:value="0.00155611153670852" calcext:value-type="float">
            <text:p>0.001556111536709</text:p>
          </table:table-cell>
          <table:table-cell office:value-type="float" office:value="0.0815753641226091" calcext:value-type="float">
            <text:p>0.081575364122609</text:p>
          </table:table-cell>
          <table:table-cell office:value-type="float" office:value="0.231475634656795" calcext:value-type="float">
            <text:p>0.23147563465679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8" calcext:value-type="float">
            <text:p>98</text:p>
          </table:table-cell>
          <table:table-cell office:value-type="float" office:value="25" calcext:value-type="float">
            <text:p>25</text:p>
          </table:table-cell>
          <table:table-cell office:value-type="float" office:value="0.00553996689090694" calcext:value-type="float">
            <text:p>0.005539966890907</text:p>
          </table:table-cell>
          <table:table-cell office:value-type="float" office:value="0.0961616400863672" calcext:value-type="float">
            <text:p>0.096161640086367</text:p>
          </table:table-cell>
          <table:table-cell office:value-type="float" office:value="0.415793139952187" calcext:value-type="float">
            <text:p>0.41579313995218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2" calcext:value-type="float">
            <text:p>92</text:p>
          </table:table-cell>
          <table:table-cell office:value-type="float" office:value="23" calcext:value-type="float">
            <text:p>23</text:p>
          </table:table-cell>
          <table:table-cell office:value-type="float" office:value="0.000758133442770842" calcext:value-type="float">
            <text:p>0.000758133442771</text:p>
          </table:table-cell>
          <table:table-cell office:value-type="float" office:value="0.106504760453237" calcext:value-type="float">
            <text:p>0.106504760453237</text:p>
          </table:table-cell>
          <table:table-cell office:value-type="float" office:value="0.253777621117917" calcext:value-type="float">
            <text:p>0.25377762111791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4" calcext:value-type="float">
            <text:p>104</text:p>
          </table:table-cell>
          <table:table-cell office:value-type="float" office:value="27" calcext:value-type="float">
            <text:p>27</text:p>
          </table:table-cell>
          <table:table-cell office:value-type="float" office:value="0.024027928100121" calcext:value-type="float">
            <text:p>0.024027928100121</text:p>
          </table:table-cell>
          <table:table-cell office:value-type="float" office:value="0.0898557847018373" calcext:value-type="float">
            <text:p>0.089855784701837</text:p>
          </table:table-cell>
          <table:table-cell office:value-type="float" office:value="0.191816164983839" calcext:value-type="float">
            <text:p>0.19181616498383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office:value-type="float" office:value="0.0123576229928855" calcext:value-type="float">
            <text:p>0.012357622992886</text:p>
          </table:table-cell>
          <table:table-cell office:value-type="float" office:value="0.0685361577355007" calcext:value-type="float">
            <text:p>0.068536157735501</text:p>
          </table:table-cell>
          <table:table-cell office:value-type="float" office:value="0.272628247524674" calcext:value-type="float">
            <text:p>0.27262824752467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0.00650707968440501" calcext:value-type="float">
            <text:p>0.006507079684405</text:p>
          </table:table-cell>
          <table:table-cell office:value-type="float" office:value="0.141270948443676" calcext:value-type="float">
            <text:p>0.141270948443676</text:p>
          </table:table-cell>
          <table:table-cell office:value-type="float" office:value="0.388669027644338" calcext:value-type="float">
            <text:p>0.38866902764433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0.00577584591048177" calcext:value-type="float">
            <text:p>0.005775845910482</text:p>
          </table:table-cell>
          <table:table-cell office:value-type="float" office:value="0.0382098765088625" calcext:value-type="float">
            <text:p>0.038209876508863</text:p>
          </table:table-cell>
          <table:table-cell office:value-type="float" office:value="0.192791070603037" calcext:value-type="float">
            <text:p>0.19279107060303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office:value-type="float" office:value="0.00177412883148" calcext:value-type="float">
            <text:p>0.00177412883148</text:p>
          </table:table-cell>
          <table:table-cell office:value-type="float" office:value="0.0763736165379356" calcext:value-type="float">
            <text:p>0.076373616537936</text:p>
          </table:table-cell>
          <table:table-cell office:value-type="float" office:value="0.246247071540917" calcext:value-type="float">
            <text:p>0.24624707154091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0.0167852675621883" calcext:value-type="float">
            <text:p>0.016785267562188</text:p>
          </table:table-cell>
          <table:table-cell office:value-type="float" office:value="0.0760570949099527" calcext:value-type="float">
            <text:p>0.076057094909953</text:p>
          </table:table-cell>
          <table:table-cell office:value-type="float" office:value="0.241388421667543" calcext:value-type="float">
            <text:p>0.24138842166754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2" calcext:value-type="float">
            <text:p>112</text:p>
          </table:table-cell>
          <table:table-cell office:value-type="float" office:value="29" calcext:value-type="float">
            <text:p>29</text:p>
          </table:table-cell>
          <table:table-cell office:value-type="float" office:value="0.00244518496529236" calcext:value-type="float">
            <text:p>0.002445184965292</text:p>
          </table:table-cell>
          <table:table-cell office:value-type="float" office:value="0.0893934082936783" calcext:value-type="float">
            <text:p>0.089393408293678</text:p>
          </table:table-cell>
          <table:table-cell office:value-type="float" office:value="0.309555634438761" calcext:value-type="float">
            <text:p>0.30955563443876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office:value-type="float" office:value="0.00192639755093299" calcext:value-type="float">
            <text:p>0.001926397550933</text:p>
          </table:table-cell>
          <table:table-cell office:value-type="float" office:value="0.0415674320867024" calcext:value-type="float">
            <text:p>0.041567432086702</text:p>
          </table:table-cell>
          <table:table-cell office:value-type="float" office:value="0.273018602168054" calcext:value-type="float">
            <text:p>0.27301860216805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0.000649959171500444" calcext:value-type="float">
            <text:p>0.0006499591715</text:p>
          </table:table-cell>
          <table:table-cell office:value-type="float" office:value="0.0823287293058012" calcext:value-type="float">
            <text:p>0.082328729305801</text:p>
          </table:table-cell>
          <table:table-cell office:value-type="float" office:value="0.21055703301637" calcext:value-type="float">
            <text:p>0.2105570330163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0.000397124605521" calcext:value-type="float">
            <text:p>0.000397124605521</text:p>
          </table:table-cell>
          <table:table-cell office:value-type="float" office:value="0.0533069254191331" calcext:value-type="float">
            <text:p>0.053306925419133</text:p>
          </table:table-cell>
          <table:table-cell office:value-type="float" office:value="0.190173098322633" calcext:value-type="float">
            <text:p>0.1901730983226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4" calcext:value-type="float">
            <text:p>84</text:p>
          </table:table-cell>
          <table:table-cell office:value-type="float" office:value="22" calcext:value-type="float">
            <text:p>22</text:p>
          </table:table-cell>
          <table:table-cell office:value-type="float" office:value="0.00467633156099787" calcext:value-type="float">
            <text:p>0.004676331560998</text:p>
          </table:table-cell>
          <table:table-cell office:value-type="float" office:value="0.065664391633942" calcext:value-type="float">
            <text:p>0.065664391633942</text:p>
          </table:table-cell>
          <table:table-cell office:value-type="float" office:value="0.13638752630719" calcext:value-type="float">
            <text:p>0.1363875263071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0.0204746292273537" calcext:value-type="float">
            <text:p>0.020474629227354</text:p>
          </table:table-cell>
          <table:table-cell office:value-type="float" office:value="0.0417061392630925" calcext:value-type="float">
            <text:p>0.041706139263093</text:p>
          </table:table-cell>
          <table:table-cell office:value-type="float" office:value="0.181180831979955" calcext:value-type="float">
            <text:p>0.18118083197995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0.00319903734709619" calcext:value-type="float">
            <text:p>0.003199037347096</text:p>
          </table:table-cell>
          <table:table-cell office:value-type="float" office:value="0.0667807853709273" calcext:value-type="float">
            <text:p>0.066780785370927</text:p>
          </table:table-cell>
          <table:table-cell office:value-type="float" office:value="0.268090638873274" calcext:value-type="float">
            <text:p>0.26809063887327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0.0033627140276024" calcext:value-type="float">
            <text:p>0.003362714027602</text:p>
          </table:table-cell>
          <table:table-cell office:value-type="float" office:value="0.061314183594103" calcext:value-type="float">
            <text:p>0.061314183594103</text:p>
          </table:table-cell>
          <table:table-cell office:value-type="float" office:value="0.169568985344954" calcext:value-type="float">
            <text:p>0.16956898534495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0.013027528261447" calcext:value-type="float">
            <text:p>0.013027528261447</text:p>
          </table:table-cell>
          <table:table-cell office:value-type="float" office:value="0.0870041699854354" calcext:value-type="float">
            <text:p>0.087004169985435</text:p>
          </table:table-cell>
          <table:table-cell office:value-type="float" office:value="0.250724788216833" calcext:value-type="float">
            <text:p>0.2507247882168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0.000989772843321579" calcext:value-type="float">
            <text:p>0.000989772843322</text:p>
          </table:table-cell>
          <table:table-cell office:value-type="float" office:value="0.0727900083156818" calcext:value-type="float">
            <text:p>0.072790008315682</text:p>
          </table:table-cell>
          <table:table-cell office:value-type="float" office:value="0.16448044949711" calcext:value-type="float">
            <text:p>0.1644804494971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0.0245118902584176" calcext:value-type="float">
            <text:p>0.024511890258418</text:p>
          </table:table-cell>
          <table:table-cell office:value-type="float" office:value="0.0720218790923257" calcext:value-type="float">
            <text:p>0.072021879092326</text:p>
          </table:table-cell>
          <table:table-cell office:value-type="float" office:value="0.186330152221382" calcext:value-type="float">
            <text:p>0.18633015222138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0.0351167643828628" calcext:value-type="float">
            <text:p>0.035116764382863</text:p>
          </table:table-cell>
          <table:table-cell office:value-type="float" office:value="0.0744504283768783" calcext:value-type="float">
            <text:p>0.074450428376878</text:p>
          </table:table-cell>
          <table:table-cell office:value-type="float" office:value="0.200289972008015" calcext:value-type="float">
            <text:p>0.20028997200801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2" calcext:value-type="float">
            <text:p>92</text:p>
          </table:table-cell>
          <table:table-cell office:value-type="float" office:value="24" calcext:value-type="float">
            <text:p>24</text:p>
          </table:table-cell>
          <table:table-cell office:value-type="float" office:value="0.0138087059947466" calcext:value-type="float">
            <text:p>0.013808705994747</text:p>
          </table:table-cell>
          <table:table-cell office:value-type="float" office:value="0.0555687437466785" calcext:value-type="float">
            <text:p>0.055568743746679</text:p>
          </table:table-cell>
          <table:table-cell office:value-type="float" office:value="0.15859258264553" calcext:value-type="float">
            <text:p>0.1585925826455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3" calcext:value-type="float">
            <text:p>93</text:p>
          </table:table-cell>
          <table:table-cell office:value-type="float" office:value="24" calcext:value-type="float">
            <text:p>24</text:p>
          </table:table-cell>
          <table:table-cell office:value-type="float" office:value="0.0276780722682272" calcext:value-type="float">
            <text:p>0.027678072268227</text:p>
          </table:table-cell>
          <table:table-cell office:value-type="float" office:value="0.0867318559481515" calcext:value-type="float">
            <text:p>0.086731855948152</text:p>
          </table:table-cell>
          <table:table-cell office:value-type="float" office:value="0.324295401728563" calcext:value-type="float">
            <text:p>0.32429540172856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7" calcext:value-type="float">
            <text:p>97</text:p>
          </table:table-cell>
          <table:table-cell office:value-type="float" office:value="25" calcext:value-type="float">
            <text:p>25</text:p>
          </table:table-cell>
          <table:table-cell office:value-type="float" office:value="0.0342191667400309" calcext:value-type="float">
            <text:p>0.034219166740031</text:p>
          </table:table-cell>
          <table:table-cell office:value-type="float" office:value="0.0782258048787287" calcext:value-type="float">
            <text:p>0.078225804878729</text:p>
          </table:table-cell>
          <table:table-cell office:value-type="float" office:value="0.265940492724054" calcext:value-type="float">
            <text:p>0.26594049272405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3" calcext:value-type="float">
            <text:p>93</text:p>
          </table:table-cell>
          <table:table-cell office:value-type="float" office:value="24" calcext:value-type="float">
            <text:p>24</text:p>
          </table:table-cell>
          <table:table-cell office:value-type="float" office:value="0.00820241925880452" calcext:value-type="float">
            <text:p>0.008202419258805</text:p>
          </table:table-cell>
          <table:table-cell office:value-type="float" office:value="0.0528514164565008" calcext:value-type="float">
            <text:p>0.052851416456501</text:p>
          </table:table-cell>
          <table:table-cell office:value-type="float" office:value="0.215796829363055" calcext:value-type="float">
            <text:p>0.21579682936305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0.0113065117972706" calcext:value-type="float">
            <text:p>0.011306511797271</text:p>
          </table:table-cell>
          <table:table-cell office:value-type="float" office:value="0.132964734947958" calcext:value-type="float">
            <text:p>0.132964734947958</text:p>
          </table:table-cell>
          <table:table-cell office:value-type="float" office:value="0.279151927777508" calcext:value-type="float">
            <text:p>0.27915192777750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0.0230917724383625" calcext:value-type="float">
            <text:p>0.023091772438363</text:p>
          </table:table-cell>
          <table:table-cell office:value-type="float" office:value="0.0776105345266415" calcext:value-type="float">
            <text:p>0.077610534526642</text:p>
          </table:table-cell>
          <table:table-cell office:value-type="float" office:value="0.262323001939242" calcext:value-type="float">
            <text:p>0.26232300193924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0.0208901605400785" calcext:value-type="float">
            <text:p>0.020890160540079</text:p>
          </table:table-cell>
          <table:table-cell office:value-type="float" office:value="0.0734122743515879" calcext:value-type="float">
            <text:p>0.073412274351588</text:p>
          </table:table-cell>
          <table:table-cell office:value-type="float" office:value="0.173584880073195" calcext:value-type="float">
            <text:p>0.17358488007319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0.00514292794187947" calcext:value-type="float">
            <text:p>0.005142927941879</text:p>
          </table:table-cell>
          <table:table-cell office:value-type="float" office:value="0.0929153140524988" calcext:value-type="float">
            <text:p>0.092915314052499</text:p>
          </table:table-cell>
          <table:table-cell office:value-type="float" office:value="0.282819721385659" calcext:value-type="float">
            <text:p>0.28281972138565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0.00134573715002628" calcext:value-type="float">
            <text:p>0.001345737150026</text:p>
          </table:table-cell>
          <table:table-cell office:value-type="float" office:value="0.088096344454441" calcext:value-type="float">
            <text:p>0.088096344454441</text:p>
          </table:table-cell>
          <table:table-cell office:value-type="float" office:value="0.209551869037075" calcext:value-type="float">
            <text:p>0.20955186903707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8" calcext:value-type="float">
            <text:p>98</text:p>
          </table:table-cell>
          <table:table-cell office:value-type="float" office:value="25" calcext:value-type="float">
            <text:p>25</text:p>
          </table:table-cell>
          <table:table-cell office:value-type="float" office:value="0.00262090338118515" calcext:value-type="float">
            <text:p>0.002620903381185</text:p>
          </table:table-cell>
          <table:table-cell office:value-type="float" office:value="0.0631826539719113" calcext:value-type="float">
            <text:p>0.063182653971911</text:p>
          </table:table-cell>
          <table:table-cell office:value-type="float" office:value="0.13300444729689" calcext:value-type="float">
            <text:p>0.1330044472968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20" calcext:value-type="float">
            <text:p>120</text:p>
          </table:table-cell>
          <table:table-cell office:value-type="float" office:value="31" calcext:value-type="float">
            <text:p>31</text:p>
          </table:table-cell>
          <table:table-cell office:value-type="float" office:value="0.00147808469692048" calcext:value-type="float">
            <text:p>0.00147808469692</text:p>
          </table:table-cell>
          <table:table-cell office:value-type="float" office:value="0.0797449760021316" calcext:value-type="float">
            <text:p>0.079744976002132</text:p>
          </table:table-cell>
          <table:table-cell office:value-type="float" office:value="0.368489570979507" calcext:value-type="float">
            <text:p>0.36848957097950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0.0060085139684198" calcext:value-type="float">
            <text:p>0.00600851396842</text:p>
          </table:table-cell>
          <table:table-cell office:value-type="float" office:value="0.0346131515002684" calcext:value-type="float">
            <text:p>0.034613151500269</text:p>
          </table:table-cell>
          <table:table-cell office:value-type="float" office:value="0.312832372299931" calcext:value-type="float">
            <text:p>0.31283237229993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3" calcext:value-type="float">
            <text:p>113</text:p>
          </table:table-cell>
          <table:table-cell office:value-type="float" office:value="29" calcext:value-type="float">
            <text:p>29</text:p>
          </table:table-cell>
          <table:table-cell office:value-type="float" office:value="0.0390107125872837" calcext:value-type="float">
            <text:p>0.039010712587284</text:p>
          </table:table-cell>
          <table:table-cell office:value-type="float" office:value="0.0841394848121101" calcext:value-type="float">
            <text:p>0.08413948481211</text:p>
          </table:table-cell>
          <table:table-cell office:value-type="float" office:value="0.179480317686705" calcext:value-type="float">
            <text:p>0.17948031768670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office:value-type="float" office:value="0.0096801991546317" calcext:value-type="float">
            <text:p>0.009680199154632</text:p>
          </table:table-cell>
          <table:table-cell office:value-type="float" office:value="0.0676086688054101" calcext:value-type="float">
            <text:p>0.06760866880541</text:p>
          </table:table-cell>
          <table:table-cell office:value-type="float" office:value="0.235877306667028" calcext:value-type="float">
            <text:p>0.23587730666702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office:value-type="float" office:value="0.00513493978613888" calcext:value-type="float">
            <text:p>0.005134939786139</text:p>
          </table:table-cell>
          <table:table-cell office:value-type="float" office:value="0.0715322731976559" calcext:value-type="float">
            <text:p>0.071532273197656</text:p>
          </table:table-cell>
          <table:table-cell office:value-type="float" office:value="0.27787231071245" calcext:value-type="float">
            <text:p>0.2778723107124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0.00405954984277335" calcext:value-type="float">
            <text:p>0.004059549842773</text:p>
          </table:table-cell>
          <table:table-cell office:value-type="float" office:value="0.0529324618718279" calcext:value-type="float">
            <text:p>0.052932461871828</text:p>
          </table:table-cell>
          <table:table-cell office:value-type="float" office:value="0.210432508129302" calcext:value-type="float">
            <text:p>0.21043250812930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office:value-type="float" office:value="22" calcext:value-type="float">
            <text:p>22</text:p>
          </table:table-cell>
          <table:table-cell office:value-type="float" office:value="0.00716766187547417" calcext:value-type="float">
            <text:p>0.007167661875474</text:p>
          </table:table-cell>
          <table:table-cell office:value-type="float" office:value="0.049365722846556" calcext:value-type="float">
            <text:p>0.049365722846556</text:p>
          </table:table-cell>
          <table:table-cell office:value-type="float" office:value="0.12566627419075" calcext:value-type="float">
            <text:p>0.12566627419075</text:p>
          </table:table-cell>
        </table:table-row>
        <table:table-row table:style-name="ro1">
          <table:table-cell table:number-columns-repeated="2"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0.00552537734923635" calcext:value-type="float">
            <text:p>0.005525377349236</text:p>
          </table:table-cell>
          <table:table-cell office:value-type="float" office:value="0.0383812149073476" calcext:value-type="float">
            <text:p>0.038381214907348</text:p>
          </table:table-cell>
          <table:table-cell office:value-type="float" office:value="0.128843294240141" calcext:value-type="float">
            <text:p>0.12884329424014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0.00417621703363102" calcext:value-type="float">
            <text:p>0.004176217033631</text:p>
          </table:table-cell>
          <table:table-cell office:value-type="float" office:value="0.0536038393656266" calcext:value-type="float">
            <text:p>0.053603839365627</text:p>
          </table:table-cell>
          <table:table-cell office:value-type="float" office:value="0.136526363260846" calcext:value-type="float">
            <text:p>0.13652636326084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0.0325215139295976" calcext:value-type="float">
            <text:p>0.032521513929598</text:p>
          </table:table-cell>
          <table:table-cell office:value-type="float" office:value="0.0661775008037767" calcext:value-type="float">
            <text:p>0.066177500803777</text:p>
          </table:table-cell>
          <table:table-cell office:value-type="float" office:value="0.141937186419881" calcext:value-type="float">
            <text:p>0.14193718641988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0.025663857581434" calcext:value-type="float">
            <text:p>0.025663857581434</text:p>
          </table:table-cell>
          <table:table-cell office:value-type="float" office:value="0.0987720294924421" calcext:value-type="float">
            <text:p>0.098772029492442</text:p>
          </table:table-cell>
          <table:table-cell office:value-type="float" office:value="0.198330905893467" calcext:value-type="float">
            <text:p>0.19833090589346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9" calcext:value-type="float">
            <text:p>99</text:p>
          </table:table-cell>
          <table:table-cell office:value-type="float" office:value="25" calcext:value-type="float">
            <text:p>25</text:p>
          </table:table-cell>
          <table:table-cell office:value-type="float" office:value="0.0158682239943258" calcext:value-type="float">
            <text:p>0.015868223994326</text:p>
          </table:table-cell>
          <table:table-cell office:value-type="float" office:value="0.0581766234329171" calcext:value-type="float">
            <text:p>0.058176623432917</text:p>
          </table:table-cell>
          <table:table-cell office:value-type="float" office:value="0.109498161316373" calcext:value-type="float">
            <text:p>0.10949816131637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2" calcext:value-type="float">
            <text:p>112</text:p>
          </table:table-cell>
          <table:table-cell office:value-type="float" office:value="28" calcext:value-type="float">
            <text:p>28</text:p>
          </table:table-cell>
          <table:table-cell office:value-type="float" office:value="0.0149107193137229" calcext:value-type="float">
            <text:p>0.014910719313723</text:p>
          </table:table-cell>
          <table:table-cell office:value-type="float" office:value="0.0792005352549065" calcext:value-type="float">
            <text:p>0.079200535254907</text:p>
          </table:table-cell>
          <table:table-cell office:value-type="float" office:value="0.268973918727066" calcext:value-type="float">
            <text:p>0.268973918727066</text:p>
          </table:table-cell>
        </table:table-row>
        <table:table-row table:style-name="ro1">
          <table:table-cell table:number-columns-repeated="2"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float" office:value="0.00563137242606982" calcext:value-type="float">
            <text:p>0.00563137242607</text:p>
          </table:table-cell>
          <table:table-cell office:value-type="float" office:value="0.0502987281085713" calcext:value-type="float">
            <text:p>0.050298728108571</text:p>
          </table:table-cell>
          <table:table-cell office:value-type="float" office:value="0.13805803964971" calcext:value-type="float">
            <text:p>0.1380580396497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5" calcext:value-type="float">
            <text:p>115</text:p>
          </table:table-cell>
          <table:table-cell office:value-type="float" office:value="29" calcext:value-type="float">
            <text:p>29</text:p>
          </table:table-cell>
          <table:table-cell office:value-type="float" office:value="0.00373544112693766" calcext:value-type="float">
            <text:p>0.003735441126938</text:p>
          </table:table-cell>
          <table:table-cell office:value-type="float" office:value="0.0698403364043377" calcext:value-type="float">
            <text:p>0.069840336404338</text:p>
          </table:table-cell>
          <table:table-cell office:value-type="float" office:value="0.283771972284983" calcext:value-type="float">
            <text:p>0.28377197228498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office:value-type="float" office:value="0.000401514410729775" calcext:value-type="float">
            <text:p>0.00040151441073</text:p>
          </table:table-cell>
          <table:table-cell office:value-type="float" office:value="0.0328707472653962" calcext:value-type="float">
            <text:p>0.032870747265396</text:p>
          </table:table-cell>
          <table:table-cell office:value-type="float" office:value="0.128771748582986" calcext:value-type="float">
            <text:p>0.12877174858298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0.0265072855774589" calcext:value-type="float">
            <text:p>0.026507285577459</text:p>
          </table:table-cell>
          <table:table-cell office:value-type="float" office:value="0.0828293794605142" calcext:value-type="float">
            <text:p>0.082829379460514</text:p>
          </table:table-cell>
          <table:table-cell office:value-type="float" office:value="0.22227970288803" calcext:value-type="float">
            <text:p>0.2222797028880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  <table:table-cell office:value-type="float" office:value="0.000066307233983931" calcext:value-type="float">
            <text:p>6.6307233983931E-05</text:p>
          </table:table-cell>
          <table:table-cell office:value-type="float" office:value="0.0720990100367856" calcext:value-type="float">
            <text:p>0.072099010036786</text:p>
          </table:table-cell>
          <table:table-cell office:value-type="float" office:value="0.295085867184956" calcext:value-type="float">
            <text:p>0.29508586718495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2" calcext:value-type="float">
            <text:p>112</text:p>
          </table:table-cell>
          <table:table-cell office:value-type="float" office:value="28" calcext:value-type="float">
            <text:p>28</text:p>
          </table:table-cell>
          <table:table-cell office:value-type="float" office:value="0.0278375534662337" calcext:value-type="float">
            <text:p>0.027837553466234</text:p>
          </table:table-cell>
          <table:table-cell office:value-type="float" office:value="0.0609111857205959" calcext:value-type="float">
            <text:p>0.060911185720596</text:p>
          </table:table-cell>
          <table:table-cell office:value-type="float" office:value="0.140310541987026" calcext:value-type="float">
            <text:p>0.14031054198702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float" office:value="0.0349027997950838" calcext:value-type="float">
            <text:p>0.034902799795084</text:p>
          </table:table-cell>
          <table:table-cell office:value-type="float" office:value="0.0696255707507034" calcext:value-type="float">
            <text:p>0.069625570750704</text:p>
          </table:table-cell>
          <table:table-cell office:value-type="float" office:value="0.159593525197604" calcext:value-type="float">
            <text:p>0.15959352519760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float" office:value="0.0203987275387164" calcext:value-type="float">
            <text:p>0.020398727538717</text:p>
          </table:table-cell>
          <table:table-cell office:value-type="float" office:value="0.0556481039213686" calcext:value-type="float">
            <text:p>0.055648103921369</text:p>
          </table:table-cell>
          <table:table-cell office:value-type="float" office:value="0.179442022939672" calcext:value-type="float">
            <text:p>0.17944202293967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0.0064828567202988" calcext:value-type="float">
            <text:p>0.006482856720299</text:p>
          </table:table-cell>
          <table:table-cell office:value-type="float" office:value="0.0672445362250963" calcext:value-type="float">
            <text:p>0.067244536225096</text:p>
          </table:table-cell>
          <table:table-cell office:value-type="float" office:value="0.255901669387509" calcext:value-type="float">
            <text:p>0.25590166938750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0.00283675059556832" calcext:value-type="float">
            <text:p>0.002836750595568</text:p>
          </table:table-cell>
          <table:table-cell office:value-type="float" office:value="0.0439828785209379" calcext:value-type="float">
            <text:p>0.043982878520938</text:p>
          </table:table-cell>
          <table:table-cell office:value-type="float" office:value="0.116790862135003" calcext:value-type="float">
            <text:p>0.11679086213500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office:value-type="float" office:value="0.0250196849097933" calcext:value-type="float">
            <text:p>0.025019684909793</text:p>
          </table:table-cell>
          <table:table-cell office:value-type="float" office:value="0.0649662078799538" calcext:value-type="float">
            <text:p>0.064966207879954</text:p>
          </table:table-cell>
          <table:table-cell office:value-type="float" office:value="0.140395609111396" calcext:value-type="float">
            <text:p>0.14039560911139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  <table:table-cell office:value-type="float" office:value="0.0153047657607596" calcext:value-type="float">
            <text:p>0.01530476576076</text:p>
          </table:table-cell>
          <table:table-cell office:value-type="float" office:value="0.0391106936646018" calcext:value-type="float">
            <text:p>0.039110693664602</text:p>
          </table:table-cell>
          <table:table-cell office:value-type="float" office:value="0.118262131058939" calcext:value-type="float">
            <text:p>0.11826213105893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office:value-type="float" office:value="23" calcext:value-type="float">
            <text:p>23</text:p>
          </table:table-cell>
          <table:table-cell office:value-type="float" office:value="0.0119650883335661" calcext:value-type="float">
            <text:p>0.011965088333566</text:p>
          </table:table-cell>
          <table:table-cell office:value-type="float" office:value="0.0453111927522614" calcext:value-type="float">
            <text:p>0.045311192752261</text:p>
          </table:table-cell>
          <table:table-cell office:value-type="float" office:value="0.1057524962946" calcext:value-type="float">
            <text:p>0.105752496294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0.0233470836504377" calcext:value-type="float">
            <text:p>0.023347083650438</text:p>
          </table:table-cell>
          <table:table-cell office:value-type="float" office:value="0.0385847251542327" calcext:value-type="float">
            <text:p>0.038584725154233</text:p>
          </table:table-cell>
          <table:table-cell office:value-type="float" office:value="0.0835128188946521" calcext:value-type="float">
            <text:p>0.08351281889465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24" calcext:value-type="float">
            <text:p>24</text:p>
          </table:table-cell>
          <table:table-cell office:value-type="float" office:value="0.00782915557466524" calcext:value-type="float">
            <text:p>0.007829155574665</text:p>
          </table:table-cell>
          <table:table-cell office:value-type="float" office:value="0.0496969081638729" calcext:value-type="float">
            <text:p>0.049696908163873</text:p>
          </table:table-cell>
          <table:table-cell office:value-type="float" office:value="0.127385178021359" calcext:value-type="float">
            <text:p>0.12738517802135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float" office:value="0.0186743778578474" calcext:value-type="float">
            <text:p>0.018674377857848</text:p>
          </table:table-cell>
          <table:table-cell office:value-type="float" office:value="0.0475427041195424" calcext:value-type="float">
            <text:p>0.047542704119542</text:p>
          </table:table-cell>
          <table:table-cell office:value-type="float" office:value="0.107948645051325" calcext:value-type="float">
            <text:p>0.10794864505132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3" calcext:value-type="float">
            <text:p>103</text:p>
          </table:table-cell>
          <table:table-cell office:value-type="float" office:value="26" calcext:value-type="float">
            <text:p>26</text:p>
          </table:table-cell>
          <table:table-cell office:value-type="float" office:value="0.00201438921418965" calcext:value-type="float">
            <text:p>0.00201438921419</text:p>
          </table:table-cell>
          <table:table-cell office:value-type="float" office:value="0.0587722653155056" calcext:value-type="float">
            <text:p>0.058772265315506</text:p>
          </table:table-cell>
          <table:table-cell office:value-type="float" office:value="0.120049881079945" calcext:value-type="float">
            <text:p>0.12004988107994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0.0225798606981948" calcext:value-type="float">
            <text:p>0.022579860698195</text:p>
          </table:table-cell>
          <table:table-cell office:value-type="float" office:value="0.057292354061334" calcext:value-type="float">
            <text:p>0.057292354061334</text:p>
          </table:table-cell>
          <table:table-cell office:value-type="float" office:value="0.155387808124243" calcext:value-type="float">
            <text:p>0.15538780812424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4" calcext:value-type="float">
            <text:p>104</text:p>
          </table:table-cell>
          <table:table-cell office:value-type="float" office:value="27" calcext:value-type="float">
            <text:p>27</text:p>
          </table:table-cell>
          <table:table-cell office:value-type="float" office:value="0.0227425428564046" calcext:value-type="float">
            <text:p>0.022742542856405</text:p>
          </table:table-cell>
          <table:table-cell office:value-type="float" office:value="0.0691819549152021" calcext:value-type="float">
            <text:p>0.069181954915202</text:p>
          </table:table-cell>
          <table:table-cell office:value-type="float" office:value="0.132794500090132" calcext:value-type="float">
            <text:p>0.132794500090132</text:p>
          </table:table-cell>
        </table:table-row>
        <table:table-row table:style-name="ro1">
          <table:table-cell table:number-columns-repeated="2"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0.0147524663985129" calcext:value-type="float">
            <text:p>0.014752466398513</text:p>
          </table:table-cell>
          <table:table-cell office:value-type="float" office:value="0.0573854651061148" calcext:value-type="float">
            <text:p>0.057385465106115</text:p>
          </table:table-cell>
          <table:table-cell office:value-type="float" office:value="0.176060144315955" calcext:value-type="float">
            <text:p>0.17606014431595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0.0160565716643213" calcext:value-type="float">
            <text:p>0.016056571664321</text:p>
          </table:table-cell>
          <table:table-cell office:value-type="float" office:value="0.0378781561207173" calcext:value-type="float">
            <text:p>0.037878156120717</text:p>
          </table:table-cell>
          <table:table-cell office:value-type="float" office:value="0.123432876070888" calcext:value-type="float">
            <text:p>0.12343287607088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7" calcext:value-type="float">
            <text:p>97</text:p>
          </table:table-cell>
          <table:table-cell office:value-type="float" office:value="25" calcext:value-type="float">
            <text:p>25</text:p>
          </table:table-cell>
          <table:table-cell office:value-type="float" office:value="0.0269519176207545" calcext:value-type="float">
            <text:p>0.026951917620755</text:p>
          </table:table-cell>
          <table:table-cell office:value-type="float" office:value="0.0603397399086594" calcext:value-type="float">
            <text:p>0.060339739908659</text:p>
          </table:table-cell>
          <table:table-cell office:value-type="float" office:value="0.266236901972249" calcext:value-type="float">
            <text:p>0.26623690197224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24" calcext:value-type="float">
            <text:p>24</text:p>
          </table:table-cell>
          <table:table-cell office:value-type="float" office:value="0.0146363868970397" calcext:value-type="float">
            <text:p>0.01463638689704</text:p>
          </table:table-cell>
          <table:table-cell office:value-type="float" office:value="0.0652171061111169" calcext:value-type="float">
            <text:p>0.065217106111117</text:p>
          </table:table-cell>
          <table:table-cell office:value-type="float" office:value="0.134288646799656" calcext:value-type="float">
            <text:p>0.13428864679965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0.0158128440116475" calcext:value-type="float">
            <text:p>0.015812844011648</text:p>
          </table:table-cell>
          <table:table-cell office:value-type="float" office:value="0.0527731439653928" calcext:value-type="float">
            <text:p>0.052773143965393</text:p>
          </table:table-cell>
          <table:table-cell office:value-type="float" office:value="0.138427726294439" calcext:value-type="float">
            <text:p>0.13842772629443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0.0256011967611143" calcext:value-type="float">
            <text:p>0.025601196761114</text:p>
          </table:table-cell>
          <table:table-cell office:value-type="float" office:value="0.0377600190037264" calcext:value-type="float">
            <text:p>0.037760019003727</text:p>
          </table:table-cell>
          <table:table-cell office:value-type="float" office:value="0.0895412978708989" calcext:value-type="float">
            <text:p>0.08954129787089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0.0434297353650282" calcext:value-type="float">
            <text:p>0.043429735365028</text:p>
          </table:table-cell>
          <table:table-cell office:value-type="float" office:value="0.0675071140351385" calcext:value-type="float">
            <text:p>0.067507114035139</text:p>
          </table:table-cell>
          <table:table-cell office:value-type="float" office:value="0.137283139102768" calcext:value-type="float">
            <text:p>0.13728313910276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0.0159768629519069" calcext:value-type="float">
            <text:p>0.015976862951907</text:p>
          </table:table-cell>
          <table:table-cell office:value-type="float" office:value="0.0744019516067835" calcext:value-type="float">
            <text:p>0.074401951606784</text:p>
          </table:table-cell>
          <table:table-cell office:value-type="float" office:value="0.202016407419713" calcext:value-type="float">
            <text:p>0.20201640741971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 office:value-type="float" office:value="24" calcext:value-type="float">
            <text:p>24</text:p>
          </table:table-cell>
          <table:table-cell office:value-type="float" office:value="0.0384817550442302" calcext:value-type="float">
            <text:p>0.03848175504423</text:p>
          </table:table-cell>
          <table:table-cell office:value-type="float" office:value="0.0656858879660946" calcext:value-type="float">
            <text:p>0.065685887966095</text:p>
          </table:table-cell>
          <table:table-cell office:value-type="float" office:value="0.128053426676322" calcext:value-type="float">
            <text:p>0.12805342667632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25" calcext:value-type="float">
            <text:p>25</text:p>
          </table:table-cell>
          <table:table-cell office:value-type="float" office:value="0.00523895477099656" calcext:value-type="float">
            <text:p>0.005238954770997</text:p>
          </table:table-cell>
          <table:table-cell office:value-type="float" office:value="0.0564391995719313" calcext:value-type="float">
            <text:p>0.056439199571931</text:p>
          </table:table-cell>
          <table:table-cell office:value-type="float" office:value="0.125551679706655" calcext:value-type="float">
            <text:p>0.1255516797066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  <table:table-cell office:value-type="float" office:value="0.00547484584573695" calcext:value-type="float">
            <text:p>0.005474845845737</text:p>
          </table:table-cell>
          <table:table-cell office:value-type="float" office:value="0.0516301908505858" calcext:value-type="float">
            <text:p>0.051630190850586</text:p>
          </table:table-cell>
          <table:table-cell office:value-type="float" office:value="0.148031512223247" calcext:value-type="float">
            <text:p>0.14803151222324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0.00552206707684211" calcext:value-type="float">
            <text:p>0.005522067076842</text:p>
          </table:table-cell>
          <table:table-cell office:value-type="float" office:value="0.0592964249917593" calcext:value-type="float">
            <text:p>0.059296424991759</text:p>
          </table:table-cell>
          <table:table-cell office:value-type="float" office:value="0.0956326481804433" calcext:value-type="float">
            <text:p>0.095632648180443</text:p>
          </table:table-cell>
        </table:table-row>
        <table:table-row table:style-name="ro1">
          <table:table-cell table:number-columns-repeated="2"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0.0175631429620158" calcext:value-type="float">
            <text:p>0.017563142962016</text:p>
          </table:table-cell>
          <table:table-cell office:value-type="float" office:value="0.0663654958882058" calcext:value-type="float">
            <text:p>0.066365495888206</text:p>
          </table:table-cell>
          <table:table-cell office:value-type="float" office:value="0.138214457273465" calcext:value-type="float">
            <text:p>0.13821445727346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0.0134720861907079" calcext:value-type="float">
            <text:p>0.013472086190708</text:p>
          </table:table-cell>
          <table:table-cell office:value-type="float" office:value="0.0467839380224862" calcext:value-type="float">
            <text:p>0.046783938022486</text:p>
          </table:table-cell>
          <table:table-cell office:value-type="float" office:value="0.0930602110241648" calcext:value-type="float">
            <text:p>0.09306021102416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9" calcext:value-type="float">
            <text:p>99</text:p>
          </table:table-cell>
          <table:table-cell office:value-type="float" office:value="25" calcext:value-type="float">
            <text:p>25</text:p>
          </table:table-cell>
          <table:table-cell office:value-type="float" office:value="0.0120080146264895" calcext:value-type="float">
            <text:p>0.01200801462649</text:p>
          </table:table-cell>
          <table:table-cell office:value-type="float" office:value="0.054870917489888" calcext:value-type="float">
            <text:p>0.054870917489888</text:p>
          </table:table-cell>
          <table:table-cell office:value-type="float" office:value="0.105848676916036" calcext:value-type="float">
            <text:p>0.10584867691603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0.0244635511307999" calcext:value-type="float">
            <text:p>0.0244635511308</text:p>
          </table:table-cell>
          <table:table-cell office:value-type="float" office:value="0.0592698339200103" calcext:value-type="float">
            <text:p>0.05926983392001</text:p>
          </table:table-cell>
          <table:table-cell office:value-type="float" office:value="0.203250365368237" calcext:value-type="float">
            <text:p>0.20325036536823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float" office:value="0.015255415648711" calcext:value-type="float">
            <text:p>0.015255415648711</text:p>
          </table:table-cell>
          <table:table-cell office:value-type="float" office:value="0.0411172979150698" calcext:value-type="float">
            <text:p>0.04111729791507</text:p>
          </table:table-cell>
          <table:table-cell office:value-type="float" office:value="0.0686651447591116" calcext:value-type="float">
            <text:p>0.06866514475911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office:value-type="float" office:value="0.0265549975244918" calcext:value-type="float">
            <text:p>0.026554997524492</text:p>
          </table:table-cell>
          <table:table-cell office:value-type="float" office:value="0.049981896195133" calcext:value-type="float">
            <text:p>0.049981896195133</text:p>
          </table:table-cell>
          <table:table-cell office:value-type="float" office:value="0.110770338341336" calcext:value-type="float">
            <text:p>0.11077033834133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0" calcext:value-type="float">
            <text:p>120</text:p>
          </table:table-cell>
          <table:table-cell office:value-type="float" office:value="31" calcext:value-type="float">
            <text:p>31</text:p>
          </table:table-cell>
          <table:table-cell office:value-type="float" office:value="0.000292828000714396" calcext:value-type="float">
            <text:p>0.000292828000714</text:p>
          </table:table-cell>
          <table:table-cell office:value-type="float" office:value="0.0646932093730636" calcext:value-type="float">
            <text:p>0.064693209373064</text:p>
          </table:table-cell>
          <table:table-cell office:value-type="float" office:value="0.20135146281447" calcext:value-type="float">
            <text:p>0.2013514628144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0.0388447097927894" calcext:value-type="float">
            <text:p>0.038844709792789</text:p>
          </table:table-cell>
          <table:table-cell office:value-type="float" office:value="0.0710712625467735" calcext:value-type="float">
            <text:p>0.071071262546774</text:p>
          </table:table-cell>
          <table:table-cell office:value-type="float" office:value="0.108869682316737" calcext:value-type="float">
            <text:p>0.10886968231673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0.0234297022070309" calcext:value-type="float">
            <text:p>0.023429702207031</text:p>
          </table:table-cell>
          <table:table-cell office:value-type="float" office:value="0.050309714372053" calcext:value-type="float">
            <text:p>0.050309714372053</text:p>
          </table:table-cell>
          <table:table-cell office:value-type="float" office:value="0.111297213444563" calcext:value-type="float">
            <text:p>0.11129721344456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0.00611588258228035" calcext:value-type="float">
            <text:p>0.00611588258228</text:p>
          </table:table-cell>
          <table:table-cell office:value-type="float" office:value="0.0550549083052214" calcext:value-type="float">
            <text:p>0.055054908305221</text:p>
          </table:table-cell>
          <table:table-cell office:value-type="float" office:value="0.104200484244348" calcext:value-type="float">
            <text:p>0.10420048424434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0.0150358532690948" calcext:value-type="float">
            <text:p>0.015035853269095</text:p>
          </table:table-cell>
          <table:table-cell office:value-type="float" office:value="0.0428908093428124" calcext:value-type="float">
            <text:p>0.042890809342812</text:p>
          </table:table-cell>
          <table:table-cell office:value-type="float" office:value="0.110866433969045" calcext:value-type="float">
            <text:p>0.11086643396904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0.0291592833690846" calcext:value-type="float">
            <text:p>0.029159283369085</text:p>
          </table:table-cell>
          <table:table-cell office:value-type="float" office:value="0.0605725263147546" calcext:value-type="float">
            <text:p>0.060572526314755</text:p>
          </table:table-cell>
          <table:table-cell office:value-type="float" office:value="0.122395950167351" calcext:value-type="float">
            <text:p>0.12239595016735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0.0338029419263488" calcext:value-type="float">
            <text:p>0.033802941926349</text:p>
          </table:table-cell>
          <table:table-cell office:value-type="float" office:value="0.0634577794270785" calcext:value-type="float">
            <text:p>0.063457779427079</text:p>
          </table:table-cell>
          <table:table-cell office:value-type="float" office:value="0.113227480491268" calcext:value-type="float">
            <text:p>0.11322748049126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4" calcext:value-type="float">
            <text:p>104</text:p>
          </table:table-cell>
          <table:table-cell office:value-type="float" office:value="26" calcext:value-type="float">
            <text:p>26</text:p>
          </table:table-cell>
          <table:table-cell office:value-type="float" office:value="0.00662877174360965" calcext:value-type="float">
            <text:p>0.00662877174361</text:p>
          </table:table-cell>
          <table:table-cell office:value-type="float" office:value="0.0473522605684071" calcext:value-type="float">
            <text:p>0.047352260568407</text:p>
          </table:table-cell>
          <table:table-cell office:value-type="float" office:value="0.104433947064133" calcext:value-type="float">
            <text:p>0.10443394706413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0.0388895335215044" calcext:value-type="float">
            <text:p>0.038889533521504</text:p>
          </table:table-cell>
          <table:table-cell office:value-type="float" office:value="0.0592692489724552" calcext:value-type="float">
            <text:p>0.059269248972455</text:p>
          </table:table-cell>
          <table:table-cell office:value-type="float" office:value="0.16269366738021" calcext:value-type="float">
            <text:p>0.1626936673802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0.0153742334522422" calcext:value-type="float">
            <text:p>0.015374233452242</text:p>
          </table:table-cell>
          <table:table-cell office:value-type="float" office:value="0.0487990479055153" calcext:value-type="float">
            <text:p>0.048799047905515</text:p>
          </table:table-cell>
          <table:table-cell office:value-type="float" office:value="0.095991290818598" calcext:value-type="float">
            <text:p>0.09599129081859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5" calcext:value-type="float">
            <text:p>115</text:p>
          </table:table-cell>
          <table:table-cell office:value-type="float" office:value="29" calcext:value-type="float">
            <text:p>29</text:p>
          </table:table-cell>
          <table:table-cell office:value-type="float" office:value="0.0126831705679447" calcext:value-type="float">
            <text:p>0.012683170567945</text:p>
          </table:table-cell>
          <table:table-cell office:value-type="float" office:value="0.0597665556142662" calcext:value-type="float">
            <text:p>0.059766555614266</text:p>
          </table:table-cell>
          <table:table-cell office:value-type="float" office:value="0.132995342302756" calcext:value-type="float">
            <text:p>0.13299534230275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0.0367587714529103" calcext:value-type="float">
            <text:p>0.03675877145291</text:p>
          </table:table-cell>
          <table:table-cell office:value-type="float" office:value="0.0610718879470927" calcext:value-type="float">
            <text:p>0.061071887947093</text:p>
          </table:table-cell>
          <table:table-cell office:value-type="float" office:value="0.108117379832867" calcext:value-type="float">
            <text:p>0.10811737983286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2" calcext:value-type="float">
            <text:p>92</text:p>
          </table:table-cell>
          <table:table-cell office:value-type="float" office:value="23" calcext:value-type="float">
            <text:p>23</text:p>
          </table:table-cell>
          <table:table-cell office:value-type="float" office:value="0.0131190052056655" calcext:value-type="float">
            <text:p>0.013119005205666</text:p>
          </table:table-cell>
          <table:table-cell office:value-type="float" office:value="0.059010615642015" calcext:value-type="float">
            <text:p>0.059010615642015</text:p>
          </table:table-cell>
          <table:table-cell office:value-type="float" office:value="0.172272991663077" calcext:value-type="float">
            <text:p>0.17227299166307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  <table:table-cell office:value-type="float" office:value="0.0326207222517569" calcext:value-type="float">
            <text:p>0.032620722251757</text:p>
          </table:table-cell>
          <table:table-cell office:value-type="float" office:value="0.0552915492218551" calcext:value-type="float">
            <text:p>0.055291549221855</text:p>
          </table:table-cell>
          <table:table-cell office:value-type="float" office:value="0.128345753056283" calcext:value-type="float">
            <text:p>0.12834575305628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0.0160438185131084" calcext:value-type="float">
            <text:p>0.016043818513109</text:p>
          </table:table-cell>
          <table:table-cell office:value-type="float" office:value="0.0520223929349755" calcext:value-type="float">
            <text:p>0.052022392934976</text:p>
          </table:table-cell>
          <table:table-cell office:value-type="float" office:value="0.101663325043289" calcext:value-type="float">
            <text:p>0.10166332504328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0.00868911960541952" calcext:value-type="float">
            <text:p>0.00868911960542</text:p>
          </table:table-cell>
          <table:table-cell office:value-type="float" office:value="0.0405879870669671" calcext:value-type="float">
            <text:p>0.040587987066967</text:p>
          </table:table-cell>
          <table:table-cell office:value-type="float" office:value="0.111408575962023" calcext:value-type="float">
            <text:p>0.11140857596202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0.00349038681353853" calcext:value-type="float">
            <text:p>0.003490386813539</text:p>
          </table:table-cell>
          <table:table-cell office:value-type="float" office:value="0.0370172674877818" calcext:value-type="float">
            <text:p>0.037017267487782</text:p>
          </table:table-cell>
          <table:table-cell office:value-type="float" office:value="0.123315466057787" calcext:value-type="float">
            <text:p>0.12331546605778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0.00792679294510657" calcext:value-type="float">
            <text:p>0.007926792945107</text:p>
          </table:table-cell>
          <table:table-cell office:value-type="float" office:value="0.0450220088629107" calcext:value-type="float">
            <text:p>0.045022008862911</text:p>
          </table:table-cell>
          <table:table-cell office:value-type="float" office:value="0.0958473417411835" calcext:value-type="float">
            <text:p>0.09584734174118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5" calcext:value-type="float">
            <text:p>95</text:p>
          </table:table-cell>
          <table:table-cell office:value-type="float" office:value="24" calcext:value-type="float">
            <text:p>24</text:p>
          </table:table-cell>
          <table:table-cell office:value-type="float" office:value="0.0108448964541445" calcext:value-type="float">
            <text:p>0.010844896454145</text:p>
          </table:table-cell>
          <table:table-cell office:value-type="float" office:value="0.05377341708076" calcext:value-type="float">
            <text:p>0.05377341708076</text:p>
          </table:table-cell>
          <table:table-cell office:value-type="float" office:value="0.154646732409353" calcext:value-type="float">
            <text:p>0.15464673240935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9" calcext:value-type="float">
            <text:p>109</text:p>
          </table:table-cell>
          <table:table-cell office:value-type="float" office:value="28" calcext:value-type="float">
            <text:p>28</text:p>
          </table:table-cell>
          <table:table-cell office:value-type="float" office:value="0.00665383657994621" calcext:value-type="float">
            <text:p>0.006653836579946</text:p>
          </table:table-cell>
          <table:table-cell office:value-type="float" office:value="0.0687933972330341" calcext:value-type="float">
            <text:p>0.068793397233034</text:p>
          </table:table-cell>
          <table:table-cell office:value-type="float" office:value="0.196664826233196" calcext:value-type="float">
            <text:p>0.19666482623319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0.00271775806461438" calcext:value-type="float">
            <text:p>0.002717758064614</text:p>
          </table:table-cell>
          <table:table-cell office:value-type="float" office:value="0.0569072825178602" calcext:value-type="float">
            <text:p>0.05690728251786</text:p>
          </table:table-cell>
          <table:table-cell office:value-type="float" office:value="0.147656016224509" calcext:value-type="float">
            <text:p>0.14765601622450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0.035624542587116" calcext:value-type="float">
            <text:p>0.035624542587116</text:p>
          </table:table-cell>
          <table:table-cell office:value-type="float" office:value="0.0584642056222564" calcext:value-type="float">
            <text:p>0.058464205622256</text:p>
          </table:table-cell>
          <table:table-cell office:value-type="float" office:value="0.144308170544302" calcext:value-type="float">
            <text:p>0.14430817054430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  <table:table-cell office:value-type="float" office:value="0.0131033875819329" calcext:value-type="float">
            <text:p>0.013103387581933</text:p>
          </table:table-cell>
          <table:table-cell office:value-type="float" office:value="0.0519572861217735" calcext:value-type="float">
            <text:p>0.051957286121774</text:p>
          </table:table-cell>
          <table:table-cell office:value-type="float" office:value="0.13032639823405" calcext:value-type="float">
            <text:p>0.1303263982340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0.00984379019725819" calcext:value-type="float">
            <text:p>0.009843790197258</text:p>
          </table:table-cell>
          <table:table-cell office:value-type="float" office:value="0.0576911406595337" calcext:value-type="float">
            <text:p>0.057691140659534</text:p>
          </table:table-cell>
          <table:table-cell office:value-type="float" office:value="0.126600436250626" calcext:value-type="float">
            <text:p>0.12660043625062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84" calcext:value-type="float">
            <text:p>84</text:p>
          </table:table-cell>
          <table:table-cell office:value-type="float" office:value="22" calcext:value-type="float">
            <text:p>22</text:p>
          </table:table-cell>
          <table:table-cell office:value-type="float" office:value="0.00209189831071066" calcext:value-type="float">
            <text:p>0.002091898310711</text:p>
          </table:table-cell>
          <table:table-cell office:value-type="float" office:value="0.0291458727749814" calcext:value-type="float">
            <text:p>0.029145872774981</text:p>
          </table:table-cell>
          <table:table-cell office:value-type="float" office:value="0.0572171069980897" calcext:value-type="float">
            <text:p>0.0572171069980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office:value-type="float" office:value="0.0130798689398581" calcext:value-type="float">
            <text:p>0.013079868939858</text:p>
          </table:table-cell>
          <table:table-cell office:value-type="float" office:value="0.0375163450052243" calcext:value-type="float">
            <text:p>0.037516345005224</text:p>
          </table:table-cell>
          <table:table-cell office:value-type="float" office:value="0.079525072708823" calcext:value-type="float">
            <text:p>0.07952507270882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0.0000895658109256736" calcext:value-type="float">
            <text:p>8.95658109256736E-05</text:p>
          </table:table-cell>
          <table:table-cell office:value-type="float" office:value="0.0476547800543146" calcext:value-type="float">
            <text:p>0.047654780054315</text:p>
          </table:table-cell>
          <table:table-cell office:value-type="float" office:value="0.115041443026852" calcext:value-type="float">
            <text:p>0.11504144302685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0.00672486731873689" calcext:value-type="float">
            <text:p>0.006724867318737</text:p>
          </table:table-cell>
          <table:table-cell office:value-type="float" office:value="0.0361614302899491" calcext:value-type="float">
            <text:p>0.036161430289949</text:p>
          </table:table-cell>
          <table:table-cell office:value-type="float" office:value="0.0872443179529303" calcext:value-type="float">
            <text:p>0.0872443179529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13" calcext:value-type="float">
            <text:p>113</text:p>
          </table:table-cell>
          <table:table-cell office:value-type="float" office:value="29" calcext:value-type="float">
            <text:p>29</text:p>
          </table:table-cell>
          <table:table-cell office:value-type="float" office:value="0.00141993687935271" calcext:value-type="float">
            <text:p>0.001419936879353</text:p>
          </table:table-cell>
          <table:table-cell office:value-type="float" office:value="0.041867255630088" calcext:value-type="float">
            <text:p>0.041867255630088</text:p>
          </table:table-cell>
          <table:table-cell office:value-type="float" office:value="0.108592860362625" calcext:value-type="float">
            <text:p>0.10859286036262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0.00355432583718118" calcext:value-type="float">
            <text:p>0.003554325837181</text:p>
          </table:table-cell>
          <table:table-cell office:value-type="float" office:value="0.0490065754958718" calcext:value-type="float">
            <text:p>0.049006575495872</text:p>
          </table:table-cell>
          <table:table-cell office:value-type="float" office:value="0.0825066316501766" calcext:value-type="float">
            <text:p>0.08250663165017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0.0236957884935373" calcext:value-type="float">
            <text:p>0.023695788493537</text:p>
          </table:table-cell>
          <table:table-cell office:value-type="float" office:value="0.0322422009930605" calcext:value-type="float">
            <text:p>0.032242200993061</text:p>
          </table:table-cell>
          <table:table-cell office:value-type="float" office:value="0.0542377734289325" calcext:value-type="float">
            <text:p>0.05423777342893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float" office:value="0.0267473190091432" calcext:value-type="float">
            <text:p>0.026747319009143</text:p>
          </table:table-cell>
          <table:table-cell office:value-type="float" office:value="0.0618134089243181" calcext:value-type="float">
            <text:p>0.061813408924318</text:p>
          </table:table-cell>
          <table:table-cell office:value-type="float" office:value="0.12097939707372" calcext:value-type="float">
            <text:p>0.1209793970737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0.00262253555423787" calcext:value-type="float">
            <text:p>0.002622535554238</text:p>
          </table:table-cell>
          <table:table-cell office:value-type="float" office:value="0.0488257350312391" calcext:value-type="float">
            <text:p>0.048825735031239</text:p>
          </table:table-cell>
          <table:table-cell office:value-type="float" office:value="0.16439249752177" calcext:value-type="float">
            <text:p>0.1643924975217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87" calcext:value-type="float">
            <text:p>87</text:p>
          </table:table-cell>
          <table:table-cell office:value-type="float" office:value="22" calcext:value-type="float">
            <text:p>22</text:p>
          </table:table-cell>
          <table:table-cell office:value-type="float" office:value="0.0000975418473126988" calcext:value-type="float">
            <text:p>9.75418473126988E-05</text:p>
          </table:table-cell>
          <table:table-cell office:value-type="float" office:value="0.0404775189643635" calcext:value-type="float">
            <text:p>0.040477518964364</text:p>
          </table:table-cell>
          <table:table-cell office:value-type="float" office:value="0.0775939165246598" calcext:value-type="float">
            <text:p>0.0775939165246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95" calcext:value-type="float">
            <text:p>95</text:p>
          </table:table-cell>
          <table:table-cell office:value-type="float" office:value="24" calcext:value-type="float">
            <text:p>24</text:p>
          </table:table-cell>
          <table:table-cell office:value-type="float" office:value="0.00909931519291485" calcext:value-type="float">
            <text:p>0.009099315192915</text:p>
          </table:table-cell>
          <table:table-cell office:value-type="float" office:value="0.0507319303600509" calcext:value-type="float">
            <text:p>0.050731930360051</text:p>
          </table:table-cell>
          <table:table-cell office:value-type="float" office:value="0.112701503890661" calcext:value-type="float">
            <text:p>0.11270150389066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12" calcext:value-type="float">
            <text:p>112</text:p>
          </table:table-cell>
          <table:table-cell office:value-type="float" office:value="29" calcext:value-type="float">
            <text:p>29</text:p>
          </table:table-cell>
          <table:table-cell office:value-type="float" office:value="0.0231089347597072" calcext:value-type="float">
            <text:p>0.023108934759707</text:p>
          </table:table-cell>
          <table:table-cell office:value-type="float" office:value="0.0515407801619593" calcext:value-type="float">
            <text:p>0.051540780161959</text:p>
          </table:table-cell>
          <table:table-cell office:value-type="float" office:value="0.0849539548966407" calcext:value-type="float">
            <text:p>0.08495395489664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8" calcext:value-type="float">
            <text:p>108</text:p>
          </table:table-cell>
          <table:table-cell office:value-type="float" office:value="27" calcext:value-type="float">
            <text:p>27</text:p>
          </table:table-cell>
          <table:table-cell office:value-type="float" office:value="0.00508466461267687" calcext:value-type="float">
            <text:p>0.005084664612677</text:p>
          </table:table-cell>
          <table:table-cell office:value-type="float" office:value="0.0469174170299486" calcext:value-type="float">
            <text:p>0.046917417029949</text:p>
          </table:table-cell>
          <table:table-cell office:value-type="float" office:value="0.130343667186175" calcext:value-type="float">
            <text:p>0.13034366718617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4" calcext:value-type="float">
            <text:p>104</text:p>
          </table:table-cell>
          <table:table-cell office:value-type="float" office:value="27" calcext:value-type="float">
            <text:p>27</text:p>
          </table:table-cell>
          <table:table-cell office:value-type="float" office:value="0.0047682275812525" calcext:value-type="float">
            <text:p>0.004768227581253</text:p>
          </table:table-cell>
          <table:table-cell office:value-type="float" office:value="0.0495542895965762" calcext:value-type="float">
            <text:p>0.049554289596576</text:p>
          </table:table-cell>
          <table:table-cell office:value-type="float" office:value="0.134959014871008" calcext:value-type="float">
            <text:p>0.13495901487100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float" office:value="0.0183755035386108" calcext:value-type="float">
            <text:p>0.018375503538611</text:p>
          </table:table-cell>
          <table:table-cell office:value-type="float" office:value="0.0356856788853006" calcext:value-type="float">
            <text:p>0.035685678885301</text:p>
          </table:table-cell>
          <table:table-cell office:value-type="float" office:value="0.0733915291872402" calcext:value-type="float">
            <text:p>0.0733915291872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8" calcext:value-type="float">
            <text:p>108</text:p>
          </table:table-cell>
          <table:table-cell office:value-type="float" office:value="27" calcext:value-type="float">
            <text:p>27</text:p>
          </table:table-cell>
          <table:table-cell office:value-type="float" office:value="0.0109624171348686" calcext:value-type="float">
            <text:p>0.010962417134869</text:p>
          </table:table-cell>
          <table:table-cell office:value-type="float" office:value="0.0542166786957307" calcext:value-type="float">
            <text:p>0.054216678695731</text:p>
          </table:table-cell>
          <table:table-cell office:value-type="float" office:value="0.156282103991992" calcext:value-type="float">
            <text:p>0.15628210399199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0.0240113049314411" calcext:value-type="float">
            <text:p>0.024011304931441</text:p>
          </table:table-cell>
          <table:table-cell office:value-type="float" office:value="0.0376185464722511" calcext:value-type="float">
            <text:p>0.037618546472251</text:p>
          </table:table-cell>
          <table:table-cell office:value-type="float" office:value="0.0758775474702286" calcext:value-type="float">
            <text:p>0.07587754747022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98" calcext:value-type="float">
            <text:p>98</text:p>
          </table:table-cell>
          <table:table-cell office:value-type="float" office:value="25" calcext:value-type="float">
            <text:p>25</text:p>
          </table:table-cell>
          <table:table-cell office:value-type="float" office:value="0.0139636943019272" calcext:value-type="float">
            <text:p>0.013963694301927</text:p>
          </table:table-cell>
          <table:table-cell office:value-type="float" office:value="0.0443758518492722" calcext:value-type="float">
            <text:p>0.044375851849272</text:p>
          </table:table-cell>
          <table:table-cell office:value-type="float" office:value="0.121324227432115" calcext:value-type="float">
            <text:p>0.1213242274321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2" calcext:value-type="float">
            <text:p>92</text:p>
          </table:table-cell>
          <table:table-cell office:value-type="float" office:value="23" calcext:value-type="float">
            <text:p>23</text:p>
          </table:table-cell>
          <table:table-cell office:value-type="float" office:value="0.00404559861173881" calcext:value-type="float">
            <text:p>0.004045598611739</text:p>
          </table:table-cell>
          <table:table-cell office:value-type="float" office:value="0.0469463975328162" calcext:value-type="float">
            <text:p>0.046946397532816</text:p>
          </table:table-cell>
          <table:table-cell office:value-type="float" office:value="0.142719552322662" calcext:value-type="float">
            <text:p>0.14271955232266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85" calcext:value-type="float">
            <text:p>85</text:p>
          </table:table-cell>
          <table:table-cell office:value-type="float" office:value="22" calcext:value-type="float">
            <text:p>22</text:p>
          </table:table-cell>
          <table:table-cell office:value-type="float" office:value="0.00112188959333437" calcext:value-type="float">
            <text:p>0.001121889593334</text:p>
          </table:table-cell>
          <table:table-cell office:value-type="float" office:value="0.0459492281236021" calcext:value-type="float">
            <text:p>0.045949228123602</text:p>
          </table:table-cell>
          <table:table-cell office:value-type="float" office:value="0.118365452369868" calcext:value-type="float">
            <text:p>0.11836545236986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0.015814868927963" calcext:value-type="float">
            <text:p>0.015814868927963</text:p>
          </table:table-cell>
          <table:table-cell office:value-type="float" office:value="0.026543928629832" calcext:value-type="float">
            <text:p>0.026543928629832</text:p>
          </table:table-cell>
          <table:table-cell office:value-type="float" office:value="0.0665039024300578" calcext:value-type="float">
            <text:p>0.06650390243005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0.0198697498549774" calcext:value-type="float">
            <text:p>0.019869749854977</text:p>
          </table:table-cell>
          <table:table-cell office:value-type="float" office:value="0.0430476771246759" calcext:value-type="float">
            <text:p>0.043047677124676</text:p>
          </table:table-cell>
          <table:table-cell office:value-type="float" office:value="0.0993324696040852" calcext:value-type="float">
            <text:p>0.09933246960408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0.00344465892638357" calcext:value-type="float">
            <text:p>0.003444658926384</text:p>
          </table:table-cell>
          <table:table-cell office:value-type="float" office:value="0.033901121157837" calcext:value-type="float">
            <text:p>0.033901121157837</text:p>
          </table:table-cell>
          <table:table-cell office:value-type="float" office:value="0.0910313935541436" calcext:value-type="float">
            <text:p>0.09103139355414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office:value-type="float" office:value="0.00911011252652949" calcext:value-type="float">
            <text:p>0.009110112526529</text:p>
          </table:table-cell>
          <table:table-cell office:value-type="float" office:value="0.0395699368853979" calcext:value-type="float">
            <text:p>0.039569936885398</text:p>
          </table:table-cell>
          <table:table-cell office:value-type="float" office:value="0.0968153078565026" calcext:value-type="float">
            <text:p>0.09681530785650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  <table:table-cell office:value-type="float" office:value="0.00179830213441801" calcext:value-type="float">
            <text:p>0.001798302134418</text:p>
          </table:table-cell>
          <table:table-cell office:value-type="float" office:value="0.0323421097652881" calcext:value-type="float">
            <text:p>0.032342109765288</text:p>
          </table:table-cell>
          <table:table-cell office:value-type="float" office:value="0.0817445534092851" calcext:value-type="float">
            <text:p>0.08174455340928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0.0268478191771646" calcext:value-type="float">
            <text:p>0.026847819177165</text:p>
          </table:table-cell>
          <table:table-cell office:value-type="float" office:value="0.06251856174256" calcext:value-type="float">
            <text:p>0.06251856174256</text:p>
          </table:table-cell>
          <table:table-cell office:value-type="float" office:value="0.127578500502552" calcext:value-type="float">
            <text:p>0.12757850050255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  <table:table-cell office:value-type="float" office:value="0.0174062717404641" calcext:value-type="float">
            <text:p>0.017406271740464</text:p>
          </table:table-cell>
          <table:table-cell office:value-type="float" office:value="0.047832939817223" calcext:value-type="float">
            <text:p>0.047832939817223</text:p>
          </table:table-cell>
          <table:table-cell office:value-type="float" office:value="0.0702578003595484" calcext:value-type="float">
            <text:p>0.07025780035954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6" calcext:value-type="float">
            <text:p>106</text:p>
          </table:table-cell>
          <table:table-cell office:value-type="float" office:value="27" calcext:value-type="float">
            <text:p>27</text:p>
          </table:table-cell>
          <table:table-cell office:value-type="float" office:value="0.0158372782759838" calcext:value-type="float">
            <text:p>0.015837278275984</text:p>
          </table:table-cell>
          <table:table-cell office:value-type="float" office:value="0.0543440859105227" calcext:value-type="float">
            <text:p>0.054344085910523</text:p>
          </table:table-cell>
          <table:table-cell office:value-type="float" office:value="0.0952908990833333" calcext:value-type="float">
            <text:p>0.09529089908333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0.0342737388246474" calcext:value-type="float">
            <text:p>0.034273738824647</text:p>
          </table:table-cell>
          <table:table-cell office:value-type="float" office:value="0.0367386874762804" calcext:value-type="float">
            <text:p>0.036738687476281</text:p>
          </table:table-cell>
          <table:table-cell office:value-type="float" office:value="0.0424015437315615" calcext:value-type="float">
            <text:p>0.04240154373156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0.0332109254410098" calcext:value-type="float">
            <text:p>0.03321092544101</text:p>
          </table:table-cell>
          <table:table-cell office:value-type="float" office:value="0.0550785003938642" calcext:value-type="float">
            <text:p>0.055078500393864</text:p>
          </table:table-cell>
          <table:table-cell office:value-type="float" office:value="0.0812079963202019" calcext:value-type="float">
            <text:p>0.08120799632020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0.000767023824257418" calcext:value-type="float">
            <text:p>0.000767023824257</text:p>
          </table:table-cell>
          <table:table-cell office:value-type="float" office:value="0.0330718150458814" calcext:value-type="float">
            <text:p>0.033071815045882</text:p>
          </table:table-cell>
          <table:table-cell office:value-type="float" office:value="0.0545768886296571" calcext:value-type="float">
            <text:p>0.05457688862965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98" calcext:value-type="float">
            <text:p>98</text:p>
          </table:table-cell>
          <table:table-cell office:value-type="float" office:value="25" calcext:value-type="float">
            <text:p>25</text:p>
          </table:table-cell>
          <table:table-cell office:value-type="float" office:value="0.00264487162419713" calcext:value-type="float">
            <text:p>0.002644871624197</text:p>
          </table:table-cell>
          <table:table-cell office:value-type="float" office:value="0.0529235359515674" calcext:value-type="float">
            <text:p>0.052923535951567</text:p>
          </table:table-cell>
          <table:table-cell office:value-type="float" office:value="0.115313823232135" calcext:value-type="float">
            <text:p>0.11531382323213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5" calcext:value-type="float">
            <text:p>105</text:p>
          </table:table-cell>
          <table:table-cell office:value-type="float" office:value="27" calcext:value-type="float">
            <text:p>27</text:p>
          </table:table-cell>
          <table:table-cell office:value-type="float" office:value="0.0139909851003447" calcext:value-type="float">
            <text:p>0.013990985100345</text:p>
          </table:table-cell>
          <table:table-cell office:value-type="float" office:value="0.048515908983854" calcext:value-type="float">
            <text:p>0.048515908983854</text:p>
          </table:table-cell>
          <table:table-cell office:value-type="float" office:value="0.102984537887275" calcext:value-type="float">
            <text:p>0.10298453788727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0.000255336165335573" calcext:value-type="float">
            <text:p>0.000255336165336</text:p>
          </table:table-cell>
          <table:table-cell office:value-type="float" office:value="0.0484765258061617" calcext:value-type="float">
            <text:p>0.048476525806162</text:p>
          </table:table-cell>
          <table:table-cell office:value-type="float" office:value="0.122829389942982" calcext:value-type="float">
            <text:p>0.12282938994298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float" office:value="0.0122466559324287" calcext:value-type="float">
            <text:p>0.012246655932429</text:p>
          </table:table-cell>
          <table:table-cell office:value-type="float" office:value="0.0564380998706132" calcext:value-type="float">
            <text:p>0.056438099870613</text:p>
          </table:table-cell>
          <table:table-cell office:value-type="float" office:value="0.110584904003783" calcext:value-type="float">
            <text:p>0.11058490400378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office:value-type="float" office:value="0.0126100915891417" calcext:value-type="float">
            <text:p>0.012610091589142</text:p>
          </table:table-cell>
          <table:table-cell office:value-type="float" office:value="0.0418656737211044" calcext:value-type="float">
            <text:p>0.041865673721105</text:p>
          </table:table-cell>
          <table:table-cell office:value-type="float" office:value="0.101733429950458" calcext:value-type="float">
            <text:p>0.10173342995045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office:value-type="float" office:value="0.00123389194912138" calcext:value-type="float">
            <text:p>0.001233891949121</text:p>
          </table:table-cell>
          <table:table-cell office:value-type="float" office:value="0.0377657111384671" calcext:value-type="float">
            <text:p>0.037765711138467</text:p>
          </table:table-cell>
          <table:table-cell office:value-type="float" office:value="0.0897486494330975" calcext:value-type="float">
            <text:p>0.08974864943309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0.00421383927516306" calcext:value-type="float">
            <text:p>0.004213839275163</text:p>
          </table:table-cell>
          <table:table-cell office:value-type="float" office:value="0.0457627282755533" calcext:value-type="float">
            <text:p>0.045762728275553</text:p>
          </table:table-cell>
          <table:table-cell office:value-type="float" office:value="0.0868859966288037" calcext:value-type="float">
            <text:p>0.08688599662880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0.022387838590367" calcext:value-type="float">
            <text:p>0.022387838590367</text:p>
          </table:table-cell>
          <table:table-cell office:value-type="float" office:value="0.0469049046463679" calcext:value-type="float">
            <text:p>0.046904904646368</text:p>
          </table:table-cell>
          <table:table-cell office:value-type="float" office:value="0.0725387434244908" calcext:value-type="float">
            <text:p>0.07253874342449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office:value-type="float" office:value="0.000050866367372171" calcext:value-type="float">
            <text:p>5.0866367372171E-05</text:p>
          </table:table-cell>
          <table:table-cell office:value-type="float" office:value="0.0351492401666168" calcext:value-type="float">
            <text:p>0.035149240166617</text:p>
          </table:table-cell>
          <table:table-cell office:value-type="float" office:value="0.0614201748578753" calcext:value-type="float">
            <text:p>0.06142017485787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float" office:value="0.00459093738719785" calcext:value-type="float">
            <text:p>0.004590937387198</text:p>
          </table:table-cell>
          <table:table-cell office:value-type="float" office:value="0.0419667487169677" calcext:value-type="float">
            <text:p>0.041966748716968</text:p>
          </table:table-cell>
          <table:table-cell office:value-type="float" office:value="0.0768118381661666" calcext:value-type="float">
            <text:p>0.07681183816616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4" calcext:value-type="float">
            <text:p>84</text:p>
          </table:table-cell>
          <table:table-cell office:value-type="float" office:value="22" calcext:value-type="float">
            <text:p>22</text:p>
          </table:table-cell>
          <table:table-cell office:value-type="float" office:value="0.0203697213399339" calcext:value-type="float">
            <text:p>0.020369721339934</text:p>
          </table:table-cell>
          <table:table-cell office:value-type="float" office:value="0.0408390768147207" calcext:value-type="float">
            <text:p>0.040839076814721</text:p>
          </table:table-cell>
          <table:table-cell office:value-type="float" office:value="0.0752100195576674" calcext:value-type="float">
            <text:p>0.07521001955766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  <table:table-cell office:value-type="float" office:value="0.00510455413696842" calcext:value-type="float">
            <text:p>0.005104554136968</text:p>
          </table:table-cell>
          <table:table-cell office:value-type="float" office:value="0.0515940820613656" calcext:value-type="float">
            <text:p>0.051594082061366</text:p>
          </table:table-cell>
          <table:table-cell office:value-type="float" office:value="0.0906044910876823" calcext:value-type="float">
            <text:p>0.09060449108768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0.000932967730102763" calcext:value-type="float">
            <text:p>0.000932967730103</text:p>
          </table:table-cell>
          <table:table-cell office:value-type="float" office:value="0.0408659186136655" calcext:value-type="float">
            <text:p>0.040865918613666</text:p>
          </table:table-cell>
          <table:table-cell office:value-type="float" office:value="0.0749574801657731" calcext:value-type="float">
            <text:p>0.07495748016577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0.00958809663070559" calcext:value-type="float">
            <text:p>0.009588096630706</text:p>
          </table:table-cell>
          <table:table-cell office:value-type="float" office:value="0.0416921447453259" calcext:value-type="float">
            <text:p>0.041692144745326</text:p>
          </table:table-cell>
          <table:table-cell office:value-type="float" office:value="0.0786027297553358" calcext:value-type="float">
            <text:p>0.07860272975533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0.033904232998737" calcext:value-type="float">
            <text:p>0.033904232998737</text:p>
          </table:table-cell>
          <table:table-cell office:value-type="float" office:value="0.0446921220090503" calcext:value-type="float">
            <text:p>0.04469212200905</text:p>
          </table:table-cell>
          <table:table-cell office:value-type="float" office:value="0.0804089167423397" calcext:value-type="float">
            <text:p>0.0804089167423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office:value-type="float" office:value="0.00240898932922806" calcext:value-type="float">
            <text:p>0.002408989329228</text:p>
          </table:table-cell>
          <table:table-cell office:value-type="float" office:value="0.0439803145448934" calcext:value-type="float">
            <text:p>0.043980314544894</text:p>
          </table:table-cell>
          <table:table-cell office:value-type="float" office:value="0.0977406601928352" calcext:value-type="float">
            <text:p>0.09774066019283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8" calcext:value-type="float">
            <text:p>108</text:p>
          </table:table-cell>
          <table:table-cell office:value-type="float" office:value="28" calcext:value-type="float">
            <text:p>28</text:p>
          </table:table-cell>
          <table:table-cell office:value-type="float" office:value="0.0168028681154424" calcext:value-type="float">
            <text:p>0.016802868115442</text:p>
          </table:table-cell>
          <table:table-cell office:value-type="float" office:value="0.041524478020604" calcext:value-type="float">
            <text:p>0.041524478020604</text:p>
          </table:table-cell>
          <table:table-cell office:value-type="float" office:value="0.0775643818977894" calcext:value-type="float">
            <text:p>0.07756438189778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6" calcext:value-type="float">
            <text:p>106</text:p>
          </table:table-cell>
          <table:table-cell office:value-type="float" office:value="27" calcext:value-type="float">
            <text:p>27</text:p>
          </table:table-cell>
          <table:table-cell office:value-type="float" office:value="0.0125314256323628" calcext:value-type="float">
            <text:p>0.012531425632363</text:p>
          </table:table-cell>
          <table:table-cell office:value-type="float" office:value="0.0415238659368355" calcext:value-type="float">
            <text:p>0.041523865936836</text:p>
          </table:table-cell>
          <table:table-cell office:value-type="float" office:value="0.0644502176897484" calcext:value-type="float">
            <text:p>0.06445021768974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0.0184192904645934" calcext:value-type="float">
            <text:p>0.018419290464594</text:p>
          </table:table-cell>
          <table:table-cell office:value-type="float" office:value="0.0471563906408901" calcext:value-type="float">
            <text:p>0.04715639064089</text:p>
          </table:table-cell>
          <table:table-cell office:value-type="float" office:value="0.0862161411700907" calcext:value-type="float">
            <text:p>0.08621614117009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0.00424478237387782" calcext:value-type="float">
            <text:p>0.004244782373878</text:p>
          </table:table-cell>
          <table:table-cell office:value-type="float" office:value="0.0373435733906807" calcext:value-type="float">
            <text:p>0.037343573390681</text:p>
          </table:table-cell>
          <table:table-cell office:value-type="float" office:value="0.0588657054305621" calcext:value-type="float">
            <text:p>0.05886570543056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85" calcext:value-type="float">
            <text:p>85</text:p>
          </table:table-cell>
          <table:table-cell office:value-type="float" office:value="22" calcext:value-type="float">
            <text:p>22</text:p>
          </table:table-cell>
          <table:table-cell office:value-type="float" office:value="0.00526226310050193" calcext:value-type="float">
            <text:p>0.005262263100502</text:p>
          </table:table-cell>
          <table:table-cell office:value-type="float" office:value="0.0460907479939976" calcext:value-type="float">
            <text:p>0.046090747993998</text:p>
          </table:table-cell>
          <table:table-cell office:value-type="float" office:value="0.110570349553457" calcext:value-type="float">
            <text:p>0.11057034955345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0.011632771127178" calcext:value-type="float">
            <text:p>0.011632771127178</text:p>
          </table:table-cell>
          <table:table-cell office:value-type="float" office:value="0.0432634523911186" calcext:value-type="float">
            <text:p>0.043263452391119</text:p>
          </table:table-cell>
          <table:table-cell office:value-type="float" office:value="0.0916950501570921" calcext:value-type="float">
            <text:p>0.09169505015709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0.0160718767175665" calcext:value-type="float">
            <text:p>0.016071876717567</text:p>
          </table:table-cell>
          <table:table-cell office:value-type="float" office:value="0.0421410729130724" calcext:value-type="float">
            <text:p>0.042141072913073</text:p>
          </table:table-cell>
          <table:table-cell office:value-type="float" office:value="0.0754721317769308" calcext:value-type="float">
            <text:p>0.07547213177693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0.0159825379990909" calcext:value-type="float">
            <text:p>0.015982537999091</text:p>
          </table:table-cell>
          <table:table-cell office:value-type="float" office:value="0.0230131106875173" calcext:value-type="float">
            <text:p>0.023013110687517</text:p>
          </table:table-cell>
          <table:table-cell office:value-type="float" office:value="0.0721244200833069" calcext:value-type="float">
            <text:p>0.07212442008330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office:value-type="float" office:value="0.00104405363656501" calcext:value-type="float">
            <text:p>0.001044053636565</text:p>
          </table:table-cell>
          <table:table-cell office:value-type="float" office:value="0.028176821444551" calcext:value-type="float">
            <text:p>0.028176821444551</text:p>
          </table:table-cell>
          <table:table-cell office:value-type="float" office:value="0.0615223289161883" calcext:value-type="float">
            <text:p>0.06152232891618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8" calcext:value-type="float">
            <text:p>98</text:p>
          </table:table-cell>
          <table:table-cell office:value-type="float" office:value="25" calcext:value-type="float">
            <text:p>25</text:p>
          </table:table-cell>
          <table:table-cell office:value-type="float" office:value="0.000150185549524839" calcext:value-type="float">
            <text:p>0.000150185549525</text:p>
          </table:table-cell>
          <table:table-cell office:value-type="float" office:value="0.0463437728529732" calcext:value-type="float">
            <text:p>0.046343772852973</text:p>
          </table:table-cell>
          <table:table-cell office:value-type="float" office:value="0.104106473136604" calcext:value-type="float">
            <text:p>0.10410647313660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  <table:table-cell office:value-type="float" office:value="0.0208943351473292" calcext:value-type="float">
            <text:p>0.020894335147329</text:p>
          </table:table-cell>
          <table:table-cell office:value-type="float" office:value="0.0490758756769458" calcext:value-type="float">
            <text:p>0.049075875676946</text:p>
          </table:table-cell>
          <table:table-cell office:value-type="float" office:value="0.0772058166025485" calcext:value-type="float">
            <text:p>0.07720581660254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0.00356797827327349" calcext:value-type="float">
            <text:p>0.003567978273273</text:p>
          </table:table-cell>
          <table:table-cell office:value-type="float" office:value="0.03550185525787" calcext:value-type="float">
            <text:p>0.03550185525787</text:p>
          </table:table-cell>
          <table:table-cell office:value-type="float" office:value="0.0781239276368329" calcext:value-type="float">
            <text:p>0.07812392763683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4" calcext:value-type="float">
            <text:p>104</text:p>
          </table:table-cell>
          <table:table-cell office:value-type="float" office:value="26" calcext:value-type="float">
            <text:p>26</text:p>
          </table:table-cell>
          <table:table-cell office:value-type="float" office:value="0.0191450058289154" calcext:value-type="float">
            <text:p>0.019145005828915</text:p>
          </table:table-cell>
          <table:table-cell office:value-type="float" office:value="0.0365760333061436" calcext:value-type="float">
            <text:p>0.036576033306144</text:p>
          </table:table-cell>
          <table:table-cell office:value-type="float" office:value="0.0661112059309217" calcext:value-type="float">
            <text:p>0.06611120593092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0.0109280006862736" calcext:value-type="float">
            <text:p>0.010928000686274</text:p>
          </table:table-cell>
          <table:table-cell office:value-type="float" office:value="0.0470738539409965" calcext:value-type="float">
            <text:p>0.047073853940997</text:p>
          </table:table-cell>
          <table:table-cell office:value-type="float" office:value="0.0890832122281634" calcext:value-type="float">
            <text:p>0.08908321222816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float" office:value="0.0109243279073754" calcext:value-type="float">
            <text:p>0.010924327907375</text:p>
          </table:table-cell>
          <table:table-cell office:value-type="float" office:value="0.0375135964770207" calcext:value-type="float">
            <text:p>0.037513596477021</text:p>
          </table:table-cell>
          <table:table-cell office:value-type="float" office:value="0.0812590851282226" calcext:value-type="float">
            <text:p>0.08125908512822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0.00425586115287313" calcext:value-type="float">
            <text:p>0.004255861152873</text:p>
          </table:table-cell>
          <table:table-cell office:value-type="float" office:value="0.0357031881008555" calcext:value-type="float">
            <text:p>0.035703188100856</text:p>
          </table:table-cell>
          <table:table-cell office:value-type="float" office:value="0.0551482439821349" calcext:value-type="float">
            <text:p>0.05514824398213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19" calcext:value-type="float">
            <text:p>119</text:p>
          </table:table-cell>
          <table:table-cell office:value-type="float" office:value="30" calcext:value-type="float">
            <text:p>30</text:p>
          </table:table-cell>
          <table:table-cell office:value-type="float" office:value="0.0170322916235069" calcext:value-type="float">
            <text:p>0.017032291623507</text:p>
          </table:table-cell>
          <table:table-cell office:value-type="float" office:value="0.0469693287391806" calcext:value-type="float">
            <text:p>0.046969328739181</text:p>
          </table:table-cell>
          <table:table-cell office:value-type="float" office:value="0.0864030975415782" calcext:value-type="float">
            <text:p>0.08640309754157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0.00408448960330798" calcext:value-type="float">
            <text:p>0.004084489603308</text:p>
          </table:table-cell>
          <table:table-cell office:value-type="float" office:value="0.0227912780369502" calcext:value-type="float">
            <text:p>0.02279127803695</text:p>
          </table:table-cell>
          <table:table-cell office:value-type="float" office:value="0.0406697129190913" calcext:value-type="float">
            <text:p>0.04066971291909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94" calcext:value-type="float">
            <text:p>94</text:p>
          </table:table-cell>
          <table:table-cell office:value-type="float" office:value="24" calcext:value-type="float">
            <text:p>24</text:p>
          </table:table-cell>
          <table:table-cell office:value-type="float" office:value="0.0169644525697048" calcext:value-type="float">
            <text:p>0.016964452569705</text:p>
          </table:table-cell>
          <table:table-cell office:value-type="float" office:value="0.0468923354141643" calcext:value-type="float">
            <text:p>0.046892335414164</text:p>
          </table:table-cell>
          <table:table-cell office:value-type="float" office:value="0.0907160578617287" calcext:value-type="float">
            <text:p>0.09071605786172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office:value-type="float" office:value="0.0169476674874158" calcext:value-type="float">
            <text:p>0.016947667487416</text:p>
          </table:table-cell>
          <table:table-cell office:value-type="float" office:value="0.0242185685910173" calcext:value-type="float">
            <text:p>0.024218568591017</text:p>
          </table:table-cell>
          <table:table-cell office:value-type="float" office:value="0.0542933960898519" calcext:value-type="float">
            <text:p>0.05429339608985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0.00719154940333722" calcext:value-type="float">
            <text:p>0.007191549403337</text:p>
          </table:table-cell>
          <table:table-cell office:value-type="float" office:value="0.0393309687710405" calcext:value-type="float">
            <text:p>0.039330968771041</text:p>
          </table:table-cell>
          <table:table-cell office:value-type="float" office:value="0.0844685639014713" calcext:value-type="float">
            <text:p>0.08446856390147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0.0068717885635472" calcext:value-type="float">
            <text:p>0.006871788563547</text:p>
          </table:table-cell>
          <table:table-cell office:value-type="float" office:value="0.027809602185695" calcext:value-type="float">
            <text:p>0.027809602185695</text:p>
          </table:table-cell>
          <table:table-cell office:value-type="float" office:value="0.0681086867060645" calcext:value-type="float">
            <text:p>0.06810868670606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7" calcext:value-type="float">
            <text:p>87</text:p>
          </table:table-cell>
          <table:table-cell office:value-type="float" office:value="22" calcext:value-type="float">
            <text:p>22</text:p>
          </table:table-cell>
          <table:table-cell office:value-type="float" office:value="0.00825333442448994" calcext:value-type="float">
            <text:p>0.00825333442449</text:p>
          </table:table-cell>
          <table:table-cell office:value-type="float" office:value="0.0468682265878586" calcext:value-type="float">
            <text:p>0.046868226587859</text:p>
          </table:table-cell>
          <table:table-cell office:value-type="float" office:value="0.0771088001217049" calcext:value-type="float">
            <text:p>0.07710880012170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office:value-type="float" office:value="0.00230635962665193" calcext:value-type="float">
            <text:p>0.002306359626652</text:p>
          </table:table-cell>
          <table:table-cell office:value-type="float" office:value="0.0334376531011119" calcext:value-type="float">
            <text:p>0.033437653101112</text:p>
          </table:table-cell>
          <table:table-cell office:value-type="float" office:value="0.0699051726696062" calcext:value-type="float">
            <text:p>0.06990517266960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95" calcext:value-type="float">
            <text:p>95</text:p>
          </table:table-cell>
          <table:table-cell office:value-type="float" office:value="24" calcext:value-type="float">
            <text:p>24</text:p>
          </table:table-cell>
          <table:table-cell office:value-type="float" office:value="0.0134032527118008" calcext:value-type="float">
            <text:p>0.013403252711801</text:p>
          </table:table-cell>
          <table:table-cell office:value-type="float" office:value="0.053005959675242" calcext:value-type="float">
            <text:p>0.053005959675242</text:p>
          </table:table-cell>
          <table:table-cell office:value-type="float" office:value="0.0888461740303096" calcext:value-type="float">
            <text:p>0.0888461740303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0.0000486691214170998" calcext:value-type="float">
            <text:p>4.86691214170998E-05</text:p>
          </table:table-cell>
          <table:table-cell office:value-type="float" office:value="0.0240428544371536" calcext:value-type="float">
            <text:p>0.024042854437154</text:p>
          </table:table-cell>
          <table:table-cell office:value-type="float" office:value="0.0645652186285729" calcext:value-type="float">
            <text:p>0.06456521862857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9" calcext:value-type="float">
            <text:p>99</text:p>
          </table:table-cell>
          <table:table-cell office:value-type="float" office:value="25" calcext:value-type="float">
            <text:p>25</text:p>
          </table:table-cell>
          <table:table-cell office:value-type="float" office:value="0.0112303974142249" calcext:value-type="float">
            <text:p>0.011230397414225</text:p>
          </table:table-cell>
          <table:table-cell office:value-type="float" office:value="0.0409092195133752" calcext:value-type="float">
            <text:p>0.040909219513375</text:p>
          </table:table-cell>
          <table:table-cell office:value-type="float" office:value="0.0723856557880531" calcext:value-type="float">
            <text:p>0.07238565578805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0.0144537641229674" calcext:value-type="float">
            <text:p>0.014453764122968</text:p>
          </table:table-cell>
          <table:table-cell office:value-type="float" office:value="0.0253918437677705" calcext:value-type="float">
            <text:p>0.025391843767771</text:p>
          </table:table-cell>
          <table:table-cell office:value-type="float" office:value="0.0654745585244332" calcext:value-type="float">
            <text:p>0.06547455852443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0.0178023626399834" calcext:value-type="float">
            <text:p>0.017802362639983</text:p>
          </table:table-cell>
          <table:table-cell office:value-type="float" office:value="0.035502131267532" calcext:value-type="float">
            <text:p>0.035502131267532</text:p>
          </table:table-cell>
          <table:table-cell office:value-type="float" office:value="0.0565856300269476" calcext:value-type="float">
            <text:p>0.05658563002694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float" office:value="0.0128715105092228" calcext:value-type="float">
            <text:p>0.012871510509223</text:p>
          </table:table-cell>
          <table:table-cell office:value-type="float" office:value="0.0383423273240734" calcext:value-type="float">
            <text:p>0.038342327324074</text:p>
          </table:table-cell>
          <table:table-cell office:value-type="float" office:value="0.0838162446376183" calcext:value-type="float">
            <text:p>0.08381624463761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9" calcext:value-type="float">
            <text:p>109</text:p>
          </table:table-cell>
          <table:table-cell office:value-type="float" office:value="28" calcext:value-type="float">
            <text:p>28</text:p>
          </table:table-cell>
          <table:table-cell office:value-type="float" office:value="0.00135589089169419" calcext:value-type="float">
            <text:p>0.001355890891694</text:p>
          </table:table-cell>
          <table:table-cell office:value-type="float" office:value="0.0383595782597542" calcext:value-type="float">
            <text:p>0.038359578259754</text:p>
          </table:table-cell>
          <table:table-cell office:value-type="float" office:value="0.0833965223220467" calcext:value-type="float">
            <text:p>0.08339652232204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3" calcext:value-type="float">
            <text:p>103</text:p>
          </table:table-cell>
          <table:table-cell office:value-type="float" office:value="26" calcext:value-type="float">
            <text:p>26</text:p>
          </table:table-cell>
          <table:table-cell office:value-type="float" office:value="0.00814208822962392" calcext:value-type="float">
            <text:p>0.008142088229624</text:p>
          </table:table-cell>
          <table:table-cell office:value-type="float" office:value="0.0365657327576439" calcext:value-type="float">
            <text:p>0.036565732757644</text:p>
          </table:table-cell>
          <table:table-cell office:value-type="float" office:value="0.0754426055459322" calcext:value-type="float">
            <text:p>0.07544260554593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92" calcext:value-type="float">
            <text:p>92</text:p>
          </table:table-cell>
          <table:table-cell office:value-type="float" office:value="24" calcext:value-type="float">
            <text:p>24</text:p>
          </table:table-cell>
          <table:table-cell office:value-type="float" office:value="0.000882339726020365" calcext:value-type="float">
            <text:p>0.00088233972602</text:p>
          </table:table-cell>
          <table:table-cell office:value-type="float" office:value="0.032026841597484" calcext:value-type="float">
            <text:p>0.032026841597484</text:p>
          </table:table-cell>
          <table:table-cell office:value-type="float" office:value="0.0708918370980403" calcext:value-type="float">
            <text:p>0.0708918370980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4" calcext:value-type="float">
            <text:p>104</text:p>
          </table:table-cell>
          <table:table-cell office:value-type="float" office:value="26" calcext:value-type="float">
            <text:p>26</text:p>
          </table:table-cell>
          <table:table-cell office:value-type="float" office:value="0.00142508967193111" calcext:value-type="float">
            <text:p>0.001425089671931</text:p>
          </table:table-cell>
          <table:table-cell office:value-type="float" office:value="0.0319013590457678" calcext:value-type="float">
            <text:p>0.031901359045768</text:p>
          </table:table-cell>
          <table:table-cell office:value-type="float" office:value="0.0807837454319427" calcext:value-type="float">
            <text:p>0.08078374543194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84" calcext:value-type="float">
            <text:p>84</text:p>
          </table:table-cell>
          <table:table-cell office:value-type="float" office:value="22" calcext:value-type="float">
            <text:p>22</text:p>
          </table:table-cell>
          <table:table-cell office:value-type="float" office:value="0.00349026220828685" calcext:value-type="float">
            <text:p>0.003490262208287</text:p>
          </table:table-cell>
          <table:table-cell office:value-type="float" office:value="0.0376764161557543" calcext:value-type="float">
            <text:p>0.037676416155754</text:p>
          </table:table-cell>
          <table:table-cell office:value-type="float" office:value="0.125166878505802" calcext:value-type="float">
            <text:p>0.12516687850580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21" calcext:value-type="float">
            <text:p>121</text:p>
          </table:table-cell>
          <table:table-cell office:value-type="float" office:value="31" calcext:value-type="float">
            <text:p>31</text:p>
          </table:table-cell>
          <table:table-cell office:value-type="float" office:value="0.0174595184489978" calcext:value-type="float">
            <text:p>0.017459518448998</text:p>
          </table:table-cell>
          <table:table-cell office:value-type="float" office:value="0.0359118816218548" calcext:value-type="float">
            <text:p>0.035911881621855</text:p>
          </table:table-cell>
          <table:table-cell office:value-type="float" office:value="0.0818759280036462" calcext:value-type="float">
            <text:p>0.08187592800364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4" calcext:value-type="float">
            <text:p>104</text:p>
          </table:table-cell>
          <table:table-cell office:value-type="float" office:value="27" calcext:value-type="float">
            <text:p>27</text:p>
          </table:table-cell>
          <table:table-cell office:value-type="float" office:value="0.00932637011770299" calcext:value-type="float">
            <text:p>0.009326370117703</text:p>
          </table:table-cell>
          <table:table-cell office:value-type="float" office:value="0.0398564983732794" calcext:value-type="float">
            <text:p>0.039856498373279</text:p>
          </table:table-cell>
          <table:table-cell office:value-type="float" office:value="0.0659137071629616" calcext:value-type="float">
            <text:p>0.06591370716296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5" calcext:value-type="float">
            <text:p>105</text:p>
          </table:table-cell>
          <table:table-cell office:value-type="float" office:value="27" calcext:value-type="float">
            <text:p>27</text:p>
          </table:table-cell>
          <table:table-cell office:value-type="float" office:value="0.00609432238181773" calcext:value-type="float">
            <text:p>0.006094322381818</text:p>
          </table:table-cell>
          <table:table-cell office:value-type="float" office:value="0.03828862232648" calcext:value-type="float">
            <text:p>0.03828862232648</text:p>
          </table:table-cell>
          <table:table-cell office:value-type="float" office:value="0.104089794151257" calcext:value-type="float">
            <text:p>0.10408979415125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98" calcext:value-type="float">
            <text:p>98</text:p>
          </table:table-cell>
          <table:table-cell office:value-type="float" office:value="25" calcext:value-type="float">
            <text:p>25</text:p>
          </table:table-cell>
          <table:table-cell office:value-type="float" office:value="0.0207055062803629" calcext:value-type="float">
            <text:p>0.020705506280363</text:p>
          </table:table-cell>
          <table:table-cell office:value-type="float" office:value="0.041699903581186" calcext:value-type="float">
            <text:p>0.041699903581186</text:p>
          </table:table-cell>
          <table:table-cell office:value-type="float" office:value="0.0795662736432782" calcext:value-type="float">
            <text:p>0.07956627364327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office:value-type="float" office:value="0.0112812334243707" calcext:value-type="float">
            <text:p>0.011281233424371</text:p>
          </table:table-cell>
          <table:table-cell office:value-type="float" office:value="0.0299017512979712" calcext:value-type="float">
            <text:p>0.029901751297971</text:p>
          </table:table-cell>
          <table:table-cell office:value-type="float" office:value="0.0661523432249051" calcext:value-type="float">
            <text:p>0.06615234322490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0.00160440412571361" calcext:value-type="float">
            <text:p>0.001604404125714</text:p>
          </table:table-cell>
          <table:table-cell office:value-type="float" office:value="0.0382193976253756" calcext:value-type="float">
            <text:p>0.038219397625376</text:p>
          </table:table-cell>
          <table:table-cell office:value-type="float" office:value="0.11043695573465" calcext:value-type="float">
            <text:p>0.1104369557346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92" calcext:value-type="float">
            <text:p>92</text:p>
          </table:table-cell>
          <table:table-cell office:value-type="float" office:value="24" calcext:value-type="float">
            <text:p>24</text:p>
          </table:table-cell>
          <table:table-cell office:value-type="float" office:value="0.00669129303562199" calcext:value-type="float">
            <text:p>0.006691293035622</text:p>
          </table:table-cell>
          <table:table-cell office:value-type="float" office:value="0.0379135575635703" calcext:value-type="float">
            <text:p>0.03791355756357</text:p>
          </table:table-cell>
          <table:table-cell office:value-type="float" office:value="0.0800665557519863" calcext:value-type="float">
            <text:p>0.08006655575198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0.00731170415284566" calcext:value-type="float">
            <text:p>0.007311704152846</text:p>
          </table:table-cell>
          <table:table-cell office:value-type="float" office:value="0.0368889321090564" calcext:value-type="float">
            <text:p>0.036888932109056</text:p>
          </table:table-cell>
          <table:table-cell office:value-type="float" office:value="0.0886221500277049" calcext:value-type="float">
            <text:p>0.08862215002770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0.0119736519923914" calcext:value-type="float">
            <text:p>0.011973651992392</text:p>
          </table:table-cell>
          <table:table-cell office:value-type="float" office:value="0.033115879164954" calcext:value-type="float">
            <text:p>0.033115879164954</text:p>
          </table:table-cell>
          <table:table-cell office:value-type="float" office:value="0.0673131738806903" calcext:value-type="float">
            <text:p>0.0673131738806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office:value-type="float" office:value="0.0138355571430125" calcext:value-type="float">
            <text:p>0.013835557143013</text:p>
          </table:table-cell>
          <table:table-cell office:value-type="float" office:value="0.0407816862485106" calcext:value-type="float">
            <text:p>0.040781686248511</text:p>
          </table:table-cell>
          <table:table-cell office:value-type="float" office:value="0.0752527070221018" calcext:value-type="float">
            <text:p>0.07525270702210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0.0019185905118555" calcext:value-type="float">
            <text:p>0.001918590511856</text:p>
          </table:table-cell>
          <table:table-cell office:value-type="float" office:value="0.0233935059316523" calcext:value-type="float">
            <text:p>0.023393505931652</text:p>
          </table:table-cell>
          <table:table-cell office:value-type="float" office:value="0.072325593476429" calcext:value-type="float">
            <text:p>0.07232559347642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float" office:value="0.020074414693842" calcext:value-type="float">
            <text:p>0.020074414693842</text:p>
          </table:table-cell>
          <table:table-cell office:value-type="float" office:value="0.036742554725895" calcext:value-type="float">
            <text:p>0.036742554725895</text:p>
          </table:table-cell>
          <table:table-cell office:value-type="float" office:value="0.0769751966393673" calcext:value-type="float">
            <text:p>0.07697519663936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85" calcext:value-type="float">
            <text:p>85</text:p>
          </table:table-cell>
          <table:table-cell office:value-type="float" office:value="22" calcext:value-type="float">
            <text:p>22</text:p>
          </table:table-cell>
          <table:table-cell office:value-type="float" office:value="0.0053412729089728" calcext:value-type="float">
            <text:p>0.005341272908973</text:p>
          </table:table-cell>
          <table:table-cell office:value-type="float" office:value="0.036627862656003" calcext:value-type="float">
            <text:p>0.036627862656003</text:p>
          </table:table-cell>
          <table:table-cell office:value-type="float" office:value="0.0505119854212095" calcext:value-type="float">
            <text:p>0.0505119854212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0.00546133719264108" calcext:value-type="float">
            <text:p>0.005461337192641</text:p>
          </table:table-cell>
          <table:table-cell office:value-type="float" office:value="0.03406096567212" calcext:value-type="float">
            <text:p>0.03406096567212</text:p>
          </table:table-cell>
          <table:table-cell office:value-type="float" office:value="0.0644042743739021" calcext:value-type="float">
            <text:p>0.06440427437390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98" calcext:value-type="float">
            <text:p>98</text:p>
          </table:table-cell>
          <table:table-cell office:value-type="float" office:value="25" calcext:value-type="float">
            <text:p>25</text:p>
          </table:table-cell>
          <table:table-cell office:value-type="float" office:value="0.0106641660727711" calcext:value-type="float">
            <text:p>0.010664166072771</text:p>
          </table:table-cell>
          <table:table-cell office:value-type="float" office:value="0.0353830617028486" calcext:value-type="float">
            <text:p>0.035383061702849</text:p>
          </table:table-cell>
          <table:table-cell office:value-type="float" office:value="0.0599264970815291" calcext:value-type="float">
            <text:p>0.059926497081529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19" calcext:value-type="float">
            <text:p>119</text:p>
          </table:table-cell>
          <table:table-cell office:value-type="float" office:value="30" calcext:value-type="float">
            <text:p>30</text:p>
          </table:table-cell>
          <table:table-cell office:value-type="float" office:value="0.0104057254219579" calcext:value-type="float">
            <text:p>0.010405725421958</text:p>
          </table:table-cell>
          <table:table-cell office:value-type="float" office:value="0.0363599833065188" calcext:value-type="float">
            <text:p>0.036359983306519</text:p>
          </table:table-cell>
          <table:table-cell office:value-type="float" office:value="0.080806198107938" calcext:value-type="float">
            <text:p>0.08080619810793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0.0014759144663502" calcext:value-type="float">
            <text:p>0.00147591446635</text:p>
          </table:table-cell>
          <table:table-cell office:value-type="float" office:value="0.0375172134309636" calcext:value-type="float">
            <text:p>0.037517213430964</text:p>
          </table:table-cell>
          <table:table-cell office:value-type="float" office:value="0.0702936172130226" calcext:value-type="float">
            <text:p>0.07029361721302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office:value-type="float" office:value="0.00162942699166491" calcext:value-type="float">
            <text:p>0.001629426991665</text:p>
          </table:table-cell>
          <table:table-cell office:value-type="float" office:value="0.027821498861552" calcext:value-type="float">
            <text:p>0.027821498861552</text:p>
          </table:table-cell>
          <table:table-cell office:value-type="float" office:value="0.0523381573487159" calcext:value-type="float">
            <text:p>0.05233815734871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0.00165337545004474" calcext:value-type="float">
            <text:p>0.001653375450045</text:p>
          </table:table-cell>
          <table:table-cell office:value-type="float" office:value="0.0241210794234437" calcext:value-type="float">
            <text:p>0.024121079423444</text:p>
          </table:table-cell>
          <table:table-cell office:value-type="float" office:value="0.0606038596957995" calcext:value-type="float">
            <text:p>0.060603859695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0.014526715314747" calcext:value-type="float">
            <text:p>0.014526715314747</text:p>
          </table:table-cell>
          <table:table-cell office:value-type="float" office:value="0.0398037254339695" calcext:value-type="float">
            <text:p>0.03980372543397</text:p>
          </table:table-cell>
          <table:table-cell office:value-type="float" office:value="0.0760274634984516" calcext:value-type="float">
            <text:p>0.07602746349845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float" office:value="0.00455901987021135" calcext:value-type="float">
            <text:p>0.004559019870211</text:p>
          </table:table-cell>
          <table:table-cell office:value-type="float" office:value="0.0269542214453916" calcext:value-type="float">
            <text:p>0.026954221445392</text:p>
          </table:table-cell>
          <table:table-cell office:value-type="float" office:value="0.0617281613992158" calcext:value-type="float">
            <text:p>0.06172816139921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97" calcext:value-type="float">
            <text:p>97</text:p>
          </table:table-cell>
          <table:table-cell office:value-type="float" office:value="25" calcext:value-type="float">
            <text:p>25</text:p>
          </table:table-cell>
          <table:table-cell office:value-type="float" office:value="0.0103535187285224" calcext:value-type="float">
            <text:p>0.010353518728523</text:p>
          </table:table-cell>
          <table:table-cell office:value-type="float" office:value="0.0346302222959958" calcext:value-type="float">
            <text:p>0.034630222295996</text:p>
          </table:table-cell>
          <table:table-cell office:value-type="float" office:value="0.0734352441122733" calcext:value-type="float">
            <text:p>0.07343524411227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0.00915588329540451" calcext:value-type="float">
            <text:p>0.009155883295405</text:p>
          </table:table-cell>
          <table:table-cell office:value-type="float" office:value="0.0327142202382689" calcext:value-type="float">
            <text:p>0.032714220238269</text:p>
          </table:table-cell>
          <table:table-cell office:value-type="float" office:value="0.0665651476315342" calcext:value-type="float">
            <text:p>0.06656514763153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  <table:table-cell office:value-type="float" office:value="0.00107889032853403" calcext:value-type="float">
            <text:p>0.001078890328534</text:p>
          </table:table-cell>
          <table:table-cell office:value-type="float" office:value="0.028212896634994" calcext:value-type="float">
            <text:p>0.028212896634994</text:p>
          </table:table-cell>
          <table:table-cell office:value-type="float" office:value="0.073302143283046" calcext:value-type="float">
            <text:p>0.07330214328304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09" calcext:value-type="float">
            <text:p>109</text:p>
          </table:table-cell>
          <table:table-cell office:value-type="float" office:value="28" calcext:value-type="float">
            <text:p>28</text:p>
          </table:table-cell>
          <table:table-cell office:value-type="float" office:value="0.000245950297386277" calcext:value-type="float">
            <text:p>0.000245950297386</text:p>
          </table:table-cell>
          <table:table-cell office:value-type="float" office:value="0.0332623150670001" calcext:value-type="float">
            <text:p>0.033262315067</text:p>
          </table:table-cell>
          <table:table-cell office:value-type="float" office:value="0.0991201637422211" calcext:value-type="float">
            <text:p>0.09912016374222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4" calcext:value-type="float">
            <text:p>104</text:p>
          </table:table-cell>
          <table:table-cell office:value-type="float" office:value="26" calcext:value-type="float">
            <text:p>26</text:p>
          </table:table-cell>
          <table:table-cell office:value-type="float" office:value="0.0108389337201166" calcext:value-type="float">
            <text:p>0.010838933720117</text:p>
          </table:table-cell>
          <table:table-cell office:value-type="float" office:value="0.0334551094537999" calcext:value-type="float">
            <text:p>0.0334551094538</text:p>
          </table:table-cell>
          <table:table-cell office:value-type="float" office:value="0.0583902087569744" calcext:value-type="float">
            <text:p>0.05839020875697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0.00767303490510907" calcext:value-type="float">
            <text:p>0.007673034905109</text:p>
          </table:table-cell>
          <table:table-cell office:value-type="float" office:value="0.029110956211389" calcext:value-type="float">
            <text:p>0.029110956211389</text:p>
          </table:table-cell>
          <table:table-cell office:value-type="float" office:value="0.0590984347215265" calcext:value-type="float">
            <text:p>0.059098434721527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0.00765830614155894" calcext:value-type="float">
            <text:p>0.007658306141559</text:p>
          </table:table-cell>
          <table:table-cell office:value-type="float" office:value="0.0403266974353482" calcext:value-type="float">
            <text:p>0.040326697435348</text:p>
          </table:table-cell>
          <table:table-cell office:value-type="float" office:value="0.0697441619660221" calcext:value-type="float">
            <text:p>0.06974416196602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0.0243781628151172" calcext:value-type="float">
            <text:p>0.024378162815117</text:p>
          </table:table-cell>
          <table:table-cell office:value-type="float" office:value="0.028837316320087" calcext:value-type="float">
            <text:p>0.028837316320087</text:p>
          </table:table-cell>
          <table:table-cell office:value-type="float" office:value="0.0813616630623889" calcext:value-type="float">
            <text:p>0.08136166306238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office:value-type="float" office:value="0.00166676077794647" calcext:value-type="float">
            <text:p>0.001666760777946</text:p>
          </table:table-cell>
          <table:table-cell office:value-type="float" office:value="0.0374141145355323" calcext:value-type="float">
            <text:p>0.037414114535532</text:p>
          </table:table-cell>
          <table:table-cell office:value-type="float" office:value="0.0673622556356966" calcext:value-type="float">
            <text:p>0.06736225563569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office:value-type="float" office:value="0.00393980568183716" calcext:value-type="float">
            <text:p>0.003939805681837</text:p>
          </table:table-cell>
          <table:table-cell office:value-type="float" office:value="0.0300777791072524" calcext:value-type="float">
            <text:p>0.030077779107253</text:p>
          </table:table-cell>
          <table:table-cell office:value-type="float" office:value="0.0482465708207092" calcext:value-type="float">
            <text:p>0.04824657082070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office:value-type="float" office:value="0.00656580621551772" calcext:value-type="float">
            <text:p>0.006565806215518</text:p>
          </table:table-cell>
          <table:table-cell office:value-type="float" office:value="0.0340560572862805" calcext:value-type="float">
            <text:p>0.034056057286281</text:p>
          </table:table-cell>
          <table:table-cell office:value-type="float" office:value="0.0558927157652121" calcext:value-type="float">
            <text:p>0.05589271576521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  <table:table-cell office:value-type="float" office:value="0.00524159451400552" calcext:value-type="float">
            <text:p>0.005241594514006</text:p>
          </table:table-cell>
          <table:table-cell office:value-type="float" office:value="0.0252083046186497" calcext:value-type="float">
            <text:p>0.02520830461865</text:p>
          </table:table-cell>
          <table:table-cell office:value-type="float" office:value="0.0566779688185567" calcext:value-type="float">
            <text:p>0.05667796881855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  <table:table-cell office:value-type="float" office:value="0.00102548637095334" calcext:value-type="float">
            <text:p>0.001025486370953</text:p>
          </table:table-cell>
          <table:table-cell office:value-type="float" office:value="0.0313530790872261" calcext:value-type="float">
            <text:p>0.031353079087226</text:p>
          </table:table-cell>
          <table:table-cell office:value-type="float" office:value="0.0644509635794532" calcext:value-type="float">
            <text:p>0.06445096357945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float" office:value="0.0238702006277185" calcext:value-type="float">
            <text:p>0.023870200627719</text:p>
          </table:table-cell>
          <table:table-cell office:value-type="float" office:value="0.0415104237874345" calcext:value-type="float">
            <text:p>0.041510423787435</text:p>
          </table:table-cell>
          <table:table-cell office:value-type="float" office:value="0.064395162543559" calcext:value-type="float">
            <text:p>0.06439516254355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84" calcext:value-type="float">
            <text:p>84</text:p>
          </table:table-cell>
          <table:table-cell office:value-type="float" office:value="22" calcext:value-type="float">
            <text:p>22</text:p>
          </table:table-cell>
          <table:table-cell office:value-type="float" office:value="0.00813033840581756" calcext:value-type="float">
            <text:p>0.008130338405818</text:p>
          </table:table-cell>
          <table:table-cell office:value-type="float" office:value="0.0392903045437357" calcext:value-type="float">
            <text:p>0.039290304543736</text:p>
          </table:table-cell>
          <table:table-cell office:value-type="float" office:value="0.0743710217283982" calcext:value-type="float">
            <text:p>0.07437102172839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32" calcext:value-type="float">
            <text:p>32</text:p>
          </table:table-cell>
          <table:table-cell office:value-type="float" office:value="0.00786371683323495" calcext:value-type="float">
            <text:p>0.007863716833235</text:p>
          </table:table-cell>
          <table:table-cell office:value-type="float" office:value="0.0367136420561049" calcext:value-type="float">
            <text:p>0.036713642056105</text:p>
          </table:table-cell>
          <table:table-cell office:value-type="float" office:value="0.0788587264236242" calcext:value-type="float">
            <text:p>0.07885872642362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0.00434544139294579" calcext:value-type="float">
            <text:p>0.004345441392946</text:p>
          </table:table-cell>
          <table:table-cell office:value-type="float" office:value="0.0257901214934356" calcext:value-type="float">
            <text:p>0.025790121493436</text:p>
          </table:table-cell>
          <table:table-cell office:value-type="float" office:value="0.0463710501491862" calcext:value-type="float">
            <text:p>0.04637105014918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0.00042979795659448" calcext:value-type="float">
            <text:p>0.000429797956594</text:p>
          </table:table-cell>
          <table:table-cell office:value-type="float" office:value="0.0208609863056838" calcext:value-type="float">
            <text:p>0.020860986305684</text:p>
          </table:table-cell>
          <table:table-cell office:value-type="float" office:value="0.045532115826443" calcext:value-type="float">
            <text:p>0.04553211582644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office:value-type="float" office:value="0.00245245321272247" calcext:value-type="float">
            <text:p>0.002452453212722</text:p>
          </table:table-cell>
          <table:table-cell office:value-type="float" office:value="0.0401132241107655" calcext:value-type="float">
            <text:p>0.040113224110766</text:p>
          </table:table-cell>
          <table:table-cell office:value-type="float" office:value="0.0669208497100918" calcext:value-type="float">
            <text:p>0.06692084971009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0.0064347826796326" calcext:value-type="float">
            <text:p>0.006434782679633</text:p>
          </table:table-cell>
          <table:table-cell office:value-type="float" office:value="0.0231441060626979" calcext:value-type="float">
            <text:p>0.023144106062698</text:p>
          </table:table-cell>
          <table:table-cell office:value-type="float" office:value="0.0554032612504924" calcext:value-type="float">
            <text:p>0.05540326125049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office:value-type="float" office:value="0.00740546115532348" calcext:value-type="float">
            <text:p>0.007405461155323</text:p>
          </table:table-cell>
          <table:table-cell office:value-type="float" office:value="0.0344240377972045" calcext:value-type="float">
            <text:p>0.034424037797205</text:p>
          </table:table-cell>
          <table:table-cell office:value-type="float" office:value="0.059775566820797" calcext:value-type="float">
            <text:p>0.05977556682079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0.00168593945472595" calcext:value-type="float">
            <text:p>0.001685939454726</text:p>
          </table:table-cell>
          <table:table-cell office:value-type="float" office:value="0.0250173035491666" calcext:value-type="float">
            <text:p>0.025017303549167</text:p>
          </table:table-cell>
          <table:table-cell office:value-type="float" office:value="0.0549507113757503" calcext:value-type="float">
            <text:p>0.0549507113757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0.00125016542646295" calcext:value-type="float">
            <text:p>0.001250165426463</text:p>
          </table:table-cell>
          <table:table-cell office:value-type="float" office:value="0.0338915160393514" calcext:value-type="float">
            <text:p>0.033891516039352</text:p>
          </table:table-cell>
          <table:table-cell office:value-type="float" office:value="0.0808117881357028" calcext:value-type="float">
            <text:p>0.08081178813570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office:value-type="float" office:value="0.013108583382001" calcext:value-type="float">
            <text:p>0.013108583382001</text:p>
          </table:table-cell>
          <table:table-cell office:value-type="float" office:value="0.0249869890641165" calcext:value-type="float">
            <text:p>0.024986989064117</text:p>
          </table:table-cell>
          <table:table-cell office:value-type="float" office:value="0.0518519197124237" calcext:value-type="float">
            <text:p>0.05185191971242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office:value-type="float" office:value="0.00254963266235897" calcext:value-type="float">
            <text:p>0.002549632662359</text:p>
          </table:table-cell>
          <table:table-cell office:value-type="float" office:value="0.0331658368996322" calcext:value-type="float">
            <text:p>0.033165836899632</text:p>
          </table:table-cell>
          <table:table-cell office:value-type="float" office:value="0.0560462029266177" calcext:value-type="float">
            <text:p>0.05604620292661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float" office:value="0.00383125164202036" calcext:value-type="float">
            <text:p>0.00383125164202</text:p>
          </table:table-cell>
          <table:table-cell office:value-type="float" office:value="0.0319263662374738" calcext:value-type="float">
            <text:p>0.031926366237474</text:p>
          </table:table-cell>
          <table:table-cell office:value-type="float" office:value="0.0780234219798606" calcext:value-type="float">
            <text:p>0.07802342197986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office:value-type="float" office:value="0.00185837512733911" calcext:value-type="float">
            <text:p>0.001858375127339</text:p>
          </table:table-cell>
          <table:table-cell office:value-type="float" office:value="0.0226721408159396" calcext:value-type="float">
            <text:p>0.02267214081594</text:p>
          </table:table-cell>
          <table:table-cell office:value-type="float" office:value="0.0445200673471015" calcext:value-type="float">
            <text:p>0.04452006734710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0.00092694642628921" calcext:value-type="float">
            <text:p>0.000926946426289</text:p>
          </table:table-cell>
          <table:table-cell office:value-type="float" office:value="0.0295276292954444" calcext:value-type="float">
            <text:p>0.029527629295444</text:p>
          </table:table-cell>
          <table:table-cell office:value-type="float" office:value="0.0569660319511215" calcext:value-type="float">
            <text:p>0.05696603195112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85" calcext:value-type="float">
            <text:p>85</text:p>
          </table:table-cell>
          <table:table-cell office:value-type="float" office:value="22" calcext:value-type="float">
            <text:p>22</text:p>
          </table:table-cell>
          <table:table-cell office:value-type="float" office:value="0.00627662664602746" calcext:value-type="float">
            <text:p>0.006276626646027</text:p>
          </table:table-cell>
          <table:table-cell office:value-type="float" office:value="0.0259715925499583" calcext:value-type="float">
            <text:p>0.025971592549958</text:p>
          </table:table-cell>
          <table:table-cell office:value-type="float" office:value="0.0630084157772162" calcext:value-type="float">
            <text:p>0.06300841577721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0.00176304161546037" calcext:value-type="float">
            <text:p>0.00176304161546</text:p>
          </table:table-cell>
          <table:table-cell office:value-type="float" office:value="0.025887931017839" calcext:value-type="float">
            <text:p>0.025887931017839</text:p>
          </table:table-cell>
          <table:table-cell office:value-type="float" office:value="0.0477643609500425" calcext:value-type="float">
            <text:p>0.047764360950043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87" calcext:value-type="float">
            <text:p>87</text:p>
          </table:table-cell>
          <table:table-cell office:value-type="float" office:value="22" calcext:value-type="float">
            <text:p>22</text:p>
          </table:table-cell>
          <table:table-cell office:value-type="float" office:value="0.0146568981925087" calcext:value-type="float">
            <text:p>0.014656898192509</text:p>
          </table:table-cell>
          <table:table-cell office:value-type="float" office:value="0.0341536078779321" calcext:value-type="float">
            <text:p>0.034153607877932</text:p>
          </table:table-cell>
          <table:table-cell office:value-type="float" office:value="0.0688488000646771" calcext:value-type="float">
            <text:p>0.068848800064677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0.0029439255015774" calcext:value-type="float">
            <text:p>0.002943925501577</text:p>
          </table:table-cell>
          <table:table-cell office:value-type="float" office:value="0.0393359407804667" calcext:value-type="float">
            <text:p>0.039335940780467</text:p>
          </table:table-cell>
          <table:table-cell office:value-type="float" office:value="0.0906555545341977" calcext:value-type="float">
            <text:p>0.09065555453419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92" calcext:value-type="float">
            <text:p>92</text:p>
          </table:table-cell>
          <table:table-cell office:value-type="float" office:value="24" calcext:value-type="float">
            <text:p>24</text:p>
          </table:table-cell>
          <table:table-cell office:value-type="float" office:value="0.00271371540543564" calcext:value-type="float">
            <text:p>0.002713715405436</text:p>
          </table:table-cell>
          <table:table-cell office:value-type="float" office:value="0.0289842666032216" calcext:value-type="float">
            <text:p>0.028984266603222</text:p>
          </table:table-cell>
          <table:table-cell office:value-type="float" office:value="0.0440800165335963" calcext:value-type="float">
            <text:p>0.04408001653359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92" calcext:value-type="float">
            <text:p>92</text:p>
          </table:table-cell>
          <table:table-cell office:value-type="float" office:value="24" calcext:value-type="float">
            <text:p>24</text:p>
          </table:table-cell>
          <table:table-cell office:value-type="float" office:value="0.000841216563843505" calcext:value-type="float">
            <text:p>0.000841216563844</text:p>
          </table:table-cell>
          <table:table-cell office:value-type="float" office:value="0.0221207435197733" calcext:value-type="float">
            <text:p>0.022120743519773</text:p>
          </table:table-cell>
          <table:table-cell office:value-type="float" office:value="0.051818972844513" calcext:value-type="float">
            <text:p>0.051818972844513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99" calcext:value-type="float">
            <text:p>99</text:p>
          </table:table-cell>
          <table:table-cell office:value-type="float" office:value="25" calcext:value-type="float">
            <text:p>25</text:p>
          </table:table-cell>
          <table:table-cell office:value-type="float" office:value="0.00203996495641179" calcext:value-type="float">
            <text:p>0.002039964956412</text:p>
          </table:table-cell>
          <table:table-cell office:value-type="float" office:value="0.0297895282247546" calcext:value-type="float">
            <text:p>0.029789528224755</text:p>
          </table:table-cell>
          <table:table-cell office:value-type="float" office:value="0.0613648487878726" calcext:value-type="float">
            <text:p>0.06136484878787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85" calcext:value-type="float">
            <text:p>85</text:p>
          </table:table-cell>
          <table:table-cell office:value-type="float" office:value="22" calcext:value-type="float">
            <text:p>22</text:p>
          </table:table-cell>
          <table:table-cell office:value-type="float" office:value="0.00033394078855753" calcext:value-type="float">
            <text:p>0.000333940788558</text:p>
          </table:table-cell>
          <table:table-cell office:value-type="float" office:value="0.023022226851344" calcext:value-type="float">
            <text:p>0.023022226851344</text:p>
          </table:table-cell>
          <table:table-cell office:value-type="float" office:value="0.0534768484875402" calcext:value-type="float">
            <text:p>0.0534768484875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office:value-type="float" office:value="0.000992237936627283" calcext:value-type="float">
            <text:p>0.000992237936627</text:p>
          </table:table-cell>
          <table:table-cell office:value-type="float" office:value="0.0362188056012294" calcext:value-type="float">
            <text:p>0.03621880560123</text:p>
          </table:table-cell>
          <table:table-cell office:value-type="float" office:value="0.0696787736381465" calcext:value-type="float">
            <text:p>0.06967877363814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0.0080664746021577" calcext:value-type="float">
            <text:p>0.008066474602158</text:p>
          </table:table-cell>
          <table:table-cell office:value-type="float" office:value="0.0296713987649092" calcext:value-type="float">
            <text:p>0.029671398764909</text:p>
          </table:table-cell>
          <table:table-cell office:value-type="float" office:value="0.0566372149931533" calcext:value-type="float">
            <text:p>0.05663721499315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03" calcext:value-type="float">
            <text:p>103</text:p>
          </table:table-cell>
          <table:table-cell office:value-type="float" office:value="26" calcext:value-type="float">
            <text:p>26</text:p>
          </table:table-cell>
          <table:table-cell office:value-type="float" office:value="0.0122470568517029" calcext:value-type="float">
            <text:p>0.012247056851703</text:p>
          </table:table-cell>
          <table:table-cell office:value-type="float" office:value="0.0275892132320463" calcext:value-type="float">
            <text:p>0.027589213232046</text:p>
          </table:table-cell>
          <table:table-cell office:value-type="float" office:value="0.0529694495216503" calcext:value-type="float">
            <text:p>0.0529694495216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9" calcext:value-type="float">
            <text:p>119</text:p>
          </table:table-cell>
          <table:table-cell office:value-type="float" office:value="30" calcext:value-type="float">
            <text:p>30</text:p>
          </table:table-cell>
          <table:table-cell office:value-type="float" office:value="0.000733622842784554" calcext:value-type="float">
            <text:p>0.000733622842785</text:p>
          </table:table-cell>
          <table:table-cell office:value-type="float" office:value="0.0299618334811215" calcext:value-type="float">
            <text:p>0.029961833481122</text:p>
          </table:table-cell>
          <table:table-cell office:value-type="float" office:value="0.0596768351232084" calcext:value-type="float">
            <text:p>0.05967683512320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float" office:value="0.00193116683300143" calcext:value-type="float">
            <text:p>0.001931166833001</text:p>
          </table:table-cell>
          <table:table-cell office:value-type="float" office:value="0.0298463548015763" calcext:value-type="float">
            <text:p>0.029846354801576</text:p>
          </table:table-cell>
          <table:table-cell office:value-type="float" office:value="0.0587426939556822" calcext:value-type="float">
            <text:p>0.05874269395568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16" calcext:value-type="float">
            <text:p>116</text:p>
          </table:table-cell>
          <table:table-cell office:value-type="float" office:value="29" calcext:value-type="float">
            <text:p>29</text:p>
          </table:table-cell>
          <table:table-cell office:value-type="float" office:value="0.000263388290382527" calcext:value-type="float">
            <text:p>0.000263388290383</text:p>
          </table:table-cell>
          <table:table-cell office:value-type="float" office:value="0.0302298876366462" calcext:value-type="float">
            <text:p>0.030229887636646</text:p>
          </table:table-cell>
          <table:table-cell office:value-type="float" office:value="0.0569962462518119" calcext:value-type="float">
            <text:p>0.05699624625181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13" calcext:value-type="float">
            <text:p>113</text:p>
          </table:table-cell>
          <table:table-cell office:value-type="float" office:value="29" calcext:value-type="float">
            <text:p>29</text:p>
          </table:table-cell>
          <table:table-cell office:value-type="float" office:value="0.00256881632012029" calcext:value-type="float">
            <text:p>0.00256881632012</text:p>
          </table:table-cell>
          <table:table-cell office:value-type="float" office:value="0.0326217458814445" calcext:value-type="float">
            <text:p>0.032621745881445</text:p>
          </table:table-cell>
          <table:table-cell office:value-type="float" office:value="0.0715693024302285" calcext:value-type="float">
            <text:p>0.071569302430229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92" calcext:value-type="float">
            <text:p>92</text:p>
          </table:table-cell>
          <table:table-cell office:value-type="float" office:value="24" calcext:value-type="float">
            <text:p>24</text:p>
          </table:table-cell>
          <table:table-cell office:value-type="float" office:value="0.00319676212551889" calcext:value-type="float">
            <text:p>0.003196762125519</text:p>
          </table:table-cell>
          <table:table-cell office:value-type="float" office:value="0.0303843213184816" calcext:value-type="float">
            <text:p>0.030384321318482</text:p>
          </table:table-cell>
          <table:table-cell office:value-type="float" office:value="0.0592878887202648" calcext:value-type="float">
            <text:p>0.05928788872026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04" calcext:value-type="float">
            <text:p>104</text:p>
          </table:table-cell>
          <table:table-cell office:value-type="float" office:value="27" calcext:value-type="float">
            <text:p>27</text:p>
          </table:table-cell>
          <table:table-cell office:value-type="float" office:value="0.00391040460100744" calcext:value-type="float">
            <text:p>0.003910404601007</text:p>
          </table:table-cell>
          <table:table-cell office:value-type="float" office:value="0.0350604758988954" calcext:value-type="float">
            <text:p>0.035060475898895</text:p>
          </table:table-cell>
          <table:table-cell office:value-type="float" office:value="0.0583007979732141" calcext:value-type="float">
            <text:p>0.05830079797321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8" calcext:value-type="float">
            <text:p>108</text:p>
          </table:table-cell>
          <table:table-cell office:value-type="float" office:value="27" calcext:value-type="float">
            <text:p>27</text:p>
          </table:table-cell>
          <table:table-cell office:value-type="float" office:value="0.00666843109726445" calcext:value-type="float">
            <text:p>0.006668431097264</text:p>
          </table:table-cell>
          <table:table-cell office:value-type="float" office:value="0.0323974172628362" calcext:value-type="float">
            <text:p>0.032397417262836</text:p>
          </table:table-cell>
          <table:table-cell office:value-type="float" office:value="0.0656451336577948" calcext:value-type="float">
            <text:p>0.06564513365779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  <table:table-cell office:value-type="float" office:value="0.00266117022637524" calcext:value-type="float">
            <text:p>0.002661170226375</text:p>
          </table:table-cell>
          <table:table-cell office:value-type="float" office:value="0.0264497096251304" calcext:value-type="float">
            <text:p>0.02644970962513</text:p>
          </table:table-cell>
          <table:table-cell office:value-type="float" office:value="0.0529165712612084" calcext:value-type="float">
            <text:p>0.05291657126120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0.00429511302667951" calcext:value-type="float">
            <text:p>0.00429511302668</text:p>
          </table:table-cell>
          <table:table-cell office:value-type="float" office:value="0.0307648693715447" calcext:value-type="float">
            <text:p>0.030764869371545</text:p>
          </table:table-cell>
          <table:table-cell office:value-type="float" office:value="0.0601287699337682" calcext:value-type="float">
            <text:p>0.06012876993376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0.00112013558233237" calcext:value-type="float">
            <text:p>0.001120135582332</text:p>
          </table:table-cell>
          <table:table-cell office:value-type="float" office:value="0.0251252562788603" calcext:value-type="float">
            <text:p>0.02512525627886</text:p>
          </table:table-cell>
          <table:table-cell office:value-type="float" office:value="0.0619345846491788" calcext:value-type="float">
            <text:p>0.061934584649179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0.0147966306850332" calcext:value-type="float">
            <text:p>0.014796630685033</text:p>
          </table:table-cell>
          <table:table-cell office:value-type="float" office:value="0.0280799895941033" calcext:value-type="float">
            <text:p>0.028079989594103</text:p>
          </table:table-cell>
          <table:table-cell office:value-type="float" office:value="0.065744924848848" calcext:value-type="float">
            <text:p>0.06574492484884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08" calcext:value-type="float">
            <text:p>108</text:p>
          </table:table-cell>
          <table:table-cell office:value-type="float" office:value="27" calcext:value-type="float">
            <text:p>27</text:p>
          </table:table-cell>
          <table:table-cell office:value-type="float" office:value="0.011086971789681" calcext:value-type="float">
            <text:p>0.011086971789681</text:p>
          </table:table-cell>
          <table:table-cell office:value-type="float" office:value="0.0303109454426607" calcext:value-type="float">
            <text:p>0.030310945442661</text:p>
          </table:table-cell>
          <table:table-cell office:value-type="float" office:value="0.0687936047869773" calcext:value-type="float">
            <text:p>0.06879360478697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0.0105647881023539" calcext:value-type="float">
            <text:p>0.010564788102354</text:p>
          </table:table-cell>
          <table:table-cell office:value-type="float" office:value="0.0233326542307939" calcext:value-type="float">
            <text:p>0.023332654230794</text:p>
          </table:table-cell>
          <table:table-cell office:value-type="float" office:value="0.0328819144704099" calcext:value-type="float">
            <text:p>0.0328819144704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office:value-type="float" office:value="0.00195879597418291" calcext:value-type="float">
            <text:p>0.001958795974183</text:p>
          </table:table-cell>
          <table:table-cell office:value-type="float" office:value="0.0149947341412091" calcext:value-type="float">
            <text:p>0.014994734141209</text:p>
          </table:table-cell>
          <table:table-cell office:value-type="float" office:value="0.0373520343705341" calcext:value-type="float">
            <text:p>0.03735203437053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08" calcext:value-type="float">
            <text:p>108</text:p>
          </table:table-cell>
          <table:table-cell office:value-type="float" office:value="28" calcext:value-type="float">
            <text:p>28</text:p>
          </table:table-cell>
          <table:table-cell office:value-type="float" office:value="0.00205730102717272" calcext:value-type="float">
            <text:p>0.002057301027173</text:p>
          </table:table-cell>
          <table:table-cell office:value-type="float" office:value="0.0277968491175703" calcext:value-type="float">
            <text:p>0.02779684911757</text:p>
          </table:table-cell>
          <table:table-cell office:value-type="float" office:value="0.0649283590344247" calcext:value-type="float">
            <text:p>0.06492835903442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97" calcext:value-type="float">
            <text:p>97</text:p>
          </table:table-cell>
          <table:table-cell office:value-type="float" office:value="25" calcext:value-type="float">
            <text:p>25</text:p>
          </table:table-cell>
          <table:table-cell office:value-type="float" office:value="0.00497186254487736" calcext:value-type="float">
            <text:p>0.004971862544877</text:p>
          </table:table-cell>
          <table:table-cell office:value-type="float" office:value="0.0336117797603644" calcext:value-type="float">
            <text:p>0.033611779760365</text:p>
          </table:table-cell>
          <table:table-cell office:value-type="float" office:value="0.0599968675932625" calcext:value-type="float">
            <text:p>0.05999686759326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float" office:value="0.00668828119303377" calcext:value-type="float">
            <text:p>0.006688281193034</text:p>
          </table:table-cell>
          <table:table-cell office:value-type="float" office:value="0.0246311330499954" calcext:value-type="float">
            <text:p>0.024631133049996</text:p>
          </table:table-cell>
          <table:table-cell office:value-type="float" office:value="0.0578013865824655" calcext:value-type="float">
            <text:p>0.05780138658246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0.00455292050227207" calcext:value-type="float">
            <text:p>0.004552920502272</text:p>
          </table:table-cell>
          <table:table-cell office:value-type="float" office:value="0.031447889280662" calcext:value-type="float">
            <text:p>0.031447889280662</text:p>
          </table:table-cell>
          <table:table-cell office:value-type="float" office:value="0.0624007383439972" calcext:value-type="float">
            <text:p>0.06240073834399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0.00820550010714372" calcext:value-type="float">
            <text:p>0.008205500107144</text:p>
          </table:table-cell>
          <table:table-cell office:value-type="float" office:value="0.0305050995918866" calcext:value-type="float">
            <text:p>0.030505099591887</text:p>
          </table:table-cell>
          <table:table-cell office:value-type="float" office:value="0.06358103348586" calcext:value-type="float">
            <text:p>0.0635810334858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12" calcext:value-type="float">
            <text:p>112</text:p>
          </table:table-cell>
          <table:table-cell office:value-type="float" office:value="29" calcext:value-type="float">
            <text:p>29</text:p>
          </table:table-cell>
          <table:table-cell office:value-type="float" office:value="0.00402681455918685" calcext:value-type="float">
            <text:p>0.004026814559187</text:p>
          </table:table-cell>
          <table:table-cell office:value-type="float" office:value="0.0215199638968471" calcext:value-type="float">
            <text:p>0.021519963896847</text:p>
          </table:table-cell>
          <table:table-cell office:value-type="float" office:value="0.0613223931546367" calcext:value-type="float">
            <text:p>0.06132239315463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0.0119282552643384" calcext:value-type="float">
            <text:p>0.011928255264339</text:p>
          </table:table-cell>
          <table:table-cell office:value-type="float" office:value="0.021882092620384" calcext:value-type="float">
            <text:p>0.021882092620384</text:p>
          </table:table-cell>
          <table:table-cell office:value-type="float" office:value="0.0451233184348117" calcext:value-type="float">
            <text:p>0.04512331843481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0.00218401679156133" calcext:value-type="float">
            <text:p>0.002184016791561</text:p>
          </table:table-cell>
          <table:table-cell office:value-type="float" office:value="0.0223674030357081" calcext:value-type="float">
            <text:p>0.022367403035708</text:p>
          </table:table-cell>
          <table:table-cell office:value-type="float" office:value="0.0478611824826804" calcext:value-type="float">
            <text:p>0.04786118248268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0.00308584546921897" calcext:value-type="float">
            <text:p>0.003085845469219</text:p>
          </table:table-cell>
          <table:table-cell office:value-type="float" office:value="0.0158163911586869" calcext:value-type="float">
            <text:p>0.015816391158687</text:p>
          </table:table-cell>
          <table:table-cell office:value-type="float" office:value="0.0494711177892758" calcext:value-type="float">
            <text:p>0.04947111778927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12" calcext:value-type="float">
            <text:p>112</text:p>
          </table:table-cell>
          <table:table-cell office:value-type="float" office:value="29" calcext:value-type="float">
            <text:p>29</text:p>
          </table:table-cell>
          <table:table-cell office:value-type="float" office:value="0.0024268261492808" calcext:value-type="float">
            <text:p>0.002426826149281</text:p>
          </table:table-cell>
          <table:table-cell office:value-type="float" office:value="0.0221907825862015" calcext:value-type="float">
            <text:p>0.022190782586202</text:p>
          </table:table-cell>
          <table:table-cell office:value-type="float" office:value="0.0688941240822082" calcext:value-type="float">
            <text:p>0.06889412408220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97" calcext:value-type="float">
            <text:p>97</text:p>
          </table:table-cell>
          <table:table-cell office:value-type="float" office:value="25" calcext:value-type="float">
            <text:p>25</text:p>
          </table:table-cell>
          <table:table-cell office:value-type="float" office:value="0.00349589714333054" calcext:value-type="float">
            <text:p>0.003495897143331</text:p>
          </table:table-cell>
          <table:table-cell office:value-type="float" office:value="0.0306154271283996" calcext:value-type="float">
            <text:p>0.0306154271284</text:p>
          </table:table-cell>
          <table:table-cell office:value-type="float" office:value="0.0624498425983947" calcext:value-type="float">
            <text:p>0.06244984259839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0.00572742373290303" calcext:value-type="float">
            <text:p>0.005727423732903</text:p>
          </table:table-cell>
          <table:table-cell office:value-type="float" office:value="0.0303814138702703" calcext:value-type="float">
            <text:p>0.03038141387027</text:p>
          </table:table-cell>
          <table:table-cell office:value-type="float" office:value="0.0627431602903471" calcext:value-type="float">
            <text:p>0.06274316029034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0.00831074019451516" calcext:value-type="float">
            <text:p>0.008310740194515</text:p>
          </table:table-cell>
          <table:table-cell office:value-type="float" office:value="0.0240055165947167" calcext:value-type="float">
            <text:p>0.024005516594717</text:p>
          </table:table-cell>
          <table:table-cell office:value-type="float" office:value="0.0549205736669961" calcext:value-type="float">
            <text:p>0.05492057366699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0.00770985848893846" calcext:value-type="float">
            <text:p>0.007709858488938</text:p>
          </table:table-cell>
          <table:table-cell office:value-type="float" office:value="0.0225000363823854" calcext:value-type="float">
            <text:p>0.022500036382385</text:p>
          </table:table-cell>
          <table:table-cell office:value-type="float" office:value="0.0501913561066479" calcext:value-type="float">
            <text:p>0.050191356106648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85" calcext:value-type="float">
            <text:p>85</text:p>
          </table:table-cell>
          <table:table-cell office:value-type="float" office:value="22" calcext:value-type="float">
            <text:p>22</text:p>
          </table:table-cell>
          <table:table-cell office:value-type="float" office:value="0.00383316515797438" calcext:value-type="float">
            <text:p>0.003833165157974</text:p>
          </table:table-cell>
          <table:table-cell office:value-type="float" office:value="0.0219795831295216" calcext:value-type="float">
            <text:p>0.021979583129522</text:p>
          </table:table-cell>
          <table:table-cell office:value-type="float" office:value="0.0603684506660078" calcext:value-type="float">
            <text:p>0.06036845066600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06" calcext:value-type="float">
            <text:p>106</text:p>
          </table:table-cell>
          <table:table-cell office:value-type="float" office:value="27" calcext:value-type="float">
            <text:p>27</text:p>
          </table:table-cell>
          <table:table-cell office:value-type="float" office:value="0.00851999600941666" calcext:value-type="float">
            <text:p>0.008519996009417</text:p>
          </table:table-cell>
          <table:table-cell office:value-type="float" office:value="0.0326231664267253" calcext:value-type="float">
            <text:p>0.032623166426725</text:p>
          </table:table-cell>
          <table:table-cell office:value-type="float" office:value="0.0598706852964613" calcext:value-type="float">
            <text:p>0.05987068529646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0.00305833869779271" calcext:value-type="float">
            <text:p>0.003058338697793</text:p>
          </table:table-cell>
          <table:table-cell office:value-type="float" office:value="0.028792776999333" calcext:value-type="float">
            <text:p>0.028792776999333</text:p>
          </table:table-cell>
          <table:table-cell office:value-type="float" office:value="0.0561798679088245" calcext:value-type="float">
            <text:p>0.05617986790882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0.00191630508709606" calcext:value-type="float">
            <text:p>0.001916305087096</text:p>
          </table:table-cell>
          <table:table-cell office:value-type="float" office:value="0.0285370356556843" calcext:value-type="float">
            <text:p>0.028537035655684</text:p>
          </table:table-cell>
          <table:table-cell office:value-type="float" office:value="0.0601956497067901" calcext:value-type="float">
            <text:p>0.06019564970679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0.00599633923069809" calcext:value-type="float">
            <text:p>0.005996339230698</text:p>
          </table:table-cell>
          <table:table-cell office:value-type="float" office:value="0.0243338977841931" calcext:value-type="float">
            <text:p>0.024333897784193</text:p>
          </table:table-cell>
          <table:table-cell office:value-type="float" office:value="0.0529447239723085" calcext:value-type="float">
            <text:p>0.052944723972309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  <table:table-cell office:value-type="float" office:value="0.00634991616913416" calcext:value-type="float">
            <text:p>0.006349916169134</text:p>
          </table:table-cell>
          <table:table-cell office:value-type="float" office:value="0.0289634259734916" calcext:value-type="float">
            <text:p>0.028963425973492</text:p>
          </table:table-cell>
          <table:table-cell office:value-type="float" office:value="0.0595365869821816" calcext:value-type="float">
            <text:p>0.059536586982182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office:value-type="float" office:value="0.013305996573455" calcext:value-type="float">
            <text:p>0.013305996573455</text:p>
          </table:table-cell>
          <table:table-cell office:value-type="float" office:value="0.0274247851970311" calcext:value-type="float">
            <text:p>0.027424785197031</text:p>
          </table:table-cell>
          <table:table-cell office:value-type="float" office:value="0.0461103843598678" calcext:value-type="float">
            <text:p>0.04611038435986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0.0118317615439054" calcext:value-type="float">
            <text:p>0.011831761543906</text:p>
          </table:table-cell>
          <table:table-cell office:value-type="float" office:value="0.0332178752041512" calcext:value-type="float">
            <text:p>0.033217875204151</text:p>
          </table:table-cell>
          <table:table-cell office:value-type="float" office:value="0.0744987317172915" calcext:value-type="float">
            <text:p>0.07449873171729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0.00416181747122879" calcext:value-type="float">
            <text:p>0.004161817471229</text:p>
          </table:table-cell>
          <table:table-cell office:value-type="float" office:value="0.0261088771935343" calcext:value-type="float">
            <text:p>0.026108877193534</text:p>
          </table:table-cell>
          <table:table-cell office:value-type="float" office:value="0.0561231862431497" calcext:value-type="float">
            <text:p>0.0561231862431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13" calcext:value-type="float">
            <text:p>113</text:p>
          </table:table-cell>
          <table:table-cell office:value-type="float" office:value="29" calcext:value-type="float">
            <text:p>29</text:p>
          </table:table-cell>
          <table:table-cell office:value-type="float" office:value="0.000968893721702835" calcext:value-type="float">
            <text:p>0.000968893721703</text:p>
          </table:table-cell>
          <table:table-cell office:value-type="float" office:value="0.0269339139119209" calcext:value-type="float">
            <text:p>0.026933913911921</text:p>
          </table:table-cell>
          <table:table-cell office:value-type="float" office:value="0.0533187757878366" calcext:value-type="float">
            <text:p>0.05331877578783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7" calcext:value-type="float">
            <text:p>87</text:p>
          </table:table-cell>
          <table:table-cell office:value-type="float" office:value="22" calcext:value-type="float">
            <text:p>22</text:p>
          </table:table-cell>
          <table:table-cell office:value-type="float" office:value="0.00231815238762745" calcext:value-type="float">
            <text:p>0.002318152387627</text:p>
          </table:table-cell>
          <table:table-cell office:value-type="float" office:value="0.0271995713704036" calcext:value-type="float">
            <text:p>0.027199571370404</text:p>
          </table:table-cell>
          <table:table-cell office:value-type="float" office:value="0.0545289222725128" calcext:value-type="float">
            <text:p>0.054528922272513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  <table:table-cell office:value-type="float" office:value="0.00062810840323535" calcext:value-type="float">
            <text:p>0.000628108403235</text:p>
          </table:table-cell>
          <table:table-cell office:value-type="float" office:value="0.0263801653327391" calcext:value-type="float">
            <text:p>0.026380165332739</text:p>
          </table:table-cell>
          <table:table-cell office:value-type="float" office:value="0.0569304170260376" calcext:value-type="float">
            <text:p>0.05693041702603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22" calcext:value-type="float">
            <text:p>122</text:p>
          </table:table-cell>
          <table:table-cell office:value-type="float" office:value="31" calcext:value-type="float">
            <text:p>31</text:p>
          </table:table-cell>
          <table:table-cell office:value-type="float" office:value="0.000380335251736863" calcext:value-type="float">
            <text:p>0.000380335251737</text:p>
          </table:table-cell>
          <table:table-cell office:value-type="float" office:value="0.0268585455016352" calcext:value-type="float">
            <text:p>0.026858545501635</text:p>
          </table:table-cell>
          <table:table-cell office:value-type="float" office:value="0.0519019209647406" calcext:value-type="float">
            <text:p>0.05190192096474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84" calcext:value-type="float">
            <text:p>84</text:p>
          </table:table-cell>
          <table:table-cell office:value-type="float" office:value="22" calcext:value-type="float">
            <text:p>22</text:p>
          </table:table-cell>
          <table:table-cell office:value-type="float" office:value="0.00183484690147673" calcext:value-type="float">
            <text:p>0.001834846901477</text:p>
          </table:table-cell>
          <table:table-cell office:value-type="float" office:value="0.0220879822330214" calcext:value-type="float">
            <text:p>0.022087982233021</text:p>
          </table:table-cell>
          <table:table-cell office:value-type="float" office:value="0.0533499067396824" calcext:value-type="float">
            <text:p>0.05334990673968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0.0219854556448932" calcext:value-type="float">
            <text:p>0.021985455644893</text:p>
          </table:table-cell>
          <table:table-cell office:value-type="float" office:value="0.0270735064945994" calcext:value-type="float">
            <text:p>0.027073506494599</text:p>
          </table:table-cell>
          <table:table-cell office:value-type="float" office:value="0.0356232449046135" calcext:value-type="float">
            <text:p>0.035623244904614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0.000071211900948609" calcext:value-type="float">
            <text:p>7.1211900948609E-05</text:p>
          </table:table-cell>
          <table:table-cell office:value-type="float" office:value="0.0173257319523325" calcext:value-type="float">
            <text:p>0.017325731952333</text:p>
          </table:table-cell>
          <table:table-cell office:value-type="float" office:value="0.0513140929357161" calcext:value-type="float">
            <text:p>0.05131409293571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0.00213200439610717" calcext:value-type="float">
            <text:p>0.002132004396107</text:p>
          </table:table-cell>
          <table:table-cell office:value-type="float" office:value="0.0274592650332332" calcext:value-type="float">
            <text:p>0.027459265033233</text:p>
          </table:table-cell>
          <table:table-cell office:value-type="float" office:value="0.0452859477523301" calcext:value-type="float">
            <text:p>0.04528594775233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float" office:value="0.00550096733004157" calcext:value-type="float">
            <text:p>0.005500967330042</text:p>
          </table:table-cell>
          <table:table-cell office:value-type="float" office:value="0.0182642513969857" calcext:value-type="float">
            <text:p>0.018264251396986</text:p>
          </table:table-cell>
          <table:table-cell office:value-type="float" office:value="0.0429593771812269" calcext:value-type="float">
            <text:p>0.04295937718122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0.00981969749968747" calcext:value-type="float">
            <text:p>0.009819697499687</text:p>
          </table:table-cell>
          <table:table-cell office:value-type="float" office:value="0.0179173317211098" calcext:value-type="float">
            <text:p>0.01791733172111</text:p>
          </table:table-cell>
          <table:table-cell office:value-type="float" office:value="0.0516440310992472" calcext:value-type="float">
            <text:p>0.051644031099247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0.0214073104968358" calcext:value-type="float">
            <text:p>0.021407310496836</text:p>
          </table:table-cell>
          <table:table-cell office:value-type="float" office:value="0.0301516194691403" calcext:value-type="float">
            <text:p>0.03015161946914</text:p>
          </table:table-cell>
          <table:table-cell office:value-type="float" office:value="0.0522980919961971" calcext:value-type="float">
            <text:p>0.052298091996197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float" office:value="0.013851837445145" calcext:value-type="float">
            <text:p>0.013851837445145</text:p>
          </table:table-cell>
          <table:table-cell office:value-type="float" office:value="0.0215969397420914" calcext:value-type="float">
            <text:p>0.021596939742092</text:p>
          </table:table-cell>
          <table:table-cell office:value-type="float" office:value="0.0471776388550599" calcext:value-type="float">
            <text:p>0.0471776388550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0.0165029405759749" calcext:value-type="float">
            <text:p>0.016502940575975</text:p>
          </table:table-cell>
          <table:table-cell office:value-type="float" office:value="0.0279653376296612" calcext:value-type="float">
            <text:p>0.027965337629661</text:p>
          </table:table-cell>
          <table:table-cell office:value-type="float" office:value="0.034167592324007" calcext:value-type="float">
            <text:p>0.03416759232400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03" calcext:value-type="float">
            <text:p>103</text:p>
          </table:table-cell>
          <table:table-cell office:value-type="float" office:value="26" calcext:value-type="float">
            <text:p>26</text:p>
          </table:table-cell>
          <table:table-cell office:value-type="float" office:value="0.0064756916631955" calcext:value-type="float">
            <text:p>0.006475691663196</text:p>
          </table:table-cell>
          <table:table-cell office:value-type="float" office:value="0.0324105327883798" calcext:value-type="float">
            <text:p>0.03241053278838</text:p>
          </table:table-cell>
          <table:table-cell office:value-type="float" office:value="0.0507588628202514" calcext:value-type="float">
            <text:p>0.05075886282025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06" calcext:value-type="float">
            <text:p>106</text:p>
          </table:table-cell>
          <table:table-cell office:value-type="float" office:value="27" calcext:value-type="float">
            <text:p>27</text:p>
          </table:table-cell>
          <table:table-cell office:value-type="float" office:value="0.0010318907713619" calcext:value-type="float">
            <text:p>0.001031890771362</text:p>
          </table:table-cell>
          <table:table-cell office:value-type="float" office:value="0.0248164002393268" calcext:value-type="float">
            <text:p>0.024816400239327</text:p>
          </table:table-cell>
          <table:table-cell office:value-type="float" office:value="0.0589736226544465" calcext:value-type="float">
            <text:p>0.058973622654447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office:value-type="float" office:value="0.0111355062496267" calcext:value-type="float">
            <text:p>0.011135506249627</text:p>
          </table:table-cell>
          <table:table-cell office:value-type="float" office:value="0.0258075464911525" calcext:value-type="float">
            <text:p>0.025807546491153</text:p>
          </table:table-cell>
          <table:table-cell office:value-type="float" office:value="0.0450481739670061" calcext:value-type="float">
            <text:p>0.04504817396700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0.0026555672994617" calcext:value-type="float">
            <text:p>0.002655567299462</text:p>
          </table:table-cell>
          <table:table-cell office:value-type="float" office:value="0.028255181612767" calcext:value-type="float">
            <text:p>0.028255181612767</text:p>
          </table:table-cell>
          <table:table-cell office:value-type="float" office:value="0.0514501122394697" calcext:value-type="float">
            <text:p>0.0514501122394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0.0000466404151278077" calcext:value-type="float">
            <text:p>4.66404151278077E-05</text:p>
          </table:table-cell>
          <table:table-cell office:value-type="float" office:value="0.0252532290104851" calcext:value-type="float">
            <text:p>0.025253229010485</text:p>
          </table:table-cell>
          <table:table-cell office:value-type="float" office:value="0.0413801169022325" calcext:value-type="float">
            <text:p>0.041380116902233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99" calcext:value-type="float">
            <text:p>99</text:p>
          </table:table-cell>
          <table:table-cell office:value-type="float" office:value="25" calcext:value-type="float">
            <text:p>25</text:p>
          </table:table-cell>
          <table:table-cell office:value-type="float" office:value="0.000936196850187199" calcext:value-type="float">
            <text:p>0.000936196850187</text:p>
          </table:table-cell>
          <table:table-cell office:value-type="float" office:value="0.0276669835003812" calcext:value-type="float">
            <text:p>0.027666983500381</text:p>
          </table:table-cell>
          <table:table-cell office:value-type="float" office:value="0.0675079039888644" calcext:value-type="float">
            <text:p>0.06750790398886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16" calcext:value-type="float">
            <text:p>116</text:p>
          </table:table-cell>
          <table:table-cell office:value-type="float" office:value="29" calcext:value-type="float">
            <text:p>29</text:p>
          </table:table-cell>
          <table:table-cell office:value-type="float" office:value="0.000482050183789662" calcext:value-type="float">
            <text:p>0.00048205018379</text:p>
          </table:table-cell>
          <table:table-cell office:value-type="float" office:value="0.0248103046452054" calcext:value-type="float">
            <text:p>0.024810304645205</text:p>
          </table:table-cell>
          <table:table-cell office:value-type="float" office:value="0.0522732101353234" calcext:value-type="float">
            <text:p>0.052273210135323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14" calcext:value-type="float">
            <text:p>114</text:p>
          </table:table-cell>
          <table:table-cell office:value-type="float" office:value="29" calcext:value-type="float">
            <text:p>29</text:p>
          </table:table-cell>
          <table:table-cell office:value-type="float" office:value="0.000878526068275209" calcext:value-type="float">
            <text:p>0.000878526068275</text:p>
          </table:table-cell>
          <table:table-cell office:value-type="float" office:value="0.0328718543537048" calcext:value-type="float">
            <text:p>0.032871854353705</text:p>
          </table:table-cell>
          <table:table-cell office:value-type="float" office:value="0.0665064850671822" calcext:value-type="float">
            <text:p>0.066506485067182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99" calcext:value-type="float">
            <text:p>99</text:p>
          </table:table-cell>
          <table:table-cell office:value-type="float" office:value="25" calcext:value-type="float">
            <text:p>25</text:p>
          </table:table-cell>
          <table:table-cell office:value-type="float" office:value="0.00914280461207106" calcext:value-type="float">
            <text:p>0.009142804612071</text:p>
          </table:table-cell>
          <table:table-cell office:value-type="float" office:value="0.0300135700185029" calcext:value-type="float">
            <text:p>0.030013570018503</text:p>
          </table:table-cell>
          <table:table-cell office:value-type="float" office:value="0.0562086943286737" calcext:value-type="float">
            <text:p>0.05620869432867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float" office:value="0.00148346123602416" calcext:value-type="float">
            <text:p>0.001483461236024</text:p>
          </table:table-cell>
          <table:table-cell office:value-type="float" office:value="0.0227169018104893" calcext:value-type="float">
            <text:p>0.022716901810489</text:p>
          </table:table-cell>
          <table:table-cell office:value-type="float" office:value="0.049940953499304" calcext:value-type="float">
            <text:p>0.049940953499304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0.00202297028670673" calcext:value-type="float">
            <text:p>0.002022970286707</text:p>
          </table:table-cell>
          <table:table-cell office:value-type="float" office:value="0.0244285769057912" calcext:value-type="float">
            <text:p>0.024428576905791</text:p>
          </table:table-cell>
          <table:table-cell office:value-type="float" office:value="0.0604578122505131" calcext:value-type="float">
            <text:p>0.06045781225051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office:value-type="float" office:value="0.0073170510148235" calcext:value-type="float">
            <text:p>0.007317051014824</text:p>
          </table:table-cell>
          <table:table-cell office:value-type="float" office:value="0.0215678721073645" calcext:value-type="float">
            <text:p>0.021567872107365</text:p>
          </table:table-cell>
          <table:table-cell office:value-type="float" office:value="0.0498997901496969" calcext:value-type="float">
            <text:p>0.04989979014969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0.000937893348647245" calcext:value-type="float">
            <text:p>0.000937893348647</text:p>
          </table:table-cell>
          <table:table-cell office:value-type="float" office:value="0.0299025684023558" calcext:value-type="float">
            <text:p>0.029902568402356</text:p>
          </table:table-cell>
          <table:table-cell office:value-type="float" office:value="0.0499217583995292" calcext:value-type="float">
            <text:p>0.049921758399529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85" calcext:value-type="float">
            <text:p>85</text:p>
          </table:table-cell>
          <table:table-cell office:value-type="float" office:value="22" calcext:value-type="float">
            <text:p>22</text:p>
          </table:table-cell>
          <table:table-cell office:value-type="float" office:value="0.000281807720617255" calcext:value-type="float">
            <text:p>0.000281807720617</text:p>
          </table:table-cell>
          <table:table-cell office:value-type="float" office:value="0.0184021035894889" calcext:value-type="float">
            <text:p>0.018402103589489</text:p>
          </table:table-cell>
          <table:table-cell office:value-type="float" office:value="0.0439707158134818" calcext:value-type="float">
            <text:p>0.043970715813482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0.00431143401676692" calcext:value-type="float">
            <text:p>0.004311434016767</text:p>
          </table:table-cell>
          <table:table-cell office:value-type="float" office:value="0.0165450670814153" calcext:value-type="float">
            <text:p>0.016545067081415</text:p>
          </table:table-cell>
          <table:table-cell office:value-type="float" office:value="0.0415667701415108" calcext:value-type="float">
            <text:p>0.04156677014151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0.000429645289251046" calcext:value-type="float">
            <text:p>0.000429645289251</text:p>
          </table:table-cell>
          <table:table-cell office:value-type="float" office:value="0.013678139598973" calcext:value-type="float">
            <text:p>0.013678139598973</text:p>
          </table:table-cell>
          <table:table-cell office:value-type="float" office:value="0.046440318337014" calcext:value-type="float">
            <text:p>0.04644031833701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87" calcext:value-type="float">
            <text:p>87</text:p>
          </table:table-cell>
          <table:table-cell office:value-type="float" office:value="22" calcext:value-type="float">
            <text:p>22</text:p>
          </table:table-cell>
          <table:table-cell office:value-type="float" office:value="0.00878794069478039" calcext:value-type="float">
            <text:p>0.00878794069478</text:p>
          </table:table-cell>
          <table:table-cell office:value-type="float" office:value="0.0281236873846309" calcext:value-type="float">
            <text:p>0.028123687384631</text:p>
          </table:table-cell>
          <table:table-cell office:value-type="float" office:value="0.0546384613611635" calcext:value-type="float">
            <text:p>0.054638461361164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0.00195654908719471" calcext:value-type="float">
            <text:p>0.001956549087195</text:p>
          </table:table-cell>
          <table:table-cell office:value-type="float" office:value="0.0139514098031265" calcext:value-type="float">
            <text:p>0.013951409803127</text:p>
          </table:table-cell>
          <table:table-cell office:value-type="float" office:value="0.0440444451402008" calcext:value-type="float">
            <text:p>0.04404444514020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0.00440482480451809" calcext:value-type="float">
            <text:p>0.004404824804518</text:p>
          </table:table-cell>
          <table:table-cell office:value-type="float" office:value="0.0201377008615196" calcext:value-type="float">
            <text:p>0.02013770086152</text:p>
          </table:table-cell>
          <table:table-cell office:value-type="float" office:value="0.0417630156701772" calcext:value-type="float">
            <text:p>0.041763015670177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office:value-type="float" office:value="0.00118122112243968" calcext:value-type="float">
            <text:p>0.00118122112244</text:p>
          </table:table-cell>
          <table:table-cell office:value-type="float" office:value="0.024066632619382" calcext:value-type="float">
            <text:p>0.024066632619382</text:p>
          </table:table-cell>
          <table:table-cell office:value-type="float" office:value="0.0475986826932862" calcext:value-type="float">
            <text:p>0.04759868269328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12" calcext:value-type="float">
            <text:p>112</text:p>
          </table:table-cell>
          <table:table-cell office:value-type="float" office:value="28" calcext:value-type="float">
            <text:p>28</text:p>
          </table:table-cell>
          <table:table-cell office:value-type="float" office:value="0.00100433684833612" calcext:value-type="float">
            <text:p>0.001004336848336</text:p>
          </table:table-cell>
          <table:table-cell office:value-type="float" office:value="0.0294491413661872" calcext:value-type="float">
            <text:p>0.029449141366187</text:p>
          </table:table-cell>
          <table:table-cell office:value-type="float" office:value="0.0565914330923616" calcext:value-type="float">
            <text:p>0.056591433092362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0.00035335015893978" calcext:value-type="float">
            <text:p>0.00035335015894</text:p>
          </table:table-cell>
          <table:table-cell office:value-type="float" office:value="0.0295428840433778" calcext:value-type="float">
            <text:p>0.029542884043378</text:p>
          </table:table-cell>
          <table:table-cell office:value-type="float" office:value="0.0592216367415688" calcext:value-type="float">
            <text:p>0.059221636741569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03" calcext:value-type="float">
            <text:p>103</text:p>
          </table:table-cell>
          <table:table-cell office:value-type="float" office:value="26" calcext:value-type="float">
            <text:p>26</text:p>
          </table:table-cell>
          <table:table-cell office:value-type="float" office:value="0.00338803349300865" calcext:value-type="float">
            <text:p>0.003388033493009</text:p>
          </table:table-cell>
          <table:table-cell office:value-type="float" office:value="0.0310865291213809" calcext:value-type="float">
            <text:p>0.031086529121381</text:p>
          </table:table-cell>
          <table:table-cell office:value-type="float" office:value="0.051861938693396" calcext:value-type="float">
            <text:p>0.05186193869339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0.00882371597904364" calcext:value-type="float">
            <text:p>0.008823715979044</text:p>
          </table:table-cell>
          <table:table-cell office:value-type="float" office:value="0.0363314580415681" calcext:value-type="float">
            <text:p>0.036331458041568</text:p>
          </table:table-cell>
          <table:table-cell office:value-type="float" office:value="0.0648555528593179" calcext:value-type="float">
            <text:p>0.06485555285931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04" calcext:value-type="float">
            <text:p>104</text:p>
          </table:table-cell>
          <table:table-cell office:value-type="float" office:value="26" calcext:value-type="float">
            <text:p>26</text:p>
          </table:table-cell>
          <table:table-cell office:value-type="float" office:value="0.0174541082546891" calcext:value-type="float">
            <text:p>0.017454108254689</text:p>
          </table:table-cell>
          <table:table-cell office:value-type="float" office:value="0.0305583750073644" calcext:value-type="float">
            <text:p>0.030558375007365</text:p>
          </table:table-cell>
          <table:table-cell office:value-type="float" office:value="0.0612076251422497" calcext:value-type="float">
            <text:p>0.0612076251422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office:value-type="float" office:value="0.00172859731807196" calcext:value-type="float">
            <text:p>0.001728597318072</text:p>
          </table:table-cell>
          <table:table-cell office:value-type="float" office:value="0.0250951710269051" calcext:value-type="float">
            <text:p>0.025095171026905</text:p>
          </table:table-cell>
          <table:table-cell office:value-type="float" office:value="0.0437057220827696" calcext:value-type="float">
            <text:p>0.0437057220827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0.00236323753920598" calcext:value-type="float">
            <text:p>0.002363237539206</text:p>
          </table:table-cell>
          <table:table-cell office:value-type="float" office:value="0.017082869527786" calcext:value-type="float">
            <text:p>0.017082869527786</text:p>
          </table:table-cell>
          <table:table-cell office:value-type="float" office:value="0.0430311792269402" calcext:value-type="float">
            <text:p>0.04303117922694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87" calcext:value-type="float">
            <text:p>87</text:p>
          </table:table-cell>
          <table:table-cell office:value-type="float" office:value="22" calcext:value-type="float">
            <text:p>22</text:p>
          </table:table-cell>
          <table:table-cell office:value-type="float" office:value="0.00320476170517525" calcext:value-type="float">
            <text:p>0.003204761705175</text:p>
          </table:table-cell>
          <table:table-cell office:value-type="float" office:value="0.0276456453707713" calcext:value-type="float">
            <text:p>0.027645645370771</text:p>
          </table:table-cell>
          <table:table-cell office:value-type="float" office:value="0.0683773218131948" calcext:value-type="float">
            <text:p>0.06837732181319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19" calcext:value-type="float">
            <text:p>119</text:p>
          </table:table-cell>
          <table:table-cell office:value-type="float" office:value="30" calcext:value-type="float">
            <text:p>30</text:p>
          </table:table-cell>
          <table:table-cell office:value-type="float" office:value="0.00580158869146019" calcext:value-type="float">
            <text:p>0.00580158869146</text:p>
          </table:table-cell>
          <table:table-cell office:value-type="float" office:value="0.0280268045405401" calcext:value-type="float">
            <text:p>0.02802680454054</text:p>
          </table:table-cell>
          <table:table-cell office:value-type="float" office:value="0.0515072228507355" calcext:value-type="float">
            <text:p>0.051507222850736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0.000355014988292934" calcext:value-type="float">
            <text:p>0.000355014988293</text:p>
          </table:table-cell>
          <table:table-cell office:value-type="float" office:value="0.0229530737855821" calcext:value-type="float">
            <text:p>0.022953073785582</text:p>
          </table:table-cell>
          <table:table-cell office:value-type="float" office:value="0.0376468082393554" calcext:value-type="float">
            <text:p>0.03764680823935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06" calcext:value-type="float">
            <text:p>106</text:p>
          </table:table-cell>
          <table:table-cell office:value-type="float" office:value="27" calcext:value-type="float">
            <text:p>27</text:p>
          </table:table-cell>
          <table:table-cell office:value-type="float" office:value="0.000307025755932999" calcext:value-type="float">
            <text:p>0.000307025755933</text:p>
          </table:table-cell>
          <table:table-cell office:value-type="float" office:value="0.0229125844413356" calcext:value-type="float">
            <text:p>0.022912584441336</text:p>
          </table:table-cell>
          <table:table-cell office:value-type="float" office:value="0.0569236082857339" calcext:value-type="float">
            <text:p>0.05692360828573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0.00537453960236189" calcext:value-type="float">
            <text:p>0.005374539602362</text:p>
          </table:table-cell>
          <table:table-cell office:value-type="float" office:value="0.0196885244227848" calcext:value-type="float">
            <text:p>0.019688524422785</text:p>
          </table:table-cell>
          <table:table-cell office:value-type="float" office:value="0.0455754435920585" calcext:value-type="float">
            <text:p>0.045575443592059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92" calcext:value-type="float">
            <text:p>92</text:p>
          </table:table-cell>
          <table:table-cell office:value-type="float" office:value="23" calcext:value-type="float">
            <text:p>23</text:p>
          </table:table-cell>
          <table:table-cell office:value-type="float" office:value="0.00153247441909543" calcext:value-type="float">
            <text:p>0.001532474419095</text:p>
          </table:table-cell>
          <table:table-cell office:value-type="float" office:value="0.021835511565965" calcext:value-type="float">
            <text:p>0.021835511565965</text:p>
          </table:table-cell>
          <table:table-cell office:value-type="float" office:value="0.0445686631669545" calcext:value-type="float">
            <text:p>0.04456866316695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0.000119252973769246" calcext:value-type="float">
            <text:p>0.000119252973769</text:p>
          </table:table-cell>
          <table:table-cell office:value-type="float" office:value="0.026134603089027" calcext:value-type="float">
            <text:p>0.026134603089027</text:p>
          </table:table-cell>
          <table:table-cell office:value-type="float" office:value="0.0391171498836873" calcext:value-type="float">
            <text:p>0.039117149883687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office:value-type="float" office:value="0.00460360751283817" calcext:value-type="float">
            <text:p>0.004603607512838</text:p>
          </table:table-cell>
          <table:table-cell office:value-type="float" office:value="0.0259109637814275" calcext:value-type="float">
            <text:p>0.025910963781428</text:p>
          </table:table-cell>
          <table:table-cell office:value-type="float" office:value="0.0401630847597225" calcext:value-type="float">
            <text:p>0.040163084759723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0.00798786918594141" calcext:value-type="float">
            <text:p>0.007987869185941</text:p>
          </table:table-cell>
          <table:table-cell office:value-type="float" office:value="0.01993207091482" calcext:value-type="float">
            <text:p>0.01993207091482</text:p>
          </table:table-cell>
          <table:table-cell office:value-type="float" office:value="0.0409889763485387" calcext:value-type="float">
            <text:p>0.04098897634853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93" calcext:value-type="float">
            <text:p>93</text:p>
          </table:table-cell>
          <table:table-cell office:value-type="float" office:value="24" calcext:value-type="float">
            <text:p>24</text:p>
          </table:table-cell>
          <table:table-cell office:value-type="float" office:value="0.00466242851015319" calcext:value-type="float">
            <text:p>0.004662428510153</text:p>
          </table:table-cell>
          <table:table-cell office:value-type="float" office:value="0.0272344284148362" calcext:value-type="float">
            <text:p>0.027234428414836</text:p>
          </table:table-cell>
          <table:table-cell office:value-type="float" office:value="0.0540754478697563" calcext:value-type="float">
            <text:p>0.054075447869756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0.000183348239186754" calcext:value-type="float">
            <text:p>0.000183348239187</text:p>
          </table:table-cell>
          <table:table-cell office:value-type="float" office:value="0.0222584910898187" calcext:value-type="float">
            <text:p>0.022258491089819</text:p>
          </table:table-cell>
          <table:table-cell office:value-type="float" office:value="0.0381286983872656" calcext:value-type="float">
            <text:p>0.038128698387266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0.000153493445211206" calcext:value-type="float">
            <text:p>0.000153493445211</text:p>
          </table:table-cell>
          <table:table-cell office:value-type="float" office:value="0.0232499925121471" calcext:value-type="float">
            <text:p>0.023249992512147</text:p>
          </table:table-cell>
          <table:table-cell office:value-type="float" office:value="0.0406681554652455" calcext:value-type="float">
            <text:p>0.040668155465246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12" calcext:value-type="float">
            <text:p>112</text:p>
          </table:table-cell>
          <table:table-cell office:value-type="float" office:value="29" calcext:value-type="float">
            <text:p>29</text:p>
          </table:table-cell>
          <table:table-cell office:value-type="float" office:value="0.00353494388606279" calcext:value-type="float">
            <text:p>0.003534943886063</text:p>
          </table:table-cell>
          <table:table-cell office:value-type="float" office:value="0.0259154313297152" calcext:value-type="float">
            <text:p>0.025915431329715</text:p>
          </table:table-cell>
          <table:table-cell office:value-type="float" office:value="0.0586045110883279" calcext:value-type="float">
            <text:p>0.05860451108832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97" calcext:value-type="float">
            <text:p>97</text:p>
          </table:table-cell>
          <table:table-cell office:value-type="float" office:value="25" calcext:value-type="float">
            <text:p>25</text:p>
          </table:table-cell>
          <table:table-cell office:value-type="float" office:value="0.00559718942793741" calcext:value-type="float">
            <text:p>0.005597189427937</text:p>
          </table:table-cell>
          <table:table-cell office:value-type="float" office:value="0.0291835779364292" calcext:value-type="float">
            <text:p>0.029183577936429</text:p>
          </table:table-cell>
          <table:table-cell office:value-type="float" office:value="0.0576075239939971" calcext:value-type="float">
            <text:p>0.057607523993997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office:value-type="float" office:value="0.00320311874795121" calcext:value-type="float">
            <text:p>0.003203118747951</text:p>
          </table:table-cell>
          <table:table-cell office:value-type="float" office:value="0.0191978768294806" calcext:value-type="float">
            <text:p>0.019197876829481</text:p>
          </table:table-cell>
          <table:table-cell office:value-type="float" office:value="0.0436791989660898" calcext:value-type="float">
            <text:p>0.04367919896609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0.000162461252909973" calcext:value-type="float">
            <text:p>0.00016246125291</text:p>
          </table:table-cell>
          <table:table-cell office:value-type="float" office:value="0.0191239313142002" calcext:value-type="float">
            <text:p>0.0191239313142</text:p>
          </table:table-cell>
          <table:table-cell office:value-type="float" office:value="0.0392098383958343" calcext:value-type="float">
            <text:p>0.039209838395834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0.00241011178513728" calcext:value-type="float">
            <text:p>0.002410111785137</text:p>
          </table:table-cell>
          <table:table-cell office:value-type="float" office:value="0.0201124653422569" calcext:value-type="float">
            <text:p>0.020112465342257</text:p>
          </table:table-cell>
          <table:table-cell office:value-type="float" office:value="0.0385501767438675" calcext:value-type="float">
            <text:p>0.038550176743868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92" calcext:value-type="float">
            <text:p>92</text:p>
          </table:table-cell>
          <table:table-cell office:value-type="float" office:value="23" calcext:value-type="float">
            <text:p>23</text:p>
          </table:table-cell>
          <table:table-cell office:value-type="float" office:value="0.008902852701887" calcext:value-type="float">
            <text:p>0.008902852701887</text:p>
          </table:table-cell>
          <table:table-cell office:value-type="float" office:value="0.0168147886588516" calcext:value-type="float">
            <text:p>0.016814788658852</text:p>
          </table:table-cell>
          <table:table-cell office:value-type="float" office:value="0.0345469137563034" calcext:value-type="float">
            <text:p>0.034546913756303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float" office:value="0.00838144382571034" calcext:value-type="float">
            <text:p>0.00838144382571</text:p>
          </table:table-cell>
          <table:table-cell office:value-type="float" office:value="0.019956778109316" calcext:value-type="float">
            <text:p>0.019956778109316</text:p>
          </table:table-cell>
          <table:table-cell office:value-type="float" office:value="0.0387969159036211" calcext:value-type="float">
            <text:p>0.03879691590362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0.000454581543650079" calcext:value-type="float">
            <text:p>0.00045458154365</text:p>
          </table:table-cell>
          <table:table-cell office:value-type="float" office:value="0.0168209127157906" calcext:value-type="float">
            <text:p>0.016820912715791</text:p>
          </table:table-cell>
          <table:table-cell office:value-type="float" office:value="0.0423862396658343" calcext:value-type="float">
            <text:p>0.042386239665834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0.0142384956671873" calcext:value-type="float">
            <text:p>0.014238495667187</text:p>
          </table:table-cell>
          <table:table-cell office:value-type="float" office:value="0.0236370443687523" calcext:value-type="float">
            <text:p>0.023637044368752</text:p>
          </table:table-cell>
          <table:table-cell office:value-type="float" office:value="0.0382818297113316" calcext:value-type="float">
            <text:p>0.038281829711332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0.000510599672416623" calcext:value-type="float">
            <text:p>0.000510599672417</text:p>
          </table:table-cell>
          <table:table-cell office:value-type="float" office:value="0.0152985925045177" calcext:value-type="float">
            <text:p>0.015298592504518</text:p>
          </table:table-cell>
          <table:table-cell office:value-type="float" office:value="0.0371491546265444" calcext:value-type="float">
            <text:p>0.037149154626545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93" calcext:value-type="float">
            <text:p>93</text:p>
          </table:table-cell>
          <table:table-cell office:value-type="float" office:value="24" calcext:value-type="float">
            <text:p>24</text:p>
          </table:table-cell>
          <table:table-cell office:value-type="float" office:value="0.00299592882087485" calcext:value-type="float">
            <text:p>0.002995928820875</text:p>
          </table:table-cell>
          <table:table-cell office:value-type="float" office:value="0.0196564628288715" calcext:value-type="float">
            <text:p>0.019656462828872</text:p>
          </table:table-cell>
          <table:table-cell office:value-type="float" office:value="0.0400835585578528" calcext:value-type="float">
            <text:p>0.040083558557853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14" calcext:value-type="float">
            <text:p>114</text:p>
          </table:table-cell>
          <table:table-cell office:value-type="float" office:value="29" calcext:value-type="float">
            <text:p>29</text:p>
          </table:table-cell>
          <table:table-cell office:value-type="float" office:value="0.00577665388756021" calcext:value-type="float">
            <text:p>0.00577665388756</text:p>
          </table:table-cell>
          <table:table-cell office:value-type="float" office:value="0.0237992213737547" calcext:value-type="float">
            <text:p>0.023799221373755</text:p>
          </table:table-cell>
          <table:table-cell office:value-type="float" office:value="0.0443068716914438" calcext:value-type="float">
            <text:p>0.04430687169144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92" calcext:value-type="float">
            <text:p>92</text:p>
          </table:table-cell>
          <table:table-cell office:value-type="float" office:value="24" calcext:value-type="float">
            <text:p>24</text:p>
          </table:table-cell>
          <table:table-cell office:value-type="float" office:value="0.00281790020677319" calcext:value-type="float">
            <text:p>0.002817900206773</text:p>
          </table:table-cell>
          <table:table-cell office:value-type="float" office:value="0.0240365976047907" calcext:value-type="float">
            <text:p>0.024036597604791</text:p>
          </table:table-cell>
          <table:table-cell office:value-type="float" office:value="0.0508565407541269" calcext:value-type="float">
            <text:p>0.050856540754127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0.0112266686273493" calcext:value-type="float">
            <text:p>0.011226668627349</text:p>
          </table:table-cell>
          <table:table-cell office:value-type="float" office:value="0.0222956253861508" calcext:value-type="float">
            <text:p>0.022295625386151</text:p>
          </table:table-cell>
          <table:table-cell office:value-type="float" office:value="0.0362492132618763" calcext:value-type="float">
            <text:p>0.036249213261876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0.0124868837327097" calcext:value-type="float">
            <text:p>0.01248688373271</text:p>
          </table:table-cell>
          <table:table-cell office:value-type="float" office:value="0.0282968572048686" calcext:value-type="float">
            <text:p>0.028296857204869</text:p>
          </table:table-cell>
          <table:table-cell office:value-type="float" office:value="0.0446319370261193" calcext:value-type="float">
            <text:p>0.044631937026119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  <table:table-cell office:value-type="float" office:value="0.0136838823113411" calcext:value-type="float">
            <text:p>0.013683882311341</text:p>
          </table:table-cell>
          <table:table-cell office:value-type="float" office:value="0.024939717019463" calcext:value-type="float">
            <text:p>0.024939717019463</text:p>
          </table:table-cell>
          <table:table-cell office:value-type="float" office:value="0.03732383912986" calcext:value-type="float">
            <text:p>0.03732383912986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0.0049670101710565" calcext:value-type="float">
            <text:p>0.004967010171057</text:p>
          </table:table-cell>
          <table:table-cell office:value-type="float" office:value="0.0231712716277014" calcext:value-type="float">
            <text:p>0.023171271627701</text:p>
          </table:table-cell>
          <table:table-cell office:value-type="float" office:value="0.0544668405115155" calcext:value-type="float">
            <text:p>0.05446684051151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float" office:value="0.0113782416255956" calcext:value-type="float">
            <text:p>0.011378241625596</text:p>
          </table:table-cell>
          <table:table-cell office:value-type="float" office:value="0.0302800544918683" calcext:value-type="float">
            <text:p>0.030280054491868</text:p>
          </table:table-cell>
          <table:table-cell office:value-type="float" office:value="0.0546732118162321" calcext:value-type="float">
            <text:p>0.05467321181623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0.00436041894217976" calcext:value-type="float">
            <text:p>0.00436041894218</text:p>
          </table:table-cell>
          <table:table-cell office:value-type="float" office:value="0.0202601433041872" calcext:value-type="float">
            <text:p>0.020260143304187</text:p>
          </table:table-cell>
          <table:table-cell office:value-type="float" office:value="0.0414803111847915" calcext:value-type="float">
            <text:p>0.041480311184792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  <table:table-cell office:value-type="float" office:value="0.00312113831922389" calcext:value-type="float">
            <text:p>0.003121138319224</text:p>
          </table:table-cell>
          <table:table-cell office:value-type="float" office:value="0.0290671463656385" calcext:value-type="float">
            <text:p>0.029067146365639</text:p>
          </table:table-cell>
          <table:table-cell office:value-type="float" office:value="0.0385626030543879" calcext:value-type="float">
            <text:p>0.038562603054388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17" calcext:value-type="float">
            <text:p>117</text:p>
          </table:table-cell>
          <table:table-cell office:value-type="float" office:value="30" calcext:value-type="float">
            <text:p>30</text:p>
          </table:table-cell>
          <table:table-cell office:value-type="float" office:value="0.00293582023161087" calcext:value-type="float">
            <text:p>0.002935820231611</text:p>
          </table:table-cell>
          <table:table-cell office:value-type="float" office:value="0.0263193455141336" calcext:value-type="float">
            <text:p>0.026319345514134</text:p>
          </table:table-cell>
          <table:table-cell office:value-type="float" office:value="0.045806011836009" calcext:value-type="float">
            <text:p>0.045806011836009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0.000205284053370724" calcext:value-type="float">
            <text:p>0.000205284053371</text:p>
          </table:table-cell>
          <table:table-cell office:value-type="float" office:value="0.0158944319181146" calcext:value-type="float">
            <text:p>0.015894431918115</text:p>
          </table:table-cell>
          <table:table-cell office:value-type="float" office:value="0.0384375540152076" calcext:value-type="float">
            <text:p>0.038437554015208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85" calcext:value-type="float">
            <text:p>85</text:p>
          </table:table-cell>
          <table:table-cell office:value-type="float" office:value="22" calcext:value-type="float">
            <text:p>22</text:p>
          </table:table-cell>
          <table:table-cell office:value-type="float" office:value="0.00423127575585158" calcext:value-type="float">
            <text:p>0.004231275755852</text:p>
          </table:table-cell>
          <table:table-cell office:value-type="float" office:value="0.025603160472486" calcext:value-type="float">
            <text:p>0.025603160472486</text:p>
          </table:table-cell>
          <table:table-cell office:value-type="float" office:value="0.0398417874856052" calcext:value-type="float">
            <text:p>0.03984178748560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float" office:value="0.000502887425755105" calcext:value-type="float">
            <text:p>0.000502887425755</text:p>
          </table:table-cell>
          <table:table-cell office:value-type="float" office:value="0.0157565863083771" calcext:value-type="float">
            <text:p>0.015756586308377</text:p>
          </table:table-cell>
          <table:table-cell office:value-type="float" office:value="0.0434464850778045" calcext:value-type="float">
            <text:p>0.043446485077805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0.00530939653096407" calcext:value-type="float">
            <text:p>0.005309396530964</text:p>
          </table:table-cell>
          <table:table-cell office:value-type="float" office:value="0.0211915924631702" calcext:value-type="float">
            <text:p>0.02119159246317</text:p>
          </table:table-cell>
          <table:table-cell office:value-type="float" office:value="0.0478507492583591" calcext:value-type="float">
            <text:p>0.04785074925835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0.00175380885805521" calcext:value-type="float">
            <text:p>0.001753808858055</text:p>
          </table:table-cell>
          <table:table-cell office:value-type="float" office:value="0.0258047585522768" calcext:value-type="float">
            <text:p>0.025804758552277</text:p>
          </table:table-cell>
          <table:table-cell office:value-type="float" office:value="0.0419342614335576" calcext:value-type="float">
            <text:p>0.041934261433558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0.00106045373041308" calcext:value-type="float">
            <text:p>0.001060453730413</text:p>
          </table:table-cell>
          <table:table-cell office:value-type="float" office:value="0.0176573180400807" calcext:value-type="float">
            <text:p>0.017657318040081</text:p>
          </table:table-cell>
          <table:table-cell office:value-type="float" office:value="0.0484485691488713" calcext:value-type="float">
            <text:p>0.04844856914887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0.000809635515013563" calcext:value-type="float">
            <text:p>0.000809635515014</text:p>
          </table:table-cell>
          <table:table-cell office:value-type="float" office:value="0.0147652541218953" calcext:value-type="float">
            <text:p>0.014765254121895</text:p>
          </table:table-cell>
          <table:table-cell office:value-type="float" office:value="0.0324077211245129" calcext:value-type="float">
            <text:p>0.03240772112451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25" calcext:value-type="float">
            <text:p>125</text:p>
          </table:table-cell>
          <table:table-cell office:value-type="float" office:value="32" calcext:value-type="float">
            <text:p>32</text:p>
          </table:table-cell>
          <table:table-cell office:value-type="float" office:value="0.0116201235527746" calcext:value-type="float">
            <text:p>0.011620123552775</text:p>
          </table:table-cell>
          <table:table-cell office:value-type="float" office:value="0.0297536289067953" calcext:value-type="float">
            <text:p>0.029753628906795</text:p>
          </table:table-cell>
          <table:table-cell office:value-type="float" office:value="0.059286123939717" calcext:value-type="float">
            <text:p>0.059286123939717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0.0021102361226264" calcext:value-type="float">
            <text:p>0.002110236122626</text:p>
          </table:table-cell>
          <table:table-cell office:value-type="float" office:value="0.0281971816719569" calcext:value-type="float">
            <text:p>0.028197181671957</text:p>
          </table:table-cell>
          <table:table-cell office:value-type="float" office:value="0.040698569926842" calcext:value-type="float">
            <text:p>0.040698569926842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0.00807483356071612" calcext:value-type="float">
            <text:p>0.008074833560716</text:p>
          </table:table-cell>
          <table:table-cell office:value-type="float" office:value="0.0145221629884329" calcext:value-type="float">
            <text:p>0.014522162988433</text:p>
          </table:table-cell>
          <table:table-cell office:value-type="float" office:value="0.0365548975546728" calcext:value-type="float">
            <text:p>0.036554897554673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0.00424044148744784" calcext:value-type="float">
            <text:p>0.004240441487448</text:p>
          </table:table-cell>
          <table:table-cell office:value-type="float" office:value="0.0239450617343824" calcext:value-type="float">
            <text:p>0.023945061734382</text:p>
          </table:table-cell>
          <table:table-cell office:value-type="float" office:value="0.0390169685953907" calcext:value-type="float">
            <text:p>0.03901696859539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office:value-type="float" office:value="0.000149843752784706" calcext:value-type="float">
            <text:p>0.000149843752785</text:p>
          </table:table-cell>
          <table:table-cell office:value-type="float" office:value="0.0217201126690276" calcext:value-type="float">
            <text:p>0.021720112669028</text:p>
          </table:table-cell>
          <table:table-cell office:value-type="float" office:value="0.0408266053991732" calcext:value-type="float">
            <text:p>0.040826605399173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0.00383629853818082" calcext:value-type="float">
            <text:p>0.003836298538181</text:p>
          </table:table-cell>
          <table:table-cell office:value-type="float" office:value="0.0172273370063774" calcext:value-type="float">
            <text:p>0.017227337006377</text:p>
          </table:table-cell>
          <table:table-cell office:value-type="float" office:value="0.0406875891492312" calcext:value-type="float">
            <text:p>0.04068758914923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93" calcext:value-type="float">
            <text:p>93</text:p>
          </table:table-cell>
          <table:table-cell office:value-type="float" office:value="24" calcext:value-type="float">
            <text:p>24</text:p>
          </table:table-cell>
          <table:table-cell office:value-type="float" office:value="0.00799000109346626" calcext:value-type="float">
            <text:p>0.007990001093466</text:p>
          </table:table-cell>
          <table:table-cell office:value-type="float" office:value="0.0155489490224287" calcext:value-type="float">
            <text:p>0.015548949022429</text:p>
          </table:table-cell>
          <table:table-cell office:value-type="float" office:value="0.0411014715897457" calcext:value-type="float">
            <text:p>0.041101471589746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  <table:table-cell office:value-type="float" office:value="0.00169215014215363" calcext:value-type="float">
            <text:p>0.001692150142154</text:p>
          </table:table-cell>
          <table:table-cell office:value-type="float" office:value="0.016209743870488" calcext:value-type="float">
            <text:p>0.016209743870488</text:p>
          </table:table-cell>
          <table:table-cell office:value-type="float" office:value="0.0400202090610704" calcext:value-type="float">
            <text:p>0.04002020906107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0.00273337018016939" calcext:value-type="float">
            <text:p>0.002733370180169</text:p>
          </table:table-cell>
          <table:table-cell office:value-type="float" office:value="0.0166408466957932" calcext:value-type="float">
            <text:p>0.016640846695793</text:p>
          </table:table-cell>
          <table:table-cell office:value-type="float" office:value="0.0353032367356745" calcext:value-type="float">
            <text:p>0.03530323673567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6" calcext:value-type="float">
            <text:p>106</text:p>
          </table:table-cell>
          <table:table-cell office:value-type="float" office:value="27" calcext:value-type="float">
            <text:p>27</text:p>
          </table:table-cell>
          <table:table-cell office:value-type="float" office:value="0.000638531450033453" calcext:value-type="float">
            <text:p>0.000638531450033</text:p>
          </table:table-cell>
          <table:table-cell office:value-type="float" office:value="0.026022646113349" calcext:value-type="float">
            <text:p>0.026022646113349</text:p>
          </table:table-cell>
          <table:table-cell office:value-type="float" office:value="0.0567368681820116" calcext:value-type="float">
            <text:p>0.05673686818201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0.00553869202383298" calcext:value-type="float">
            <text:p>0.005538692023833</text:p>
          </table:table-cell>
          <table:table-cell office:value-type="float" office:value="0.0195523862917351" calcext:value-type="float">
            <text:p>0.019552386291735</text:p>
          </table:table-cell>
          <table:table-cell office:value-type="float" office:value="0.0368509361100566" calcext:value-type="float">
            <text:p>0.036850936110057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06" calcext:value-type="float">
            <text:p>106</text:p>
          </table:table-cell>
          <table:table-cell office:value-type="float" office:value="27" calcext:value-type="float">
            <text:p>27</text:p>
          </table:table-cell>
          <table:table-cell office:value-type="float" office:value="0.0019439987285006" calcext:value-type="float">
            <text:p>0.001943998728501</text:p>
          </table:table-cell>
          <table:table-cell office:value-type="float" office:value="0.0223078623298512" calcext:value-type="float">
            <text:p>0.022307862329851</text:p>
          </table:table-cell>
          <table:table-cell office:value-type="float" office:value="0.0417948220137249" calcext:value-type="float">
            <text:p>0.041794822013725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04" calcext:value-type="float">
            <text:p>104</text:p>
          </table:table-cell>
          <table:table-cell office:value-type="float" office:value="27" calcext:value-type="float">
            <text:p>27</text:p>
          </table:table-cell>
          <table:table-cell office:value-type="float" office:value="0.00119649634123453" calcext:value-type="float">
            <text:p>0.001196496341235</text:p>
          </table:table-cell>
          <table:table-cell office:value-type="float" office:value="0.0233586768519898" calcext:value-type="float">
            <text:p>0.02335867685199</text:p>
          </table:table-cell>
          <table:table-cell office:value-type="float" office:value="0.0468178065539139" calcext:value-type="float">
            <text:p>0.046817806553914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  <table:table-cell office:value-type="float" office:value="0.00306319776805775" calcext:value-type="float">
            <text:p>0.003063197768058</text:p>
          </table:table-cell>
          <table:table-cell office:value-type="float" office:value="0.0217061678926482" calcext:value-type="float">
            <text:p>0.021706167892648</text:p>
          </table:table-cell>
          <table:table-cell office:value-type="float" office:value="0.0459266496520912" calcext:value-type="float">
            <text:p>0.045926649652091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0.000598623736838277" calcext:value-type="float">
            <text:p>0.000598623736838</text:p>
          </table:table-cell>
          <table:table-cell office:value-type="float" office:value="0.0189346581586369" calcext:value-type="float">
            <text:p>0.018934658158637</text:p>
          </table:table-cell>
          <table:table-cell office:value-type="float" office:value="0.0397422227597915" calcext:value-type="float">
            <text:p>0.039742222759792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0.00170496430662559" calcext:value-type="float">
            <text:p>0.001704964306626</text:p>
          </table:table-cell>
          <table:table-cell office:value-type="float" office:value="0.0140614726420004" calcext:value-type="float">
            <text:p>0.014061472642</text:p>
          </table:table-cell>
          <table:table-cell office:value-type="float" office:value="0.0340253346271885" calcext:value-type="float">
            <text:p>0.034025334627189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float" office:value="0.0145485238680435" calcext:value-type="float">
            <text:p>0.014548523868044</text:p>
          </table:table-cell>
          <table:table-cell office:value-type="float" office:value="0.0269994978957319" calcext:value-type="float">
            <text:p>0.026999497895732</text:p>
          </table:table-cell>
          <table:table-cell office:value-type="float" office:value="0.0508506833902464" calcext:value-type="float">
            <text:p>0.050850683390246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0.00425839058900379" calcext:value-type="float">
            <text:p>0.004258390589004</text:p>
          </table:table-cell>
          <table:table-cell office:value-type="float" office:value="0.0261648019853678" calcext:value-type="float">
            <text:p>0.026164801985368</text:p>
          </table:table-cell>
          <table:table-cell office:value-type="float" office:value="0.0483820104560508" calcext:value-type="float">
            <text:p>0.04838201045605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94" calcext:value-type="float">
            <text:p>94</text:p>
          </table:table-cell>
          <table:table-cell office:value-type="float" office:value="24" calcext:value-type="float">
            <text:p>24</text:p>
          </table:table-cell>
          <table:table-cell office:value-type="float" office:value="0.00218163982255481" calcext:value-type="float">
            <text:p>0.002181639822555</text:p>
          </table:table-cell>
          <table:table-cell office:value-type="float" office:value="0.0249078548555116" calcext:value-type="float">
            <text:p>0.024907854855512</text:p>
          </table:table-cell>
          <table:table-cell office:value-type="float" office:value="0.045679308488227" calcext:value-type="float">
            <text:p>0.045679308488227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office:value-type="float" office:value="0.00206516281800417" calcext:value-type="float">
            <text:p>0.002065162818004</text:p>
          </table:table-cell>
          <table:table-cell office:value-type="float" office:value="0.0209309082277249" calcext:value-type="float">
            <text:p>0.020930908227725</text:p>
          </table:table-cell>
          <table:table-cell office:value-type="float" office:value="0.0439429316367332" calcext:value-type="float">
            <text:p>0.043942931636733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0.00388166292730618" calcext:value-type="float">
            <text:p>0.003881662927306</text:p>
          </table:table-cell>
          <table:table-cell office:value-type="float" office:value="0.0183239373111492" calcext:value-type="float">
            <text:p>0.018323937311149</text:p>
          </table:table-cell>
          <table:table-cell office:value-type="float" office:value="0.0511512115716205" calcext:value-type="float">
            <text:p>0.051151211571621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0.0045732363489005" calcext:value-type="float">
            <text:p>0.004573236348901</text:p>
          </table:table-cell>
          <table:table-cell office:value-type="float" office:value="0.0198371196255509" calcext:value-type="float">
            <text:p>0.019837119625551</text:p>
          </table:table-cell>
          <table:table-cell office:value-type="float" office:value="0.040055198048352" calcext:value-type="float">
            <text:p>0.040055198048352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 office:value-type="float" office:value="0.00161869531316561" calcext:value-type="float">
            <text:p>0.001618695313166</text:p>
          </table:table-cell>
          <table:table-cell office:value-type="float" office:value="0.023660260620248" calcext:value-type="float">
            <text:p>0.023660260620248</text:p>
          </table:table-cell>
          <table:table-cell office:value-type="float" office:value="0.0409813008044608" calcext:value-type="float">
            <text:p>0.04098130080446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0.00578088979129865" calcext:value-type="float">
            <text:p>0.005780889791299</text:p>
          </table:table-cell>
          <table:table-cell office:value-type="float" office:value="0.0228182544334112" calcext:value-type="float">
            <text:p>0.022818254433411</text:p>
          </table:table-cell>
          <table:table-cell office:value-type="float" office:value="0.0493837844879442" calcext:value-type="float">
            <text:p>0.049383784487944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0.000257842799629038" calcext:value-type="float">
            <text:p>0.000257842799629</text:p>
          </table:table-cell>
          <table:table-cell office:value-type="float" office:value="0.0201420007709668" calcext:value-type="float">
            <text:p>0.020142000770967</text:p>
          </table:table-cell>
          <table:table-cell office:value-type="float" office:value="0.0413858472949863" calcext:value-type="float">
            <text:p>0.041385847294986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92" calcext:value-type="float">
            <text:p>92</text:p>
          </table:table-cell>
          <table:table-cell office:value-type="float" office:value="24" calcext:value-type="float">
            <text:p>24</text:p>
          </table:table-cell>
          <table:table-cell office:value-type="float" office:value="0.00210236456577295" calcext:value-type="float">
            <text:p>0.002102364565773</text:p>
          </table:table-cell>
          <table:table-cell office:value-type="float" office:value="0.0188796025774878" calcext:value-type="float">
            <text:p>0.018879602577488</text:p>
          </table:table-cell>
          <table:table-cell office:value-type="float" office:value="0.0413779411762558" calcext:value-type="float">
            <text:p>0.041377941176256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25" calcext:value-type="float">
            <text:p>125</text:p>
          </table:table-cell>
          <table:table-cell office:value-type="float" office:value="32" calcext:value-type="float">
            <text:p>32</text:p>
          </table:table-cell>
          <table:table-cell office:value-type="float" office:value="0.000994053794728722" calcext:value-type="float">
            <text:p>0.000994053794729</text:p>
          </table:table-cell>
          <table:table-cell office:value-type="float" office:value="0.0244771481296828" calcext:value-type="float">
            <text:p>0.024477148129683</text:p>
          </table:table-cell>
          <table:table-cell office:value-type="float" office:value="0.0450269858244808" calcext:value-type="float">
            <text:p>0.04502698582448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0.00500774192710829" calcext:value-type="float">
            <text:p>0.005007741927108</text:p>
          </table:table-cell>
          <table:table-cell office:value-type="float" office:value="0.0234958165612095" calcext:value-type="float">
            <text:p>0.02349581656121</text:p>
          </table:table-cell>
          <table:table-cell office:value-type="float" office:value="0.0480486928808648" calcext:value-type="float">
            <text:p>0.048048692880865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84" calcext:value-type="float">
            <text:p>84</text:p>
          </table:table-cell>
          <table:table-cell office:value-type="float" office:value="22" calcext:value-type="float">
            <text:p>22</text:p>
          </table:table-cell>
          <table:table-cell office:value-type="float" office:value="0.0000261722498918759" calcext:value-type="float">
            <text:p>2.61722498918759E-05</text:p>
          </table:table-cell>
          <table:table-cell office:value-type="float" office:value="0.0228864158635681" calcext:value-type="float">
            <text:p>0.022886415863568</text:p>
          </table:table-cell>
          <table:table-cell office:value-type="float" office:value="0.0441852072164155" calcext:value-type="float">
            <text:p>0.044185207216416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office:value-type="float" office:value="0.00388362751361226" calcext:value-type="float">
            <text:p>0.003883627513612</text:p>
          </table:table-cell>
          <table:table-cell office:value-type="float" office:value="0.0263864038882305" calcext:value-type="float">
            <text:p>0.026386403888231</text:p>
          </table:table-cell>
          <table:table-cell office:value-type="float" office:value="0.0443005795671885" calcext:value-type="float">
            <text:p>0.044300579567189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17" calcext:value-type="float">
            <text:p>117</text:p>
          </table:table-cell>
          <table:table-cell office:value-type="float" office:value="30" calcext:value-type="float">
            <text:p>30</text:p>
          </table:table-cell>
          <table:table-cell office:value-type="float" office:value="0.00128427675335785" calcext:value-type="float">
            <text:p>0.001284276753358</text:p>
          </table:table-cell>
          <table:table-cell office:value-type="float" office:value="0.0227544281188626" calcext:value-type="float">
            <text:p>0.022754428118863</text:p>
          </table:table-cell>
          <table:table-cell office:value-type="float" office:value="0.0413041189496207" calcext:value-type="float">
            <text:p>0.04130411894962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  <table:table-cell office:value-type="float" office:value="0.000767154821046723" calcext:value-type="float">
            <text:p>0.000767154821047</text:p>
          </table:table-cell>
          <table:table-cell office:value-type="float" office:value="0.0200812137942899" calcext:value-type="float">
            <text:p>0.02008121379429</text:p>
          </table:table-cell>
          <table:table-cell office:value-type="float" office:value="0.0457458079537822" calcext:value-type="float">
            <text:p>0.045745807953782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float" office:value="0.00295371295912716" calcext:value-type="float">
            <text:p>0.002953712959127</text:p>
          </table:table-cell>
          <table:table-cell office:value-type="float" office:value="0.0247882332786716" calcext:value-type="float">
            <text:p>0.024788233278672</text:p>
          </table:table-cell>
          <table:table-cell office:value-type="float" office:value="0.0510593744289054" calcext:value-type="float">
            <text:p>0.051059374428905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92" calcext:value-type="float">
            <text:p>92</text:p>
          </table:table-cell>
          <table:table-cell office:value-type="float" office:value="24" calcext:value-type="float">
            <text:p>24</text:p>
          </table:table-cell>
          <table:table-cell office:value-type="float" office:value="0.00325029077962222" calcext:value-type="float">
            <text:p>0.003250290779622</text:p>
          </table:table-cell>
          <table:table-cell office:value-type="float" office:value="0.0219588261174157" calcext:value-type="float">
            <text:p>0.021958826117416</text:p>
          </table:table-cell>
          <table:table-cell office:value-type="float" office:value="0.0407610059289965" calcext:value-type="float">
            <text:p>0.040761005928997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95" calcext:value-type="float">
            <text:p>95</text:p>
          </table:table-cell>
          <table:table-cell office:value-type="float" office:value="24" calcext:value-type="float">
            <text:p>24</text:p>
          </table:table-cell>
          <table:table-cell office:value-type="float" office:value="0.00757326311506999" calcext:value-type="float">
            <text:p>0.00757326311507</text:p>
          </table:table-cell>
          <table:table-cell office:value-type="float" office:value="0.0169041002548668" calcext:value-type="float">
            <text:p>0.016904100254867</text:p>
          </table:table-cell>
          <table:table-cell office:value-type="float" office:value="0.037422842848557" calcext:value-type="float">
            <text:p>0.037422842848557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97" calcext:value-type="float">
            <text:p>97</text:p>
          </table:table-cell>
          <table:table-cell office:value-type="float" office:value="25" calcext:value-type="float">
            <text:p>25</text:p>
          </table:table-cell>
          <table:table-cell office:value-type="float" office:value="0.00192945928486976" calcext:value-type="float">
            <text:p>0.00192945928487</text:p>
          </table:table-cell>
          <table:table-cell office:value-type="float" office:value="0.0225964516096651" calcext:value-type="float">
            <text:p>0.022596451609665</text:p>
          </table:table-cell>
          <table:table-cell office:value-type="float" office:value="0.0408193636864735" calcext:value-type="float">
            <text:p>0.040819363686474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float" office:value="0.000748377883344878" calcext:value-type="float">
            <text:p>0.000748377883345</text:p>
          </table:table-cell>
          <table:table-cell office:value-type="float" office:value="0.0152407922348978" calcext:value-type="float">
            <text:p>0.015240792234898</text:p>
          </table:table-cell>
          <table:table-cell office:value-type="float" office:value="0.0441372784666042" calcext:value-type="float">
            <text:p>0.044137278466604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0.000426992670660265" calcext:value-type="float">
            <text:p>0.00042699267066</text:p>
          </table:table-cell>
          <table:table-cell office:value-type="float" office:value="0.0205355134852772" calcext:value-type="float">
            <text:p>0.020535513485277</text:p>
          </table:table-cell>
          <table:table-cell office:value-type="float" office:value="0.0416671900675732" calcext:value-type="float">
            <text:p>0.041667190067573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06" calcext:value-type="float">
            <text:p>106</text:p>
          </table:table-cell>
          <table:table-cell office:value-type="float" office:value="27" calcext:value-type="float">
            <text:p>27</text:p>
          </table:table-cell>
          <table:table-cell office:value-type="float" office:value="0.00210239037681559" calcext:value-type="float">
            <text:p>0.002102390376816</text:p>
          </table:table-cell>
          <table:table-cell office:value-type="float" office:value="0.016848540111474" calcext:value-type="float">
            <text:p>0.016848540111474</text:p>
          </table:table-cell>
          <table:table-cell office:value-type="float" office:value="0.0476001269212677" calcext:value-type="float">
            <text:p>0.047600126921268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09" calcext:value-type="float">
            <text:p>109</text:p>
          </table:table-cell>
          <table:table-cell office:value-type="float" office:value="28" calcext:value-type="float">
            <text:p>28</text:p>
          </table:table-cell>
          <table:table-cell office:value-type="float" office:value="0.00242954851503263" calcext:value-type="float">
            <text:p>0.002429548515033</text:p>
          </table:table-cell>
          <table:table-cell office:value-type="float" office:value="0.0233079600513041" calcext:value-type="float">
            <text:p>0.023307960051304</text:p>
          </table:table-cell>
          <table:table-cell office:value-type="float" office:value="0.0426344192973673" calcext:value-type="float">
            <text:p>0.042634419297367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0.00557794123702859" calcext:value-type="float">
            <text:p>0.005577941237029</text:p>
          </table:table-cell>
          <table:table-cell office:value-type="float" office:value="0.0266176572928691" calcext:value-type="float">
            <text:p>0.026617657292869</text:p>
          </table:table-cell>
          <table:table-cell office:value-type="float" office:value="0.0437345022523042" calcext:value-type="float">
            <text:p>0.043734502252304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0.000123959335879456" calcext:value-type="float">
            <text:p>0.000123959335879</text:p>
          </table:table-cell>
          <table:table-cell office:value-type="float" office:value="0.0107359813614398" calcext:value-type="float">
            <text:p>0.01073598136144</text:p>
          </table:table-cell>
          <table:table-cell office:value-type="float" office:value="0.0374317741353022" calcext:value-type="float">
            <text:p>0.037431774135302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0.00100620212045321" calcext:value-type="float">
            <text:p>0.001006202120453</text:p>
          </table:table-cell>
          <table:table-cell office:value-type="float" office:value="0.017432563126176" calcext:value-type="float">
            <text:p>0.017432563126176</text:p>
          </table:table-cell>
          <table:table-cell office:value-type="float" office:value="0.0498403987037017" calcext:value-type="float">
            <text:p>0.049840398703702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0.000162687742401135" calcext:value-type="float">
            <text:p>0.000162687742401</text:p>
          </table:table-cell>
          <table:table-cell office:value-type="float" office:value="0.0161523164573712" calcext:value-type="float">
            <text:p>0.016152316457371</text:p>
          </table:table-cell>
          <table:table-cell office:value-type="float" office:value="0.0417024141442495" calcext:value-type="float">
            <text:p>0.04170241414425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0.00531004620463249" calcext:value-type="float">
            <text:p>0.005310046204632</text:p>
          </table:table-cell>
          <table:table-cell office:value-type="float" office:value="0.0237778951384757" calcext:value-type="float">
            <text:p>0.023777895138476</text:p>
          </table:table-cell>
          <table:table-cell office:value-type="float" office:value="0.0429166463475934" calcext:value-type="float">
            <text:p>0.042916646347593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0.00762038940043619" calcext:value-type="float">
            <text:p>0.007620389400436</text:p>
          </table:table-cell>
          <table:table-cell office:value-type="float" office:value="0.018692071297397" calcext:value-type="float">
            <text:p>0.018692071297397</text:p>
          </table:table-cell>
          <table:table-cell office:value-type="float" office:value="0.0352168449890873" calcext:value-type="float">
            <text:p>0.035216844989087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float" office:value="0.0112791660430882" calcext:value-type="float">
            <text:p>0.011279166043088</text:p>
          </table:table-cell>
          <table:table-cell office:value-type="float" office:value="0.0221660825730689" calcext:value-type="float">
            <text:p>0.022166082573069</text:p>
          </table:table-cell>
          <table:table-cell office:value-type="float" office:value="0.0450528651455546" calcext:value-type="float">
            <text:p>0.045052865145555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92" calcext:value-type="float">
            <text:p>92</text:p>
          </table:table-cell>
          <table:table-cell office:value-type="float" office:value="23" calcext:value-type="float">
            <text:p>23</text:p>
          </table:table-cell>
          <table:table-cell office:value-type="float" office:value="0.00386450801403182" calcext:value-type="float">
            <text:p>0.003864508014032</text:p>
          </table:table-cell>
          <table:table-cell office:value-type="float" office:value="0.017769469110462" calcext:value-type="float">
            <text:p>0.017769469110462</text:p>
          </table:table-cell>
          <table:table-cell office:value-type="float" office:value="0.0467812136278812" calcext:value-type="float">
            <text:p>0.046781213627881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0.0020097013352306" calcext:value-type="float">
            <text:p>0.002009701335231</text:p>
          </table:table-cell>
          <table:table-cell office:value-type="float" office:value="0.0206583747260074" calcext:value-type="float">
            <text:p>0.020658374726008</text:p>
          </table:table-cell>
          <table:table-cell office:value-type="float" office:value="0.0471167917523289" calcext:value-type="float">
            <text:p>0.047116791752329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  <table:table-cell office:value-type="float" office:value="0.0000745497422353081" calcext:value-type="float">
            <text:p>7.45497422353081E-05</text:p>
          </table:table-cell>
          <table:table-cell office:value-type="float" office:value="0.0123395805877032" calcext:value-type="float">
            <text:p>0.012339580587703</text:p>
          </table:table-cell>
          <table:table-cell office:value-type="float" office:value="0.0424451661878497" calcext:value-type="float">
            <text:p>0.04244516618785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84" calcext:value-type="float">
            <text:p>84</text:p>
          </table:table-cell>
          <table:table-cell office:value-type="float" office:value="22" calcext:value-type="float">
            <text:p>22</text:p>
          </table:table-cell>
          <table:table-cell office:value-type="float" office:value="0.000244096125742277" calcext:value-type="float">
            <text:p>0.000244096125742</text:p>
          </table:table-cell>
          <table:table-cell office:value-type="float" office:value="0.017562574181488" calcext:value-type="float">
            <text:p>0.017562574181488</text:p>
          </table:table-cell>
          <table:table-cell office:value-type="float" office:value="0.0416210653977819" calcext:value-type="float">
            <text:p>0.041621065397782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0.000893304968483832" calcext:value-type="float">
            <text:p>0.000893304968484</text:p>
          </table:table-cell>
          <table:table-cell office:value-type="float" office:value="0.0178799916353529" calcext:value-type="float">
            <text:p>0.017879991635353</text:p>
          </table:table-cell>
          <table:table-cell office:value-type="float" office:value="0.0404288575799958" calcext:value-type="float">
            <text:p>0.040428857579996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office:value-type="float" office:value="0.00642873348917605" calcext:value-type="float">
            <text:p>0.006428733489176</text:p>
          </table:table-cell>
          <table:table-cell office:value-type="float" office:value="0.013513788785728" calcext:value-type="float">
            <text:p>0.013513788785728</text:p>
          </table:table-cell>
          <table:table-cell office:value-type="float" office:value="0.032595438875025" calcext:value-type="float">
            <text:p>0.03259543887502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08" calcext:value-type="float">
            <text:p>108</text:p>
          </table:table-cell>
          <table:table-cell office:value-type="float" office:value="27" calcext:value-type="float">
            <text:p>27</text:p>
          </table:table-cell>
          <table:table-cell office:value-type="float" office:value="0.00214610317413266" calcext:value-type="float">
            <text:p>0.002146103174133</text:p>
          </table:table-cell>
          <table:table-cell office:value-type="float" office:value="0.0205706041430468" calcext:value-type="float">
            <text:p>0.020570604143047</text:p>
          </table:table-cell>
          <table:table-cell office:value-type="float" office:value="0.0385187131473894" calcext:value-type="float">
            <text:p>0.038518713147389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95" calcext:value-type="float">
            <text:p>95</text:p>
          </table:table-cell>
          <table:table-cell office:value-type="float" office:value="24" calcext:value-type="float">
            <text:p>24</text:p>
          </table:table-cell>
          <table:table-cell office:value-type="float" office:value="0.00162380801892359" calcext:value-type="float">
            <text:p>0.001623808018924</text:p>
          </table:table-cell>
          <table:table-cell office:value-type="float" office:value="0.0198969942747876" calcext:value-type="float">
            <text:p>0.019896994274788</text:p>
          </table:table-cell>
          <table:table-cell office:value-type="float" office:value="0.0412666307012612" calcext:value-type="float">
            <text:p>0.041266630701261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office:value-type="float" office:value="0.00261936104243132" calcext:value-type="float">
            <text:p>0.002619361042431</text:p>
          </table:table-cell>
          <table:table-cell office:value-type="float" office:value="0.0183375486163005" calcext:value-type="float">
            <text:p>0.018337548616301</text:p>
          </table:table-cell>
          <table:table-cell office:value-type="float" office:value="0.0374557229677501" calcext:value-type="float">
            <text:p>0.03745572296775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0.00335313107991819" calcext:value-type="float">
            <text:p>0.003353131079918</text:p>
          </table:table-cell>
          <table:table-cell office:value-type="float" office:value="0.00994774028675913" calcext:value-type="float">
            <text:p>0.009947740286759</text:p>
          </table:table-cell>
          <table:table-cell office:value-type="float" office:value="0.033720116378417" calcext:value-type="float">
            <text:p>0.033720116378417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0.00238404055789065" calcext:value-type="float">
            <text:p>0.002384040557891</text:p>
          </table:table-cell>
          <table:table-cell office:value-type="float" office:value="0.0138479553463413" calcext:value-type="float">
            <text:p>0.013847955346341</text:p>
          </table:table-cell>
          <table:table-cell office:value-type="float" office:value="0.0356858950209475" calcext:value-type="float">
            <text:p>0.035685895020948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97" calcext:value-type="float">
            <text:p>97</text:p>
          </table:table-cell>
          <table:table-cell office:value-type="float" office:value="25" calcext:value-type="float">
            <text:p>25</text:p>
          </table:table-cell>
          <table:table-cell office:value-type="float" office:value="0.0042504692306724" calcext:value-type="float">
            <text:p>0.004250469230672</text:p>
          </table:table-cell>
          <table:table-cell office:value-type="float" office:value="0.0182008729803135" calcext:value-type="float">
            <text:p>0.018200872980314</text:p>
          </table:table-cell>
          <table:table-cell office:value-type="float" office:value="0.0356171850781744" calcext:value-type="float">
            <text:p>0.03561718507817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05" calcext:value-type="float">
            <text:p>105</text:p>
          </table:table-cell>
          <table:table-cell office:value-type="float" office:value="27" calcext:value-type="float">
            <text:p>27</text:p>
          </table:table-cell>
          <table:table-cell office:value-type="float" office:value="0.00350181993251053" calcext:value-type="float">
            <text:p>0.003501819932511</text:p>
          </table:table-cell>
          <table:table-cell office:value-type="float" office:value="0.0202533753942572" calcext:value-type="float">
            <text:p>0.020253375394257</text:p>
          </table:table-cell>
          <table:table-cell office:value-type="float" office:value="0.0371845747121295" calcext:value-type="float">
            <text:p>0.03718457471213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08" calcext:value-type="float">
            <text:p>108</text:p>
          </table:table-cell>
          <table:table-cell office:value-type="float" office:value="28" calcext:value-type="float">
            <text:p>28</text:p>
          </table:table-cell>
          <table:table-cell office:value-type="float" office:value="0.00678921431452562" calcext:value-type="float">
            <text:p>0.006789214314526</text:p>
          </table:table-cell>
          <table:table-cell office:value-type="float" office:value="0.0248339572638921" calcext:value-type="float">
            <text:p>0.024833957263892</text:p>
          </table:table-cell>
          <table:table-cell office:value-type="float" office:value="0.0392991890022906" calcext:value-type="float">
            <text:p>0.039299189002291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0.00749993960485818" calcext:value-type="float">
            <text:p>0.007499939604858</text:p>
          </table:table-cell>
          <table:table-cell office:value-type="float" office:value="0.0245415169605165" calcext:value-type="float">
            <text:p>0.024541516960517</text:p>
          </table:table-cell>
          <table:table-cell office:value-type="float" office:value="0.0455902596130327" calcext:value-type="float">
            <text:p>0.045590259613033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0.00391094996577535" calcext:value-type="float">
            <text:p>0.003910949965775</text:p>
          </table:table-cell>
          <table:table-cell office:value-type="float" office:value="0.0159047770570988" calcext:value-type="float">
            <text:p>0.015904777057099</text:p>
          </table:table-cell>
          <table:table-cell office:value-type="float" office:value="0.0375546429429902" calcext:value-type="float">
            <text:p>0.03755464294299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0.00464559126923558" calcext:value-type="float">
            <text:p>0.004645591269236</text:p>
          </table:table-cell>
          <table:table-cell office:value-type="float" office:value="0.0196877502635047" calcext:value-type="float">
            <text:p>0.019687750263505</text:p>
          </table:table-cell>
          <table:table-cell office:value-type="float" office:value="0.0414060449714605" calcext:value-type="float">
            <text:p>0.041406044971461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95" calcext:value-type="float">
            <text:p>95</text:p>
          </table:table-cell>
          <table:table-cell office:value-type="float" office:value="24" calcext:value-type="float">
            <text:p>24</text:p>
          </table:table-cell>
          <table:table-cell office:value-type="float" office:value="0.00950160327998872" calcext:value-type="float">
            <text:p>0.009501603279989</text:p>
          </table:table-cell>
          <table:table-cell office:value-type="float" office:value="0.0206996235319281" calcext:value-type="float">
            <text:p>0.020699623531928</text:p>
          </table:table-cell>
          <table:table-cell office:value-type="float" office:value="0.0385620919802818" calcext:value-type="float">
            <text:p>0.038562091980282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97" calcext:value-type="float">
            <text:p>97</text:p>
          </table:table-cell>
          <table:table-cell office:value-type="float" office:value="25" calcext:value-type="float">
            <text:p>25</text:p>
          </table:table-cell>
          <table:table-cell office:value-type="float" office:value="0.0101365128951771" calcext:value-type="float">
            <text:p>0.010136512895177</text:p>
          </table:table-cell>
          <table:table-cell office:value-type="float" office:value="0.025300866343759" calcext:value-type="float">
            <text:p>0.025300866343759</text:p>
          </table:table-cell>
          <table:table-cell office:value-type="float" office:value="0.0662524665869489" calcext:value-type="float">
            <text:p>0.066252466586949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0.00111274895858669" calcext:value-type="float">
            <text:p>0.001112748958587</text:p>
          </table:table-cell>
          <table:table-cell office:value-type="float" office:value="0.0115401152988881" calcext:value-type="float">
            <text:p>0.011540115298888</text:p>
          </table:table-cell>
          <table:table-cell office:value-type="float" office:value="0.0360465979022549" calcext:value-type="float">
            <text:p>0.036046597902255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0.0104587483942295" calcext:value-type="float">
            <text:p>0.01045874839423</text:p>
          </table:table-cell>
          <table:table-cell office:value-type="float" office:value="0.0193493799569007" calcext:value-type="float">
            <text:p>0.019349379956901</text:p>
          </table:table-cell>
          <table:table-cell office:value-type="float" office:value="0.0371510482481405" calcext:value-type="float">
            <text:p>0.037151048248141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03" calcext:value-type="float">
            <text:p>103</text:p>
          </table:table-cell>
          <table:table-cell office:value-type="float" office:value="26" calcext:value-type="float">
            <text:p>26</text:p>
          </table:table-cell>
          <table:table-cell office:value-type="float" office:value="0.00688459538509534" calcext:value-type="float">
            <text:p>0.006884595385095</text:p>
          </table:table-cell>
          <table:table-cell office:value-type="float" office:value="0.0239838070849894" calcext:value-type="float">
            <text:p>0.023983807084989</text:p>
          </table:table-cell>
          <table:table-cell office:value-type="float" office:value="0.0403267545931119" calcext:value-type="float">
            <text:p>0.04032675459311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0.0041457977672158" calcext:value-type="float">
            <text:p>0.004145797767216</text:p>
          </table:table-cell>
          <table:table-cell office:value-type="float" office:value="0.018471700445889" calcext:value-type="float">
            <text:p>0.018471700445889</text:p>
          </table:table-cell>
          <table:table-cell office:value-type="float" office:value="0.0367732277870883" calcext:value-type="float">
            <text:p>0.036773227787088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84" calcext:value-type="float">
            <text:p>84</text:p>
          </table:table-cell>
          <table:table-cell office:value-type="float" office:value="22" calcext:value-type="float">
            <text:p>22</text:p>
          </table:table-cell>
          <table:table-cell office:value-type="float" office:value="0.00580606726703026" calcext:value-type="float">
            <text:p>0.00580606726703</text:p>
          </table:table-cell>
          <table:table-cell office:value-type="float" office:value="0.0211675825577814" calcext:value-type="float">
            <text:p>0.021167582557782</text:p>
          </table:table-cell>
          <table:table-cell office:value-type="float" office:value="0.0412678313725019" calcext:value-type="float">
            <text:p>0.041267831372502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float" office:value="0.00115504287131618" calcext:value-type="float">
            <text:p>0.001155042871316</text:p>
          </table:table-cell>
          <table:table-cell office:value-type="float" office:value="0.0218957142178443" calcext:value-type="float">
            <text:p>0.021895714217844</text:p>
          </table:table-cell>
          <table:table-cell office:value-type="float" office:value="0.0410366347366826" calcext:value-type="float">
            <text:p>0.041036634736683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office:value-type="float" office:value="0.0095543016747226" calcext:value-type="float">
            <text:p>0.009554301674723</text:p>
          </table:table-cell>
          <table:table-cell office:value-type="float" office:value="0.0177854388556541" calcext:value-type="float">
            <text:p>0.017785438855654</text:p>
          </table:table-cell>
          <table:table-cell office:value-type="float" office:value="0.0420338517620863" calcext:value-type="float">
            <text:p>0.042033851762086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office:value-type="float" office:value="0.00749926328230521" calcext:value-type="float">
            <text:p>0.007499263282305</text:p>
          </table:table-cell>
          <table:table-cell office:value-type="float" office:value="0.0245179541656373" calcext:value-type="float">
            <text:p>0.024517954165637</text:p>
          </table:table-cell>
          <table:table-cell office:value-type="float" office:value="0.0473811700577076" calcext:value-type="float">
            <text:p>0.047381170057708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0.002033073980098" calcext:value-type="float">
            <text:p>0.002033073980098</text:p>
          </table:table-cell>
          <table:table-cell office:value-type="float" office:value="0.0205410347875837" calcext:value-type="float">
            <text:p>0.020541034787584</text:p>
          </table:table-cell>
          <table:table-cell office:value-type="float" office:value="0.0341868486542205" calcext:value-type="float">
            <text:p>0.034186848654221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87" calcext:value-type="float">
            <text:p>87</text:p>
          </table:table-cell>
          <table:table-cell office:value-type="float" office:value="22" calcext:value-type="float">
            <text:p>22</text:p>
          </table:table-cell>
          <table:table-cell office:value-type="float" office:value="0.00581735571667985" calcext:value-type="float">
            <text:p>0.00581735571668</text:p>
          </table:table-cell>
          <table:table-cell office:value-type="float" office:value="0.0185621431511118" calcext:value-type="float">
            <text:p>0.018562143151112</text:p>
          </table:table-cell>
          <table:table-cell office:value-type="float" office:value="0.0328823323045915" calcext:value-type="float">
            <text:p>0.032882332304592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99" calcext:value-type="float">
            <text:p>99</text:p>
          </table:table-cell>
          <table:table-cell office:value-type="float" office:value="25" calcext:value-type="float">
            <text:p>25</text:p>
          </table:table-cell>
          <table:table-cell office:value-type="float" office:value="0.000281107152005133" calcext:value-type="float">
            <text:p>0.000281107152005</text:p>
          </table:table-cell>
          <table:table-cell office:value-type="float" office:value="0.0191297554789769" calcext:value-type="float">
            <text:p>0.019129755478977</text:p>
          </table:table-cell>
          <table:table-cell office:value-type="float" office:value="0.0455218640369293" calcext:value-type="float">
            <text:p>0.045521864036929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84" calcext:value-type="float">
            <text:p>84</text:p>
          </table:table-cell>
          <table:table-cell office:value-type="float" office:value="22" calcext:value-type="float">
            <text:p>22</text:p>
          </table:table-cell>
          <table:table-cell office:value-type="float" office:value="0.00515478570705052" calcext:value-type="float">
            <text:p>0.005154785707051</text:p>
          </table:table-cell>
          <table:table-cell office:value-type="float" office:value="0.0228433616663768" calcext:value-type="float">
            <text:p>0.022843361666377</text:p>
          </table:table-cell>
          <table:table-cell office:value-type="float" office:value="0.0413232339582974" calcext:value-type="float">
            <text:p>0.041323233958297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25" calcext:value-type="float">
            <text:p>125</text:p>
          </table:table-cell>
          <table:table-cell office:value-type="float" office:value="32" calcext:value-type="float">
            <text:p>32</text:p>
          </table:table-cell>
          <table:table-cell office:value-type="float" office:value="0.00172741513031516" calcext:value-type="float">
            <text:p>0.001727415130315</text:p>
          </table:table-cell>
          <table:table-cell office:value-type="float" office:value="0.0179186035100961" calcext:value-type="float">
            <text:p>0.017918603510096</text:p>
          </table:table-cell>
          <table:table-cell office:value-type="float" office:value="0.0433005094615893" calcext:value-type="float">
            <text:p>0.043300509461589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office:value-type="float" office:value="0.00450232748478696" calcext:value-type="float">
            <text:p>0.004502327484787</text:p>
          </table:table-cell>
          <table:table-cell office:value-type="float" office:value="0.0179534692308338" calcext:value-type="float">
            <text:p>0.017953469230834</text:p>
          </table:table-cell>
          <table:table-cell office:value-type="float" office:value="0.0394557614924332" calcext:value-type="float">
            <text:p>0.039455761492433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0.00190971557516184" calcext:value-type="float">
            <text:p>0.001909715575162</text:p>
          </table:table-cell>
          <table:table-cell office:value-type="float" office:value="0.0137736993712932" calcext:value-type="float">
            <text:p>0.013773699371293</text:p>
          </table:table-cell>
          <table:table-cell office:value-type="float" office:value="0.0358192110945674" calcext:value-type="float">
            <text:p>0.035819211094567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0.000725049473500161" calcext:value-type="float">
            <text:p>0.0007250494735</text:p>
          </table:table-cell>
          <table:table-cell office:value-type="float" office:value="0.00957997579857005" calcext:value-type="float">
            <text:p>0.00957997579857</text:p>
          </table:table-cell>
          <table:table-cell office:value-type="float" office:value="0.0288121658423027" calcext:value-type="float">
            <text:p>0.028812165842303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0.000290089816120546" calcext:value-type="float">
            <text:p>0.000290089816121</text:p>
          </table:table-cell>
          <table:table-cell office:value-type="float" office:value="0.0151879061695957" calcext:value-type="float">
            <text:p>0.015187906169596</text:p>
          </table:table-cell>
          <table:table-cell office:value-type="float" office:value="0.0441927981293384" calcext:value-type="float">
            <text:p>0.044192798129338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14" calcext:value-type="float">
            <text:p>114</text:p>
          </table:table-cell>
          <table:table-cell office:value-type="float" office:value="29" calcext:value-type="float">
            <text:p>29</text:p>
          </table:table-cell>
          <table:table-cell office:value-type="float" office:value="0.00196071157215494" calcext:value-type="float">
            <text:p>0.001960711572155</text:p>
          </table:table-cell>
          <table:table-cell office:value-type="float" office:value="0.0197599083576364" calcext:value-type="float">
            <text:p>0.019759908357636</text:p>
          </table:table-cell>
          <table:table-cell office:value-type="float" office:value="0.0413677492645916" calcext:value-type="float">
            <text:p>0.041367749264592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0.00827130070338644" calcext:value-type="float">
            <text:p>0.008271300703386</text:p>
          </table:table-cell>
          <table:table-cell office:value-type="float" office:value="0.0182102331270308" calcext:value-type="float">
            <text:p>0.018210233127031</text:p>
          </table:table-cell>
          <table:table-cell office:value-type="float" office:value="0.0415992119625077" calcext:value-type="float">
            <text:p>0.041599211962508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0.00477022780241365" calcext:value-type="float">
            <text:p>0.004770227802414</text:p>
          </table:table-cell>
          <table:table-cell office:value-type="float" office:value="0.0160387021031802" calcext:value-type="float">
            <text:p>0.01603870210318</text:p>
          </table:table-cell>
          <table:table-cell office:value-type="float" office:value="0.0388867182066753" calcext:value-type="float">
            <text:p>0.038886718206675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office:value-type="float" office:value="0.00316253716776037" calcext:value-type="float">
            <text:p>0.00316253716776</text:p>
          </table:table-cell>
          <table:table-cell office:value-type="float" office:value="0.015210525688094" calcext:value-type="float">
            <text:p>0.015210525688094</text:p>
          </table:table-cell>
          <table:table-cell office:value-type="float" office:value="0.0325315986889478" calcext:value-type="float">
            <text:p>0.032531598688948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0.00130572156357411" calcext:value-type="float">
            <text:p>0.001305721563574</text:p>
          </table:table-cell>
          <table:table-cell office:value-type="float" office:value="0.0185567761829772" calcext:value-type="float">
            <text:p>0.018556776182977</text:p>
          </table:table-cell>
          <table:table-cell office:value-type="float" office:value="0.0394691259181641" calcext:value-type="float">
            <text:p>0.039469125918164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23" calcext:value-type="float">
            <text:p>123</text:p>
          </table:table-cell>
          <table:table-cell office:value-type="float" office:value="31" calcext:value-type="float">
            <text:p>31</text:p>
          </table:table-cell>
          <table:table-cell office:value-type="float" office:value="0.0117391699598864" calcext:value-type="float">
            <text:p>0.011739169959887</text:p>
          </table:table-cell>
          <table:table-cell office:value-type="float" office:value="0.0207235695917971" calcext:value-type="float">
            <text:p>0.020723569591797</text:p>
          </table:table-cell>
          <table:table-cell office:value-type="float" office:value="0.0340995611102124" calcext:value-type="float">
            <text:p>0.03409956111021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09" calcext:value-type="float">
            <text:p>109</text:p>
          </table:table-cell>
          <table:table-cell office:value-type="float" office:value="28" calcext:value-type="float">
            <text:p>28</text:p>
          </table:table-cell>
          <table:table-cell office:value-type="float" office:value="0.00696480637265007" calcext:value-type="float">
            <text:p>0.00696480637265</text:p>
          </table:table-cell>
          <table:table-cell office:value-type="float" office:value="0.0185213854051426" calcext:value-type="float">
            <text:p>0.018521385405143</text:p>
          </table:table-cell>
          <table:table-cell office:value-type="float" office:value="0.0332375268177979" calcext:value-type="float">
            <text:p>0.033237526817798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float" office:value="0.0101107696514954" calcext:value-type="float">
            <text:p>0.010110769651495</text:p>
          </table:table-cell>
          <table:table-cell office:value-type="float" office:value="0.0234686584726802" calcext:value-type="float">
            <text:p>0.02346865847268</text:p>
          </table:table-cell>
          <table:table-cell office:value-type="float" office:value="0.0340557056230643" calcext:value-type="float">
            <text:p>0.034055705623064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0.000497005824357077" calcext:value-type="float">
            <text:p>0.000497005824357</text:p>
          </table:table-cell>
          <table:table-cell office:value-type="float" office:value="0.0174735647024555" calcext:value-type="float">
            <text:p>0.017473564702456</text:p>
          </table:table-cell>
          <table:table-cell office:value-type="float" office:value="0.0352456395584908" calcext:value-type="float">
            <text:p>0.035245639558491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05" calcext:value-type="float">
            <text:p>105</text:p>
          </table:table-cell>
          <table:table-cell office:value-type="float" office:value="27" calcext:value-type="float">
            <text:p>27</text:p>
          </table:table-cell>
          <table:table-cell office:value-type="float" office:value="0.00346728672265584" calcext:value-type="float">
            <text:p>0.003467286722656</text:p>
          </table:table-cell>
          <table:table-cell office:value-type="float" office:value="0.0185893731794341" calcext:value-type="float">
            <text:p>0.018589373179434</text:p>
          </table:table-cell>
          <table:table-cell office:value-type="float" office:value="0.0379790115297106" calcext:value-type="float">
            <text:p>0.037979011529711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0.000218150290804964" calcext:value-type="float">
            <text:p>0.000218150290805</text:p>
          </table:table-cell>
          <table:table-cell office:value-type="float" office:value="0.0158611751290107" calcext:value-type="float">
            <text:p>0.015861175129011</text:p>
          </table:table-cell>
          <table:table-cell office:value-type="float" office:value="0.0496267894199452" calcext:value-type="float">
            <text:p>0.049626789419945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0.0026499124545043" calcext:value-type="float">
            <text:p>0.002649912454504</text:p>
          </table:table-cell>
          <table:table-cell office:value-type="float" office:value="0.0195540033798056" calcext:value-type="float">
            <text:p>0.019554003379806</text:p>
          </table:table-cell>
          <table:table-cell office:value-type="float" office:value="0.0392252282654086" calcext:value-type="float">
            <text:p>0.039225228265409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24" calcext:value-type="float">
            <text:p>124</text:p>
          </table:table-cell>
          <table:table-cell office:value-type="float" office:value="32" calcext:value-type="float">
            <text:p>32</text:p>
          </table:table-cell>
          <table:table-cell office:value-type="float" office:value="0.00130116265146862" calcext:value-type="float">
            <text:p>0.001301162651469</text:p>
          </table:table-cell>
          <table:table-cell office:value-type="float" office:value="0.0174798272889772" calcext:value-type="float">
            <text:p>0.017479827288977</text:p>
          </table:table-cell>
          <table:table-cell office:value-type="float" office:value="0.0383540287880621" calcext:value-type="float">
            <text:p>0.038354028788062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0.00452796248750753" calcext:value-type="float">
            <text:p>0.004527962487508</text:p>
          </table:table-cell>
          <table:table-cell office:value-type="float" office:value="0.0127514843938216" calcext:value-type="float">
            <text:p>0.012751484393822</text:p>
          </table:table-cell>
          <table:table-cell office:value-type="float" office:value="0.0341051673881569" calcext:value-type="float">
            <text:p>0.034105167388157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0.00190011119065176" calcext:value-type="float">
            <text:p>0.001900111190652</text:p>
          </table:table-cell>
          <table:table-cell office:value-type="float" office:value="0.0170609441619102" calcext:value-type="float">
            <text:p>0.01706094416191</text:p>
          </table:table-cell>
          <table:table-cell office:value-type="float" office:value="0.0312952958756448" calcext:value-type="float">
            <text:p>0.031295295875645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94" calcext:value-type="float">
            <text:p>94</text:p>
          </table:table-cell>
          <table:table-cell office:value-type="float" office:value="24" calcext:value-type="float">
            <text:p>24</text:p>
          </table:table-cell>
          <table:table-cell office:value-type="float" office:value="0.00658005553679186" calcext:value-type="float">
            <text:p>0.006580055536792</text:p>
          </table:table-cell>
          <table:table-cell office:value-type="float" office:value="0.0235869618391583" calcext:value-type="float">
            <text:p>0.023586961839158</text:p>
          </table:table-cell>
          <table:table-cell office:value-type="float" office:value="0.0355034910487156" calcext:value-type="float">
            <text:p>0.035503491048716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0.000556658551075548" calcext:value-type="float">
            <text:p>0.000556658551076</text:p>
          </table:table-cell>
          <table:table-cell office:value-type="float" office:value="0.00956988071286762" calcext:value-type="float">
            <text:p>0.009569880712868</text:p>
          </table:table-cell>
          <table:table-cell office:value-type="float" office:value="0.032744151507064" calcext:value-type="float">
            <text:p>0.03274415150706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office:value-type="float" office:value="0.00103204746284142" calcext:value-type="float">
            <text:p>0.001032047462841</text:p>
          </table:table-cell>
          <table:table-cell office:value-type="float" office:value="0.0108530292161681" calcext:value-type="float">
            <text:p>0.010853029216168</text:p>
          </table:table-cell>
          <table:table-cell office:value-type="float" office:value="0.0332649351953554" calcext:value-type="float">
            <text:p>0.033264935195356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13" calcext:value-type="float">
            <text:p>113</text:p>
          </table:table-cell>
          <table:table-cell office:value-type="float" office:value="29" calcext:value-type="float">
            <text:p>29</text:p>
          </table:table-cell>
          <table:table-cell office:value-type="float" office:value="0.000175038762780577" calcext:value-type="float">
            <text:p>0.000175038762781</text:p>
          </table:table-cell>
          <table:table-cell office:value-type="float" office:value="0.0178494774914561" calcext:value-type="float">
            <text:p>0.017849477491456</text:p>
          </table:table-cell>
          <table:table-cell office:value-type="float" office:value="0.0352832721451038" calcext:value-type="float">
            <text:p>0.035283272145104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0.0100850044889784" calcext:value-type="float">
            <text:p>0.010085004488979</text:p>
          </table:table-cell>
          <table:table-cell office:value-type="float" office:value="0.0199156739794321" calcext:value-type="float">
            <text:p>0.019915673979432</text:p>
          </table:table-cell>
          <table:table-cell office:value-type="float" office:value="0.0390525029477718" calcext:value-type="float">
            <text:p>0.039052502947772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0.00239177146579717" calcext:value-type="float">
            <text:p>0.002391771465797</text:p>
          </table:table-cell>
          <table:table-cell office:value-type="float" office:value="0.0151495488165381" calcext:value-type="float">
            <text:p>0.015149548816538</text:p>
          </table:table-cell>
          <table:table-cell office:value-type="float" office:value="0.0342992901513975" calcext:value-type="float">
            <text:p>0.034299290151398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95" calcext:value-type="float">
            <text:p>95</text:p>
          </table:table-cell>
          <table:table-cell office:value-type="float" office:value="24" calcext:value-type="float">
            <text:p>24</text:p>
          </table:table-cell>
          <table:table-cell office:value-type="float" office:value="0.000526117611192034" calcext:value-type="float">
            <text:p>0.000526117611192</text:p>
          </table:table-cell>
          <table:table-cell office:value-type="float" office:value="0.0169865998760028" calcext:value-type="float">
            <text:p>0.016986599876003</text:p>
          </table:table-cell>
          <table:table-cell office:value-type="float" office:value="0.0316597851229308" calcext:value-type="float">
            <text:p>0.031659785122931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97" calcext:value-type="float">
            <text:p>97</text:p>
          </table:table-cell>
          <table:table-cell office:value-type="float" office:value="25" calcext:value-type="float">
            <text:p>25</text:p>
          </table:table-cell>
          <table:table-cell office:value-type="float" office:value="0.00410540270207516" calcext:value-type="float">
            <text:p>0.004105402702075</text:p>
          </table:table-cell>
          <table:table-cell office:value-type="float" office:value="0.0202617718092555" calcext:value-type="float">
            <text:p>0.020261771809256</text:p>
          </table:table-cell>
          <table:table-cell office:value-type="float" office:value="0.0356131318498322" calcext:value-type="float">
            <text:p>0.035613131849832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92" calcext:value-type="float">
            <text:p>92</text:p>
          </table:table-cell>
          <table:table-cell office:value-type="float" office:value="24" calcext:value-type="float">
            <text:p>24</text:p>
          </table:table-cell>
          <table:table-cell office:value-type="float" office:value="0.000200421963906017" calcext:value-type="float">
            <text:p>0.000200421963906</text:p>
          </table:table-cell>
          <table:table-cell office:value-type="float" office:value="0.0181420762921753" calcext:value-type="float">
            <text:p>0.018142076292175</text:p>
          </table:table-cell>
          <table:table-cell office:value-type="float" office:value="0.0353271165048756" calcext:value-type="float">
            <text:p>0.035327116504876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0.00150052449273752" calcext:value-type="float">
            <text:p>0.001500524492738</text:p>
          </table:table-cell>
          <table:table-cell office:value-type="float" office:value="0.00868915324094895" calcext:value-type="float">
            <text:p>0.008689153240949</text:p>
          </table:table-cell>
          <table:table-cell office:value-type="float" office:value="0.0316004687316987" calcext:value-type="float">
            <text:p>0.031600468731699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float" office:value="0.000862580370830979" calcext:value-type="float">
            <text:p>0.000862580370831</text:p>
          </table:table-cell>
          <table:table-cell office:value-type="float" office:value="0.0155557882686908" calcext:value-type="float">
            <text:p>0.015555788268691</text:p>
          </table:table-cell>
          <table:table-cell office:value-type="float" office:value="0.042486628603702" calcext:value-type="float">
            <text:p>0.04248662860370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  <table:table-cell office:value-type="float" office:value="0.00235066397750094" calcext:value-type="float">
            <text:p>0.002350663977501</text:p>
          </table:table-cell>
          <table:table-cell office:value-type="float" office:value="0.015517319979677" calcext:value-type="float">
            <text:p>0.015517319979677</text:p>
          </table:table-cell>
          <table:table-cell office:value-type="float" office:value="0.0390617979127799" calcext:value-type="float">
            <text:p>0.039061797912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3-31T14:16:59.630000000</dc:date>
    <dc:creator>User </dc:creator>
    <meta:editing-duration>PT1M11S</meta:editing-duration>
    <meta:editing-cycles>1</meta:editing-cycles>
    <meta:document-statistic meta:table-count="1" meta:cell-count="3006" meta:object-count="1"/>
    <meta:generator>LibreOffice/6.4.1.2$Windows_X86_64 LibreOffice_project/4d224e95b98b138af42a64d84056446d09082932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7cm" svg:height="9.006cm" xlink:href=".." xlink:type="simple" chart:class="chart:scatter" chart:style-name="ch1">
        <chart:legend chart:legend-position="end" svg:x="13.453cm" svg:y="3.706cm" style:legend-expansion="high" chart:style-name="ch2"/>
        <chart:plot-area chart:style-name="ch3" table:cell-range-address="'[6]_0.5'.A1:'[6]_0.5'.A501 '[6]_0.5'.D1:'[6]_0.5'.F501" chart:data-source-has-labels="row" svg:x="0.32cm" svg:y="0.18cm" svg:width="12.813cm" svg:height="8.646cm">
          <chartooo:coordinate-region svg:x="1.047cm" svg:y="0.379cm" svg:width="11.806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[6]_0.5'.D2:'[6]_0.5'.D501" chart:label-cell-address="'[6]_0.5'.D1:'[6]_0.5'.D1" chart:class="chart:scatter">
            <chart:domain table:cell-range-address="'[6]_0.5'.A2:'[6]_0.5'.A501"/>
            <chart:data-point chart:repeated="500"/>
          </chart:series>
          <chart:series chart:style-name="ch7" chart:values-cell-range-address="'[6]_0.5'.E2:'[6]_0.5'.E501" chart:label-cell-address="'[6]_0.5'.E1:'[6]_0.5'.E1" chart:class="chart:scatter">
            <chart:data-point chart:repeated="500"/>
          </chart:series>
          <chart:series chart:style-name="ch8" chart:values-cell-range-address="'[6]_0.5'.F2:'[6]_0.5'.F501" chart:label-cell-address="'[6]_0.5'.F1:'[6]_0.5'.F1" chart:class="chart:scatter">
            <chart:data-point chart:repeated="5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Min Error</text:p>
                <draw:g>
                  <svg:desc>'[6]_0.5'.D1:'[6]_0.5'.D1</svg:desc>
                </draw:g>
              </table:table-cell>
              <table:table-cell office:value-type="string">
                <text:p> Mean Error</text:p>
                <draw:g>
                  <svg:desc>'[6]_0.5'.E1:'[6]_0.5'.E1</svg:desc>
                </draw:g>
              </table:table-cell>
              <table:table-cell office:value-type="string">
                <text:p> Max Error</text:p>
                <draw:g>
                  <svg:desc>'[6]_0.5'.F1:'[6]_0.5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[6]_0.5'.A2:'[6]_0.5'.A501</svg:desc>
                </draw:g>
              </table:table-cell>
              <table:table-cell office:value-type="float" office:value="0.0817897211032982">
                <text:p>0.0817897211032982</text:p>
                <draw:g>
                  <svg:desc>'[6]_0.5'.D2:'[6]_0.5'.D501</svg:desc>
                </draw:g>
              </table:table-cell>
              <table:table-cell office:value-type="float" office:value="0.248316466678983">
                <text:p>0.248316466678983</text:p>
                <draw:g>
                  <svg:desc>'[6]_0.5'.E2:'[6]_0.5'.E501</svg:desc>
                </draw:g>
              </table:table-cell>
              <table:table-cell office:value-type="float" office:value="0.587346410829249">
                <text:p>0.587346410829249</text:p>
                <draw:g>
                  <svg:desc>'[6]_0.5'.F2:'[6]_0.5'.F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897732282009683">
                <text:p>0.0897732282009683</text:p>
              </table:table-cell>
              <table:table-cell office:value-type="float" office:value="0.227447093299933">
                <text:p>0.227447093299933</text:p>
              </table:table-cell>
              <table:table-cell office:value-type="float" office:value="0.656766585016147">
                <text:p>0.6567665850161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220606859606078">
                <text:p>0.220606859606078</text:p>
              </table:table-cell>
              <table:table-cell office:value-type="float" office:value="0.318421311054314">
                <text:p>0.318421311054314</text:p>
              </table:table-cell>
              <table:table-cell office:value-type="float" office:value="0.370450639136713">
                <text:p>0.3704506391367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72695119737511">
                <text:p>0.172695119737511</text:p>
              </table:table-cell>
              <table:table-cell office:value-type="float" office:value="0.254111150794196">
                <text:p>0.254111150794196</text:p>
              </table:table-cell>
              <table:table-cell office:value-type="float" office:value="0.490633102890418">
                <text:p>0.4906331028904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150996986275925">
                <text:p>0.150996986275925</text:p>
              </table:table-cell>
              <table:table-cell office:value-type="float" office:value="0.253627930051149">
                <text:p>0.253627930051149</text:p>
              </table:table-cell>
              <table:table-cell office:value-type="float" office:value="0.510013493750402">
                <text:p>0.5100134937504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485206222283562">
                <text:p>0.0485206222283562</text:p>
              </table:table-cell>
              <table:table-cell office:value-type="float" office:value="0.198836346964921">
                <text:p>0.198836346964921</text:p>
              </table:table-cell>
              <table:table-cell office:value-type="float" office:value="0.511569632313972">
                <text:p>0.5115696323139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103553798574993">
                <text:p>0.103553798574993</text:p>
              </table:table-cell>
              <table:table-cell office:value-type="float" office:value="0.317216194486617">
                <text:p>0.317216194486617</text:p>
              </table:table-cell>
              <table:table-cell office:value-type="float" office:value="0.460538976170873">
                <text:p>0.4605389761708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104696714413704">
                <text:p>0.104696714413704</text:p>
              </table:table-cell>
              <table:table-cell office:value-type="float" office:value="0.214158936004438">
                <text:p>0.214158936004438</text:p>
              </table:table-cell>
              <table:table-cell office:value-type="float" office:value="0.541616367600064">
                <text:p>0.5416163676000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132055704081471">
                <text:p>0.132055704081471</text:p>
              </table:table-cell>
              <table:table-cell office:value-type="float" office:value="0.240284383022932">
                <text:p>0.240284383022932</text:p>
              </table:table-cell>
              <table:table-cell office:value-type="float" office:value="0.368580928531421">
                <text:p>0.3685809285314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521060100493734">
                <text:p>0.0521060100493734</text:p>
              </table:table-cell>
              <table:table-cell office:value-type="float" office:value="0.209694020857613">
                <text:p>0.209694020857613</text:p>
              </table:table-cell>
              <table:table-cell office:value-type="float" office:value="0.414558488279599">
                <text:p>0.4145584882795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940967833221323">
                <text:p>0.0940967833221323</text:p>
              </table:table-cell>
              <table:table-cell office:value-type="float" office:value="0.191346300552071">
                <text:p>0.191346300552071</text:p>
              </table:table-cell>
              <table:table-cell office:value-type="float" office:value="0.385029714531993">
                <text:p>0.3850297145319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988379929250729">
                <text:p>0.0988379929250729</text:p>
              </table:table-cell>
              <table:table-cell office:value-type="float" office:value="0.170785005180435">
                <text:p>0.170785005180435</text:p>
              </table:table-cell>
              <table:table-cell office:value-type="float" office:value="0.279726608816104">
                <text:p>0.2797266088161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542260735411178">
                <text:p>0.0542260735411178</text:p>
              </table:table-cell>
              <table:table-cell office:value-type="float" office:value="0.160885353665487">
                <text:p>0.160885353665487</text:p>
              </table:table-cell>
              <table:table-cell office:value-type="float" office:value="0.381739327520472">
                <text:p>0.3817393275204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386999228323123">
                <text:p>0.0386999228323123</text:p>
              </table:table-cell>
              <table:table-cell office:value-type="float" office:value="0.165020444422632">
                <text:p>0.165020444422632</text:p>
              </table:table-cell>
              <table:table-cell office:value-type="float" office:value="0.331787255524437">
                <text:p>0.3317872555244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0158149433174615">
                <text:p>0.00158149433174615</text:p>
              </table:table-cell>
              <table:table-cell office:value-type="float" office:value="0.125678266905087">
                <text:p>0.125678266905087</text:p>
              </table:table-cell>
              <table:table-cell office:value-type="float" office:value="0.456955581242534">
                <text:p>0.4569555812425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385156452184909">
                <text:p>0.0385156452184909</text:p>
              </table:table-cell>
              <table:table-cell office:value-type="float" office:value="0.114685919833481">
                <text:p>0.114685919833481</text:p>
              </table:table-cell>
              <table:table-cell office:value-type="float" office:value="0.335173179457323">
                <text:p>0.3351731794573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119851557775007">
                <text:p>0.0119851557775007</text:p>
              </table:table-cell>
              <table:table-cell office:value-type="float" office:value="0.101661825617247">
                <text:p>0.101661825617247</text:p>
              </table:table-cell>
              <table:table-cell office:value-type="float" office:value="0.339587674207917">
                <text:p>0.3395876742079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0527114276968299">
                <text:p>0.00527114276968299</text:p>
              </table:table-cell>
              <table:table-cell office:value-type="float" office:value="0.108808577694417">
                <text:p>0.108808577694417</text:p>
              </table:table-cell>
              <table:table-cell office:value-type="float" office:value="0.3896844463202">
                <text:p>0.38968444632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303844626889865">
                <text:p>0.0303844626889865</text:p>
              </table:table-cell>
              <table:table-cell office:value-type="float" office:value="0.0779546862680178">
                <text:p>0.0779546862680178</text:p>
              </table:table-cell>
              <table:table-cell office:value-type="float" office:value="0.387938382390211">
                <text:p>0.3879383823902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122956038487066">
                <text:p>0.0122956038487066</text:p>
              </table:table-cell>
              <table:table-cell office:value-type="float" office:value="0.0744269488372321">
                <text:p>0.0744269488372321</text:p>
              </table:table-cell>
              <table:table-cell office:value-type="float" office:value="0.282365463285941">
                <text:p>0.2823654632859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00251365155546522">
                <text:p>0.00251365155546522</text:p>
              </table:table-cell>
              <table:table-cell office:value-type="float" office:value="0.084548381277678">
                <text:p>0.084548381277678</text:p>
              </table:table-cell>
              <table:table-cell office:value-type="float" office:value="0.300600933024813">
                <text:p>0.3006009330248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177978497313131">
                <text:p>0.0177978497313131</text:p>
              </table:table-cell>
              <table:table-cell office:value-type="float" office:value="0.118203519715336">
                <text:p>0.118203519715336</text:p>
              </table:table-cell>
              <table:table-cell office:value-type="float" office:value="0.397464392102936">
                <text:p>0.3974643921029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0328241772206383">
                <text:p>0.00328241772206383</text:p>
              </table:table-cell>
              <table:table-cell office:value-type="float" office:value="0.108984904007897">
                <text:p>0.108984904007897</text:p>
              </table:table-cell>
              <table:table-cell office:value-type="float" office:value="0.444604799703848">
                <text:p>0.4446047997038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001504064347156">
                <text:p>0.001504064347156</text:p>
              </table:table-cell>
              <table:table-cell office:value-type="float" office:value="0.0967868700976877">
                <text:p>0.0967868700976877</text:p>
              </table:table-cell>
              <table:table-cell office:value-type="float" office:value="0.301367367303607">
                <text:p>0.3013673673036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0341431732774133">
                <text:p>0.0341431732774133</text:p>
              </table:table-cell>
              <table:table-cell office:value-type="float" office:value="0.0914343549565631">
                <text:p>0.0914343549565631</text:p>
              </table:table-cell>
              <table:table-cell office:value-type="float" office:value="0.503809816001672">
                <text:p>0.5038098160016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00120647487784145">
                <text:p>0.00120647487784145</text:p>
              </table:table-cell>
              <table:table-cell office:value-type="float" office:value="0.112680351081526">
                <text:p>0.112680351081526</text:p>
              </table:table-cell>
              <table:table-cell office:value-type="float" office:value="0.25565327878388">
                <text:p>0.255653278783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00155611153670852">
                <text:p>0.00155611153670852</text:p>
              </table:table-cell>
              <table:table-cell office:value-type="float" office:value="0.0815753641226091">
                <text:p>0.0815753641226091</text:p>
              </table:table-cell>
              <table:table-cell office:value-type="float" office:value="0.231475634656795">
                <text:p>0.2314756346567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00553996689090694">
                <text:p>0.00553996689090694</text:p>
              </table:table-cell>
              <table:table-cell office:value-type="float" office:value="0.0961616400863672">
                <text:p>0.0961616400863672</text:p>
              </table:table-cell>
              <table:table-cell office:value-type="float" office:value="0.415793139952187">
                <text:p>0.4157931399521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000758133442770842">
                <text:p>0.000758133442770842</text:p>
              </table:table-cell>
              <table:table-cell office:value-type="float" office:value="0.106504760453237">
                <text:p>0.106504760453237</text:p>
              </table:table-cell>
              <table:table-cell office:value-type="float" office:value="0.253777621117917">
                <text:p>0.2537776211179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24027928100121">
                <text:p>0.024027928100121</text:p>
              </table:table-cell>
              <table:table-cell office:value-type="float" office:value="0.0898557847018373">
                <text:p>0.0898557847018373</text:p>
              </table:table-cell>
              <table:table-cell office:value-type="float" office:value="0.191816164983839">
                <text:p>0.1918161649838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0123576229928855">
                <text:p>0.0123576229928855</text:p>
              </table:table-cell>
              <table:table-cell office:value-type="float" office:value="0.0685361577355007">
                <text:p>0.0685361577355007</text:p>
              </table:table-cell>
              <table:table-cell office:value-type="float" office:value="0.272628247524674">
                <text:p>0.2726282475246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00650707968440501">
                <text:p>0.00650707968440501</text:p>
              </table:table-cell>
              <table:table-cell office:value-type="float" office:value="0.141270948443676">
                <text:p>0.141270948443676</text:p>
              </table:table-cell>
              <table:table-cell office:value-type="float" office:value="0.388669027644338">
                <text:p>0.3886690276443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00577584591048177">
                <text:p>0.00577584591048177</text:p>
              </table:table-cell>
              <table:table-cell office:value-type="float" office:value="0.0382098765088625">
                <text:p>0.0382098765088625</text:p>
              </table:table-cell>
              <table:table-cell office:value-type="float" office:value="0.192791070603037">
                <text:p>0.1927910706030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00177412883148">
                <text:p>0.00177412883148</text:p>
              </table:table-cell>
              <table:table-cell office:value-type="float" office:value="0.0763736165379356">
                <text:p>0.0763736165379356</text:p>
              </table:table-cell>
              <table:table-cell office:value-type="float" office:value="0.246247071540917">
                <text:p>0.2462470715409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0167852675621883">
                <text:p>0.0167852675621883</text:p>
              </table:table-cell>
              <table:table-cell office:value-type="float" office:value="0.0760570949099527">
                <text:p>0.0760570949099527</text:p>
              </table:table-cell>
              <table:table-cell office:value-type="float" office:value="0.241388421667543">
                <text:p>0.2413884216675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00244518496529236">
                <text:p>0.00244518496529236</text:p>
              </table:table-cell>
              <table:table-cell office:value-type="float" office:value="0.0893934082936783">
                <text:p>0.0893934082936783</text:p>
              </table:table-cell>
              <table:table-cell office:value-type="float" office:value="0.309555634438761">
                <text:p>0.3095556344387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00192639755093299">
                <text:p>0.00192639755093299</text:p>
              </table:table-cell>
              <table:table-cell office:value-type="float" office:value="0.0415674320867024">
                <text:p>0.0415674320867024</text:p>
              </table:table-cell>
              <table:table-cell office:value-type="float" office:value="0.273018602168054">
                <text:p>0.2730186021680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000649959171500444">
                <text:p>0.000649959171500444</text:p>
              </table:table-cell>
              <table:table-cell office:value-type="float" office:value="0.0823287293058012">
                <text:p>0.0823287293058012</text:p>
              </table:table-cell>
              <table:table-cell office:value-type="float" office:value="0.21055703301637">
                <text:p>0.210557033016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000397124605521">
                <text:p>0.000397124605521</text:p>
              </table:table-cell>
              <table:table-cell office:value-type="float" office:value="0.0533069254191331">
                <text:p>0.0533069254191331</text:p>
              </table:table-cell>
              <table:table-cell office:value-type="float" office:value="0.190173098322633">
                <text:p>0.1901730983226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0467633156099787">
                <text:p>0.00467633156099787</text:p>
              </table:table-cell>
              <table:table-cell office:value-type="float" office:value="0.065664391633942">
                <text:p>0.065664391633942</text:p>
              </table:table-cell>
              <table:table-cell office:value-type="float" office:value="0.13638752630719">
                <text:p>0.136387526307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204746292273537">
                <text:p>0.0204746292273537</text:p>
              </table:table-cell>
              <table:table-cell office:value-type="float" office:value="0.0417061392630925">
                <text:p>0.0417061392630925</text:p>
              </table:table-cell>
              <table:table-cell office:value-type="float" office:value="0.181180831979955">
                <text:p>0.1811808319799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00319903734709619">
                <text:p>0.00319903734709619</text:p>
              </table:table-cell>
              <table:table-cell office:value-type="float" office:value="0.0667807853709273">
                <text:p>0.0667807853709273</text:p>
              </table:table-cell>
              <table:table-cell office:value-type="float" office:value="0.268090638873274">
                <text:p>0.2680906388732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0033627140276024">
                <text:p>0.0033627140276024</text:p>
              </table:table-cell>
              <table:table-cell office:value-type="float" office:value="0.061314183594103">
                <text:p>0.061314183594103</text:p>
              </table:table-cell>
              <table:table-cell office:value-type="float" office:value="0.169568985344954">
                <text:p>0.1695689853449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013027528261447">
                <text:p>0.013027528261447</text:p>
              </table:table-cell>
              <table:table-cell office:value-type="float" office:value="0.0870041699854354">
                <text:p>0.0870041699854354</text:p>
              </table:table-cell>
              <table:table-cell office:value-type="float" office:value="0.250724788216833">
                <text:p>0.2507247882168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000989772843321579">
                <text:p>0.000989772843321579</text:p>
              </table:table-cell>
              <table:table-cell office:value-type="float" office:value="0.0727900083156818">
                <text:p>0.0727900083156818</text:p>
              </table:table-cell>
              <table:table-cell office:value-type="float" office:value="0.16448044949711">
                <text:p>0.164480449497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0245118902584176">
                <text:p>0.0245118902584176</text:p>
              </table:table-cell>
              <table:table-cell office:value-type="float" office:value="0.0720218790923257">
                <text:p>0.0720218790923257</text:p>
              </table:table-cell>
              <table:table-cell office:value-type="float" office:value="0.186330152221382">
                <text:p>0.1863301522213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0351167643828628">
                <text:p>0.0351167643828628</text:p>
              </table:table-cell>
              <table:table-cell office:value-type="float" office:value="0.0744504283768783">
                <text:p>0.0744504283768783</text:p>
              </table:table-cell>
              <table:table-cell office:value-type="float" office:value="0.200289972008015">
                <text:p>0.2002899720080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0138087059947466">
                <text:p>0.0138087059947466</text:p>
              </table:table-cell>
              <table:table-cell office:value-type="float" office:value="0.0555687437466785">
                <text:p>0.0555687437466785</text:p>
              </table:table-cell>
              <table:table-cell office:value-type="float" office:value="0.15859258264553">
                <text:p>0.158592582645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0276780722682272">
                <text:p>0.0276780722682272</text:p>
              </table:table-cell>
              <table:table-cell office:value-type="float" office:value="0.0867318559481515">
                <text:p>0.0867318559481515</text:p>
              </table:table-cell>
              <table:table-cell office:value-type="float" office:value="0.324295401728563">
                <text:p>0.3242954017285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0342191667400309">
                <text:p>0.0342191667400309</text:p>
              </table:table-cell>
              <table:table-cell office:value-type="float" office:value="0.0782258048787287">
                <text:p>0.0782258048787287</text:p>
              </table:table-cell>
              <table:table-cell office:value-type="float" office:value="0.265940492724054">
                <text:p>0.2659404927240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00820241925880452">
                <text:p>0.00820241925880452</text:p>
              </table:table-cell>
              <table:table-cell office:value-type="float" office:value="0.0528514164565008">
                <text:p>0.0528514164565008</text:p>
              </table:table-cell>
              <table:table-cell office:value-type="float" office:value="0.215796829363055">
                <text:p>0.2157968293630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0113065117972706">
                <text:p>0.0113065117972706</text:p>
              </table:table-cell>
              <table:table-cell office:value-type="float" office:value="0.132964734947958">
                <text:p>0.132964734947958</text:p>
              </table:table-cell>
              <table:table-cell office:value-type="float" office:value="0.279151927777508">
                <text:p>0.2791519277775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0230917724383625">
                <text:p>0.0230917724383625</text:p>
              </table:table-cell>
              <table:table-cell office:value-type="float" office:value="0.0776105345266415">
                <text:p>0.0776105345266415</text:p>
              </table:table-cell>
              <table:table-cell office:value-type="float" office:value="0.262323001939242">
                <text:p>0.2623230019392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0208901605400785">
                <text:p>0.0208901605400785</text:p>
              </table:table-cell>
              <table:table-cell office:value-type="float" office:value="0.0734122743515879">
                <text:p>0.0734122743515879</text:p>
              </table:table-cell>
              <table:table-cell office:value-type="float" office:value="0.173584880073195">
                <text:p>0.1735848800731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00514292794187947">
                <text:p>0.00514292794187947</text:p>
              </table:table-cell>
              <table:table-cell office:value-type="float" office:value="0.0929153140524988">
                <text:p>0.0929153140524988</text:p>
              </table:table-cell>
              <table:table-cell office:value-type="float" office:value="0.282819721385659">
                <text:p>0.2828197213856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00134573715002628">
                <text:p>0.00134573715002628</text:p>
              </table:table-cell>
              <table:table-cell office:value-type="float" office:value="0.088096344454441">
                <text:p>0.088096344454441</text:p>
              </table:table-cell>
              <table:table-cell office:value-type="float" office:value="0.209551869037075">
                <text:p>0.2095518690370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00262090338118515">
                <text:p>0.00262090338118515</text:p>
              </table:table-cell>
              <table:table-cell office:value-type="float" office:value="0.0631826539719113">
                <text:p>0.0631826539719113</text:p>
              </table:table-cell>
              <table:table-cell office:value-type="float" office:value="0.13300444729689">
                <text:p>0.133004447296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00147808469692048">
                <text:p>0.00147808469692048</text:p>
              </table:table-cell>
              <table:table-cell office:value-type="float" office:value="0.0797449760021316">
                <text:p>0.0797449760021316</text:p>
              </table:table-cell>
              <table:table-cell office:value-type="float" office:value="0.368489570979507">
                <text:p>0.3684895709795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0060085139684198">
                <text:p>0.0060085139684198</text:p>
              </table:table-cell>
              <table:table-cell office:value-type="float" office:value="0.0346131515002684">
                <text:p>0.0346131515002684</text:p>
              </table:table-cell>
              <table:table-cell office:value-type="float" office:value="0.312832372299931">
                <text:p>0.3128323722999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0390107125872837">
                <text:p>0.0390107125872837</text:p>
              </table:table-cell>
              <table:table-cell office:value-type="float" office:value="0.0841394848121101">
                <text:p>0.0841394848121101</text:p>
              </table:table-cell>
              <table:table-cell office:value-type="float" office:value="0.179480317686705">
                <text:p>0.1794803176867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0096801991546317">
                <text:p>0.0096801991546317</text:p>
              </table:table-cell>
              <table:table-cell office:value-type="float" office:value="0.0676086688054101">
                <text:p>0.0676086688054101</text:p>
              </table:table-cell>
              <table:table-cell office:value-type="float" office:value="0.235877306667028">
                <text:p>0.2358773066670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00513493978613888">
                <text:p>0.00513493978613888</text:p>
              </table:table-cell>
              <table:table-cell office:value-type="float" office:value="0.0715322731976559">
                <text:p>0.0715322731976559</text:p>
              </table:table-cell>
              <table:table-cell office:value-type="float" office:value="0.27787231071245">
                <text:p>0.277872310712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00405954984277335">
                <text:p>0.00405954984277335</text:p>
              </table:table-cell>
              <table:table-cell office:value-type="float" office:value="0.0529324618718279">
                <text:p>0.0529324618718279</text:p>
              </table:table-cell>
              <table:table-cell office:value-type="float" office:value="0.210432508129302">
                <text:p>0.2104325081293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00716766187547417">
                <text:p>0.00716766187547417</text:p>
              </table:table-cell>
              <table:table-cell office:value-type="float" office:value="0.049365722846556">
                <text:p>0.049365722846556</text:p>
              </table:table-cell>
              <table:table-cell office:value-type="float" office:value="0.12566627419075">
                <text:p>0.125666274190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00552537734923635">
                <text:p>0.00552537734923635</text:p>
              </table:table-cell>
              <table:table-cell office:value-type="float" office:value="0.0383812149073476">
                <text:p>0.0383812149073476</text:p>
              </table:table-cell>
              <table:table-cell office:value-type="float" office:value="0.128843294240141">
                <text:p>0.1288432942401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00417621703363102">
                <text:p>0.00417621703363102</text:p>
              </table:table-cell>
              <table:table-cell office:value-type="float" office:value="0.0536038393656266">
                <text:p>0.0536038393656266</text:p>
              </table:table-cell>
              <table:table-cell office:value-type="float" office:value="0.136526363260846">
                <text:p>0.1365263632608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0325215139295976">
                <text:p>0.0325215139295976</text:p>
              </table:table-cell>
              <table:table-cell office:value-type="float" office:value="0.0661775008037767">
                <text:p>0.0661775008037767</text:p>
              </table:table-cell>
              <table:table-cell office:value-type="float" office:value="0.141937186419881">
                <text:p>0.1419371864198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025663857581434">
                <text:p>0.025663857581434</text:p>
              </table:table-cell>
              <table:table-cell office:value-type="float" office:value="0.0987720294924421">
                <text:p>0.0987720294924421</text:p>
              </table:table-cell>
              <table:table-cell office:value-type="float" office:value="0.198330905893467">
                <text:p>0.1983309058934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0158682239943258">
                <text:p>0.0158682239943258</text:p>
              </table:table-cell>
              <table:table-cell office:value-type="float" office:value="0.0581766234329171">
                <text:p>0.0581766234329171</text:p>
              </table:table-cell>
              <table:table-cell office:value-type="float" office:value="0.109498161316373">
                <text:p>0.1094981613163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0149107193137229">
                <text:p>0.0149107193137229</text:p>
              </table:table-cell>
              <table:table-cell office:value-type="float" office:value="0.0792005352549065">
                <text:p>0.0792005352549065</text:p>
              </table:table-cell>
              <table:table-cell office:value-type="float" office:value="0.268973918727066">
                <text:p>0.26897391872706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00563137242606982">
                <text:p>0.00563137242606982</text:p>
              </table:table-cell>
              <table:table-cell office:value-type="float" office:value="0.0502987281085713">
                <text:p>0.0502987281085713</text:p>
              </table:table-cell>
              <table:table-cell office:value-type="float" office:value="0.13805803964971">
                <text:p>0.1380580396497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00373544112693766">
                <text:p>0.00373544112693766</text:p>
              </table:table-cell>
              <table:table-cell office:value-type="float" office:value="0.0698403364043377">
                <text:p>0.0698403364043377</text:p>
              </table:table-cell>
              <table:table-cell office:value-type="float" office:value="0.283771972284983">
                <text:p>0.28377197228498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000401514410729775">
                <text:p>0.000401514410729775</text:p>
              </table:table-cell>
              <table:table-cell office:value-type="float" office:value="0.0328707472653962">
                <text:p>0.0328707472653962</text:p>
              </table:table-cell>
              <table:table-cell office:value-type="float" office:value="0.128771748582986">
                <text:p>0.12877174858298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0265072855774589">
                <text:p>0.0265072855774589</text:p>
              </table:table-cell>
              <table:table-cell office:value-type="float" office:value="0.0828293794605142">
                <text:p>0.0828293794605142</text:p>
              </table:table-cell>
              <table:table-cell office:value-type="float" office:value="0.22227970288803">
                <text:p>0.2222797028880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000066307233983931">
                <text:p>0.000066307233983931</text:p>
              </table:table-cell>
              <table:table-cell office:value-type="float" office:value="0.0720990100367856">
                <text:p>0.0720990100367856</text:p>
              </table:table-cell>
              <table:table-cell office:value-type="float" office:value="0.295085867184956">
                <text:p>0.2950858671849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0278375534662337">
                <text:p>0.0278375534662337</text:p>
              </table:table-cell>
              <table:table-cell office:value-type="float" office:value="0.0609111857205959">
                <text:p>0.0609111857205959</text:p>
              </table:table-cell>
              <table:table-cell office:value-type="float" office:value="0.140310541987026">
                <text:p>0.1403105419870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0349027997950838">
                <text:p>0.0349027997950838</text:p>
              </table:table-cell>
              <table:table-cell office:value-type="float" office:value="0.0696255707507034">
                <text:p>0.0696255707507034</text:p>
              </table:table-cell>
              <table:table-cell office:value-type="float" office:value="0.159593525197604">
                <text:p>0.1595935251976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0203987275387164">
                <text:p>0.0203987275387164</text:p>
              </table:table-cell>
              <table:table-cell office:value-type="float" office:value="0.0556481039213686">
                <text:p>0.0556481039213686</text:p>
              </table:table-cell>
              <table:table-cell office:value-type="float" office:value="0.179442022939672">
                <text:p>0.1794420229396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0064828567202988">
                <text:p>0.0064828567202988</text:p>
              </table:table-cell>
              <table:table-cell office:value-type="float" office:value="0.0672445362250963">
                <text:p>0.0672445362250963</text:p>
              </table:table-cell>
              <table:table-cell office:value-type="float" office:value="0.255901669387509">
                <text:p>0.2559016693875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00283675059556832">
                <text:p>0.00283675059556832</text:p>
              </table:table-cell>
              <table:table-cell office:value-type="float" office:value="0.0439828785209379">
                <text:p>0.0439828785209379</text:p>
              </table:table-cell>
              <table:table-cell office:value-type="float" office:value="0.116790862135003">
                <text:p>0.11679086213500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0250196849097933">
                <text:p>0.0250196849097933</text:p>
              </table:table-cell>
              <table:table-cell office:value-type="float" office:value="0.0649662078799538">
                <text:p>0.0649662078799538</text:p>
              </table:table-cell>
              <table:table-cell office:value-type="float" office:value="0.140395609111396">
                <text:p>0.1403956091113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153047657607596">
                <text:p>0.0153047657607596</text:p>
              </table:table-cell>
              <table:table-cell office:value-type="float" office:value="0.0391106936646018">
                <text:p>0.0391106936646018</text:p>
              </table:table-cell>
              <table:table-cell office:value-type="float" office:value="0.118262131058939">
                <text:p>0.1182621310589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0119650883335661">
                <text:p>0.0119650883335661</text:p>
              </table:table-cell>
              <table:table-cell office:value-type="float" office:value="0.0453111927522614">
                <text:p>0.0453111927522614</text:p>
              </table:table-cell>
              <table:table-cell office:value-type="float" office:value="0.1057524962946">
                <text:p>0.105752496294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0233470836504377">
                <text:p>0.0233470836504377</text:p>
              </table:table-cell>
              <table:table-cell office:value-type="float" office:value="0.0385847251542327">
                <text:p>0.0385847251542327</text:p>
              </table:table-cell>
              <table:table-cell office:value-type="float" office:value="0.0835128188946521">
                <text:p>0.083512818894652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00782915557466524">
                <text:p>0.00782915557466524</text:p>
              </table:table-cell>
              <table:table-cell office:value-type="float" office:value="0.0496969081638729">
                <text:p>0.0496969081638729</text:p>
              </table:table-cell>
              <table:table-cell office:value-type="float" office:value="0.127385178021359">
                <text:p>0.1273851780213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0186743778578474">
                <text:p>0.0186743778578474</text:p>
              </table:table-cell>
              <table:table-cell office:value-type="float" office:value="0.0475427041195424">
                <text:p>0.0475427041195424</text:p>
              </table:table-cell>
              <table:table-cell office:value-type="float" office:value="0.107948645051325">
                <text:p>0.1079486450513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00201438921418965">
                <text:p>0.00201438921418965</text:p>
              </table:table-cell>
              <table:table-cell office:value-type="float" office:value="0.0587722653155056">
                <text:p>0.0587722653155056</text:p>
              </table:table-cell>
              <table:table-cell office:value-type="float" office:value="0.120049881079945">
                <text:p>0.1200498810799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0225798606981948">
                <text:p>0.0225798606981948</text:p>
              </table:table-cell>
              <table:table-cell office:value-type="float" office:value="0.057292354061334">
                <text:p>0.057292354061334</text:p>
              </table:table-cell>
              <table:table-cell office:value-type="float" office:value="0.155387808124243">
                <text:p>0.1553878081242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0227425428564046">
                <text:p>0.0227425428564046</text:p>
              </table:table-cell>
              <table:table-cell office:value-type="float" office:value="0.0691819549152021">
                <text:p>0.0691819549152021</text:p>
              </table:table-cell>
              <table:table-cell office:value-type="float" office:value="0.132794500090132">
                <text:p>0.1327945000901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0147524663985129">
                <text:p>0.0147524663985129</text:p>
              </table:table-cell>
              <table:table-cell office:value-type="float" office:value="0.0573854651061148">
                <text:p>0.0573854651061148</text:p>
              </table:table-cell>
              <table:table-cell office:value-type="float" office:value="0.176060144315955">
                <text:p>0.1760601443159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0160565716643213">
                <text:p>0.0160565716643213</text:p>
              </table:table-cell>
              <table:table-cell office:value-type="float" office:value="0.0378781561207173">
                <text:p>0.0378781561207173</text:p>
              </table:table-cell>
              <table:table-cell office:value-type="float" office:value="0.123432876070888">
                <text:p>0.12343287607088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0269519176207545">
                <text:p>0.0269519176207545</text:p>
              </table:table-cell>
              <table:table-cell office:value-type="float" office:value="0.0603397399086594">
                <text:p>0.0603397399086594</text:p>
              </table:table-cell>
              <table:table-cell office:value-type="float" office:value="0.266236901972249">
                <text:p>0.26623690197224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0146363868970397">
                <text:p>0.0146363868970397</text:p>
              </table:table-cell>
              <table:table-cell office:value-type="float" office:value="0.0652171061111169">
                <text:p>0.0652171061111169</text:p>
              </table:table-cell>
              <table:table-cell office:value-type="float" office:value="0.134288646799656">
                <text:p>0.1342886467996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0158128440116475">
                <text:p>0.0158128440116475</text:p>
              </table:table-cell>
              <table:table-cell office:value-type="float" office:value="0.0527731439653928">
                <text:p>0.0527731439653928</text:p>
              </table:table-cell>
              <table:table-cell office:value-type="float" office:value="0.138427726294439">
                <text:p>0.13842772629443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0256011967611143">
                <text:p>0.0256011967611143</text:p>
              </table:table-cell>
              <table:table-cell office:value-type="float" office:value="0.0377600190037264">
                <text:p>0.0377600190037264</text:p>
              </table:table-cell>
              <table:table-cell office:value-type="float" office:value="0.0895412978708989">
                <text:p>0.08954129787089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0434297353650282">
                <text:p>0.0434297353650282</text:p>
              </table:table-cell>
              <table:table-cell office:value-type="float" office:value="0.0675071140351385">
                <text:p>0.0675071140351385</text:p>
              </table:table-cell>
              <table:table-cell office:value-type="float" office:value="0.137283139102768">
                <text:p>0.13728313910276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0159768629519069">
                <text:p>0.0159768629519069</text:p>
              </table:table-cell>
              <table:table-cell office:value-type="float" office:value="0.0744019516067835">
                <text:p>0.0744019516067835</text:p>
              </table:table-cell>
              <table:table-cell office:value-type="float" office:value="0.202016407419713">
                <text:p>0.2020164074197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0384817550442302">
                <text:p>0.0384817550442302</text:p>
              </table:table-cell>
              <table:table-cell office:value-type="float" office:value="0.0656858879660946">
                <text:p>0.0656858879660946</text:p>
              </table:table-cell>
              <table:table-cell office:value-type="float" office:value="0.128053426676322">
                <text:p>0.12805342667632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00523895477099656">
                <text:p>0.00523895477099656</text:p>
              </table:table-cell>
              <table:table-cell office:value-type="float" office:value="0.0564391995719313">
                <text:p>0.0564391995719313</text:p>
              </table:table-cell>
              <table:table-cell office:value-type="float" office:value="0.125551679706655">
                <text:p>0.1255516797066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00547484584573695">
                <text:p>0.00547484584573695</text:p>
              </table:table-cell>
              <table:table-cell office:value-type="float" office:value="0.0516301908505858">
                <text:p>0.0516301908505858</text:p>
              </table:table-cell>
              <table:table-cell office:value-type="float" office:value="0.148031512223247">
                <text:p>0.14803151222324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00552206707684211">
                <text:p>0.00552206707684211</text:p>
              </table:table-cell>
              <table:table-cell office:value-type="float" office:value="0.0592964249917593">
                <text:p>0.0592964249917593</text:p>
              </table:table-cell>
              <table:table-cell office:value-type="float" office:value="0.0956326481804433">
                <text:p>0.09563264818044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0175631429620158">
                <text:p>0.0175631429620158</text:p>
              </table:table-cell>
              <table:table-cell office:value-type="float" office:value="0.0663654958882058">
                <text:p>0.0663654958882058</text:p>
              </table:table-cell>
              <table:table-cell office:value-type="float" office:value="0.138214457273465">
                <text:p>0.13821445727346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0134720861907079">
                <text:p>0.0134720861907079</text:p>
              </table:table-cell>
              <table:table-cell office:value-type="float" office:value="0.0467839380224862">
                <text:p>0.0467839380224862</text:p>
              </table:table-cell>
              <table:table-cell office:value-type="float" office:value="0.0930602110241648">
                <text:p>0.093060211024164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0120080146264895">
                <text:p>0.0120080146264895</text:p>
              </table:table-cell>
              <table:table-cell office:value-type="float" office:value="0.054870917489888">
                <text:p>0.054870917489888</text:p>
              </table:table-cell>
              <table:table-cell office:value-type="float" office:value="0.105848676916036">
                <text:p>0.10584867691603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0244635511307999">
                <text:p>0.0244635511307999</text:p>
              </table:table-cell>
              <table:table-cell office:value-type="float" office:value="0.0592698339200103">
                <text:p>0.0592698339200103</text:p>
              </table:table-cell>
              <table:table-cell office:value-type="float" office:value="0.203250365368237">
                <text:p>0.20325036536823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015255415648711">
                <text:p>0.015255415648711</text:p>
              </table:table-cell>
              <table:table-cell office:value-type="float" office:value="0.0411172979150698">
                <text:p>0.0411172979150698</text:p>
              </table:table-cell>
              <table:table-cell office:value-type="float" office:value="0.0686651447591116">
                <text:p>0.068665144759111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0265549975244918">
                <text:p>0.0265549975244918</text:p>
              </table:table-cell>
              <table:table-cell office:value-type="float" office:value="0.049981896195133">
                <text:p>0.049981896195133</text:p>
              </table:table-cell>
              <table:table-cell office:value-type="float" office:value="0.110770338341336">
                <text:p>0.11077033834133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000292828000714396">
                <text:p>0.000292828000714396</text:p>
              </table:table-cell>
              <table:table-cell office:value-type="float" office:value="0.0646932093730636">
                <text:p>0.0646932093730636</text:p>
              </table:table-cell>
              <table:table-cell office:value-type="float" office:value="0.20135146281447">
                <text:p>0.2013514628144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0388447097927894">
                <text:p>0.0388447097927894</text:p>
              </table:table-cell>
              <table:table-cell office:value-type="float" office:value="0.0710712625467735">
                <text:p>0.0710712625467735</text:p>
              </table:table-cell>
              <table:table-cell office:value-type="float" office:value="0.108869682316737">
                <text:p>0.10886968231673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0234297022070309">
                <text:p>0.0234297022070309</text:p>
              </table:table-cell>
              <table:table-cell office:value-type="float" office:value="0.050309714372053">
                <text:p>0.050309714372053</text:p>
              </table:table-cell>
              <table:table-cell office:value-type="float" office:value="0.111297213444563">
                <text:p>0.11129721344456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00611588258228035">
                <text:p>0.00611588258228035</text:p>
              </table:table-cell>
              <table:table-cell office:value-type="float" office:value="0.0550549083052214">
                <text:p>0.0550549083052214</text:p>
              </table:table-cell>
              <table:table-cell office:value-type="float" office:value="0.104200484244348">
                <text:p>0.10420048424434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0150358532690948">
                <text:p>0.0150358532690948</text:p>
              </table:table-cell>
              <table:table-cell office:value-type="float" office:value="0.0428908093428124">
                <text:p>0.0428908093428124</text:p>
              </table:table-cell>
              <table:table-cell office:value-type="float" office:value="0.110866433969045">
                <text:p>0.11086643396904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0291592833690846">
                <text:p>0.0291592833690846</text:p>
              </table:table-cell>
              <table:table-cell office:value-type="float" office:value="0.0605725263147546">
                <text:p>0.0605725263147546</text:p>
              </table:table-cell>
              <table:table-cell office:value-type="float" office:value="0.122395950167351">
                <text:p>0.12239595016735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0338029419263488">
                <text:p>0.0338029419263488</text:p>
              </table:table-cell>
              <table:table-cell office:value-type="float" office:value="0.0634577794270785">
                <text:p>0.0634577794270785</text:p>
              </table:table-cell>
              <table:table-cell office:value-type="float" office:value="0.113227480491268">
                <text:p>0.11322748049126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00662877174360965">
                <text:p>0.00662877174360965</text:p>
              </table:table-cell>
              <table:table-cell office:value-type="float" office:value="0.0473522605684071">
                <text:p>0.0473522605684071</text:p>
              </table:table-cell>
              <table:table-cell office:value-type="float" office:value="0.104433947064133">
                <text:p>0.1044339470641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0388895335215044">
                <text:p>0.0388895335215044</text:p>
              </table:table-cell>
              <table:table-cell office:value-type="float" office:value="0.0592692489724552">
                <text:p>0.0592692489724552</text:p>
              </table:table-cell>
              <table:table-cell office:value-type="float" office:value="0.16269366738021">
                <text:p>0.1626936673802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0153742334522422">
                <text:p>0.0153742334522422</text:p>
              </table:table-cell>
              <table:table-cell office:value-type="float" office:value="0.0487990479055153">
                <text:p>0.0487990479055153</text:p>
              </table:table-cell>
              <table:table-cell office:value-type="float" office:value="0.095991290818598">
                <text:p>0.09599129081859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0126831705679447">
                <text:p>0.0126831705679447</text:p>
              </table:table-cell>
              <table:table-cell office:value-type="float" office:value="0.0597665556142662">
                <text:p>0.0597665556142662</text:p>
              </table:table-cell>
              <table:table-cell office:value-type="float" office:value="0.132995342302756">
                <text:p>0.13299534230275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0367587714529103">
                <text:p>0.0367587714529103</text:p>
              </table:table-cell>
              <table:table-cell office:value-type="float" office:value="0.0610718879470927">
                <text:p>0.0610718879470927</text:p>
              </table:table-cell>
              <table:table-cell office:value-type="float" office:value="0.108117379832867">
                <text:p>0.1081173798328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0131190052056655">
                <text:p>0.0131190052056655</text:p>
              </table:table-cell>
              <table:table-cell office:value-type="float" office:value="0.059010615642015">
                <text:p>0.059010615642015</text:p>
              </table:table-cell>
              <table:table-cell office:value-type="float" office:value="0.172272991663077">
                <text:p>0.17227299166307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0326207222517569">
                <text:p>0.0326207222517569</text:p>
              </table:table-cell>
              <table:table-cell office:value-type="float" office:value="0.0552915492218551">
                <text:p>0.0552915492218551</text:p>
              </table:table-cell>
              <table:table-cell office:value-type="float" office:value="0.128345753056283">
                <text:p>0.12834575305628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0160438185131084">
                <text:p>0.0160438185131084</text:p>
              </table:table-cell>
              <table:table-cell office:value-type="float" office:value="0.0520223929349755">
                <text:p>0.0520223929349755</text:p>
              </table:table-cell>
              <table:table-cell office:value-type="float" office:value="0.101663325043289">
                <text:p>0.10166332504328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00868911960541952">
                <text:p>0.00868911960541952</text:p>
              </table:table-cell>
              <table:table-cell office:value-type="float" office:value="0.0405879870669671">
                <text:p>0.0405879870669671</text:p>
              </table:table-cell>
              <table:table-cell office:value-type="float" office:value="0.111408575962023">
                <text:p>0.11140857596202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00349038681353853">
                <text:p>0.00349038681353853</text:p>
              </table:table-cell>
              <table:table-cell office:value-type="float" office:value="0.0370172674877818">
                <text:p>0.0370172674877818</text:p>
              </table:table-cell>
              <table:table-cell office:value-type="float" office:value="0.123315466057787">
                <text:p>0.12331546605778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00792679294510657">
                <text:p>0.00792679294510657</text:p>
              </table:table-cell>
              <table:table-cell office:value-type="float" office:value="0.0450220088629107">
                <text:p>0.0450220088629107</text:p>
              </table:table-cell>
              <table:table-cell office:value-type="float" office:value="0.0958473417411835">
                <text:p>0.095847341741183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0108448964541445">
                <text:p>0.0108448964541445</text:p>
              </table:table-cell>
              <table:table-cell office:value-type="float" office:value="0.05377341708076">
                <text:p>0.05377341708076</text:p>
              </table:table-cell>
              <table:table-cell office:value-type="float" office:value="0.154646732409353">
                <text:p>0.15464673240935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00665383657994621">
                <text:p>0.00665383657994621</text:p>
              </table:table-cell>
              <table:table-cell office:value-type="float" office:value="0.0687933972330341">
                <text:p>0.0687933972330341</text:p>
              </table:table-cell>
              <table:table-cell office:value-type="float" office:value="0.196664826233196">
                <text:p>0.1966648262331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00271775806461438">
                <text:p>0.00271775806461438</text:p>
              </table:table-cell>
              <table:table-cell office:value-type="float" office:value="0.0569072825178602">
                <text:p>0.0569072825178602</text:p>
              </table:table-cell>
              <table:table-cell office:value-type="float" office:value="0.147656016224509">
                <text:p>0.14765601622450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035624542587116">
                <text:p>0.035624542587116</text:p>
              </table:table-cell>
              <table:table-cell office:value-type="float" office:value="0.0584642056222564">
                <text:p>0.0584642056222564</text:p>
              </table:table-cell>
              <table:table-cell office:value-type="float" office:value="0.144308170544302">
                <text:p>0.14430817054430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0131033875819329">
                <text:p>0.0131033875819329</text:p>
              </table:table-cell>
              <table:table-cell office:value-type="float" office:value="0.0519572861217735">
                <text:p>0.0519572861217735</text:p>
              </table:table-cell>
              <table:table-cell office:value-type="float" office:value="0.13032639823405">
                <text:p>0.1303263982340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00984379019725819">
                <text:p>0.00984379019725819</text:p>
              </table:table-cell>
              <table:table-cell office:value-type="float" office:value="0.0576911406595337">
                <text:p>0.0576911406595337</text:p>
              </table:table-cell>
              <table:table-cell office:value-type="float" office:value="0.126600436250626">
                <text:p>0.12660043625062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00209189831071066">
                <text:p>0.00209189831071066</text:p>
              </table:table-cell>
              <table:table-cell office:value-type="float" office:value="0.0291458727749814">
                <text:p>0.0291458727749814</text:p>
              </table:table-cell>
              <table:table-cell office:value-type="float" office:value="0.0572171069980897">
                <text:p>0.057217106998089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0130798689398581">
                <text:p>0.0130798689398581</text:p>
              </table:table-cell>
              <table:table-cell office:value-type="float" office:value="0.0375163450052243">
                <text:p>0.0375163450052243</text:p>
              </table:table-cell>
              <table:table-cell office:value-type="float" office:value="0.079525072708823">
                <text:p>0.07952507270882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0000895658109256736">
                <text:p>0.0000895658109256736</text:p>
              </table:table-cell>
              <table:table-cell office:value-type="float" office:value="0.0476547800543146">
                <text:p>0.0476547800543146</text:p>
              </table:table-cell>
              <table:table-cell office:value-type="float" office:value="0.115041443026852">
                <text:p>0.11504144302685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00672486731873689">
                <text:p>0.00672486731873689</text:p>
              </table:table-cell>
              <table:table-cell office:value-type="float" office:value="0.0361614302899491">
                <text:p>0.0361614302899491</text:p>
              </table:table-cell>
              <table:table-cell office:value-type="float" office:value="0.0872443179529303">
                <text:p>0.087244317952930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00141993687935271">
                <text:p>0.00141993687935271</text:p>
              </table:table-cell>
              <table:table-cell office:value-type="float" office:value="0.041867255630088">
                <text:p>0.041867255630088</text:p>
              </table:table-cell>
              <table:table-cell office:value-type="float" office:value="0.108592860362625">
                <text:p>0.1085928603626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00355432583718118">
                <text:p>0.00355432583718118</text:p>
              </table:table-cell>
              <table:table-cell office:value-type="float" office:value="0.0490065754958718">
                <text:p>0.0490065754958718</text:p>
              </table:table-cell>
              <table:table-cell office:value-type="float" office:value="0.0825066316501766">
                <text:p>0.082506631650176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0236957884935373">
                <text:p>0.0236957884935373</text:p>
              </table:table-cell>
              <table:table-cell office:value-type="float" office:value="0.0322422009930605">
                <text:p>0.0322422009930605</text:p>
              </table:table-cell>
              <table:table-cell office:value-type="float" office:value="0.0542377734289325">
                <text:p>0.05423777342893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0267473190091432">
                <text:p>0.0267473190091432</text:p>
              </table:table-cell>
              <table:table-cell office:value-type="float" office:value="0.0618134089243181">
                <text:p>0.0618134089243181</text:p>
              </table:table-cell>
              <table:table-cell office:value-type="float" office:value="0.12097939707372">
                <text:p>0.1209793970737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00262253555423787">
                <text:p>0.00262253555423787</text:p>
              </table:table-cell>
              <table:table-cell office:value-type="float" office:value="0.0488257350312391">
                <text:p>0.0488257350312391</text:p>
              </table:table-cell>
              <table:table-cell office:value-type="float" office:value="0.16439249752177">
                <text:p>0.1643924975217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0000975418473126988">
                <text:p>0.0000975418473126988</text:p>
              </table:table-cell>
              <table:table-cell office:value-type="float" office:value="0.0404775189643635">
                <text:p>0.0404775189643635</text:p>
              </table:table-cell>
              <table:table-cell office:value-type="float" office:value="0.0775939165246598">
                <text:p>0.077593916524659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00909931519291485">
                <text:p>0.00909931519291485</text:p>
              </table:table-cell>
              <table:table-cell office:value-type="float" office:value="0.0507319303600509">
                <text:p>0.0507319303600509</text:p>
              </table:table-cell>
              <table:table-cell office:value-type="float" office:value="0.112701503890661">
                <text:p>0.11270150389066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0231089347597072">
                <text:p>0.0231089347597072</text:p>
              </table:table-cell>
              <table:table-cell office:value-type="float" office:value="0.0515407801619593">
                <text:p>0.0515407801619593</text:p>
              </table:table-cell>
              <table:table-cell office:value-type="float" office:value="0.0849539548966407">
                <text:p>0.084953954896640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00508466461267687">
                <text:p>0.00508466461267687</text:p>
              </table:table-cell>
              <table:table-cell office:value-type="float" office:value="0.0469174170299486">
                <text:p>0.0469174170299486</text:p>
              </table:table-cell>
              <table:table-cell office:value-type="float" office:value="0.130343667186175">
                <text:p>0.1303436671861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0047682275812525">
                <text:p>0.0047682275812525</text:p>
              </table:table-cell>
              <table:table-cell office:value-type="float" office:value="0.0495542895965762">
                <text:p>0.0495542895965762</text:p>
              </table:table-cell>
              <table:table-cell office:value-type="float" office:value="0.134959014871008">
                <text:p>0.13495901487100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0183755035386108">
                <text:p>0.0183755035386108</text:p>
              </table:table-cell>
              <table:table-cell office:value-type="float" office:value="0.0356856788853006">
                <text:p>0.0356856788853006</text:p>
              </table:table-cell>
              <table:table-cell office:value-type="float" office:value="0.0733915291872402">
                <text:p>0.073391529187240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0109624171348686">
                <text:p>0.0109624171348686</text:p>
              </table:table-cell>
              <table:table-cell office:value-type="float" office:value="0.0542166786957307">
                <text:p>0.0542166786957307</text:p>
              </table:table-cell>
              <table:table-cell office:value-type="float" office:value="0.156282103991992">
                <text:p>0.15628210399199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0240113049314411">
                <text:p>0.0240113049314411</text:p>
              </table:table-cell>
              <table:table-cell office:value-type="float" office:value="0.0376185464722511">
                <text:p>0.0376185464722511</text:p>
              </table:table-cell>
              <table:table-cell office:value-type="float" office:value="0.0758775474702286">
                <text:p>0.075877547470228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0139636943019272">
                <text:p>0.0139636943019272</text:p>
              </table:table-cell>
              <table:table-cell office:value-type="float" office:value="0.0443758518492722">
                <text:p>0.0443758518492722</text:p>
              </table:table-cell>
              <table:table-cell office:value-type="float" office:value="0.121324227432115">
                <text:p>0.12132422743211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00404559861173881">
                <text:p>0.00404559861173881</text:p>
              </table:table-cell>
              <table:table-cell office:value-type="float" office:value="0.0469463975328162">
                <text:p>0.0469463975328162</text:p>
              </table:table-cell>
              <table:table-cell office:value-type="float" office:value="0.142719552322662">
                <text:p>0.14271955232266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00112188959333437">
                <text:p>0.00112188959333437</text:p>
              </table:table-cell>
              <table:table-cell office:value-type="float" office:value="0.0459492281236021">
                <text:p>0.0459492281236021</text:p>
              </table:table-cell>
              <table:table-cell office:value-type="float" office:value="0.118365452369868">
                <text:p>0.11836545236986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015814868927963">
                <text:p>0.015814868927963</text:p>
              </table:table-cell>
              <table:table-cell office:value-type="float" office:value="0.026543928629832">
                <text:p>0.026543928629832</text:p>
              </table:table-cell>
              <table:table-cell office:value-type="float" office:value="0.0665039024300578">
                <text:p>0.066503902430057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0198697498549774">
                <text:p>0.0198697498549774</text:p>
              </table:table-cell>
              <table:table-cell office:value-type="float" office:value="0.0430476771246759">
                <text:p>0.0430476771246759</text:p>
              </table:table-cell>
              <table:table-cell office:value-type="float" office:value="0.0993324696040852">
                <text:p>0.099332469604085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00344465892638357">
                <text:p>0.00344465892638357</text:p>
              </table:table-cell>
              <table:table-cell office:value-type="float" office:value="0.033901121157837">
                <text:p>0.033901121157837</text:p>
              </table:table-cell>
              <table:table-cell office:value-type="float" office:value="0.0910313935541436">
                <text:p>0.091031393554143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00911011252652949">
                <text:p>0.00911011252652949</text:p>
              </table:table-cell>
              <table:table-cell office:value-type="float" office:value="0.0395699368853979">
                <text:p>0.0395699368853979</text:p>
              </table:table-cell>
              <table:table-cell office:value-type="float" office:value="0.0968153078565026">
                <text:p>0.096815307856502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00179830213441801">
                <text:p>0.00179830213441801</text:p>
              </table:table-cell>
              <table:table-cell office:value-type="float" office:value="0.0323421097652881">
                <text:p>0.0323421097652881</text:p>
              </table:table-cell>
              <table:table-cell office:value-type="float" office:value="0.0817445534092851">
                <text:p>0.081744553409285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0268478191771646">
                <text:p>0.0268478191771646</text:p>
              </table:table-cell>
              <table:table-cell office:value-type="float" office:value="0.06251856174256">
                <text:p>0.06251856174256</text:p>
              </table:table-cell>
              <table:table-cell office:value-type="float" office:value="0.127578500502552">
                <text:p>0.12757850050255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0174062717404641">
                <text:p>0.0174062717404641</text:p>
              </table:table-cell>
              <table:table-cell office:value-type="float" office:value="0.047832939817223">
                <text:p>0.047832939817223</text:p>
              </table:table-cell>
              <table:table-cell office:value-type="float" office:value="0.0702578003595484">
                <text:p>0.070257800359548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0158372782759838">
                <text:p>0.0158372782759838</text:p>
              </table:table-cell>
              <table:table-cell office:value-type="float" office:value="0.0543440859105227">
                <text:p>0.0543440859105227</text:p>
              </table:table-cell>
              <table:table-cell office:value-type="float" office:value="0.0952908990833333">
                <text:p>0.095290899083333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0342737388246474">
                <text:p>0.0342737388246474</text:p>
              </table:table-cell>
              <table:table-cell office:value-type="float" office:value="0.0367386874762804">
                <text:p>0.0367386874762804</text:p>
              </table:table-cell>
              <table:table-cell office:value-type="float" office:value="0.0424015437315615">
                <text:p>0.042401543731561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0332109254410098">
                <text:p>0.0332109254410098</text:p>
              </table:table-cell>
              <table:table-cell office:value-type="float" office:value="0.0550785003938642">
                <text:p>0.0550785003938642</text:p>
              </table:table-cell>
              <table:table-cell office:value-type="float" office:value="0.0812079963202019">
                <text:p>0.081207996320201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000767023824257418">
                <text:p>0.000767023824257418</text:p>
              </table:table-cell>
              <table:table-cell office:value-type="float" office:value="0.0330718150458814">
                <text:p>0.0330718150458814</text:p>
              </table:table-cell>
              <table:table-cell office:value-type="float" office:value="0.0545768886296571">
                <text:p>0.054576888629657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00264487162419713">
                <text:p>0.00264487162419713</text:p>
              </table:table-cell>
              <table:table-cell office:value-type="float" office:value="0.0529235359515674">
                <text:p>0.0529235359515674</text:p>
              </table:table-cell>
              <table:table-cell office:value-type="float" office:value="0.115313823232135">
                <text:p>0.11531382323213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0139909851003447">
                <text:p>0.0139909851003447</text:p>
              </table:table-cell>
              <table:table-cell office:value-type="float" office:value="0.048515908983854">
                <text:p>0.048515908983854</text:p>
              </table:table-cell>
              <table:table-cell office:value-type="float" office:value="0.102984537887275">
                <text:p>0.10298453788727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00255336165335573">
                <text:p>0.000255336165335573</text:p>
              </table:table-cell>
              <table:table-cell office:value-type="float" office:value="0.0484765258061617">
                <text:p>0.0484765258061617</text:p>
              </table:table-cell>
              <table:table-cell office:value-type="float" office:value="0.122829389942982">
                <text:p>0.12282938994298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0122466559324287">
                <text:p>0.0122466559324287</text:p>
              </table:table-cell>
              <table:table-cell office:value-type="float" office:value="0.0564380998706132">
                <text:p>0.0564380998706132</text:p>
              </table:table-cell>
              <table:table-cell office:value-type="float" office:value="0.110584904003783">
                <text:p>0.11058490400378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0126100915891417">
                <text:p>0.0126100915891417</text:p>
              </table:table-cell>
              <table:table-cell office:value-type="float" office:value="0.0418656737211044">
                <text:p>0.0418656737211044</text:p>
              </table:table-cell>
              <table:table-cell office:value-type="float" office:value="0.101733429950458">
                <text:p>0.10173342995045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00123389194912138">
                <text:p>0.00123389194912138</text:p>
              </table:table-cell>
              <table:table-cell office:value-type="float" office:value="0.0377657111384671">
                <text:p>0.0377657111384671</text:p>
              </table:table-cell>
              <table:table-cell office:value-type="float" office:value="0.0897486494330975">
                <text:p>0.08974864943309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00421383927516306">
                <text:p>0.00421383927516306</text:p>
              </table:table-cell>
              <table:table-cell office:value-type="float" office:value="0.0457627282755533">
                <text:p>0.0457627282755533</text:p>
              </table:table-cell>
              <table:table-cell office:value-type="float" office:value="0.0868859966288037">
                <text:p>0.086885996628803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022387838590367">
                <text:p>0.022387838590367</text:p>
              </table:table-cell>
              <table:table-cell office:value-type="float" office:value="0.0469049046463679">
                <text:p>0.0469049046463679</text:p>
              </table:table-cell>
              <table:table-cell office:value-type="float" office:value="0.0725387434244908">
                <text:p>0.072538743424490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000050866367372171">
                <text:p>0.000050866367372171</text:p>
              </table:table-cell>
              <table:table-cell office:value-type="float" office:value="0.0351492401666168">
                <text:p>0.0351492401666168</text:p>
              </table:table-cell>
              <table:table-cell office:value-type="float" office:value="0.0614201748578753">
                <text:p>0.061420174857875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00459093738719785">
                <text:p>0.00459093738719785</text:p>
              </table:table-cell>
              <table:table-cell office:value-type="float" office:value="0.0419667487169677">
                <text:p>0.0419667487169677</text:p>
              </table:table-cell>
              <table:table-cell office:value-type="float" office:value="0.0768118381661666">
                <text:p>0.076811838166166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0203697213399339">
                <text:p>0.0203697213399339</text:p>
              </table:table-cell>
              <table:table-cell office:value-type="float" office:value="0.0408390768147207">
                <text:p>0.0408390768147207</text:p>
              </table:table-cell>
              <table:table-cell office:value-type="float" office:value="0.0752100195576674">
                <text:p>0.075210019557667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00510455413696842">
                <text:p>0.00510455413696842</text:p>
              </table:table-cell>
              <table:table-cell office:value-type="float" office:value="0.0515940820613656">
                <text:p>0.0515940820613656</text:p>
              </table:table-cell>
              <table:table-cell office:value-type="float" office:value="0.0906044910876823">
                <text:p>0.090604491087682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000932967730102763">
                <text:p>0.000932967730102763</text:p>
              </table:table-cell>
              <table:table-cell office:value-type="float" office:value="0.0408659186136655">
                <text:p>0.0408659186136655</text:p>
              </table:table-cell>
              <table:table-cell office:value-type="float" office:value="0.0749574801657731">
                <text:p>0.074957480165773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00958809663070559">
                <text:p>0.00958809663070559</text:p>
              </table:table-cell>
              <table:table-cell office:value-type="float" office:value="0.0416921447453259">
                <text:p>0.0416921447453259</text:p>
              </table:table-cell>
              <table:table-cell office:value-type="float" office:value="0.0786027297553358">
                <text:p>0.078602729755335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033904232998737">
                <text:p>0.033904232998737</text:p>
              </table:table-cell>
              <table:table-cell office:value-type="float" office:value="0.0446921220090503">
                <text:p>0.0446921220090503</text:p>
              </table:table-cell>
              <table:table-cell office:value-type="float" office:value="0.0804089167423397">
                <text:p>0.080408916742339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00240898932922806">
                <text:p>0.00240898932922806</text:p>
              </table:table-cell>
              <table:table-cell office:value-type="float" office:value="0.0439803145448934">
                <text:p>0.0439803145448934</text:p>
              </table:table-cell>
              <table:table-cell office:value-type="float" office:value="0.0977406601928352">
                <text:p>0.097740660192835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0168028681154424">
                <text:p>0.0168028681154424</text:p>
              </table:table-cell>
              <table:table-cell office:value-type="float" office:value="0.041524478020604">
                <text:p>0.041524478020604</text:p>
              </table:table-cell>
              <table:table-cell office:value-type="float" office:value="0.0775643818977894">
                <text:p>0.077564381897789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0125314256323628">
                <text:p>0.0125314256323628</text:p>
              </table:table-cell>
              <table:table-cell office:value-type="float" office:value="0.0415238659368355">
                <text:p>0.0415238659368355</text:p>
              </table:table-cell>
              <table:table-cell office:value-type="float" office:value="0.0644502176897484">
                <text:p>0.064450217689748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0184192904645934">
                <text:p>0.0184192904645934</text:p>
              </table:table-cell>
              <table:table-cell office:value-type="float" office:value="0.0471563906408901">
                <text:p>0.0471563906408901</text:p>
              </table:table-cell>
              <table:table-cell office:value-type="float" office:value="0.0862161411700907">
                <text:p>0.086216141170090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00424478237387782">
                <text:p>0.00424478237387782</text:p>
              </table:table-cell>
              <table:table-cell office:value-type="float" office:value="0.0373435733906807">
                <text:p>0.0373435733906807</text:p>
              </table:table-cell>
              <table:table-cell office:value-type="float" office:value="0.0588657054305621">
                <text:p>0.058865705430562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00526226310050193">
                <text:p>0.00526226310050193</text:p>
              </table:table-cell>
              <table:table-cell office:value-type="float" office:value="0.0460907479939976">
                <text:p>0.0460907479939976</text:p>
              </table:table-cell>
              <table:table-cell office:value-type="float" office:value="0.110570349553457">
                <text:p>0.11057034955345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011632771127178">
                <text:p>0.011632771127178</text:p>
              </table:table-cell>
              <table:table-cell office:value-type="float" office:value="0.0432634523911186">
                <text:p>0.0432634523911186</text:p>
              </table:table-cell>
              <table:table-cell office:value-type="float" office:value="0.0916950501570921">
                <text:p>0.091695050157092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0160718767175665">
                <text:p>0.0160718767175665</text:p>
              </table:table-cell>
              <table:table-cell office:value-type="float" office:value="0.0421410729130724">
                <text:p>0.0421410729130724</text:p>
              </table:table-cell>
              <table:table-cell office:value-type="float" office:value="0.0754721317769308">
                <text:p>0.075472131776930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0159825379990909">
                <text:p>0.0159825379990909</text:p>
              </table:table-cell>
              <table:table-cell office:value-type="float" office:value="0.0230131106875173">
                <text:p>0.0230131106875173</text:p>
              </table:table-cell>
              <table:table-cell office:value-type="float" office:value="0.0721244200833069">
                <text:p>0.072124420083306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00104405363656501">
                <text:p>0.00104405363656501</text:p>
              </table:table-cell>
              <table:table-cell office:value-type="float" office:value="0.028176821444551">
                <text:p>0.028176821444551</text:p>
              </table:table-cell>
              <table:table-cell office:value-type="float" office:value="0.0615223289161883">
                <text:p>0.061522328916188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000150185549524839">
                <text:p>0.000150185549524839</text:p>
              </table:table-cell>
              <table:table-cell office:value-type="float" office:value="0.0463437728529732">
                <text:p>0.0463437728529732</text:p>
              </table:table-cell>
              <table:table-cell office:value-type="float" office:value="0.104106473136604">
                <text:p>0.10410647313660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0208943351473292">
                <text:p>0.0208943351473292</text:p>
              </table:table-cell>
              <table:table-cell office:value-type="float" office:value="0.0490758756769458">
                <text:p>0.0490758756769458</text:p>
              </table:table-cell>
              <table:table-cell office:value-type="float" office:value="0.0772058166025485">
                <text:p>0.077205816602548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00356797827327349">
                <text:p>0.00356797827327349</text:p>
              </table:table-cell>
              <table:table-cell office:value-type="float" office:value="0.03550185525787">
                <text:p>0.03550185525787</text:p>
              </table:table-cell>
              <table:table-cell office:value-type="float" office:value="0.0781239276368329">
                <text:p>0.078123927636832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0191450058289154">
                <text:p>0.0191450058289154</text:p>
              </table:table-cell>
              <table:table-cell office:value-type="float" office:value="0.0365760333061436">
                <text:p>0.0365760333061436</text:p>
              </table:table-cell>
              <table:table-cell office:value-type="float" office:value="0.0661112059309217">
                <text:p>0.066111205930921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0109280006862736">
                <text:p>0.0109280006862736</text:p>
              </table:table-cell>
              <table:table-cell office:value-type="float" office:value="0.0470738539409965">
                <text:p>0.0470738539409965</text:p>
              </table:table-cell>
              <table:table-cell office:value-type="float" office:value="0.0890832122281634">
                <text:p>0.089083212228163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0109243279073754">
                <text:p>0.0109243279073754</text:p>
              </table:table-cell>
              <table:table-cell office:value-type="float" office:value="0.0375135964770207">
                <text:p>0.0375135964770207</text:p>
              </table:table-cell>
              <table:table-cell office:value-type="float" office:value="0.0812590851282226">
                <text:p>0.081259085128222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00425586115287313">
                <text:p>0.00425586115287313</text:p>
              </table:table-cell>
              <table:table-cell office:value-type="float" office:value="0.0357031881008555">
                <text:p>0.0357031881008555</text:p>
              </table:table-cell>
              <table:table-cell office:value-type="float" office:value="0.0551482439821349">
                <text:p>0.055148243982134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0170322916235069">
                <text:p>0.0170322916235069</text:p>
              </table:table-cell>
              <table:table-cell office:value-type="float" office:value="0.0469693287391806">
                <text:p>0.0469693287391806</text:p>
              </table:table-cell>
              <table:table-cell office:value-type="float" office:value="0.0864030975415782">
                <text:p>0.086403097541578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00408448960330798">
                <text:p>0.00408448960330798</text:p>
              </table:table-cell>
              <table:table-cell office:value-type="float" office:value="0.0227912780369502">
                <text:p>0.0227912780369502</text:p>
              </table:table-cell>
              <table:table-cell office:value-type="float" office:value="0.0406697129190913">
                <text:p>0.040669712919091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0169644525697048">
                <text:p>0.0169644525697048</text:p>
              </table:table-cell>
              <table:table-cell office:value-type="float" office:value="0.0468923354141643">
                <text:p>0.0468923354141643</text:p>
              </table:table-cell>
              <table:table-cell office:value-type="float" office:value="0.0907160578617287">
                <text:p>0.090716057861728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0169476674874158">
                <text:p>0.0169476674874158</text:p>
              </table:table-cell>
              <table:table-cell office:value-type="float" office:value="0.0242185685910173">
                <text:p>0.0242185685910173</text:p>
              </table:table-cell>
              <table:table-cell office:value-type="float" office:value="0.0542933960898519">
                <text:p>0.054293396089851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00719154940333722">
                <text:p>0.00719154940333722</text:p>
              </table:table-cell>
              <table:table-cell office:value-type="float" office:value="0.0393309687710405">
                <text:p>0.0393309687710405</text:p>
              </table:table-cell>
              <table:table-cell office:value-type="float" office:value="0.0844685639014713">
                <text:p>0.084468563901471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0068717885635472">
                <text:p>0.0068717885635472</text:p>
              </table:table-cell>
              <table:table-cell office:value-type="float" office:value="0.027809602185695">
                <text:p>0.027809602185695</text:p>
              </table:table-cell>
              <table:table-cell office:value-type="float" office:value="0.0681086867060645">
                <text:p>0.068108686706064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00825333442448994">
                <text:p>0.00825333442448994</text:p>
              </table:table-cell>
              <table:table-cell office:value-type="float" office:value="0.0468682265878586">
                <text:p>0.0468682265878586</text:p>
              </table:table-cell>
              <table:table-cell office:value-type="float" office:value="0.0771088001217049">
                <text:p>0.077108800121704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00230635962665193">
                <text:p>0.00230635962665193</text:p>
              </table:table-cell>
              <table:table-cell office:value-type="float" office:value="0.0334376531011119">
                <text:p>0.0334376531011119</text:p>
              </table:table-cell>
              <table:table-cell office:value-type="float" office:value="0.0699051726696062">
                <text:p>0.069905172669606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0134032527118008">
                <text:p>0.0134032527118008</text:p>
              </table:table-cell>
              <table:table-cell office:value-type="float" office:value="0.053005959675242">
                <text:p>0.053005959675242</text:p>
              </table:table-cell>
              <table:table-cell office:value-type="float" office:value="0.0888461740303096">
                <text:p>0.088846174030309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0000486691214170998">
                <text:p>0.0000486691214170998</text:p>
              </table:table-cell>
              <table:table-cell office:value-type="float" office:value="0.0240428544371536">
                <text:p>0.0240428544371536</text:p>
              </table:table-cell>
              <table:table-cell office:value-type="float" office:value="0.0645652186285729">
                <text:p>0.064565218628572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0112303974142249">
                <text:p>0.0112303974142249</text:p>
              </table:table-cell>
              <table:table-cell office:value-type="float" office:value="0.0409092195133752">
                <text:p>0.0409092195133752</text:p>
              </table:table-cell>
              <table:table-cell office:value-type="float" office:value="0.0723856557880531">
                <text:p>0.072385655788053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0144537641229674">
                <text:p>0.0144537641229674</text:p>
              </table:table-cell>
              <table:table-cell office:value-type="float" office:value="0.0253918437677705">
                <text:p>0.0253918437677705</text:p>
              </table:table-cell>
              <table:table-cell office:value-type="float" office:value="0.0654745585244332">
                <text:p>0.065474558524433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0178023626399834">
                <text:p>0.0178023626399834</text:p>
              </table:table-cell>
              <table:table-cell office:value-type="float" office:value="0.035502131267532">
                <text:p>0.035502131267532</text:p>
              </table:table-cell>
              <table:table-cell office:value-type="float" office:value="0.0565856300269476">
                <text:p>0.056585630026947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0128715105092228">
                <text:p>0.0128715105092228</text:p>
              </table:table-cell>
              <table:table-cell office:value-type="float" office:value="0.0383423273240734">
                <text:p>0.0383423273240734</text:p>
              </table:table-cell>
              <table:table-cell office:value-type="float" office:value="0.0838162446376183">
                <text:p>0.083816244637618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00135589089169419">
                <text:p>0.00135589089169419</text:p>
              </table:table-cell>
              <table:table-cell office:value-type="float" office:value="0.0383595782597542">
                <text:p>0.0383595782597542</text:p>
              </table:table-cell>
              <table:table-cell office:value-type="float" office:value="0.0833965223220467">
                <text:p>0.083396522322046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00814208822962392">
                <text:p>0.00814208822962392</text:p>
              </table:table-cell>
              <table:table-cell office:value-type="float" office:value="0.0365657327576439">
                <text:p>0.0365657327576439</text:p>
              </table:table-cell>
              <table:table-cell office:value-type="float" office:value="0.0754426055459322">
                <text:p>0.075442605545932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000882339726020365">
                <text:p>0.000882339726020365</text:p>
              </table:table-cell>
              <table:table-cell office:value-type="float" office:value="0.032026841597484">
                <text:p>0.032026841597484</text:p>
              </table:table-cell>
              <table:table-cell office:value-type="float" office:value="0.0708918370980403">
                <text:p>0.070891837098040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00142508967193111">
                <text:p>0.00142508967193111</text:p>
              </table:table-cell>
              <table:table-cell office:value-type="float" office:value="0.0319013590457678">
                <text:p>0.0319013590457678</text:p>
              </table:table-cell>
              <table:table-cell office:value-type="float" office:value="0.0807837454319427">
                <text:p>0.080783745431942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00349026220828685">
                <text:p>0.00349026220828685</text:p>
              </table:table-cell>
              <table:table-cell office:value-type="float" office:value="0.0376764161557543">
                <text:p>0.0376764161557543</text:p>
              </table:table-cell>
              <table:table-cell office:value-type="float" office:value="0.125166878505802">
                <text:p>0.12516687850580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0174595184489978">
                <text:p>0.0174595184489978</text:p>
              </table:table-cell>
              <table:table-cell office:value-type="float" office:value="0.0359118816218548">
                <text:p>0.0359118816218548</text:p>
              </table:table-cell>
              <table:table-cell office:value-type="float" office:value="0.0818759280036462">
                <text:p>0.081875928003646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00932637011770299">
                <text:p>0.00932637011770299</text:p>
              </table:table-cell>
              <table:table-cell office:value-type="float" office:value="0.0398564983732794">
                <text:p>0.0398564983732794</text:p>
              </table:table-cell>
              <table:table-cell office:value-type="float" office:value="0.0659137071629616">
                <text:p>0.065913707162961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00609432238181773">
                <text:p>0.00609432238181773</text:p>
              </table:table-cell>
              <table:table-cell office:value-type="float" office:value="0.03828862232648">
                <text:p>0.03828862232648</text:p>
              </table:table-cell>
              <table:table-cell office:value-type="float" office:value="0.104089794151257">
                <text:p>0.10408979415125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0207055062803629">
                <text:p>0.0207055062803629</text:p>
              </table:table-cell>
              <table:table-cell office:value-type="float" office:value="0.041699903581186">
                <text:p>0.041699903581186</text:p>
              </table:table-cell>
              <table:table-cell office:value-type="float" office:value="0.0795662736432782">
                <text:p>0.079566273643278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0112812334243707">
                <text:p>0.0112812334243707</text:p>
              </table:table-cell>
              <table:table-cell office:value-type="float" office:value="0.0299017512979712">
                <text:p>0.0299017512979712</text:p>
              </table:table-cell>
              <table:table-cell office:value-type="float" office:value="0.0661523432249051">
                <text:p>0.066152343224905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00160440412571361">
                <text:p>0.00160440412571361</text:p>
              </table:table-cell>
              <table:table-cell office:value-type="float" office:value="0.0382193976253756">
                <text:p>0.0382193976253756</text:p>
              </table:table-cell>
              <table:table-cell office:value-type="float" office:value="0.11043695573465">
                <text:p>0.1104369557346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00669129303562199">
                <text:p>0.00669129303562199</text:p>
              </table:table-cell>
              <table:table-cell office:value-type="float" office:value="0.0379135575635703">
                <text:p>0.0379135575635703</text:p>
              </table:table-cell>
              <table:table-cell office:value-type="float" office:value="0.0800665557519863">
                <text:p>0.080066555751986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00731170415284566">
                <text:p>0.00731170415284566</text:p>
              </table:table-cell>
              <table:table-cell office:value-type="float" office:value="0.0368889321090564">
                <text:p>0.0368889321090564</text:p>
              </table:table-cell>
              <table:table-cell office:value-type="float" office:value="0.0886221500277049">
                <text:p>0.088622150027704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0119736519923914">
                <text:p>0.0119736519923914</text:p>
              </table:table-cell>
              <table:table-cell office:value-type="float" office:value="0.033115879164954">
                <text:p>0.033115879164954</text:p>
              </table:table-cell>
              <table:table-cell office:value-type="float" office:value="0.0673131738806903">
                <text:p>0.067313173880690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0138355571430125">
                <text:p>0.0138355571430125</text:p>
              </table:table-cell>
              <table:table-cell office:value-type="float" office:value="0.0407816862485106">
                <text:p>0.0407816862485106</text:p>
              </table:table-cell>
              <table:table-cell office:value-type="float" office:value="0.0752527070221018">
                <text:p>0.075252707022101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0019185905118555">
                <text:p>0.0019185905118555</text:p>
              </table:table-cell>
              <table:table-cell office:value-type="float" office:value="0.0233935059316523">
                <text:p>0.0233935059316523</text:p>
              </table:table-cell>
              <table:table-cell office:value-type="float" office:value="0.072325593476429">
                <text:p>0.07232559347642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020074414693842">
                <text:p>0.020074414693842</text:p>
              </table:table-cell>
              <table:table-cell office:value-type="float" office:value="0.036742554725895">
                <text:p>0.036742554725895</text:p>
              </table:table-cell>
              <table:table-cell office:value-type="float" office:value="0.0769751966393673">
                <text:p>0.076975196639367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0053412729089728">
                <text:p>0.0053412729089728</text:p>
              </table:table-cell>
              <table:table-cell office:value-type="float" office:value="0.036627862656003">
                <text:p>0.036627862656003</text:p>
              </table:table-cell>
              <table:table-cell office:value-type="float" office:value="0.0505119854212095">
                <text:p>0.050511985421209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00546133719264108">
                <text:p>0.00546133719264108</text:p>
              </table:table-cell>
              <table:table-cell office:value-type="float" office:value="0.03406096567212">
                <text:p>0.03406096567212</text:p>
              </table:table-cell>
              <table:table-cell office:value-type="float" office:value="0.0644042743739021">
                <text:p>0.064404274373902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0106641660727711">
                <text:p>0.0106641660727711</text:p>
              </table:table-cell>
              <table:table-cell office:value-type="float" office:value="0.0353830617028486">
                <text:p>0.0353830617028486</text:p>
              </table:table-cell>
              <table:table-cell office:value-type="float" office:value="0.0599264970815291">
                <text:p>0.059926497081529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0104057254219579">
                <text:p>0.0104057254219579</text:p>
              </table:table-cell>
              <table:table-cell office:value-type="float" office:value="0.0363599833065188">
                <text:p>0.0363599833065188</text:p>
              </table:table-cell>
              <table:table-cell office:value-type="float" office:value="0.080806198107938">
                <text:p>0.08080619810793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0014759144663502">
                <text:p>0.0014759144663502</text:p>
              </table:table-cell>
              <table:table-cell office:value-type="float" office:value="0.0375172134309636">
                <text:p>0.0375172134309636</text:p>
              </table:table-cell>
              <table:table-cell office:value-type="float" office:value="0.0702936172130226">
                <text:p>0.070293617213022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00162942699166491">
                <text:p>0.00162942699166491</text:p>
              </table:table-cell>
              <table:table-cell office:value-type="float" office:value="0.027821498861552">
                <text:p>0.027821498861552</text:p>
              </table:table-cell>
              <table:table-cell office:value-type="float" office:value="0.0523381573487159">
                <text:p>0.052338157348715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00165337545004474">
                <text:p>0.00165337545004474</text:p>
              </table:table-cell>
              <table:table-cell office:value-type="float" office:value="0.0241210794234437">
                <text:p>0.0241210794234437</text:p>
              </table:table-cell>
              <table:table-cell office:value-type="float" office:value="0.0606038596957995">
                <text:p>0.060603859695799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014526715314747">
                <text:p>0.014526715314747</text:p>
              </table:table-cell>
              <table:table-cell office:value-type="float" office:value="0.0398037254339695">
                <text:p>0.0398037254339695</text:p>
              </table:table-cell>
              <table:table-cell office:value-type="float" office:value="0.0760274634984516">
                <text:p>0.076027463498451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00455901987021135">
                <text:p>0.00455901987021135</text:p>
              </table:table-cell>
              <table:table-cell office:value-type="float" office:value="0.0269542214453916">
                <text:p>0.0269542214453916</text:p>
              </table:table-cell>
              <table:table-cell office:value-type="float" office:value="0.0617281613992158">
                <text:p>0.061728161399215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0103535187285224">
                <text:p>0.0103535187285224</text:p>
              </table:table-cell>
              <table:table-cell office:value-type="float" office:value="0.0346302222959958">
                <text:p>0.0346302222959958</text:p>
              </table:table-cell>
              <table:table-cell office:value-type="float" office:value="0.0734352441122733">
                <text:p>0.073435244112273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00915588329540451">
                <text:p>0.00915588329540451</text:p>
              </table:table-cell>
              <table:table-cell office:value-type="float" office:value="0.0327142202382689">
                <text:p>0.0327142202382689</text:p>
              </table:table-cell>
              <table:table-cell office:value-type="float" office:value="0.0665651476315342">
                <text:p>0.066565147631534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00107889032853403">
                <text:p>0.00107889032853403</text:p>
              </table:table-cell>
              <table:table-cell office:value-type="float" office:value="0.028212896634994">
                <text:p>0.028212896634994</text:p>
              </table:table-cell>
              <table:table-cell office:value-type="float" office:value="0.073302143283046">
                <text:p>0.07330214328304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000245950297386277">
                <text:p>0.000245950297386277</text:p>
              </table:table-cell>
              <table:table-cell office:value-type="float" office:value="0.0332623150670001">
                <text:p>0.0332623150670001</text:p>
              </table:table-cell>
              <table:table-cell office:value-type="float" office:value="0.0991201637422211">
                <text:p>0.099120163742221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0108389337201166">
                <text:p>0.0108389337201166</text:p>
              </table:table-cell>
              <table:table-cell office:value-type="float" office:value="0.0334551094537999">
                <text:p>0.0334551094537999</text:p>
              </table:table-cell>
              <table:table-cell office:value-type="float" office:value="0.0583902087569744">
                <text:p>0.058390208756974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00767303490510907">
                <text:p>0.00767303490510907</text:p>
              </table:table-cell>
              <table:table-cell office:value-type="float" office:value="0.029110956211389">
                <text:p>0.029110956211389</text:p>
              </table:table-cell>
              <table:table-cell office:value-type="float" office:value="0.0590984347215265">
                <text:p>0.059098434721526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00765830614155894">
                <text:p>0.00765830614155894</text:p>
              </table:table-cell>
              <table:table-cell office:value-type="float" office:value="0.0403266974353482">
                <text:p>0.0403266974353482</text:p>
              </table:table-cell>
              <table:table-cell office:value-type="float" office:value="0.0697441619660221">
                <text:p>0.069744161966022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0243781628151172">
                <text:p>0.0243781628151172</text:p>
              </table:table-cell>
              <table:table-cell office:value-type="float" office:value="0.028837316320087">
                <text:p>0.028837316320087</text:p>
              </table:table-cell>
              <table:table-cell office:value-type="float" office:value="0.0813616630623889">
                <text:p>0.081361663062388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00166676077794647">
                <text:p>0.00166676077794647</text:p>
              </table:table-cell>
              <table:table-cell office:value-type="float" office:value="0.0374141145355323">
                <text:p>0.0374141145355323</text:p>
              </table:table-cell>
              <table:table-cell office:value-type="float" office:value="0.0673622556356966">
                <text:p>0.067362255635696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00393980568183716">
                <text:p>0.00393980568183716</text:p>
              </table:table-cell>
              <table:table-cell office:value-type="float" office:value="0.0300777791072524">
                <text:p>0.0300777791072524</text:p>
              </table:table-cell>
              <table:table-cell office:value-type="float" office:value="0.0482465708207092">
                <text:p>0.048246570820709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00656580621551772">
                <text:p>0.00656580621551772</text:p>
              </table:table-cell>
              <table:table-cell office:value-type="float" office:value="0.0340560572862805">
                <text:p>0.0340560572862805</text:p>
              </table:table-cell>
              <table:table-cell office:value-type="float" office:value="0.0558927157652121">
                <text:p>0.055892715765212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00524159451400552">
                <text:p>0.00524159451400552</text:p>
              </table:table-cell>
              <table:table-cell office:value-type="float" office:value="0.0252083046186497">
                <text:p>0.0252083046186497</text:p>
              </table:table-cell>
              <table:table-cell office:value-type="float" office:value="0.0566779688185567">
                <text:p>0.056677968818556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00102548637095334">
                <text:p>0.00102548637095334</text:p>
              </table:table-cell>
              <table:table-cell office:value-type="float" office:value="0.0313530790872261">
                <text:p>0.0313530790872261</text:p>
              </table:table-cell>
              <table:table-cell office:value-type="float" office:value="0.0644509635794532">
                <text:p>0.064450963579453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0238702006277185">
                <text:p>0.0238702006277185</text:p>
              </table:table-cell>
              <table:table-cell office:value-type="float" office:value="0.0415104237874345">
                <text:p>0.0415104237874345</text:p>
              </table:table-cell>
              <table:table-cell office:value-type="float" office:value="0.064395162543559">
                <text:p>0.06439516254355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00813033840581756">
                <text:p>0.00813033840581756</text:p>
              </table:table-cell>
              <table:table-cell office:value-type="float" office:value="0.0392903045437357">
                <text:p>0.0392903045437357</text:p>
              </table:table-cell>
              <table:table-cell office:value-type="float" office:value="0.0743710217283982">
                <text:p>0.074371021728398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00786371683323495">
                <text:p>0.00786371683323495</text:p>
              </table:table-cell>
              <table:table-cell office:value-type="float" office:value="0.0367136420561049">
                <text:p>0.0367136420561049</text:p>
              </table:table-cell>
              <table:table-cell office:value-type="float" office:value="0.0788587264236242">
                <text:p>0.078858726423624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00434544139294579">
                <text:p>0.00434544139294579</text:p>
              </table:table-cell>
              <table:table-cell office:value-type="float" office:value="0.0257901214934356">
                <text:p>0.0257901214934356</text:p>
              </table:table-cell>
              <table:table-cell office:value-type="float" office:value="0.0463710501491862">
                <text:p>0.046371050149186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00042979795659448">
                <text:p>0.00042979795659448</text:p>
              </table:table-cell>
              <table:table-cell office:value-type="float" office:value="0.0208609863056838">
                <text:p>0.0208609863056838</text:p>
              </table:table-cell>
              <table:table-cell office:value-type="float" office:value="0.045532115826443">
                <text:p>0.04553211582644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00245245321272247">
                <text:p>0.00245245321272247</text:p>
              </table:table-cell>
              <table:table-cell office:value-type="float" office:value="0.0401132241107655">
                <text:p>0.0401132241107655</text:p>
              </table:table-cell>
              <table:table-cell office:value-type="float" office:value="0.0669208497100918">
                <text:p>0.066920849710091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0064347826796326">
                <text:p>0.0064347826796326</text:p>
              </table:table-cell>
              <table:table-cell office:value-type="float" office:value="0.0231441060626979">
                <text:p>0.0231441060626979</text:p>
              </table:table-cell>
              <table:table-cell office:value-type="float" office:value="0.0554032612504924">
                <text:p>0.055403261250492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00740546115532348">
                <text:p>0.00740546115532348</text:p>
              </table:table-cell>
              <table:table-cell office:value-type="float" office:value="0.0344240377972045">
                <text:p>0.0344240377972045</text:p>
              </table:table-cell>
              <table:table-cell office:value-type="float" office:value="0.059775566820797">
                <text:p>0.05977556682079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00168593945472595">
                <text:p>0.00168593945472595</text:p>
              </table:table-cell>
              <table:table-cell office:value-type="float" office:value="0.0250173035491666">
                <text:p>0.0250173035491666</text:p>
              </table:table-cell>
              <table:table-cell office:value-type="float" office:value="0.0549507113757503">
                <text:p>0.054950711375750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0.00125016542646295">
                <text:p>0.00125016542646295</text:p>
              </table:table-cell>
              <table:table-cell office:value-type="float" office:value="0.0338915160393514">
                <text:p>0.0338915160393514</text:p>
              </table:table-cell>
              <table:table-cell office:value-type="float" office:value="0.0808117881357028">
                <text:p>0.080811788135702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0.013108583382001">
                <text:p>0.013108583382001</text:p>
              </table:table-cell>
              <table:table-cell office:value-type="float" office:value="0.0249869890641165">
                <text:p>0.0249869890641165</text:p>
              </table:table-cell>
              <table:table-cell office:value-type="float" office:value="0.0518519197124237">
                <text:p>0.051851919712423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0.00254963266235897">
                <text:p>0.00254963266235897</text:p>
              </table:table-cell>
              <table:table-cell office:value-type="float" office:value="0.0331658368996322">
                <text:p>0.0331658368996322</text:p>
              </table:table-cell>
              <table:table-cell office:value-type="float" office:value="0.0560462029266177">
                <text:p>0.056046202926617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00383125164202036">
                <text:p>0.00383125164202036</text:p>
              </table:table-cell>
              <table:table-cell office:value-type="float" office:value="0.0319263662374738">
                <text:p>0.0319263662374738</text:p>
              </table:table-cell>
              <table:table-cell office:value-type="float" office:value="0.0780234219798606">
                <text:p>0.078023421979860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0.00185837512733911">
                <text:p>0.00185837512733911</text:p>
              </table:table-cell>
              <table:table-cell office:value-type="float" office:value="0.0226721408159396">
                <text:p>0.0226721408159396</text:p>
              </table:table-cell>
              <table:table-cell office:value-type="float" office:value="0.0445200673471015">
                <text:p>0.044520067347101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0.00092694642628921">
                <text:p>0.00092694642628921</text:p>
              </table:table-cell>
              <table:table-cell office:value-type="float" office:value="0.0295276292954444">
                <text:p>0.0295276292954444</text:p>
              </table:table-cell>
              <table:table-cell office:value-type="float" office:value="0.0569660319511215">
                <text:p>0.056966031951121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.00627662664602746">
                <text:p>0.00627662664602746</text:p>
              </table:table-cell>
              <table:table-cell office:value-type="float" office:value="0.0259715925499583">
                <text:p>0.0259715925499583</text:p>
              </table:table-cell>
              <table:table-cell office:value-type="float" office:value="0.0630084157772162">
                <text:p>0.063008415777216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0.00176304161546037">
                <text:p>0.00176304161546037</text:p>
              </table:table-cell>
              <table:table-cell office:value-type="float" office:value="0.025887931017839">
                <text:p>0.025887931017839</text:p>
              </table:table-cell>
              <table:table-cell office:value-type="float" office:value="0.0477643609500425">
                <text:p>0.047764360950042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.0146568981925087">
                <text:p>0.0146568981925087</text:p>
              </table:table-cell>
              <table:table-cell office:value-type="float" office:value="0.0341536078779321">
                <text:p>0.0341536078779321</text:p>
              </table:table-cell>
              <table:table-cell office:value-type="float" office:value="0.0688488000646771">
                <text:p>0.068848800064677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.0029439255015774">
                <text:p>0.0029439255015774</text:p>
              </table:table-cell>
              <table:table-cell office:value-type="float" office:value="0.0393359407804667">
                <text:p>0.0393359407804667</text:p>
              </table:table-cell>
              <table:table-cell office:value-type="float" office:value="0.0906555545341977">
                <text:p>0.090655554534197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0.00271371540543564">
                <text:p>0.00271371540543564</text:p>
              </table:table-cell>
              <table:table-cell office:value-type="float" office:value="0.0289842666032216">
                <text:p>0.0289842666032216</text:p>
              </table:table-cell>
              <table:table-cell office:value-type="float" office:value="0.0440800165335963">
                <text:p>0.044080016533596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.000841216563843505">
                <text:p>0.000841216563843505</text:p>
              </table:table-cell>
              <table:table-cell office:value-type="float" office:value="0.0221207435197733">
                <text:p>0.0221207435197733</text:p>
              </table:table-cell>
              <table:table-cell office:value-type="float" office:value="0.051818972844513">
                <text:p>0.05181897284451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0.00203996495641179">
                <text:p>0.00203996495641179</text:p>
              </table:table-cell>
              <table:table-cell office:value-type="float" office:value="0.0297895282247546">
                <text:p>0.0297895282247546</text:p>
              </table:table-cell>
              <table:table-cell office:value-type="float" office:value="0.0613648487878726">
                <text:p>0.061364848787872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00033394078855753">
                <text:p>0.00033394078855753</text:p>
              </table:table-cell>
              <table:table-cell office:value-type="float" office:value="0.023022226851344">
                <text:p>0.023022226851344</text:p>
              </table:table-cell>
              <table:table-cell office:value-type="float" office:value="0.0534768484875402">
                <text:p>0.053476848487540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0.000992237936627283">
                <text:p>0.000992237936627283</text:p>
              </table:table-cell>
              <table:table-cell office:value-type="float" office:value="0.0362188056012294">
                <text:p>0.0362188056012294</text:p>
              </table:table-cell>
              <table:table-cell office:value-type="float" office:value="0.0696787736381465">
                <text:p>0.069678773638146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0.0080664746021577">
                <text:p>0.0080664746021577</text:p>
              </table:table-cell>
              <table:table-cell office:value-type="float" office:value="0.0296713987649092">
                <text:p>0.0296713987649092</text:p>
              </table:table-cell>
              <table:table-cell office:value-type="float" office:value="0.0566372149931533">
                <text:p>0.056637214993153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.0122470568517029">
                <text:p>0.0122470568517029</text:p>
              </table:table-cell>
              <table:table-cell office:value-type="float" office:value="0.0275892132320463">
                <text:p>0.0275892132320463</text:p>
              </table:table-cell>
              <table:table-cell office:value-type="float" office:value="0.0529694495216503">
                <text:p>0.052969449521650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.000733622842784554">
                <text:p>0.000733622842784554</text:p>
              </table:table-cell>
              <table:table-cell office:value-type="float" office:value="0.0299618334811215">
                <text:p>0.0299618334811215</text:p>
              </table:table-cell>
              <table:table-cell office:value-type="float" office:value="0.0596768351232084">
                <text:p>0.059676835123208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.00193116683300143">
                <text:p>0.00193116683300143</text:p>
              </table:table-cell>
              <table:table-cell office:value-type="float" office:value="0.0298463548015763">
                <text:p>0.0298463548015763</text:p>
              </table:table-cell>
              <table:table-cell office:value-type="float" office:value="0.0587426939556822">
                <text:p>0.058742693955682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0.000263388290382527">
                <text:p>0.000263388290382527</text:p>
              </table:table-cell>
              <table:table-cell office:value-type="float" office:value="0.0302298876366462">
                <text:p>0.0302298876366462</text:p>
              </table:table-cell>
              <table:table-cell office:value-type="float" office:value="0.0569962462518119">
                <text:p>0.056996246251811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0.00256881632012029">
                <text:p>0.00256881632012029</text:p>
              </table:table-cell>
              <table:table-cell office:value-type="float" office:value="0.0326217458814445">
                <text:p>0.0326217458814445</text:p>
              </table:table-cell>
              <table:table-cell office:value-type="float" office:value="0.0715693024302285">
                <text:p>0.071569302430228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0.00319676212551889">
                <text:p>0.00319676212551889</text:p>
              </table:table-cell>
              <table:table-cell office:value-type="float" office:value="0.0303843213184816">
                <text:p>0.0303843213184816</text:p>
              </table:table-cell>
              <table:table-cell office:value-type="float" office:value="0.0592878887202648">
                <text:p>0.059287888720264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0.00391040460100744">
                <text:p>0.00391040460100744</text:p>
              </table:table-cell>
              <table:table-cell office:value-type="float" office:value="0.0350604758988954">
                <text:p>0.0350604758988954</text:p>
              </table:table-cell>
              <table:table-cell office:value-type="float" office:value="0.0583007979732141">
                <text:p>0.058300797973214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00666843109726445">
                <text:p>0.00666843109726445</text:p>
              </table:table-cell>
              <table:table-cell office:value-type="float" office:value="0.0323974172628362">
                <text:p>0.0323974172628362</text:p>
              </table:table-cell>
              <table:table-cell office:value-type="float" office:value="0.0656451336577948">
                <text:p>0.065645133657794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0.00266117022637524">
                <text:p>0.00266117022637524</text:p>
              </table:table-cell>
              <table:table-cell office:value-type="float" office:value="0.0264497096251304">
                <text:p>0.0264497096251304</text:p>
              </table:table-cell>
              <table:table-cell office:value-type="float" office:value="0.0529165712612084">
                <text:p>0.052916571261208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0.00429511302667951">
                <text:p>0.00429511302667951</text:p>
              </table:table-cell>
              <table:table-cell office:value-type="float" office:value="0.0307648693715447">
                <text:p>0.0307648693715447</text:p>
              </table:table-cell>
              <table:table-cell office:value-type="float" office:value="0.0601287699337682">
                <text:p>0.060128769933768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0.00112013558233237">
                <text:p>0.00112013558233237</text:p>
              </table:table-cell>
              <table:table-cell office:value-type="float" office:value="0.0251252562788603">
                <text:p>0.0251252562788603</text:p>
              </table:table-cell>
              <table:table-cell office:value-type="float" office:value="0.0619345846491788">
                <text:p>0.061934584649178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0.0147966306850332">
                <text:p>0.0147966306850332</text:p>
              </table:table-cell>
              <table:table-cell office:value-type="float" office:value="0.0280799895941033">
                <text:p>0.0280799895941033</text:p>
              </table:table-cell>
              <table:table-cell office:value-type="float" office:value="0.065744924848848">
                <text:p>0.06574492484884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0.011086971789681">
                <text:p>0.011086971789681</text:p>
              </table:table-cell>
              <table:table-cell office:value-type="float" office:value="0.0303109454426607">
                <text:p>0.0303109454426607</text:p>
              </table:table-cell>
              <table:table-cell office:value-type="float" office:value="0.0687936047869773">
                <text:p>0.068793604786977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0.0105647881023539">
                <text:p>0.0105647881023539</text:p>
              </table:table-cell>
              <table:table-cell office:value-type="float" office:value="0.0233326542307939">
                <text:p>0.0233326542307939</text:p>
              </table:table-cell>
              <table:table-cell office:value-type="float" office:value="0.0328819144704099">
                <text:p>0.032881914470409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0.00195879597418291">
                <text:p>0.00195879597418291</text:p>
              </table:table-cell>
              <table:table-cell office:value-type="float" office:value="0.0149947341412091">
                <text:p>0.0149947341412091</text:p>
              </table:table-cell>
              <table:table-cell office:value-type="float" office:value="0.0373520343705341">
                <text:p>0.037352034370534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0.00205730102717272">
                <text:p>0.00205730102717272</text:p>
              </table:table-cell>
              <table:table-cell office:value-type="float" office:value="0.0277968491175703">
                <text:p>0.0277968491175703</text:p>
              </table:table-cell>
              <table:table-cell office:value-type="float" office:value="0.0649283590344247">
                <text:p>0.064928359034424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0.00497186254487736">
                <text:p>0.00497186254487736</text:p>
              </table:table-cell>
              <table:table-cell office:value-type="float" office:value="0.0336117797603644">
                <text:p>0.0336117797603644</text:p>
              </table:table-cell>
              <table:table-cell office:value-type="float" office:value="0.0599968675932625">
                <text:p>0.059996867593262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00668828119303377">
                <text:p>0.00668828119303377</text:p>
              </table:table-cell>
              <table:table-cell office:value-type="float" office:value="0.0246311330499954">
                <text:p>0.0246311330499954</text:p>
              </table:table-cell>
              <table:table-cell office:value-type="float" office:value="0.0578013865824655">
                <text:p>0.057801386582465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0.00455292050227207">
                <text:p>0.00455292050227207</text:p>
              </table:table-cell>
              <table:table-cell office:value-type="float" office:value="0.031447889280662">
                <text:p>0.031447889280662</text:p>
              </table:table-cell>
              <table:table-cell office:value-type="float" office:value="0.0624007383439972">
                <text:p>0.062400738343997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0.00820550010714372">
                <text:p>0.00820550010714372</text:p>
              </table:table-cell>
              <table:table-cell office:value-type="float" office:value="0.0305050995918866">
                <text:p>0.0305050995918866</text:p>
              </table:table-cell>
              <table:table-cell office:value-type="float" office:value="0.06358103348586">
                <text:p>0.0635810334858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0.00402681455918685">
                <text:p>0.00402681455918685</text:p>
              </table:table-cell>
              <table:table-cell office:value-type="float" office:value="0.0215199638968471">
                <text:p>0.0215199638968471</text:p>
              </table:table-cell>
              <table:table-cell office:value-type="float" office:value="0.0613223931546367">
                <text:p>0.061322393154636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0.0119282552643384">
                <text:p>0.0119282552643384</text:p>
              </table:table-cell>
              <table:table-cell office:value-type="float" office:value="0.021882092620384">
                <text:p>0.021882092620384</text:p>
              </table:table-cell>
              <table:table-cell office:value-type="float" office:value="0.0451233184348117">
                <text:p>0.045123318434811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0.00218401679156133">
                <text:p>0.00218401679156133</text:p>
              </table:table-cell>
              <table:table-cell office:value-type="float" office:value="0.0223674030357081">
                <text:p>0.0223674030357081</text:p>
              </table:table-cell>
              <table:table-cell office:value-type="float" office:value="0.0478611824826804">
                <text:p>0.047861182482680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0.00308584546921897">
                <text:p>0.00308584546921897</text:p>
              </table:table-cell>
              <table:table-cell office:value-type="float" office:value="0.0158163911586869">
                <text:p>0.0158163911586869</text:p>
              </table:table-cell>
              <table:table-cell office:value-type="float" office:value="0.0494711177892758">
                <text:p>0.049471117789275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0.0024268261492808">
                <text:p>0.0024268261492808</text:p>
              </table:table-cell>
              <table:table-cell office:value-type="float" office:value="0.0221907825862015">
                <text:p>0.0221907825862015</text:p>
              </table:table-cell>
              <table:table-cell office:value-type="float" office:value="0.0688941240822082">
                <text:p>0.068894124082208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0.00349589714333054">
                <text:p>0.00349589714333054</text:p>
              </table:table-cell>
              <table:table-cell office:value-type="float" office:value="0.0306154271283996">
                <text:p>0.0306154271283996</text:p>
              </table:table-cell>
              <table:table-cell office:value-type="float" office:value="0.0624498425983947">
                <text:p>0.062449842598394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0.00572742373290303">
                <text:p>0.00572742373290303</text:p>
              </table:table-cell>
              <table:table-cell office:value-type="float" office:value="0.0303814138702703">
                <text:p>0.0303814138702703</text:p>
              </table:table-cell>
              <table:table-cell office:value-type="float" office:value="0.0627431602903471">
                <text:p>0.062743160290347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00831074019451516">
                <text:p>0.00831074019451516</text:p>
              </table:table-cell>
              <table:table-cell office:value-type="float" office:value="0.0240055165947167">
                <text:p>0.0240055165947167</text:p>
              </table:table-cell>
              <table:table-cell office:value-type="float" office:value="0.0549205736669961">
                <text:p>0.054920573666996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0.00770985848893846">
                <text:p>0.00770985848893846</text:p>
              </table:table-cell>
              <table:table-cell office:value-type="float" office:value="0.0225000363823854">
                <text:p>0.0225000363823854</text:p>
              </table:table-cell>
              <table:table-cell office:value-type="float" office:value="0.0501913561066479">
                <text:p>0.050191356106647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0.00383316515797438">
                <text:p>0.00383316515797438</text:p>
              </table:table-cell>
              <table:table-cell office:value-type="float" office:value="0.0219795831295216">
                <text:p>0.0219795831295216</text:p>
              </table:table-cell>
              <table:table-cell office:value-type="float" office:value="0.0603684506660078">
                <text:p>0.060368450666007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0.00851999600941666">
                <text:p>0.00851999600941666</text:p>
              </table:table-cell>
              <table:table-cell office:value-type="float" office:value="0.0326231664267253">
                <text:p>0.0326231664267253</text:p>
              </table:table-cell>
              <table:table-cell office:value-type="float" office:value="0.0598706852964613">
                <text:p>0.059870685296461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0.00305833869779271">
                <text:p>0.00305833869779271</text:p>
              </table:table-cell>
              <table:table-cell office:value-type="float" office:value="0.028792776999333">
                <text:p>0.028792776999333</text:p>
              </table:table-cell>
              <table:table-cell office:value-type="float" office:value="0.0561798679088245">
                <text:p>0.056179867908824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0.00191630508709606">
                <text:p>0.00191630508709606</text:p>
              </table:table-cell>
              <table:table-cell office:value-type="float" office:value="0.0285370356556843">
                <text:p>0.0285370356556843</text:p>
              </table:table-cell>
              <table:table-cell office:value-type="float" office:value="0.0601956497067901">
                <text:p>0.060195649706790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0.00599633923069809">
                <text:p>0.00599633923069809</text:p>
              </table:table-cell>
              <table:table-cell office:value-type="float" office:value="0.0243338977841931">
                <text:p>0.0243338977841931</text:p>
              </table:table-cell>
              <table:table-cell office:value-type="float" office:value="0.0529447239723085">
                <text:p>0.052944723972308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0.00634991616913416">
                <text:p>0.00634991616913416</text:p>
              </table:table-cell>
              <table:table-cell office:value-type="float" office:value="0.0289634259734916">
                <text:p>0.0289634259734916</text:p>
              </table:table-cell>
              <table:table-cell office:value-type="float" office:value="0.0595365869821816">
                <text:p>0.059536586982181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0.013305996573455">
                <text:p>0.013305996573455</text:p>
              </table:table-cell>
              <table:table-cell office:value-type="float" office:value="0.0274247851970311">
                <text:p>0.0274247851970311</text:p>
              </table:table-cell>
              <table:table-cell office:value-type="float" office:value="0.0461103843598678">
                <text:p>0.046110384359867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0.0118317615439054">
                <text:p>0.0118317615439054</text:p>
              </table:table-cell>
              <table:table-cell office:value-type="float" office:value="0.0332178752041512">
                <text:p>0.0332178752041512</text:p>
              </table:table-cell>
              <table:table-cell office:value-type="float" office:value="0.0744987317172915">
                <text:p>0.074498731717291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00416181747122879">
                <text:p>0.00416181747122879</text:p>
              </table:table-cell>
              <table:table-cell office:value-type="float" office:value="0.0261088771935343">
                <text:p>0.0261088771935343</text:p>
              </table:table-cell>
              <table:table-cell office:value-type="float" office:value="0.0561231862431497">
                <text:p>0.056123186243149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0.000968893721702835">
                <text:p>0.000968893721702835</text:p>
              </table:table-cell>
              <table:table-cell office:value-type="float" office:value="0.0269339139119209">
                <text:p>0.0269339139119209</text:p>
              </table:table-cell>
              <table:table-cell office:value-type="float" office:value="0.0533187757878366">
                <text:p>0.053318775787836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0.00231815238762745">
                <text:p>0.00231815238762745</text:p>
              </table:table-cell>
              <table:table-cell office:value-type="float" office:value="0.0271995713704036">
                <text:p>0.0271995713704036</text:p>
              </table:table-cell>
              <table:table-cell office:value-type="float" office:value="0.0545289222725128">
                <text:p>0.054528922272512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0.00062810840323535">
                <text:p>0.00062810840323535</text:p>
              </table:table-cell>
              <table:table-cell office:value-type="float" office:value="0.0263801653327391">
                <text:p>0.0263801653327391</text:p>
              </table:table-cell>
              <table:table-cell office:value-type="float" office:value="0.0569304170260376">
                <text:p>0.056930417026037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0.000380335251736863">
                <text:p>0.000380335251736863</text:p>
              </table:table-cell>
              <table:table-cell office:value-type="float" office:value="0.0268585455016352">
                <text:p>0.0268585455016352</text:p>
              </table:table-cell>
              <table:table-cell office:value-type="float" office:value="0.0519019209647406">
                <text:p>0.051901920964740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0.00183484690147673">
                <text:p>0.00183484690147673</text:p>
              </table:table-cell>
              <table:table-cell office:value-type="float" office:value="0.0220879822330214">
                <text:p>0.0220879822330214</text:p>
              </table:table-cell>
              <table:table-cell office:value-type="float" office:value="0.0533499067396824">
                <text:p>0.053349906739682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0.0219854556448932">
                <text:p>0.0219854556448932</text:p>
              </table:table-cell>
              <table:table-cell office:value-type="float" office:value="0.0270735064945994">
                <text:p>0.0270735064945994</text:p>
              </table:table-cell>
              <table:table-cell office:value-type="float" office:value="0.0356232449046135">
                <text:p>0.035623244904613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0.000071211900948609">
                <text:p>0.000071211900948609</text:p>
              </table:table-cell>
              <table:table-cell office:value-type="float" office:value="0.0173257319523325">
                <text:p>0.0173257319523325</text:p>
              </table:table-cell>
              <table:table-cell office:value-type="float" office:value="0.0513140929357161">
                <text:p>0.051314092935716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0.00213200439610717">
                <text:p>0.00213200439610717</text:p>
              </table:table-cell>
              <table:table-cell office:value-type="float" office:value="0.0274592650332332">
                <text:p>0.0274592650332332</text:p>
              </table:table-cell>
              <table:table-cell office:value-type="float" office:value="0.0452859477523301">
                <text:p>0.045285947752330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0.00550096733004157">
                <text:p>0.00550096733004157</text:p>
              </table:table-cell>
              <table:table-cell office:value-type="float" office:value="0.0182642513969857">
                <text:p>0.0182642513969857</text:p>
              </table:table-cell>
              <table:table-cell office:value-type="float" office:value="0.0429593771812269">
                <text:p>0.042959377181226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00981969749968747">
                <text:p>0.00981969749968747</text:p>
              </table:table-cell>
              <table:table-cell office:value-type="float" office:value="0.0179173317211098">
                <text:p>0.0179173317211098</text:p>
              </table:table-cell>
              <table:table-cell office:value-type="float" office:value="0.0516440310992472">
                <text:p>0.051644031099247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0.0214073104968358">
                <text:p>0.0214073104968358</text:p>
              </table:table-cell>
              <table:table-cell office:value-type="float" office:value="0.0301516194691403">
                <text:p>0.0301516194691403</text:p>
              </table:table-cell>
              <table:table-cell office:value-type="float" office:value="0.0522980919961971">
                <text:p>0.052298091996197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0.013851837445145">
                <text:p>0.013851837445145</text:p>
              </table:table-cell>
              <table:table-cell office:value-type="float" office:value="0.0215969397420914">
                <text:p>0.0215969397420914</text:p>
              </table:table-cell>
              <table:table-cell office:value-type="float" office:value="0.0471776388550599">
                <text:p>0.047177638855059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0.0165029405759749">
                <text:p>0.0165029405759749</text:p>
              </table:table-cell>
              <table:table-cell office:value-type="float" office:value="0.0279653376296612">
                <text:p>0.0279653376296612</text:p>
              </table:table-cell>
              <table:table-cell office:value-type="float" office:value="0.034167592324007">
                <text:p>0.03416759232400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0.0064756916631955">
                <text:p>0.0064756916631955</text:p>
              </table:table-cell>
              <table:table-cell office:value-type="float" office:value="0.0324105327883798">
                <text:p>0.0324105327883798</text:p>
              </table:table-cell>
              <table:table-cell office:value-type="float" office:value="0.0507588628202514">
                <text:p>0.050758862820251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0.0010318907713619">
                <text:p>0.0010318907713619</text:p>
              </table:table-cell>
              <table:table-cell office:value-type="float" office:value="0.0248164002393268">
                <text:p>0.0248164002393268</text:p>
              </table:table-cell>
              <table:table-cell office:value-type="float" office:value="0.0589736226544465">
                <text:p>0.058973622654446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0.0111355062496267">
                <text:p>0.0111355062496267</text:p>
              </table:table-cell>
              <table:table-cell office:value-type="float" office:value="0.0258075464911525">
                <text:p>0.0258075464911525</text:p>
              </table:table-cell>
              <table:table-cell office:value-type="float" office:value="0.0450481739670061">
                <text:p>0.045048173967006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0.0026555672994617">
                <text:p>0.0026555672994617</text:p>
              </table:table-cell>
              <table:table-cell office:value-type="float" office:value="0.028255181612767">
                <text:p>0.028255181612767</text:p>
              </table:table-cell>
              <table:table-cell office:value-type="float" office:value="0.0514501122394697">
                <text:p>0.051450112239469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0.0000466404151278077">
                <text:p>0.0000466404151278077</text:p>
              </table:table-cell>
              <table:table-cell office:value-type="float" office:value="0.0252532290104851">
                <text:p>0.0252532290104851</text:p>
              </table:table-cell>
              <table:table-cell office:value-type="float" office:value="0.0413801169022325">
                <text:p>0.041380116902232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0.000936196850187199">
                <text:p>0.000936196850187199</text:p>
              </table:table-cell>
              <table:table-cell office:value-type="float" office:value="0.0276669835003812">
                <text:p>0.0276669835003812</text:p>
              </table:table-cell>
              <table:table-cell office:value-type="float" office:value="0.0675079039888644">
                <text:p>0.067507903988864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000482050183789662">
                <text:p>0.000482050183789662</text:p>
              </table:table-cell>
              <table:table-cell office:value-type="float" office:value="0.0248103046452054">
                <text:p>0.0248103046452054</text:p>
              </table:table-cell>
              <table:table-cell office:value-type="float" office:value="0.0522732101353234">
                <text:p>0.052273210135323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00878526068275209">
                <text:p>0.000878526068275209</text:p>
              </table:table-cell>
              <table:table-cell office:value-type="float" office:value="0.0328718543537048">
                <text:p>0.0328718543537048</text:p>
              </table:table-cell>
              <table:table-cell office:value-type="float" office:value="0.0665064850671822">
                <text:p>0.066506485067182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0.00914280461207106">
                <text:p>0.00914280461207106</text:p>
              </table:table-cell>
              <table:table-cell office:value-type="float" office:value="0.0300135700185029">
                <text:p>0.0300135700185029</text:p>
              </table:table-cell>
              <table:table-cell office:value-type="float" office:value="0.0562086943286737">
                <text:p>0.056208694328673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0.00148346123602416">
                <text:p>0.00148346123602416</text:p>
              </table:table-cell>
              <table:table-cell office:value-type="float" office:value="0.0227169018104893">
                <text:p>0.0227169018104893</text:p>
              </table:table-cell>
              <table:table-cell office:value-type="float" office:value="0.049940953499304">
                <text:p>0.04994095349930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0.00202297028670673">
                <text:p>0.00202297028670673</text:p>
              </table:table-cell>
              <table:table-cell office:value-type="float" office:value="0.0244285769057912">
                <text:p>0.0244285769057912</text:p>
              </table:table-cell>
              <table:table-cell office:value-type="float" office:value="0.0604578122505131">
                <text:p>0.060457812250513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0.0073170510148235">
                <text:p>0.0073170510148235</text:p>
              </table:table-cell>
              <table:table-cell office:value-type="float" office:value="0.0215678721073645">
                <text:p>0.0215678721073645</text:p>
              </table:table-cell>
              <table:table-cell office:value-type="float" office:value="0.0498997901496969">
                <text:p>0.049899790149696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0.000937893348647245">
                <text:p>0.000937893348647245</text:p>
              </table:table-cell>
              <table:table-cell office:value-type="float" office:value="0.0299025684023558">
                <text:p>0.0299025684023558</text:p>
              </table:table-cell>
              <table:table-cell office:value-type="float" office:value="0.0499217583995292">
                <text:p>0.049921758399529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0.000281807720617255">
                <text:p>0.000281807720617255</text:p>
              </table:table-cell>
              <table:table-cell office:value-type="float" office:value="0.0184021035894889">
                <text:p>0.0184021035894889</text:p>
              </table:table-cell>
              <table:table-cell office:value-type="float" office:value="0.0439707158134818">
                <text:p>0.043970715813481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0.00431143401676692">
                <text:p>0.00431143401676692</text:p>
              </table:table-cell>
              <table:table-cell office:value-type="float" office:value="0.0165450670814153">
                <text:p>0.0165450670814153</text:p>
              </table:table-cell>
              <table:table-cell office:value-type="float" office:value="0.0415667701415108">
                <text:p>0.041566770141510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0.000429645289251046">
                <text:p>0.000429645289251046</text:p>
              </table:table-cell>
              <table:table-cell office:value-type="float" office:value="0.013678139598973">
                <text:p>0.013678139598973</text:p>
              </table:table-cell>
              <table:table-cell office:value-type="float" office:value="0.046440318337014">
                <text:p>0.04644031833701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00878794069478039">
                <text:p>0.00878794069478039</text:p>
              </table:table-cell>
              <table:table-cell office:value-type="float" office:value="0.0281236873846309">
                <text:p>0.0281236873846309</text:p>
              </table:table-cell>
              <table:table-cell office:value-type="float" office:value="0.0546384613611635">
                <text:p>0.054638461361163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0.00195654908719471">
                <text:p>0.00195654908719471</text:p>
              </table:table-cell>
              <table:table-cell office:value-type="float" office:value="0.0139514098031265">
                <text:p>0.0139514098031265</text:p>
              </table:table-cell>
              <table:table-cell office:value-type="float" office:value="0.0440444451402008">
                <text:p>0.044044445140200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0.00440482480451809">
                <text:p>0.00440482480451809</text:p>
              </table:table-cell>
              <table:table-cell office:value-type="float" office:value="0.0201377008615196">
                <text:p>0.0201377008615196</text:p>
              </table:table-cell>
              <table:table-cell office:value-type="float" office:value="0.0417630156701772">
                <text:p>0.041763015670177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0.00118122112243968">
                <text:p>0.00118122112243968</text:p>
              </table:table-cell>
              <table:table-cell office:value-type="float" office:value="0.024066632619382">
                <text:p>0.024066632619382</text:p>
              </table:table-cell>
              <table:table-cell office:value-type="float" office:value="0.0475986826932862">
                <text:p>0.047598682693286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0.00100433684833612">
                <text:p>0.00100433684833612</text:p>
              </table:table-cell>
              <table:table-cell office:value-type="float" office:value="0.0294491413661872">
                <text:p>0.0294491413661872</text:p>
              </table:table-cell>
              <table:table-cell office:value-type="float" office:value="0.0565914330923616">
                <text:p>0.056591433092361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0.00035335015893978">
                <text:p>0.00035335015893978</text:p>
              </table:table-cell>
              <table:table-cell office:value-type="float" office:value="0.0295428840433778">
                <text:p>0.0295428840433778</text:p>
              </table:table-cell>
              <table:table-cell office:value-type="float" office:value="0.0592216367415688">
                <text:p>0.059221636741568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0.00338803349300865">
                <text:p>0.00338803349300865</text:p>
              </table:table-cell>
              <table:table-cell office:value-type="float" office:value="0.0310865291213809">
                <text:p>0.0310865291213809</text:p>
              </table:table-cell>
              <table:table-cell office:value-type="float" office:value="0.051861938693396">
                <text:p>0.05186193869339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0.00882371597904364">
                <text:p>0.00882371597904364</text:p>
              </table:table-cell>
              <table:table-cell office:value-type="float" office:value="0.0363314580415681">
                <text:p>0.0363314580415681</text:p>
              </table:table-cell>
              <table:table-cell office:value-type="float" office:value="0.0648555528593179">
                <text:p>0.064855552859317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0.0174541082546891">
                <text:p>0.0174541082546891</text:p>
              </table:table-cell>
              <table:table-cell office:value-type="float" office:value="0.0305583750073644">
                <text:p>0.0305583750073644</text:p>
              </table:table-cell>
              <table:table-cell office:value-type="float" office:value="0.0612076251422497">
                <text:p>0.061207625142249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0.00172859731807196">
                <text:p>0.00172859731807196</text:p>
              </table:table-cell>
              <table:table-cell office:value-type="float" office:value="0.0250951710269051">
                <text:p>0.0250951710269051</text:p>
              </table:table-cell>
              <table:table-cell office:value-type="float" office:value="0.0437057220827696">
                <text:p>0.043705722082769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00236323753920598">
                <text:p>0.00236323753920598</text:p>
              </table:table-cell>
              <table:table-cell office:value-type="float" office:value="0.017082869527786">
                <text:p>0.017082869527786</text:p>
              </table:table-cell>
              <table:table-cell office:value-type="float" office:value="0.0430311792269402">
                <text:p>0.043031179226940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0.00320476170517525">
                <text:p>0.00320476170517525</text:p>
              </table:table-cell>
              <table:table-cell office:value-type="float" office:value="0.0276456453707713">
                <text:p>0.0276456453707713</text:p>
              </table:table-cell>
              <table:table-cell office:value-type="float" office:value="0.0683773218131948">
                <text:p>0.068377321813194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0.00580158869146019">
                <text:p>0.00580158869146019</text:p>
              </table:table-cell>
              <table:table-cell office:value-type="float" office:value="0.0280268045405401">
                <text:p>0.0280268045405401</text:p>
              </table:table-cell>
              <table:table-cell office:value-type="float" office:value="0.0515072228507355">
                <text:p>0.051507222850735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0.000355014988292934">
                <text:p>0.000355014988292934</text:p>
              </table:table-cell>
              <table:table-cell office:value-type="float" office:value="0.0229530737855821">
                <text:p>0.0229530737855821</text:p>
              </table:table-cell>
              <table:table-cell office:value-type="float" office:value="0.0376468082393554">
                <text:p>0.037646808239355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0.000307025755932999">
                <text:p>0.000307025755932999</text:p>
              </table:table-cell>
              <table:table-cell office:value-type="float" office:value="0.0229125844413356">
                <text:p>0.0229125844413356</text:p>
              </table:table-cell>
              <table:table-cell office:value-type="float" office:value="0.0569236082857339">
                <text:p>0.056923608285733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0.00537453960236189">
                <text:p>0.00537453960236189</text:p>
              </table:table-cell>
              <table:table-cell office:value-type="float" office:value="0.0196885244227848">
                <text:p>0.0196885244227848</text:p>
              </table:table-cell>
              <table:table-cell office:value-type="float" office:value="0.0455754435920585">
                <text:p>0.045575443592058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0.00153247441909543">
                <text:p>0.00153247441909543</text:p>
              </table:table-cell>
              <table:table-cell office:value-type="float" office:value="0.021835511565965">
                <text:p>0.021835511565965</text:p>
              </table:table-cell>
              <table:table-cell office:value-type="float" office:value="0.0445686631669545">
                <text:p>0.044568663166954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0.000119252973769246">
                <text:p>0.000119252973769246</text:p>
              </table:table-cell>
              <table:table-cell office:value-type="float" office:value="0.026134603089027">
                <text:p>0.026134603089027</text:p>
              </table:table-cell>
              <table:table-cell office:value-type="float" office:value="0.0391171498836873">
                <text:p>0.039117149883687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0.00460360751283817">
                <text:p>0.00460360751283817</text:p>
              </table:table-cell>
              <table:table-cell office:value-type="float" office:value="0.0259109637814275">
                <text:p>0.0259109637814275</text:p>
              </table:table-cell>
              <table:table-cell office:value-type="float" office:value="0.0401630847597225">
                <text:p>0.040163084759722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0.00798786918594141">
                <text:p>0.00798786918594141</text:p>
              </table:table-cell>
              <table:table-cell office:value-type="float" office:value="0.01993207091482">
                <text:p>0.01993207091482</text:p>
              </table:table-cell>
              <table:table-cell office:value-type="float" office:value="0.0409889763485387">
                <text:p>0.040988976348538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00466242851015319">
                <text:p>0.00466242851015319</text:p>
              </table:table-cell>
              <table:table-cell office:value-type="float" office:value="0.0272344284148362">
                <text:p>0.0272344284148362</text:p>
              </table:table-cell>
              <table:table-cell office:value-type="float" office:value="0.0540754478697563">
                <text:p>0.054075447869756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0.000183348239186754">
                <text:p>0.000183348239186754</text:p>
              </table:table-cell>
              <table:table-cell office:value-type="float" office:value="0.0222584910898187">
                <text:p>0.0222584910898187</text:p>
              </table:table-cell>
              <table:table-cell office:value-type="float" office:value="0.0381286983872656">
                <text:p>0.038128698387265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0.000153493445211206">
                <text:p>0.000153493445211206</text:p>
              </table:table-cell>
              <table:table-cell office:value-type="float" office:value="0.0232499925121471">
                <text:p>0.0232499925121471</text:p>
              </table:table-cell>
              <table:table-cell office:value-type="float" office:value="0.0406681554652455">
                <text:p>0.040668155465245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0.00353494388606279">
                <text:p>0.00353494388606279</text:p>
              </table:table-cell>
              <table:table-cell office:value-type="float" office:value="0.0259154313297152">
                <text:p>0.0259154313297152</text:p>
              </table:table-cell>
              <table:table-cell office:value-type="float" office:value="0.0586045110883279">
                <text:p>0.058604511088327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0.00559718942793741">
                <text:p>0.00559718942793741</text:p>
              </table:table-cell>
              <table:table-cell office:value-type="float" office:value="0.0291835779364292">
                <text:p>0.0291835779364292</text:p>
              </table:table-cell>
              <table:table-cell office:value-type="float" office:value="0.0576075239939971">
                <text:p>0.057607523993997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0.00320311874795121">
                <text:p>0.00320311874795121</text:p>
              </table:table-cell>
              <table:table-cell office:value-type="float" office:value="0.0191978768294806">
                <text:p>0.0191978768294806</text:p>
              </table:table-cell>
              <table:table-cell office:value-type="float" office:value="0.0436791989660898">
                <text:p>0.043679198966089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0.000162461252909973">
                <text:p>0.000162461252909973</text:p>
              </table:table-cell>
              <table:table-cell office:value-type="float" office:value="0.0191239313142002">
                <text:p>0.0191239313142002</text:p>
              </table:table-cell>
              <table:table-cell office:value-type="float" office:value="0.0392098383958343">
                <text:p>0.039209838395834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0.00241011178513728">
                <text:p>0.00241011178513728</text:p>
              </table:table-cell>
              <table:table-cell office:value-type="float" office:value="0.0201124653422569">
                <text:p>0.0201124653422569</text:p>
              </table:table-cell>
              <table:table-cell office:value-type="float" office:value="0.0385501767438675">
                <text:p>0.038550176743867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0.008902852701887">
                <text:p>0.008902852701887</text:p>
              </table:table-cell>
              <table:table-cell office:value-type="float" office:value="0.0168147886588516">
                <text:p>0.0168147886588516</text:p>
              </table:table-cell>
              <table:table-cell office:value-type="float" office:value="0.0345469137563034">
                <text:p>0.034546913756303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0.00838144382571034">
                <text:p>0.00838144382571034</text:p>
              </table:table-cell>
              <table:table-cell office:value-type="float" office:value="0.019956778109316">
                <text:p>0.019956778109316</text:p>
              </table:table-cell>
              <table:table-cell office:value-type="float" office:value="0.0387969159036211">
                <text:p>0.038796915903621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000454581543650079">
                <text:p>0.000454581543650079</text:p>
              </table:table-cell>
              <table:table-cell office:value-type="float" office:value="0.0168209127157906">
                <text:p>0.0168209127157906</text:p>
              </table:table-cell>
              <table:table-cell office:value-type="float" office:value="0.0423862396658343">
                <text:p>0.042386239665834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0.0142384956671873">
                <text:p>0.0142384956671873</text:p>
              </table:table-cell>
              <table:table-cell office:value-type="float" office:value="0.0236370443687523">
                <text:p>0.0236370443687523</text:p>
              </table:table-cell>
              <table:table-cell office:value-type="float" office:value="0.0382818297113316">
                <text:p>0.038281829711331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0.000510599672416623">
                <text:p>0.000510599672416623</text:p>
              </table:table-cell>
              <table:table-cell office:value-type="float" office:value="0.0152985925045177">
                <text:p>0.0152985925045177</text:p>
              </table:table-cell>
              <table:table-cell office:value-type="float" office:value="0.0371491546265444">
                <text:p>0.037149154626544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0.00299592882087485">
                <text:p>0.00299592882087485</text:p>
              </table:table-cell>
              <table:table-cell office:value-type="float" office:value="0.0196564628288715">
                <text:p>0.0196564628288715</text:p>
              </table:table-cell>
              <table:table-cell office:value-type="float" office:value="0.0400835585578528">
                <text:p>0.040083558557852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0.00577665388756021">
                <text:p>0.00577665388756021</text:p>
              </table:table-cell>
              <table:table-cell office:value-type="float" office:value="0.0237992213737547">
                <text:p>0.0237992213737547</text:p>
              </table:table-cell>
              <table:table-cell office:value-type="float" office:value="0.0443068716914438">
                <text:p>0.044306871691443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0.00281790020677319">
                <text:p>0.00281790020677319</text:p>
              </table:table-cell>
              <table:table-cell office:value-type="float" office:value="0.0240365976047907">
                <text:p>0.0240365976047907</text:p>
              </table:table-cell>
              <table:table-cell office:value-type="float" office:value="0.0508565407541269">
                <text:p>0.050856540754126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0.0112266686273493">
                <text:p>0.0112266686273493</text:p>
              </table:table-cell>
              <table:table-cell office:value-type="float" office:value="0.0222956253861508">
                <text:p>0.0222956253861508</text:p>
              </table:table-cell>
              <table:table-cell office:value-type="float" office:value="0.0362492132618763">
                <text:p>0.036249213261876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0.0124868837327097">
                <text:p>0.0124868837327097</text:p>
              </table:table-cell>
              <table:table-cell office:value-type="float" office:value="0.0282968572048686">
                <text:p>0.0282968572048686</text:p>
              </table:table-cell>
              <table:table-cell office:value-type="float" office:value="0.0446319370261193">
                <text:p>0.044631937026119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0.0136838823113411">
                <text:p>0.0136838823113411</text:p>
              </table:table-cell>
              <table:table-cell office:value-type="float" office:value="0.024939717019463">
                <text:p>0.024939717019463</text:p>
              </table:table-cell>
              <table:table-cell office:value-type="float" office:value="0.03732383912986">
                <text:p>0.0373238391298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0.0049670101710565">
                <text:p>0.0049670101710565</text:p>
              </table:table-cell>
              <table:table-cell office:value-type="float" office:value="0.0231712716277014">
                <text:p>0.0231712716277014</text:p>
              </table:table-cell>
              <table:table-cell office:value-type="float" office:value="0.0544668405115155">
                <text:p>0.054466840511515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0113782416255956">
                <text:p>0.0113782416255956</text:p>
              </table:table-cell>
              <table:table-cell office:value-type="float" office:value="0.0302800544918683">
                <text:p>0.0302800544918683</text:p>
              </table:table-cell>
              <table:table-cell office:value-type="float" office:value="0.0546732118162321">
                <text:p>0.054673211816232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0.00436041894217976">
                <text:p>0.00436041894217976</text:p>
              </table:table-cell>
              <table:table-cell office:value-type="float" office:value="0.0202601433041872">
                <text:p>0.0202601433041872</text:p>
              </table:table-cell>
              <table:table-cell office:value-type="float" office:value="0.0414803111847915">
                <text:p>0.041480311184791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0.00312113831922389">
                <text:p>0.00312113831922389</text:p>
              </table:table-cell>
              <table:table-cell office:value-type="float" office:value="0.0290671463656385">
                <text:p>0.0290671463656385</text:p>
              </table:table-cell>
              <table:table-cell office:value-type="float" office:value="0.0385626030543879">
                <text:p>0.038562603054387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0.00293582023161087">
                <text:p>0.00293582023161087</text:p>
              </table:table-cell>
              <table:table-cell office:value-type="float" office:value="0.0263193455141336">
                <text:p>0.0263193455141336</text:p>
              </table:table-cell>
              <table:table-cell office:value-type="float" office:value="0.045806011836009">
                <text:p>0.04580601183600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.000205284053370724">
                <text:p>0.000205284053370724</text:p>
              </table:table-cell>
              <table:table-cell office:value-type="float" office:value="0.0158944319181146">
                <text:p>0.0158944319181146</text:p>
              </table:table-cell>
              <table:table-cell office:value-type="float" office:value="0.0384375540152076">
                <text:p>0.038437554015207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0.00423127575585158">
                <text:p>0.00423127575585158</text:p>
              </table:table-cell>
              <table:table-cell office:value-type="float" office:value="0.025603160472486">
                <text:p>0.025603160472486</text:p>
              </table:table-cell>
              <table:table-cell office:value-type="float" office:value="0.0398417874856052">
                <text:p>0.039841787485605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0.000502887425755105">
                <text:p>0.000502887425755105</text:p>
              </table:table-cell>
              <table:table-cell office:value-type="float" office:value="0.0157565863083771">
                <text:p>0.0157565863083771</text:p>
              </table:table-cell>
              <table:table-cell office:value-type="float" office:value="0.0434464850778045">
                <text:p>0.043446485077804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0.00530939653096407">
                <text:p>0.00530939653096407</text:p>
              </table:table-cell>
              <table:table-cell office:value-type="float" office:value="0.0211915924631702">
                <text:p>0.0211915924631702</text:p>
              </table:table-cell>
              <table:table-cell office:value-type="float" office:value="0.0478507492583591">
                <text:p>0.047850749258359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0.00175380885805521">
                <text:p>0.00175380885805521</text:p>
              </table:table-cell>
              <table:table-cell office:value-type="float" office:value="0.0258047585522768">
                <text:p>0.0258047585522768</text:p>
              </table:table-cell>
              <table:table-cell office:value-type="float" office:value="0.0419342614335576">
                <text:p>0.041934261433557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0.00106045373041308">
                <text:p>0.00106045373041308</text:p>
              </table:table-cell>
              <table:table-cell office:value-type="float" office:value="0.0176573180400807">
                <text:p>0.0176573180400807</text:p>
              </table:table-cell>
              <table:table-cell office:value-type="float" office:value="0.0484485691488713">
                <text:p>0.048448569148871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000809635515013563">
                <text:p>0.000809635515013563</text:p>
              </table:table-cell>
              <table:table-cell office:value-type="float" office:value="0.0147652541218953">
                <text:p>0.0147652541218953</text:p>
              </table:table-cell>
              <table:table-cell office:value-type="float" office:value="0.0324077211245129">
                <text:p>0.032407721124512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0.0116201235527746">
                <text:p>0.0116201235527746</text:p>
              </table:table-cell>
              <table:table-cell office:value-type="float" office:value="0.0297536289067953">
                <text:p>0.0297536289067953</text:p>
              </table:table-cell>
              <table:table-cell office:value-type="float" office:value="0.059286123939717">
                <text:p>0.05928612393971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0.0021102361226264">
                <text:p>0.0021102361226264</text:p>
              </table:table-cell>
              <table:table-cell office:value-type="float" office:value="0.0281971816719569">
                <text:p>0.0281971816719569</text:p>
              </table:table-cell>
              <table:table-cell office:value-type="float" office:value="0.040698569926842">
                <text:p>0.04069856992684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0.00807483356071612">
                <text:p>0.00807483356071612</text:p>
              </table:table-cell>
              <table:table-cell office:value-type="float" office:value="0.0145221629884329">
                <text:p>0.0145221629884329</text:p>
              </table:table-cell>
              <table:table-cell office:value-type="float" office:value="0.0365548975546728">
                <text:p>0.036554897554672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0.00424044148744784">
                <text:p>0.00424044148744784</text:p>
              </table:table-cell>
              <table:table-cell office:value-type="float" office:value="0.0239450617343824">
                <text:p>0.0239450617343824</text:p>
              </table:table-cell>
              <table:table-cell office:value-type="float" office:value="0.0390169685953907">
                <text:p>0.039016968595390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0.000149843752784706">
                <text:p>0.000149843752784706</text:p>
              </table:table-cell>
              <table:table-cell office:value-type="float" office:value="0.0217201126690276">
                <text:p>0.0217201126690276</text:p>
              </table:table-cell>
              <table:table-cell office:value-type="float" office:value="0.0408266053991732">
                <text:p>0.040826605399173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0.00383629853818082">
                <text:p>0.00383629853818082</text:p>
              </table:table-cell>
              <table:table-cell office:value-type="float" office:value="0.0172273370063774">
                <text:p>0.0172273370063774</text:p>
              </table:table-cell>
              <table:table-cell office:value-type="float" office:value="0.0406875891492312">
                <text:p>0.040687589149231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0.00799000109346626">
                <text:p>0.00799000109346626</text:p>
              </table:table-cell>
              <table:table-cell office:value-type="float" office:value="0.0155489490224287">
                <text:p>0.0155489490224287</text:p>
              </table:table-cell>
              <table:table-cell office:value-type="float" office:value="0.0411014715897457">
                <text:p>0.041101471589745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0.00169215014215363">
                <text:p>0.00169215014215363</text:p>
              </table:table-cell>
              <table:table-cell office:value-type="float" office:value="0.016209743870488">
                <text:p>0.016209743870488</text:p>
              </table:table-cell>
              <table:table-cell office:value-type="float" office:value="0.0400202090610704">
                <text:p>0.040020209061070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0.00273337018016939">
                <text:p>0.00273337018016939</text:p>
              </table:table-cell>
              <table:table-cell office:value-type="float" office:value="0.0166408466957932">
                <text:p>0.0166408466957932</text:p>
              </table:table-cell>
              <table:table-cell office:value-type="float" office:value="0.0353032367356745">
                <text:p>0.035303236735674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000638531450033453">
                <text:p>0.000638531450033453</text:p>
              </table:table-cell>
              <table:table-cell office:value-type="float" office:value="0.026022646113349">
                <text:p>0.026022646113349</text:p>
              </table:table-cell>
              <table:table-cell office:value-type="float" office:value="0.0567368681820116">
                <text:p>0.056736868182011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0.00553869202383298">
                <text:p>0.00553869202383298</text:p>
              </table:table-cell>
              <table:table-cell office:value-type="float" office:value="0.0195523862917351">
                <text:p>0.0195523862917351</text:p>
              </table:table-cell>
              <table:table-cell office:value-type="float" office:value="0.0368509361100566">
                <text:p>0.036850936110056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0.0019439987285006">
                <text:p>0.0019439987285006</text:p>
              </table:table-cell>
              <table:table-cell office:value-type="float" office:value="0.0223078623298512">
                <text:p>0.0223078623298512</text:p>
              </table:table-cell>
              <table:table-cell office:value-type="float" office:value="0.0417948220137249">
                <text:p>0.041794822013724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0.00119649634123453">
                <text:p>0.00119649634123453</text:p>
              </table:table-cell>
              <table:table-cell office:value-type="float" office:value="0.0233586768519898">
                <text:p>0.0233586768519898</text:p>
              </table:table-cell>
              <table:table-cell office:value-type="float" office:value="0.0468178065539139">
                <text:p>0.046817806553913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0.00306319776805775">
                <text:p>0.00306319776805775</text:p>
              </table:table-cell>
              <table:table-cell office:value-type="float" office:value="0.0217061678926482">
                <text:p>0.0217061678926482</text:p>
              </table:table-cell>
              <table:table-cell office:value-type="float" office:value="0.0459266496520912">
                <text:p>0.045926649652091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0.000598623736838277">
                <text:p>0.000598623736838277</text:p>
              </table:table-cell>
              <table:table-cell office:value-type="float" office:value="0.0189346581586369">
                <text:p>0.0189346581586369</text:p>
              </table:table-cell>
              <table:table-cell office:value-type="float" office:value="0.0397422227597915">
                <text:p>0.039742222759791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0.00170496430662559">
                <text:p>0.00170496430662559</text:p>
              </table:table-cell>
              <table:table-cell office:value-type="float" office:value="0.0140614726420004">
                <text:p>0.0140614726420004</text:p>
              </table:table-cell>
              <table:table-cell office:value-type="float" office:value="0.0340253346271885">
                <text:p>0.034025334627188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0.0145485238680435">
                <text:p>0.0145485238680435</text:p>
              </table:table-cell>
              <table:table-cell office:value-type="float" office:value="0.0269994978957319">
                <text:p>0.0269994978957319</text:p>
              </table:table-cell>
              <table:table-cell office:value-type="float" office:value="0.0508506833902464">
                <text:p>0.050850683390246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0.00425839058900379">
                <text:p>0.00425839058900379</text:p>
              </table:table-cell>
              <table:table-cell office:value-type="float" office:value="0.0261648019853678">
                <text:p>0.0261648019853678</text:p>
              </table:table-cell>
              <table:table-cell office:value-type="float" office:value="0.0483820104560508">
                <text:p>0.048382010456050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0.00218163982255481">
                <text:p>0.00218163982255481</text:p>
              </table:table-cell>
              <table:table-cell office:value-type="float" office:value="0.0249078548555116">
                <text:p>0.0249078548555116</text:p>
              </table:table-cell>
              <table:table-cell office:value-type="float" office:value="0.045679308488227">
                <text:p>0.04567930848822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0.00206516281800417">
                <text:p>0.00206516281800417</text:p>
              </table:table-cell>
              <table:table-cell office:value-type="float" office:value="0.0209309082277249">
                <text:p>0.0209309082277249</text:p>
              </table:table-cell>
              <table:table-cell office:value-type="float" office:value="0.0439429316367332">
                <text:p>0.043942931636733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0.00388166292730618">
                <text:p>0.00388166292730618</text:p>
              </table:table-cell>
              <table:table-cell office:value-type="float" office:value="0.0183239373111492">
                <text:p>0.0183239373111492</text:p>
              </table:table-cell>
              <table:table-cell office:value-type="float" office:value="0.0511512115716205">
                <text:p>0.051151211571620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0.0045732363489005">
                <text:p>0.0045732363489005</text:p>
              </table:table-cell>
              <table:table-cell office:value-type="float" office:value="0.0198371196255509">
                <text:p>0.0198371196255509</text:p>
              </table:table-cell>
              <table:table-cell office:value-type="float" office:value="0.040055198048352">
                <text:p>0.04005519804835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0.00161869531316561">
                <text:p>0.00161869531316561</text:p>
              </table:table-cell>
              <table:table-cell office:value-type="float" office:value="0.023660260620248">
                <text:p>0.023660260620248</text:p>
              </table:table-cell>
              <table:table-cell office:value-type="float" office:value="0.0409813008044608">
                <text:p>0.040981300804460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0.00578088979129865">
                <text:p>0.00578088979129865</text:p>
              </table:table-cell>
              <table:table-cell office:value-type="float" office:value="0.0228182544334112">
                <text:p>0.0228182544334112</text:p>
              </table:table-cell>
              <table:table-cell office:value-type="float" office:value="0.0493837844879442">
                <text:p>0.049383784487944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0.000257842799629038">
                <text:p>0.000257842799629038</text:p>
              </table:table-cell>
              <table:table-cell office:value-type="float" office:value="0.0201420007709668">
                <text:p>0.0201420007709668</text:p>
              </table:table-cell>
              <table:table-cell office:value-type="float" office:value="0.0413858472949863">
                <text:p>0.041385847294986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0.00210236456577295">
                <text:p>0.00210236456577295</text:p>
              </table:table-cell>
              <table:table-cell office:value-type="float" office:value="0.0188796025774878">
                <text:p>0.0188796025774878</text:p>
              </table:table-cell>
              <table:table-cell office:value-type="float" office:value="0.0413779411762558">
                <text:p>0.041377941176255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0.000994053794728722">
                <text:p>0.000994053794728722</text:p>
              </table:table-cell>
              <table:table-cell office:value-type="float" office:value="0.0244771481296828">
                <text:p>0.0244771481296828</text:p>
              </table:table-cell>
              <table:table-cell office:value-type="float" office:value="0.0450269858244808">
                <text:p>0.045026985824480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0.00500774192710829">
                <text:p>0.00500774192710829</text:p>
              </table:table-cell>
              <table:table-cell office:value-type="float" office:value="0.0234958165612095">
                <text:p>0.0234958165612095</text:p>
              </table:table-cell>
              <table:table-cell office:value-type="float" office:value="0.0480486928808648">
                <text:p>0.048048692880864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0.0000261722498918759">
                <text:p>0.0000261722498918759</text:p>
              </table:table-cell>
              <table:table-cell office:value-type="float" office:value="0.0228864158635681">
                <text:p>0.0228864158635681</text:p>
              </table:table-cell>
              <table:table-cell office:value-type="float" office:value="0.0441852072164155">
                <text:p>0.044185207216415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0.00388362751361226">
                <text:p>0.00388362751361226</text:p>
              </table:table-cell>
              <table:table-cell office:value-type="float" office:value="0.0263864038882305">
                <text:p>0.0263864038882305</text:p>
              </table:table-cell>
              <table:table-cell office:value-type="float" office:value="0.0443005795671885">
                <text:p>0.044300579567188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0.00128427675335785">
                <text:p>0.00128427675335785</text:p>
              </table:table-cell>
              <table:table-cell office:value-type="float" office:value="0.0227544281188626">
                <text:p>0.0227544281188626</text:p>
              </table:table-cell>
              <table:table-cell office:value-type="float" office:value="0.0413041189496207">
                <text:p>0.041304118949620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0.000767154821046723">
                <text:p>0.000767154821046723</text:p>
              </table:table-cell>
              <table:table-cell office:value-type="float" office:value="0.0200812137942899">
                <text:p>0.0200812137942899</text:p>
              </table:table-cell>
              <table:table-cell office:value-type="float" office:value="0.0457458079537822">
                <text:p>0.045745807953782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0.00295371295912716">
                <text:p>0.00295371295912716</text:p>
              </table:table-cell>
              <table:table-cell office:value-type="float" office:value="0.0247882332786716">
                <text:p>0.0247882332786716</text:p>
              </table:table-cell>
              <table:table-cell office:value-type="float" office:value="0.0510593744289054">
                <text:p>0.051059374428905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0.00325029077962222">
                <text:p>0.00325029077962222</text:p>
              </table:table-cell>
              <table:table-cell office:value-type="float" office:value="0.0219588261174157">
                <text:p>0.0219588261174157</text:p>
              </table:table-cell>
              <table:table-cell office:value-type="float" office:value="0.0407610059289965">
                <text:p>0.040761005928996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0.00757326311506999">
                <text:p>0.00757326311506999</text:p>
              </table:table-cell>
              <table:table-cell office:value-type="float" office:value="0.0169041002548668">
                <text:p>0.0169041002548668</text:p>
              </table:table-cell>
              <table:table-cell office:value-type="float" office:value="0.037422842848557">
                <text:p>0.03742284284855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0.00192945928486976">
                <text:p>0.00192945928486976</text:p>
              </table:table-cell>
              <table:table-cell office:value-type="float" office:value="0.0225964516096651">
                <text:p>0.0225964516096651</text:p>
              </table:table-cell>
              <table:table-cell office:value-type="float" office:value="0.0408193636864735">
                <text:p>0.040819363686473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0.000748377883344878">
                <text:p>0.000748377883344878</text:p>
              </table:table-cell>
              <table:table-cell office:value-type="float" office:value="0.0152407922348978">
                <text:p>0.0152407922348978</text:p>
              </table:table-cell>
              <table:table-cell office:value-type="float" office:value="0.0441372784666042">
                <text:p>0.044137278466604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0.000426992670660265">
                <text:p>0.000426992670660265</text:p>
              </table:table-cell>
              <table:table-cell office:value-type="float" office:value="0.0205355134852772">
                <text:p>0.0205355134852772</text:p>
              </table:table-cell>
              <table:table-cell office:value-type="float" office:value="0.0416671900675732">
                <text:p>0.041667190067573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0.00210239037681559">
                <text:p>0.00210239037681559</text:p>
              </table:table-cell>
              <table:table-cell office:value-type="float" office:value="0.016848540111474">
                <text:p>0.016848540111474</text:p>
              </table:table-cell>
              <table:table-cell office:value-type="float" office:value="0.0476001269212677">
                <text:p>0.047600126921267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0.00242954851503263">
                <text:p>0.00242954851503263</text:p>
              </table:table-cell>
              <table:table-cell office:value-type="float" office:value="0.0233079600513041">
                <text:p>0.0233079600513041</text:p>
              </table:table-cell>
              <table:table-cell office:value-type="float" office:value="0.0426344192973673">
                <text:p>0.042634419297367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0.00557794123702859">
                <text:p>0.00557794123702859</text:p>
              </table:table-cell>
              <table:table-cell office:value-type="float" office:value="0.0266176572928691">
                <text:p>0.0266176572928691</text:p>
              </table:table-cell>
              <table:table-cell office:value-type="float" office:value="0.0437345022523042">
                <text:p>0.043734502252304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0.000123959335879456">
                <text:p>0.000123959335879456</text:p>
              </table:table-cell>
              <table:table-cell office:value-type="float" office:value="0.0107359813614398">
                <text:p>0.0107359813614398</text:p>
              </table:table-cell>
              <table:table-cell office:value-type="float" office:value="0.0374317741353022">
                <text:p>0.037431774135302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0.00100620212045321">
                <text:p>0.00100620212045321</text:p>
              </table:table-cell>
              <table:table-cell office:value-type="float" office:value="0.017432563126176">
                <text:p>0.017432563126176</text:p>
              </table:table-cell>
              <table:table-cell office:value-type="float" office:value="0.0498403987037017">
                <text:p>0.049840398703701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0.000162687742401135">
                <text:p>0.000162687742401135</text:p>
              </table:table-cell>
              <table:table-cell office:value-type="float" office:value="0.0161523164573712">
                <text:p>0.0161523164573712</text:p>
              </table:table-cell>
              <table:table-cell office:value-type="float" office:value="0.0417024141442495">
                <text:p>0.041702414144249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0.00531004620463249">
                <text:p>0.00531004620463249</text:p>
              </table:table-cell>
              <table:table-cell office:value-type="float" office:value="0.0237778951384757">
                <text:p>0.0237778951384757</text:p>
              </table:table-cell>
              <table:table-cell office:value-type="float" office:value="0.0429166463475934">
                <text:p>0.042916646347593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0.00762038940043619">
                <text:p>0.00762038940043619</text:p>
              </table:table-cell>
              <table:table-cell office:value-type="float" office:value="0.018692071297397">
                <text:p>0.018692071297397</text:p>
              </table:table-cell>
              <table:table-cell office:value-type="float" office:value="0.0352168449890873">
                <text:p>0.035216844989087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0.0112791660430882">
                <text:p>0.0112791660430882</text:p>
              </table:table-cell>
              <table:table-cell office:value-type="float" office:value="0.0221660825730689">
                <text:p>0.0221660825730689</text:p>
              </table:table-cell>
              <table:table-cell office:value-type="float" office:value="0.0450528651455546">
                <text:p>0.045052865145554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0.00386450801403182">
                <text:p>0.00386450801403182</text:p>
              </table:table-cell>
              <table:table-cell office:value-type="float" office:value="0.017769469110462">
                <text:p>0.017769469110462</text:p>
              </table:table-cell>
              <table:table-cell office:value-type="float" office:value="0.0467812136278812">
                <text:p>0.046781213627881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0.0020097013352306">
                <text:p>0.0020097013352306</text:p>
              </table:table-cell>
              <table:table-cell office:value-type="float" office:value="0.0206583747260074">
                <text:p>0.0206583747260074</text:p>
              </table:table-cell>
              <table:table-cell office:value-type="float" office:value="0.0471167917523289">
                <text:p>0.047116791752328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0.0000745497422353081">
                <text:p>0.0000745497422353081</text:p>
              </table:table-cell>
              <table:table-cell office:value-type="float" office:value="0.0123395805877032">
                <text:p>0.0123395805877032</text:p>
              </table:table-cell>
              <table:table-cell office:value-type="float" office:value="0.0424451661878497">
                <text:p>0.042445166187849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0.000244096125742277">
                <text:p>0.000244096125742277</text:p>
              </table:table-cell>
              <table:table-cell office:value-type="float" office:value="0.017562574181488">
                <text:p>0.017562574181488</text:p>
              </table:table-cell>
              <table:table-cell office:value-type="float" office:value="0.0416210653977819">
                <text:p>0.041621065397781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0.000893304968483832">
                <text:p>0.000893304968483832</text:p>
              </table:table-cell>
              <table:table-cell office:value-type="float" office:value="0.0178799916353529">
                <text:p>0.0178799916353529</text:p>
              </table:table-cell>
              <table:table-cell office:value-type="float" office:value="0.0404288575799958">
                <text:p>0.040428857579995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0.00642873348917605">
                <text:p>0.00642873348917605</text:p>
              </table:table-cell>
              <table:table-cell office:value-type="float" office:value="0.013513788785728">
                <text:p>0.013513788785728</text:p>
              </table:table-cell>
              <table:table-cell office:value-type="float" office:value="0.032595438875025">
                <text:p>0.03259543887502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0.00214610317413266">
                <text:p>0.00214610317413266</text:p>
              </table:table-cell>
              <table:table-cell office:value-type="float" office:value="0.0205706041430468">
                <text:p>0.0205706041430468</text:p>
              </table:table-cell>
              <table:table-cell office:value-type="float" office:value="0.0385187131473894">
                <text:p>0.038518713147389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0.00162380801892359">
                <text:p>0.00162380801892359</text:p>
              </table:table-cell>
              <table:table-cell office:value-type="float" office:value="0.0198969942747876">
                <text:p>0.0198969942747876</text:p>
              </table:table-cell>
              <table:table-cell office:value-type="float" office:value="0.0412666307012612">
                <text:p>0.041266630701261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0.00261936104243132">
                <text:p>0.00261936104243132</text:p>
              </table:table-cell>
              <table:table-cell office:value-type="float" office:value="0.0183375486163005">
                <text:p>0.0183375486163005</text:p>
              </table:table-cell>
              <table:table-cell office:value-type="float" office:value="0.0374557229677501">
                <text:p>0.037455722967750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0.00335313107991819">
                <text:p>0.00335313107991819</text:p>
              </table:table-cell>
              <table:table-cell office:value-type="float" office:value="0.00994774028675913">
                <text:p>0.00994774028675913</text:p>
              </table:table-cell>
              <table:table-cell office:value-type="float" office:value="0.033720116378417">
                <text:p>0.03372011637841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0.00238404055789065">
                <text:p>0.00238404055789065</text:p>
              </table:table-cell>
              <table:table-cell office:value-type="float" office:value="0.0138479553463413">
                <text:p>0.0138479553463413</text:p>
              </table:table-cell>
              <table:table-cell office:value-type="float" office:value="0.0356858950209475">
                <text:p>0.035685895020947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0.0042504692306724">
                <text:p>0.0042504692306724</text:p>
              </table:table-cell>
              <table:table-cell office:value-type="float" office:value="0.0182008729803135">
                <text:p>0.0182008729803135</text:p>
              </table:table-cell>
              <table:table-cell office:value-type="float" office:value="0.0356171850781744">
                <text:p>0.035617185078174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.00350181993251053">
                <text:p>0.00350181993251053</text:p>
              </table:table-cell>
              <table:table-cell office:value-type="float" office:value="0.0202533753942572">
                <text:p>0.0202533753942572</text:p>
              </table:table-cell>
              <table:table-cell office:value-type="float" office:value="0.0371845747121295">
                <text:p>0.037184574712129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0.00678921431452562">
                <text:p>0.00678921431452562</text:p>
              </table:table-cell>
              <table:table-cell office:value-type="float" office:value="0.0248339572638921">
                <text:p>0.0248339572638921</text:p>
              </table:table-cell>
              <table:table-cell office:value-type="float" office:value="0.0392991890022906">
                <text:p>0.039299189002290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0.00749993960485818">
                <text:p>0.00749993960485818</text:p>
              </table:table-cell>
              <table:table-cell office:value-type="float" office:value="0.0245415169605165">
                <text:p>0.0245415169605165</text:p>
              </table:table-cell>
              <table:table-cell office:value-type="float" office:value="0.0455902596130327">
                <text:p>0.045590259613032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0.00391094996577535">
                <text:p>0.00391094996577535</text:p>
              </table:table-cell>
              <table:table-cell office:value-type="float" office:value="0.0159047770570988">
                <text:p>0.0159047770570988</text:p>
              </table:table-cell>
              <table:table-cell office:value-type="float" office:value="0.0375546429429902">
                <text:p>0.037554642942990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0.00464559126923558">
                <text:p>0.00464559126923558</text:p>
              </table:table-cell>
              <table:table-cell office:value-type="float" office:value="0.0196877502635047">
                <text:p>0.0196877502635047</text:p>
              </table:table-cell>
              <table:table-cell office:value-type="float" office:value="0.0414060449714605">
                <text:p>0.041406044971460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0.00950160327998872">
                <text:p>0.00950160327998872</text:p>
              </table:table-cell>
              <table:table-cell office:value-type="float" office:value="0.0206996235319281">
                <text:p>0.0206996235319281</text:p>
              </table:table-cell>
              <table:table-cell office:value-type="float" office:value="0.0385620919802818">
                <text:p>0.038562091980281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0.0101365128951771">
                <text:p>0.0101365128951771</text:p>
              </table:table-cell>
              <table:table-cell office:value-type="float" office:value="0.025300866343759">
                <text:p>0.025300866343759</text:p>
              </table:table-cell>
              <table:table-cell office:value-type="float" office:value="0.0662524665869489">
                <text:p>0.066252466586948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0.00111274895858669">
                <text:p>0.00111274895858669</text:p>
              </table:table-cell>
              <table:table-cell office:value-type="float" office:value="0.0115401152988881">
                <text:p>0.0115401152988881</text:p>
              </table:table-cell>
              <table:table-cell office:value-type="float" office:value="0.0360465979022549">
                <text:p>0.036046597902254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0.0104587483942295">
                <text:p>0.0104587483942295</text:p>
              </table:table-cell>
              <table:table-cell office:value-type="float" office:value="0.0193493799569007">
                <text:p>0.0193493799569007</text:p>
              </table:table-cell>
              <table:table-cell office:value-type="float" office:value="0.0371510482481405">
                <text:p>0.037151048248140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0.00688459538509534">
                <text:p>0.00688459538509534</text:p>
              </table:table-cell>
              <table:table-cell office:value-type="float" office:value="0.0239838070849894">
                <text:p>0.0239838070849894</text:p>
              </table:table-cell>
              <table:table-cell office:value-type="float" office:value="0.0403267545931119">
                <text:p>0.040326754593111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0.0041457977672158">
                <text:p>0.0041457977672158</text:p>
              </table:table-cell>
              <table:table-cell office:value-type="float" office:value="0.018471700445889">
                <text:p>0.018471700445889</text:p>
              </table:table-cell>
              <table:table-cell office:value-type="float" office:value="0.0367732277870883">
                <text:p>0.036773227787088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0.00580606726703026">
                <text:p>0.00580606726703026</text:p>
              </table:table-cell>
              <table:table-cell office:value-type="float" office:value="0.0211675825577814">
                <text:p>0.0211675825577814</text:p>
              </table:table-cell>
              <table:table-cell office:value-type="float" office:value="0.0412678313725019">
                <text:p>0.041267831372501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0.00115504287131618">
                <text:p>0.00115504287131618</text:p>
              </table:table-cell>
              <table:table-cell office:value-type="float" office:value="0.0218957142178443">
                <text:p>0.0218957142178443</text:p>
              </table:table-cell>
              <table:table-cell office:value-type="float" office:value="0.0410366347366826">
                <text:p>0.041036634736682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0.0095543016747226">
                <text:p>0.0095543016747226</text:p>
              </table:table-cell>
              <table:table-cell office:value-type="float" office:value="0.0177854388556541">
                <text:p>0.0177854388556541</text:p>
              </table:table-cell>
              <table:table-cell office:value-type="float" office:value="0.0420338517620863">
                <text:p>0.042033851762086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0.00749926328230521">
                <text:p>0.00749926328230521</text:p>
              </table:table-cell>
              <table:table-cell office:value-type="float" office:value="0.0245179541656373">
                <text:p>0.0245179541656373</text:p>
              </table:table-cell>
              <table:table-cell office:value-type="float" office:value="0.0473811700577076">
                <text:p>0.047381170057707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0.002033073980098">
                <text:p>0.002033073980098</text:p>
              </table:table-cell>
              <table:table-cell office:value-type="float" office:value="0.0205410347875837">
                <text:p>0.0205410347875837</text:p>
              </table:table-cell>
              <table:table-cell office:value-type="float" office:value="0.0341868486542205">
                <text:p>0.034186848654220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0.00581735571667985">
                <text:p>0.00581735571667985</text:p>
              </table:table-cell>
              <table:table-cell office:value-type="float" office:value="0.0185621431511118">
                <text:p>0.0185621431511118</text:p>
              </table:table-cell>
              <table:table-cell office:value-type="float" office:value="0.0328823323045915">
                <text:p>0.032882332304591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0.000281107152005133">
                <text:p>0.000281107152005133</text:p>
              </table:table-cell>
              <table:table-cell office:value-type="float" office:value="0.0191297554789769">
                <text:p>0.0191297554789769</text:p>
              </table:table-cell>
              <table:table-cell office:value-type="float" office:value="0.0455218640369293">
                <text:p>0.045521864036929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0.00515478570705052">
                <text:p>0.00515478570705052</text:p>
              </table:table-cell>
              <table:table-cell office:value-type="float" office:value="0.0228433616663768">
                <text:p>0.0228433616663768</text:p>
              </table:table-cell>
              <table:table-cell office:value-type="float" office:value="0.0413232339582974">
                <text:p>0.041323233958297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0.00172741513031516">
                <text:p>0.00172741513031516</text:p>
              </table:table-cell>
              <table:table-cell office:value-type="float" office:value="0.0179186035100961">
                <text:p>0.0179186035100961</text:p>
              </table:table-cell>
              <table:table-cell office:value-type="float" office:value="0.0433005094615893">
                <text:p>0.043300509461589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0.00450232748478696">
                <text:p>0.00450232748478696</text:p>
              </table:table-cell>
              <table:table-cell office:value-type="float" office:value="0.0179534692308338">
                <text:p>0.0179534692308338</text:p>
              </table:table-cell>
              <table:table-cell office:value-type="float" office:value="0.0394557614924332">
                <text:p>0.039455761492433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0.00190971557516184">
                <text:p>0.00190971557516184</text:p>
              </table:table-cell>
              <table:table-cell office:value-type="float" office:value="0.0137736993712932">
                <text:p>0.0137736993712932</text:p>
              </table:table-cell>
              <table:table-cell office:value-type="float" office:value="0.0358192110945674">
                <text:p>0.035819211094567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0.000725049473500161">
                <text:p>0.000725049473500161</text:p>
              </table:table-cell>
              <table:table-cell office:value-type="float" office:value="0.00957997579857005">
                <text:p>0.00957997579857005</text:p>
              </table:table-cell>
              <table:table-cell office:value-type="float" office:value="0.0288121658423027">
                <text:p>0.028812165842302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0.000290089816120546">
                <text:p>0.000290089816120546</text:p>
              </table:table-cell>
              <table:table-cell office:value-type="float" office:value="0.0151879061695957">
                <text:p>0.0151879061695957</text:p>
              </table:table-cell>
              <table:table-cell office:value-type="float" office:value="0.0441927981293384">
                <text:p>0.044192798129338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0.00196071157215494">
                <text:p>0.00196071157215494</text:p>
              </table:table-cell>
              <table:table-cell office:value-type="float" office:value="0.0197599083576364">
                <text:p>0.0197599083576364</text:p>
              </table:table-cell>
              <table:table-cell office:value-type="float" office:value="0.0413677492645916">
                <text:p>0.041367749264591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0.00827130070338644">
                <text:p>0.00827130070338644</text:p>
              </table:table-cell>
              <table:table-cell office:value-type="float" office:value="0.0182102331270308">
                <text:p>0.0182102331270308</text:p>
              </table:table-cell>
              <table:table-cell office:value-type="float" office:value="0.0415992119625077">
                <text:p>0.041599211962507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0.00477022780241365">
                <text:p>0.00477022780241365</text:p>
              </table:table-cell>
              <table:table-cell office:value-type="float" office:value="0.0160387021031802">
                <text:p>0.0160387021031802</text:p>
              </table:table-cell>
              <table:table-cell office:value-type="float" office:value="0.0388867182066753">
                <text:p>0.038886718206675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0.00316253716776037">
                <text:p>0.00316253716776037</text:p>
              </table:table-cell>
              <table:table-cell office:value-type="float" office:value="0.015210525688094">
                <text:p>0.015210525688094</text:p>
              </table:table-cell>
              <table:table-cell office:value-type="float" office:value="0.0325315986889478">
                <text:p>0.032531598688947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0.00130572156357411">
                <text:p>0.00130572156357411</text:p>
              </table:table-cell>
              <table:table-cell office:value-type="float" office:value="0.0185567761829772">
                <text:p>0.0185567761829772</text:p>
              </table:table-cell>
              <table:table-cell office:value-type="float" office:value="0.0394691259181641">
                <text:p>0.039469125918164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0.0117391699598864">
                <text:p>0.0117391699598864</text:p>
              </table:table-cell>
              <table:table-cell office:value-type="float" office:value="0.0207235695917971">
                <text:p>0.0207235695917971</text:p>
              </table:table-cell>
              <table:table-cell office:value-type="float" office:value="0.0340995611102124">
                <text:p>0.034099561110212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0.00696480637265007">
                <text:p>0.00696480637265007</text:p>
              </table:table-cell>
              <table:table-cell office:value-type="float" office:value="0.0185213854051426">
                <text:p>0.0185213854051426</text:p>
              </table:table-cell>
              <table:table-cell office:value-type="float" office:value="0.0332375268177979">
                <text:p>0.033237526817797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0.0101107696514954">
                <text:p>0.0101107696514954</text:p>
              </table:table-cell>
              <table:table-cell office:value-type="float" office:value="0.0234686584726802">
                <text:p>0.0234686584726802</text:p>
              </table:table-cell>
              <table:table-cell office:value-type="float" office:value="0.0340557056230643">
                <text:p>0.034055705623064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0.000497005824357077">
                <text:p>0.000497005824357077</text:p>
              </table:table-cell>
              <table:table-cell office:value-type="float" office:value="0.0174735647024555">
                <text:p>0.0174735647024555</text:p>
              </table:table-cell>
              <table:table-cell office:value-type="float" office:value="0.0352456395584908">
                <text:p>0.035245639558490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0.00346728672265584">
                <text:p>0.00346728672265584</text:p>
              </table:table-cell>
              <table:table-cell office:value-type="float" office:value="0.0185893731794341">
                <text:p>0.0185893731794341</text:p>
              </table:table-cell>
              <table:table-cell office:value-type="float" office:value="0.0379790115297106">
                <text:p>0.037979011529710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0.000218150290804964">
                <text:p>0.000218150290804964</text:p>
              </table:table-cell>
              <table:table-cell office:value-type="float" office:value="0.0158611751290107">
                <text:p>0.0158611751290107</text:p>
              </table:table-cell>
              <table:table-cell office:value-type="float" office:value="0.0496267894199452">
                <text:p>0.049626789419945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0.0026499124545043">
                <text:p>0.0026499124545043</text:p>
              </table:table-cell>
              <table:table-cell office:value-type="float" office:value="0.0195540033798056">
                <text:p>0.0195540033798056</text:p>
              </table:table-cell>
              <table:table-cell office:value-type="float" office:value="0.0392252282654086">
                <text:p>0.039225228265408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0.00130116265146862">
                <text:p>0.00130116265146862</text:p>
              </table:table-cell>
              <table:table-cell office:value-type="float" office:value="0.0174798272889772">
                <text:p>0.0174798272889772</text:p>
              </table:table-cell>
              <table:table-cell office:value-type="float" office:value="0.0383540287880621">
                <text:p>0.038354028788062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0.00452796248750753">
                <text:p>0.00452796248750753</text:p>
              </table:table-cell>
              <table:table-cell office:value-type="float" office:value="0.0127514843938216">
                <text:p>0.0127514843938216</text:p>
              </table:table-cell>
              <table:table-cell office:value-type="float" office:value="0.0341051673881569">
                <text:p>0.034105167388156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0.00190011119065176">
                <text:p>0.00190011119065176</text:p>
              </table:table-cell>
              <table:table-cell office:value-type="float" office:value="0.0170609441619102">
                <text:p>0.0170609441619102</text:p>
              </table:table-cell>
              <table:table-cell office:value-type="float" office:value="0.0312952958756448">
                <text:p>0.031295295875644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0.00658005553679186">
                <text:p>0.00658005553679186</text:p>
              </table:table-cell>
              <table:table-cell office:value-type="float" office:value="0.0235869618391583">
                <text:p>0.0235869618391583</text:p>
              </table:table-cell>
              <table:table-cell office:value-type="float" office:value="0.0355034910487156">
                <text:p>0.035503491048715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0.000556658551075548">
                <text:p>0.000556658551075548</text:p>
              </table:table-cell>
              <table:table-cell office:value-type="float" office:value="0.00956988071286762">
                <text:p>0.00956988071286762</text:p>
              </table:table-cell>
              <table:table-cell office:value-type="float" office:value="0.032744151507064">
                <text:p>0.03274415150706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0.00103204746284142">
                <text:p>0.00103204746284142</text:p>
              </table:table-cell>
              <table:table-cell office:value-type="float" office:value="0.0108530292161681">
                <text:p>0.0108530292161681</text:p>
              </table:table-cell>
              <table:table-cell office:value-type="float" office:value="0.0332649351953554">
                <text:p>0.033264935195355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0.000175038762780577">
                <text:p>0.000175038762780577</text:p>
              </table:table-cell>
              <table:table-cell office:value-type="float" office:value="0.0178494774914561">
                <text:p>0.0178494774914561</text:p>
              </table:table-cell>
              <table:table-cell office:value-type="float" office:value="0.0352832721451038">
                <text:p>0.035283272145103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0.0100850044889784">
                <text:p>0.0100850044889784</text:p>
              </table:table-cell>
              <table:table-cell office:value-type="float" office:value="0.0199156739794321">
                <text:p>0.0199156739794321</text:p>
              </table:table-cell>
              <table:table-cell office:value-type="float" office:value="0.0390525029477718">
                <text:p>0.039052502947771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0.00239177146579717">
                <text:p>0.00239177146579717</text:p>
              </table:table-cell>
              <table:table-cell office:value-type="float" office:value="0.0151495488165381">
                <text:p>0.0151495488165381</text:p>
              </table:table-cell>
              <table:table-cell office:value-type="float" office:value="0.0342992901513975">
                <text:p>0.034299290151397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0.000526117611192034">
                <text:p>0.000526117611192034</text:p>
              </table:table-cell>
              <table:table-cell office:value-type="float" office:value="0.0169865998760028">
                <text:p>0.0169865998760028</text:p>
              </table:table-cell>
              <table:table-cell office:value-type="float" office:value="0.0316597851229308">
                <text:p>0.031659785122930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0.00410540270207516">
                <text:p>0.00410540270207516</text:p>
              </table:table-cell>
              <table:table-cell office:value-type="float" office:value="0.0202617718092555">
                <text:p>0.0202617718092555</text:p>
              </table:table-cell>
              <table:table-cell office:value-type="float" office:value="0.0356131318498322">
                <text:p>0.035613131849832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0.000200421963906017">
                <text:p>0.000200421963906017</text:p>
              </table:table-cell>
              <table:table-cell office:value-type="float" office:value="0.0181420762921753">
                <text:p>0.0181420762921753</text:p>
              </table:table-cell>
              <table:table-cell office:value-type="float" office:value="0.0353271165048756">
                <text:p>0.035327116504875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0.00150052449273752">
                <text:p>0.00150052449273752</text:p>
              </table:table-cell>
              <table:table-cell office:value-type="float" office:value="0.00868915324094895">
                <text:p>0.00868915324094895</text:p>
              </table:table-cell>
              <table:table-cell office:value-type="float" office:value="0.0316004687316987">
                <text:p>0.031600468731698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0.000862580370830979">
                <text:p>0.000862580370830979</text:p>
              </table:table-cell>
              <table:table-cell office:value-type="float" office:value="0.0155557882686908">
                <text:p>0.0155557882686908</text:p>
              </table:table-cell>
              <table:table-cell office:value-type="float" office:value="0.042486628603702">
                <text:p>0.04248662860370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00235066397750094">
                <text:p>0.00235066397750094</text:p>
              </table:table-cell>
              <table:table-cell office:value-type="float" office:value="0.015517319979677">
                <text:p>0.015517319979677</text:p>
              </table:table-cell>
              <table:table-cell office:value-type="float" office:value="0.0390617979127799">
                <text:p>0.03906179791277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1.2$Windows_X86_64 LibreOffice_project/4d224e95b98b138af42a64d84056446d09082932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